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ze-rrt-sta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000.26" calcext:value-type="float">
            <text:p>2000.26</text:p>
          </table:table-cell>
          <table:table-cell office:value-type="float" office:value="48.1324" calcext:value-type="float">
            <text:p>48.13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900.04" calcext:value-type="float">
            <text:p>1900.04</text:p>
          </table:table-cell>
          <table:table-cell office:value-type="float" office:value="88.5756" calcext:value-type="float">
            <text:p>88.57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911.05" calcext:value-type="float">
            <text:p>1911.05</text:p>
          </table:table-cell>
          <table:table-cell office:value-type="float" office:value="113.187" calcext:value-type="float">
            <text:p>113.1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943.41" calcext:value-type="float">
            <text:p>1943.41</text:p>
          </table:table-cell>
          <table:table-cell office:value-type="float" office:value="65.4789" calcext:value-type="float">
            <text:p>65.47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858.94" calcext:value-type="float">
            <text:p>1858.94</text:p>
          </table:table-cell>
          <table:table-cell office:value-type="float" office:value="125.502" calcext:value-type="float">
            <text:p>125.50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863.94" calcext:value-type="float">
            <text:p>1863.94</text:p>
          </table:table-cell>
          <table:table-cell office:value-type="float" office:value="161.727" calcext:value-type="float">
            <text:p>161.72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852.69" calcext:value-type="float">
            <text:p>1852.69</text:p>
          </table:table-cell>
          <table:table-cell office:value-type="float" office:value="93.5475" calcext:value-type="float">
            <text:p>93.54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860.26" calcext:value-type="float">
            <text:p>1860.26</text:p>
          </table:table-cell>
          <table:table-cell office:value-type="float" office:value="131.104" calcext:value-type="float">
            <text:p>131.10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887.67" calcext:value-type="float">
            <text:p>1887.67</text:p>
          </table:table-cell>
          <table:table-cell office:value-type="float" office:value="103.586" calcext:value-type="float">
            <text:p>103.5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866.62" calcext:value-type="float">
            <text:p>1866.62</text:p>
          </table:table-cell>
          <table:table-cell office:value-type="float" office:value="115.431" calcext:value-type="float">
            <text:p>115.4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864.1" calcext:value-type="float">
            <text:p>1864.1</text:p>
          </table:table-cell>
          <table:table-cell office:value-type="float" office:value="47.9986" calcext:value-type="float">
            <text:p>47.99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75.97" calcext:value-type="float">
            <text:p>1775.97</text:p>
          </table:table-cell>
          <table:table-cell office:value-type="float" office:value="136.888" calcext:value-type="float">
            <text:p>136.88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1.11" calcext:value-type="float">
            <text:p>1741.11</text:p>
          </table:table-cell>
          <table:table-cell office:value-type="float" office:value="102.283" calcext:value-type="float">
            <text:p>102.2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8.47" calcext:value-type="float">
            <text:p>1748.47</text:p>
          </table:table-cell>
          <table:table-cell office:value-type="float" office:value="47.2109" calcext:value-type="float">
            <text:p>47.21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2.99" calcext:value-type="float">
            <text:p>1722.99</text:p>
          </table:table-cell>
          <table:table-cell office:value-type="float" office:value="54.8066" calcext:value-type="float">
            <text:p>54.806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4.22" calcext:value-type="float">
            <text:p>1734.22</text:p>
          </table:table-cell>
          <table:table-cell office:value-type="float" office:value="84.5193" calcext:value-type="float">
            <text:p>84.51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5.5" calcext:value-type="float">
            <text:p>1735.5</text:p>
          </table:table-cell>
          <table:table-cell office:value-type="float" office:value="134.194" calcext:value-type="float">
            <text:p>134.1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4.57" calcext:value-type="float">
            <text:p>1734.57</text:p>
          </table:table-cell>
          <table:table-cell office:value-type="float" office:value="94.4944" calcext:value-type="float">
            <text:p>94.49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6.95" calcext:value-type="float">
            <text:p>1726.95</text:p>
          </table:table-cell>
          <table:table-cell office:value-type="float" office:value="82.0026" calcext:value-type="float">
            <text:p>82.00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5.1" calcext:value-type="float">
            <text:p>1745.1</text:p>
          </table:table-cell>
          <table:table-cell office:value-type="float" office:value="120.096" calcext:value-type="float">
            <text:p>120.09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0.49" calcext:value-type="float">
            <text:p>1730.49</text:p>
          </table:table-cell>
          <table:table-cell office:value-type="float" office:value="74.2331" calcext:value-type="float">
            <text:p>74.23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1.96" calcext:value-type="float">
            <text:p>1721.96</text:p>
          </table:table-cell>
          <table:table-cell office:value-type="float" office:value="211.695" calcext:value-type="float">
            <text:p>211.6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18.28" calcext:value-type="float">
            <text:p>1718.28</text:p>
          </table:table-cell>
          <table:table-cell office:value-type="float" office:value="92.8957" calcext:value-type="float">
            <text:p>92.895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0.69" calcext:value-type="float">
            <text:p>1740.69</text:p>
          </table:table-cell>
          <table:table-cell office:value-type="float" office:value="136.25" calcext:value-type="float">
            <text:p>136.2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3.56" calcext:value-type="float">
            <text:p>1733.56</text:p>
          </table:table-cell>
          <table:table-cell office:value-type="float" office:value="126.481" calcext:value-type="float">
            <text:p>126.4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5.34" calcext:value-type="float">
            <text:p>1735.34</text:p>
          </table:table-cell>
          <table:table-cell office:value-type="float" office:value="98.3056" calcext:value-type="float">
            <text:p>98.30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1.09" calcext:value-type="float">
            <text:p>1731.09</text:p>
          </table:table-cell>
          <table:table-cell office:value-type="float" office:value="60.6876" calcext:value-type="float">
            <text:p>60.687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6.25" calcext:value-type="float">
            <text:p>1736.25</text:p>
          </table:table-cell>
          <table:table-cell office:value-type="float" office:value="53.8315" calcext:value-type="float">
            <text:p>53.831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5.19" calcext:value-type="float">
            <text:p>1735.19</text:p>
          </table:table-cell>
          <table:table-cell office:value-type="float" office:value="141.106" calcext:value-type="float">
            <text:p>141.1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4.62" calcext:value-type="float">
            <text:p>1734.62</text:p>
          </table:table-cell>
          <table:table-cell office:value-type="float" office:value="81.7833" calcext:value-type="float">
            <text:p>81.783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5.6" calcext:value-type="float">
            <text:p>1725.6</text:p>
          </table:table-cell>
          <table:table-cell office:value-type="float" office:value="76.5414" calcext:value-type="float">
            <text:p>76.54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1.77" calcext:value-type="float">
            <text:p>1721.77</text:p>
          </table:table-cell>
          <table:table-cell office:value-type="float" office:value="115.695" calcext:value-type="float">
            <text:p>115.6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16.62" calcext:value-type="float">
            <text:p>1716.62</text:p>
          </table:table-cell>
          <table:table-cell office:value-type="float" office:value="114.897" calcext:value-type="float">
            <text:p>114.8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0.7" calcext:value-type="float">
            <text:p>1730.7</text:p>
          </table:table-cell>
          <table:table-cell office:value-type="float" office:value="102.549" calcext:value-type="float">
            <text:p>102.5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12.86" calcext:value-type="float">
            <text:p>1712.86</text:p>
          </table:table-cell>
          <table:table-cell office:value-type="float" office:value="56.1945" calcext:value-type="float">
            <text:p>56.194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52.98" calcext:value-type="float">
            <text:p>1752.98</text:p>
          </table:table-cell>
          <table:table-cell office:value-type="float" office:value="103.686" calcext:value-type="float">
            <text:p>103.6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6.18" calcext:value-type="float">
            <text:p>1726.18</text:p>
          </table:table-cell>
          <table:table-cell office:value-type="float" office:value="79.5117" calcext:value-type="float">
            <text:p>79.51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98.4389" calcext:value-type="float">
            <text:p>98.43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5.71" calcext:value-type="float">
            <text:p>1745.71</text:p>
          </table:table-cell>
          <table:table-cell office:value-type="float" office:value="122.182" calcext:value-type="float">
            <text:p>122.18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8.38" calcext:value-type="float">
            <text:p>1728.38</text:p>
          </table:table-cell>
          <table:table-cell office:value-type="float" office:value="44.1731" calcext:value-type="float">
            <text:p>44.17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1.07" calcext:value-type="float">
            <text:p>1731.07</text:p>
          </table:table-cell>
          <table:table-cell office:value-type="float" office:value="45.2407" calcext:value-type="float">
            <text:p>45.24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1.62" calcext:value-type="float">
            <text:p>1731.62</text:p>
          </table:table-cell>
          <table:table-cell office:value-type="float" office:value="124.17" calcext:value-type="float">
            <text:p>124.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4.22" calcext:value-type="float">
            <text:p>1724.22</text:p>
          </table:table-cell>
          <table:table-cell office:value-type="float" office:value="93.2497" calcext:value-type="float">
            <text:p>93.24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4.55" calcext:value-type="float">
            <text:p>1734.55</text:p>
          </table:table-cell>
          <table:table-cell office:value-type="float" office:value="103.859" calcext:value-type="float">
            <text:p>103.8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1.05" calcext:value-type="float">
            <text:p>1741.05</text:p>
          </table:table-cell>
          <table:table-cell office:value-type="float" office:value="76.5604" calcext:value-type="float">
            <text:p>76.560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53" calcext:value-type="float">
            <text:p>1753</text:p>
          </table:table-cell>
          <table:table-cell office:value-type="float" office:value="93.5099" calcext:value-type="float">
            <text:p>93.50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61.01" calcext:value-type="float">
            <text:p>1761.01</text:p>
          </table:table-cell>
          <table:table-cell office:value-type="float" office:value="86.3431" calcext:value-type="float">
            <text:p>86.34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9.33" calcext:value-type="float">
            <text:p>1749.33</text:p>
          </table:table-cell>
          <table:table-cell office:value-type="float" office:value="141.073" calcext:value-type="float">
            <text:p>141.07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2.42" calcext:value-type="float">
            <text:p>1732.42</text:p>
          </table:table-cell>
          <table:table-cell office:value-type="float" office:value="49.4226" calcext:value-type="float">
            <text:p>49.42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5.46" calcext:value-type="float">
            <text:p>1725.46</text:p>
          </table:table-cell>
          <table:table-cell office:value-type="float" office:value="169.243" calcext:value-type="float">
            <text:p>169.24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3.82" calcext:value-type="float">
            <text:p>1733.82</text:p>
          </table:table-cell>
          <table:table-cell office:value-type="float" office:value="87.2661" calcext:value-type="float">
            <text:p>87.26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50.43" calcext:value-type="float">
            <text:p>1750.43</text:p>
          </table:table-cell>
          <table:table-cell office:value-type="float" office:value="120.254" calcext:value-type="float">
            <text:p>120.25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1.59" calcext:value-type="float">
            <text:p>1721.59</text:p>
          </table:table-cell>
          <table:table-cell office:value-type="float" office:value="48.5037" calcext:value-type="float">
            <text:p>48.503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6.99" calcext:value-type="float">
            <text:p>1726.99</text:p>
          </table:table-cell>
          <table:table-cell office:value-type="float" office:value="89.7718" calcext:value-type="float">
            <text:p>89.77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52.63" calcext:value-type="float">
            <text:p>1752.63</text:p>
          </table:table-cell>
          <table:table-cell office:value-type="float" office:value="117.149" calcext:value-type="float">
            <text:p>117.1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2.21" calcext:value-type="float">
            <text:p>1732.21</text:p>
          </table:table-cell>
          <table:table-cell office:value-type="float" office:value="57.2316" calcext:value-type="float">
            <text:p>57.23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4.97" calcext:value-type="float">
            <text:p>1744.97</text:p>
          </table:table-cell>
          <table:table-cell office:value-type="float" office:value="94.9278" calcext:value-type="float">
            <text:p>94.92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4.77" calcext:value-type="float">
            <text:p>1724.77</text:p>
          </table:table-cell>
          <table:table-cell office:value-type="float" office:value="82.352" calcext:value-type="float">
            <text:p>82.35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4.3" calcext:value-type="float">
            <text:p>1734.3</text:p>
          </table:table-cell>
          <table:table-cell office:value-type="float" office:value="55.99" calcext:value-type="float">
            <text:p>55.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50.23" calcext:value-type="float">
            <text:p>1750.23</text:p>
          </table:table-cell>
          <table:table-cell office:value-type="float" office:value="87.779" calcext:value-type="float">
            <text:p>87.7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4.43" calcext:value-type="float">
            <text:p>1724.43</text:p>
          </table:table-cell>
          <table:table-cell office:value-type="float" office:value="76.699" calcext:value-type="float">
            <text:p>76.6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0.21" calcext:value-type="float">
            <text:p>1730.21</text:p>
          </table:table-cell>
          <table:table-cell office:value-type="float" office:value="130.463" calcext:value-type="float">
            <text:p>130.46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1.51" calcext:value-type="float">
            <text:p>1741.51</text:p>
          </table:table-cell>
          <table:table-cell office:value-type="float" office:value="54.1197" calcext:value-type="float">
            <text:p>54.11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8.48" calcext:value-type="float">
            <text:p>1728.48</text:p>
          </table:table-cell>
          <table:table-cell office:value-type="float" office:value="46.968" calcext:value-type="float">
            <text:p>46.96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4.5" calcext:value-type="float">
            <text:p>1744.5</text:p>
          </table:table-cell>
          <table:table-cell office:value-type="float" office:value="53.8182" calcext:value-type="float">
            <text:p>53.818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9.4" calcext:value-type="float">
            <text:p>1739.4</text:p>
          </table:table-cell>
          <table:table-cell office:value-type="float" office:value="95.3416" calcext:value-type="float">
            <text:p>95.34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5.83" calcext:value-type="float">
            <text:p>1725.83</text:p>
          </table:table-cell>
          <table:table-cell office:value-type="float" office:value="93.9196" calcext:value-type="float">
            <text:p>93.919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61.93" calcext:value-type="float">
            <text:p>1761.93</text:p>
          </table:table-cell>
          <table:table-cell office:value-type="float" office:value="100.81" calcext:value-type="float">
            <text:p>100.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5.07" calcext:value-type="float">
            <text:p>1745.07</text:p>
          </table:table-cell>
          <table:table-cell office:value-type="float" office:value="106.771" calcext:value-type="float">
            <text:p>106.7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6" calcext:value-type="float">
            <text:p>1736</text:p>
          </table:table-cell>
          <table:table-cell office:value-type="float" office:value="73.369" calcext:value-type="float">
            <text:p>73.3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4.8" calcext:value-type="float">
            <text:p>1724.8</text:p>
          </table:table-cell>
          <table:table-cell office:value-type="float" office:value="158.504" calcext:value-type="float">
            <text:p>158.50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55.9" calcext:value-type="float">
            <text:p>1755.9</text:p>
          </table:table-cell>
          <table:table-cell office:value-type="float" office:value="105.565" calcext:value-type="float">
            <text:p>105.56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54.58" calcext:value-type="float">
            <text:p>1754.58</text:p>
          </table:table-cell>
          <table:table-cell office:value-type="float" office:value="117.594" calcext:value-type="float">
            <text:p>117.5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2.87" calcext:value-type="float">
            <text:p>1732.87</text:p>
          </table:table-cell>
          <table:table-cell office:value-type="float" office:value="52.5709" calcext:value-type="float">
            <text:p>52.57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51.44" calcext:value-type="float">
            <text:p>1751.44</text:p>
          </table:table-cell>
          <table:table-cell office:value-type="float" office:value="93.6886" calcext:value-type="float">
            <text:p>93.68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6.99" calcext:value-type="float">
            <text:p>1726.99</text:p>
          </table:table-cell>
          <table:table-cell office:value-type="float" office:value="65.1958" calcext:value-type="float">
            <text:p>65.19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19.06" calcext:value-type="float">
            <text:p>1719.06</text:p>
          </table:table-cell>
          <table:table-cell office:value-type="float" office:value="103.832" calcext:value-type="float">
            <text:p>103.83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8.33" calcext:value-type="float">
            <text:p>1728.33</text:p>
          </table:table-cell>
          <table:table-cell office:value-type="float" office:value="56.7369" calcext:value-type="float">
            <text:p>56.73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17.93" calcext:value-type="float">
            <text:p>1717.93</text:p>
          </table:table-cell>
          <table:table-cell office:value-type="float" office:value="107.504" calcext:value-type="float">
            <text:p>107.50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7.62" calcext:value-type="float">
            <text:p>1727.62</text:p>
          </table:table-cell>
          <table:table-cell office:value-type="float" office:value="74.2125" calcext:value-type="float">
            <text:p>74.212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11.36" calcext:value-type="float">
            <text:p>1711.36</text:p>
          </table:table-cell>
          <table:table-cell office:value-type="float" office:value="94.1356" calcext:value-type="float">
            <text:p>94.13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2.08" calcext:value-type="float">
            <text:p>1722.08</text:p>
          </table:table-cell>
          <table:table-cell office:value-type="float" office:value="79.3188" calcext:value-type="float">
            <text:p>79.318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30.19" calcext:value-type="float">
            <text:p>1730.19</text:p>
          </table:table-cell>
          <table:table-cell office:value-type="float" office:value="122.335" calcext:value-type="float">
            <text:p>122.33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1.06" calcext:value-type="float">
            <text:p>1721.06</text:p>
          </table:table-cell>
          <table:table-cell office:value-type="float" office:value="59.9649" calcext:value-type="float">
            <text:p>59.96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4.76" calcext:value-type="float">
            <text:p>1744.76</text:p>
          </table:table-cell>
          <table:table-cell office:value-type="float" office:value="47.1114" calcext:value-type="float">
            <text:p>47.11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51.29" calcext:value-type="float">
            <text:p>1751.29</text:p>
          </table:table-cell>
          <table:table-cell office:value-type="float" office:value="150.881" calcext:value-type="float">
            <text:p>150.8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9.52" calcext:value-type="float">
            <text:p>1749.52</text:p>
          </table:table-cell>
          <table:table-cell office:value-type="float" office:value="66.5561" calcext:value-type="float">
            <text:p>66.55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23.04" calcext:value-type="float">
            <text:p>1723.04</text:p>
          </table:table-cell>
          <table:table-cell office:value-type="float" office:value="92.3835" calcext:value-type="float">
            <text:p>92.383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2.81" calcext:value-type="float">
            <text:p>1742.81</text:p>
          </table:table-cell>
          <table:table-cell office:value-type="float" office:value="78.5319" calcext:value-type="float">
            <text:p>78.531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0.23" calcext:value-type="float">
            <text:p>1740.23</text:p>
          </table:table-cell>
          <table:table-cell office:value-type="float" office:value="108.724" calcext:value-type="float">
            <text:p>108.7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19.12" calcext:value-type="float">
            <text:p>1719.12</text:p>
          </table:table-cell>
          <table:table-cell office:value-type="float" office:value="123.937" calcext:value-type="float">
            <text:p>123.93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64.59" calcext:value-type="float">
            <text:p>1764.59</text:p>
          </table:table-cell>
          <table:table-cell office:value-type="float" office:value="79.3583" calcext:value-type="float">
            <text:p>79.35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853.7" calcext:value-type="float">
            <text:p>1853.7</text:p>
          </table:table-cell>
          <table:table-cell office:value-type="float" office:value="48.2985" calcext:value-type="float">
            <text:p>48.29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999.86" calcext:value-type="float">
            <text:p>1999.86</text:p>
          </table:table-cell>
          <table:table-cell office:value-type="float" office:value="102.167" calcext:value-type="float">
            <text:p>102.16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74.49" calcext:value-type="float">
            <text:p>1774.49</text:p>
          </table:table-cell>
          <table:table-cell office:value-type="float" office:value="145.512" calcext:value-type="float">
            <text:p>145.5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95" calcext:value-type="float">
            <text:p>1795</text:p>
          </table:table-cell>
          <table:table-cell office:value-type="float" office:value="101.617" calcext:value-type="float">
            <text:p>101.6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005.4" calcext:value-type="float">
            <text:p>2005.4</text:p>
          </table:table-cell>
          <table:table-cell office:value-type="float" office:value="124.442" calcext:value-type="float">
            <text:p>124.44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875.16" calcext:value-type="float">
            <text:p>1875.16</text:p>
          </table:table-cell>
          <table:table-cell office:value-type="float" office:value="103.458" calcext:value-type="float">
            <text:p>103.4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6.2" calcext:value-type="float">
            <text:p>1746.2</text:p>
          </table:table-cell>
          <table:table-cell office:value-type="float" office:value="92.5513" calcext:value-type="float">
            <text:p>92.55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749.55" calcext:value-type="float">
            <text:p>1749.55</text:p>
          </table:table-cell>
          <table:table-cell office:value-type="float" office:value="53.6074" calcext:value-type="float">
            <text:p>53.607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4.81" calcext:value-type="float">
            <text:p>1734.81</text:p>
          </table:table-cell>
          <table:table-cell office:value-type="float" office:value="83.8069" calcext:value-type="float">
            <text:p>83.80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2.15" calcext:value-type="float">
            <text:p>1742.15</text:p>
          </table:table-cell>
          <table:table-cell office:value-type="float" office:value="69.0494" calcext:value-type="float">
            <text:p>69.04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5.98" calcext:value-type="float">
            <text:p>1745.98</text:p>
          </table:table-cell>
          <table:table-cell office:value-type="float" office:value="88.2797" calcext:value-type="float">
            <text:p>88.27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6.93" calcext:value-type="float">
            <text:p>1736.93</text:p>
          </table:table-cell>
          <table:table-cell office:value-type="float" office:value="83.0522" calcext:value-type="float">
            <text:p>83.052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5.97" calcext:value-type="float">
            <text:p>1735.97</text:p>
          </table:table-cell>
          <table:table-cell office:value-type="float" office:value="91.9186" calcext:value-type="float">
            <text:p>91.91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8.06" calcext:value-type="float">
            <text:p>1728.06</text:p>
          </table:table-cell>
          <table:table-cell office:value-type="float" office:value="81.9851" calcext:value-type="float">
            <text:p>81.98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8.27" calcext:value-type="float">
            <text:p>1748.27</text:p>
          </table:table-cell>
          <table:table-cell office:value-type="float" office:value="89.4714" calcext:value-type="float">
            <text:p>89.47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6.69" calcext:value-type="float">
            <text:p>1736.69</text:p>
          </table:table-cell>
          <table:table-cell office:value-type="float" office:value="112.28" calcext:value-type="float">
            <text:p>112.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0.64" calcext:value-type="float">
            <text:p>1750.64</text:p>
          </table:table-cell>
          <table:table-cell office:value-type="float" office:value="87.5171" calcext:value-type="float">
            <text:p>87.51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9.84" calcext:value-type="float">
            <text:p>1739.84</text:p>
          </table:table-cell>
          <table:table-cell office:value-type="float" office:value="93.2812" calcext:value-type="float">
            <text:p>93.28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0.78" calcext:value-type="float">
            <text:p>1740.78</text:p>
          </table:table-cell>
          <table:table-cell office:value-type="float" office:value="85.5631" calcext:value-type="float">
            <text:p>85.56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63.76" calcext:value-type="float">
            <text:p>1763.76</text:p>
          </table:table-cell>
          <table:table-cell office:value-type="float" office:value="105.708" calcext:value-type="float">
            <text:p>105.70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1.96" calcext:value-type="float">
            <text:p>1741.96</text:p>
          </table:table-cell>
          <table:table-cell office:value-type="float" office:value="80.2891" calcext:value-type="float">
            <text:p>80.28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0.8" calcext:value-type="float">
            <text:p>1730.8</text:p>
          </table:table-cell>
          <table:table-cell office:value-type="float" office:value="103.598" calcext:value-type="float">
            <text:p>103.59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7.19" calcext:value-type="float">
            <text:p>1737.19</text:p>
          </table:table-cell>
          <table:table-cell office:value-type="float" office:value="86.6563" calcext:value-type="float">
            <text:p>86.656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7.46" calcext:value-type="float">
            <text:p>1747.46</text:p>
          </table:table-cell>
          <table:table-cell office:value-type="float" office:value="90.7825" calcext:value-type="float">
            <text:p>90.782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5.9" calcext:value-type="float">
            <text:p>1745.9</text:p>
          </table:table-cell>
          <table:table-cell office:value-type="float" office:value="83.0723" calcext:value-type="float">
            <text:p>83.07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5.32" calcext:value-type="float">
            <text:p>1755.32</text:p>
          </table:table-cell>
          <table:table-cell office:value-type="float" office:value="132.526" calcext:value-type="float">
            <text:p>132.5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7.62" calcext:value-type="float">
            <text:p>1727.62</text:p>
          </table:table-cell>
          <table:table-cell office:value-type="float" office:value="93.6473" calcext:value-type="float">
            <text:p>93.647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76.7" calcext:value-type="float">
            <text:p>1776.7</text:p>
          </table:table-cell>
          <table:table-cell office:value-type="float" office:value="114.573" calcext:value-type="float">
            <text:p>114.57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4.65" calcext:value-type="float">
            <text:p>1744.65</text:p>
          </table:table-cell>
          <table:table-cell office:value-type="float" office:value="79.789" calcext:value-type="float">
            <text:p>79.7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5.76" calcext:value-type="float">
            <text:p>1725.76</text:p>
          </table:table-cell>
          <table:table-cell office:value-type="float" office:value="89.32" calcext:value-type="float">
            <text:p>89.3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3.99" calcext:value-type="float">
            <text:p>1733.99</text:p>
          </table:table-cell>
          <table:table-cell office:value-type="float" office:value="87.2771" calcext:value-type="float">
            <text:p>87.27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9.51" calcext:value-type="float">
            <text:p>1729.51</text:p>
          </table:table-cell>
          <table:table-cell office:value-type="float" office:value="110.651" calcext:value-type="float">
            <text:p>110.6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4.4" calcext:value-type="float">
            <text:p>1734.4</text:p>
          </table:table-cell>
          <table:table-cell office:value-type="float" office:value="100.476" calcext:value-type="float">
            <text:p>100.47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4.1" calcext:value-type="float">
            <text:p>1724.1</text:p>
          </table:table-cell>
          <table:table-cell office:value-type="float" office:value="77.4415" calcext:value-type="float">
            <text:p>77.441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3.59" calcext:value-type="float">
            <text:p>1743.59</text:p>
          </table:table-cell>
          <table:table-cell office:value-type="float" office:value="96.28" calcext:value-type="float">
            <text:p>96.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5.47" calcext:value-type="float">
            <text:p>1735.47</text:p>
          </table:table-cell>
          <table:table-cell office:value-type="float" office:value="111.471" calcext:value-type="float">
            <text:p>111.4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15.19" calcext:value-type="float">
            <text:p>1715.19</text:p>
          </table:table-cell>
          <table:table-cell office:value-type="float" office:value="73.8284" calcext:value-type="float">
            <text:p>73.828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7.44" calcext:value-type="float">
            <text:p>1727.44</text:p>
          </table:table-cell>
          <table:table-cell office:value-type="float" office:value="107.224" calcext:value-type="float">
            <text:p>107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8.21" calcext:value-type="float">
            <text:p>1748.21</text:p>
          </table:table-cell>
          <table:table-cell office:value-type="float" office:value="103.194" calcext:value-type="float">
            <text:p>103.1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6.51" calcext:value-type="float">
            <text:p>1736.51</text:p>
          </table:table-cell>
          <table:table-cell office:value-type="float" office:value="80.1385" calcext:value-type="float">
            <text:p>80.13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66.6" calcext:value-type="float">
            <text:p>1766.6</text:p>
          </table:table-cell>
          <table:table-cell office:value-type="float" office:value="92.7509" calcext:value-type="float">
            <text:p>92.75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7.19" calcext:value-type="float">
            <text:p>1757.19</text:p>
          </table:table-cell>
          <table:table-cell office:value-type="float" office:value="96.6328" calcext:value-type="float">
            <text:p>96.63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64.97" calcext:value-type="float">
            <text:p>1764.97</text:p>
          </table:table-cell>
          <table:table-cell office:value-type="float" office:value="75.0458" calcext:value-type="float">
            <text:p>75.04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9.45" calcext:value-type="float">
            <text:p>1759.45</text:p>
          </table:table-cell>
          <table:table-cell office:value-type="float" office:value="106.738" calcext:value-type="float">
            <text:p>106.73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75.8" calcext:value-type="float">
            <text:p>1775.8</text:p>
          </table:table-cell>
          <table:table-cell office:value-type="float" office:value="88.8915" calcext:value-type="float">
            <text:p>88.891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9.5" calcext:value-type="float">
            <text:p>1749.5</text:p>
          </table:table-cell>
          <table:table-cell office:value-type="float" office:value="87.5126" calcext:value-type="float">
            <text:p>87.51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3.89" calcext:value-type="float">
            <text:p>1723.89</text:p>
          </table:table-cell>
          <table:table-cell office:value-type="float" office:value="69.9272" calcext:value-type="float">
            <text:p>69.927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8.28" calcext:value-type="float">
            <text:p>1738.28</text:p>
          </table:table-cell>
          <table:table-cell office:value-type="float" office:value="86.6533" calcext:value-type="float">
            <text:p>86.653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61.87" calcext:value-type="float">
            <text:p>1761.87</text:p>
          </table:table-cell>
          <table:table-cell office:value-type="float" office:value="83.4248" calcext:value-type="float">
            <text:p>83.424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3.68" calcext:value-type="float">
            <text:p>1733.68</text:p>
          </table:table-cell>
          <table:table-cell office:value-type="float" office:value="94.4638" calcext:value-type="float">
            <text:p>94.463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8.18" calcext:value-type="float">
            <text:p>1748.18</text:p>
          </table:table-cell>
          <table:table-cell office:value-type="float" office:value="72.2589" calcext:value-type="float">
            <text:p>72.25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4.08" calcext:value-type="float">
            <text:p>1744.08</text:p>
          </table:table-cell>
          <table:table-cell office:value-type="float" office:value="88.2798" calcext:value-type="float">
            <text:p>88.279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13.93" calcext:value-type="float">
            <text:p>1713.93</text:p>
          </table:table-cell>
          <table:table-cell office:value-type="float" office:value="78.5158" calcext:value-type="float">
            <text:p>78.51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4.8" calcext:value-type="float">
            <text:p>1734.8</text:p>
          </table:table-cell>
          <table:table-cell office:value-type="float" office:value="92.5524" calcext:value-type="float">
            <text:p>92.55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2.75" calcext:value-type="float">
            <text:p>1752.75</text:p>
          </table:table-cell>
          <table:table-cell office:value-type="float" office:value="87.7242" calcext:value-type="float">
            <text:p>87.724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3.03" calcext:value-type="float">
            <text:p>1733.03</text:p>
          </table:table-cell>
          <table:table-cell office:value-type="float" office:value="86.3026" calcext:value-type="float">
            <text:p>86.30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3.53" calcext:value-type="float">
            <text:p>1733.53</text:p>
          </table:table-cell>
          <table:table-cell office:value-type="float" office:value="93.0871" calcext:value-type="float">
            <text:p>93.08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0.8" calcext:value-type="float">
            <text:p>1730.8</text:p>
          </table:table-cell>
          <table:table-cell office:value-type="float" office:value="91.2147" calcext:value-type="float">
            <text:p>91.21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5.82" calcext:value-type="float">
            <text:p>1755.82</text:p>
          </table:table-cell>
          <table:table-cell office:value-type="float" office:value="68.9399" calcext:value-type="float">
            <text:p>68.93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1.98" calcext:value-type="float">
            <text:p>1731.98</text:p>
          </table:table-cell>
          <table:table-cell office:value-type="float" office:value="102.076" calcext:value-type="float">
            <text:p>102.07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6.2" calcext:value-type="float">
            <text:p>1756.2</text:p>
          </table:table-cell>
          <table:table-cell office:value-type="float" office:value="79.1172" calcext:value-type="float">
            <text:p>79.117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6.82" calcext:value-type="float">
            <text:p>1756.82</text:p>
          </table:table-cell>
          <table:table-cell office:value-type="float" office:value="94.42" calcext:value-type="float">
            <text:p>94.4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9.47" calcext:value-type="float">
            <text:p>1749.47</text:p>
          </table:table-cell>
          <table:table-cell office:value-type="float" office:value="74.5303" calcext:value-type="float">
            <text:p>74.530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9.87" calcext:value-type="float">
            <text:p>1749.87</text:p>
          </table:table-cell>
          <table:table-cell office:value-type="float" office:value="77.0562" calcext:value-type="float">
            <text:p>77.056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7.61" calcext:value-type="float">
            <text:p>1737.61</text:p>
          </table:table-cell>
          <table:table-cell office:value-type="float" office:value="147.278" calcext:value-type="float">
            <text:p>147.2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4.37" calcext:value-type="float">
            <text:p>1744.37</text:p>
          </table:table-cell>
          <table:table-cell office:value-type="float" office:value="208.574" calcext:value-type="float">
            <text:p>208.57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4.1" calcext:value-type="float">
            <text:p>1724.1</text:p>
          </table:table-cell>
          <table:table-cell office:value-type="float" office:value="108.493" calcext:value-type="float">
            <text:p>108.4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5.49" calcext:value-type="float">
            <text:p>1725.49</text:p>
          </table:table-cell>
          <table:table-cell office:value-type="float" office:value="76.3012" calcext:value-type="float">
            <text:p>76.30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0.41" calcext:value-type="float">
            <text:p>1730.41</text:p>
          </table:table-cell>
          <table:table-cell office:value-type="float" office:value="77.0902" calcext:value-type="float">
            <text:p>77.090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91.73" calcext:value-type="float">
            <text:p>1791.73</text:p>
          </table:table-cell>
          <table:table-cell office:value-type="float" office:value="90.1807" calcext:value-type="float">
            <text:p>90.1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72.16" calcext:value-type="float">
            <text:p>1772.16</text:p>
          </table:table-cell>
          <table:table-cell office:value-type="float" office:value="95.4767" calcext:value-type="float">
            <text:p>95.476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2.36" calcext:value-type="float">
            <text:p>1742.36</text:p>
          </table:table-cell>
          <table:table-cell office:value-type="float" office:value="74.2054" calcext:value-type="float">
            <text:p>74.205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1.88" calcext:value-type="float">
            <text:p>1731.88</text:p>
          </table:table-cell>
          <table:table-cell office:value-type="float" office:value="83.8076" calcext:value-type="float">
            <text:p>83.807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6.33" calcext:value-type="float">
            <text:p>1756.33</text:p>
          </table:table-cell>
          <table:table-cell office:value-type="float" office:value="85.2575" calcext:value-type="float">
            <text:p>85.25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4.52" calcext:value-type="float">
            <text:p>1744.52</text:p>
          </table:table-cell>
          <table:table-cell office:value-type="float" office:value="84.2697" calcext:value-type="float">
            <text:p>84.26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4.73" calcext:value-type="float">
            <text:p>1724.73</text:p>
          </table:table-cell>
          <table:table-cell office:value-type="float" office:value="95.1685" calcext:value-type="float">
            <text:p>95.16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18.61" calcext:value-type="float">
            <text:p>1718.61</text:p>
          </table:table-cell>
          <table:table-cell office:value-type="float" office:value="92.1995" calcext:value-type="float">
            <text:p>92.19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7.85" calcext:value-type="float">
            <text:p>1727.85</text:p>
          </table:table-cell>
          <table:table-cell office:value-type="float" office:value="77.6607" calcext:value-type="float">
            <text:p>77.66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0.75" calcext:value-type="float">
            <text:p>1740.75</text:p>
          </table:table-cell>
          <table:table-cell office:value-type="float" office:value="78.1186" calcext:value-type="float">
            <text:p>78.11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6.56" calcext:value-type="float">
            <text:p>1736.56</text:p>
          </table:table-cell>
          <table:table-cell office:value-type="float" office:value="172.024" calcext:value-type="float">
            <text:p>172.0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9.27" calcext:value-type="float">
            <text:p>1739.27</text:p>
          </table:table-cell>
          <table:table-cell office:value-type="float" office:value="76.7553" calcext:value-type="float">
            <text:p>76.755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67.2" calcext:value-type="float">
            <text:p>1767.2</text:p>
          </table:table-cell>
          <table:table-cell office:value-type="float" office:value="73.4156" calcext:value-type="float">
            <text:p>73.41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9.61" calcext:value-type="float">
            <text:p>1739.61</text:p>
          </table:table-cell>
          <table:table-cell office:value-type="float" office:value="90.4394" calcext:value-type="float">
            <text:p>90.43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68.73" calcext:value-type="float">
            <text:p>1768.73</text:p>
          </table:table-cell>
          <table:table-cell office:value-type="float" office:value="90.8058" calcext:value-type="float">
            <text:p>90.80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5.78" calcext:value-type="float">
            <text:p>1755.78</text:p>
          </table:table-cell>
          <table:table-cell office:value-type="float" office:value="94.2611" calcext:value-type="float">
            <text:p>94.26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4.63" calcext:value-type="float">
            <text:p>1734.63</text:p>
          </table:table-cell>
          <table:table-cell office:value-type="float" office:value="85.7836" calcext:value-type="float">
            <text:p>85.783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2.57" calcext:value-type="float">
            <text:p>1732.57</text:p>
          </table:table-cell>
          <table:table-cell office:value-type="float" office:value="93.3947" calcext:value-type="float">
            <text:p>93.39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8.95" calcext:value-type="float">
            <text:p>1738.95</text:p>
          </table:table-cell>
          <table:table-cell office:value-type="float" office:value="94.4574" calcext:value-type="float">
            <text:p>94.457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1.27" calcext:value-type="float">
            <text:p>1721.27</text:p>
          </table:table-cell>
          <table:table-cell office:value-type="float" office:value="75.8733" calcext:value-type="float">
            <text:p>75.873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8.2" calcext:value-type="float">
            <text:p>1738.2</text:p>
          </table:table-cell>
          <table:table-cell office:value-type="float" office:value="93.623" calcext:value-type="float">
            <text:p>93.6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2.4" calcext:value-type="float">
            <text:p>1732.4</text:p>
          </table:table-cell>
          <table:table-cell office:value-type="float" office:value="110.344" calcext:value-type="float">
            <text:p>110.3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1.34" calcext:value-type="float">
            <text:p>1741.34</text:p>
          </table:table-cell>
          <table:table-cell office:value-type="float" office:value="95.3647" calcext:value-type="float">
            <text:p>95.36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8.32" calcext:value-type="float">
            <text:p>1738.32</text:p>
          </table:table-cell>
          <table:table-cell office:value-type="float" office:value="122.994" calcext:value-type="float">
            <text:p>122.9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7.71" calcext:value-type="float">
            <text:p>1737.71</text:p>
          </table:table-cell>
          <table:table-cell office:value-type="float" office:value="81.5702" calcext:value-type="float">
            <text:p>81.570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7.39" calcext:value-type="float">
            <text:p>1727.39</text:p>
          </table:table-cell>
          <table:table-cell office:value-type="float" office:value="100.017" calcext:value-type="float">
            <text:p>100.0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8.19" calcext:value-type="float">
            <text:p>1758.19</text:p>
          </table:table-cell>
          <table:table-cell office:value-type="float" office:value="84.3926" calcext:value-type="float">
            <text:p>84.39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14.02" calcext:value-type="float">
            <text:p>1714.02</text:p>
          </table:table-cell>
          <table:table-cell office:value-type="float" office:value="85.8328" calcext:value-type="float">
            <text:p>85.83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6.52" calcext:value-type="float">
            <text:p>1726.52</text:p>
          </table:table-cell>
          <table:table-cell office:value-type="float" office:value="96.9315" calcext:value-type="float">
            <text:p>96.931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2.99" calcext:value-type="float">
            <text:p>1742.99</text:p>
          </table:table-cell>
          <table:table-cell office:value-type="float" office:value="93.8879" calcext:value-type="float">
            <text:p>93.88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1.73" calcext:value-type="float">
            <text:p>1731.73</text:p>
          </table:table-cell>
          <table:table-cell office:value-type="float" office:value="80.2661" calcext:value-type="float">
            <text:p>80.26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3.7" calcext:value-type="float">
            <text:p>1743.7</text:p>
          </table:table-cell>
          <table:table-cell office:value-type="float" office:value="106.425" calcext:value-type="float">
            <text:p>106.42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4.71" calcext:value-type="float">
            <text:p>1724.71</text:p>
          </table:table-cell>
          <table:table-cell office:value-type="float" office:value="93.3287" calcext:value-type="float">
            <text:p>93.32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25.81" calcext:value-type="float">
            <text:p>1725.81</text:p>
          </table:table-cell>
          <table:table-cell office:value-type="float" office:value="114.792" calcext:value-type="float">
            <text:p>114.79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0.9" calcext:value-type="float">
            <text:p>1740.9</text:p>
          </table:table-cell>
          <table:table-cell office:value-type="float" office:value="88.0806" calcext:value-type="float">
            <text:p>88.08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9.4" calcext:value-type="float">
            <text:p>1759.4</text:p>
          </table:table-cell>
          <table:table-cell office:value-type="float" office:value="80.6591" calcext:value-type="float">
            <text:p>80.65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31.94" calcext:value-type="float">
            <text:p>1731.94</text:p>
          </table:table-cell>
          <table:table-cell office:value-type="float" office:value="95.8434" calcext:value-type="float">
            <text:p>95.843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42.25" calcext:value-type="float">
            <text:p>1742.25</text:p>
          </table:table-cell>
          <table:table-cell office:value-type="float" office:value="82.6191" calcext:value-type="float">
            <text:p>82.61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754.58" calcext:value-type="float">
            <text:p>1754.58</text:p>
          </table:table-cell>
          <table:table-cell office:value-type="float" office:value="72.7591" calcext:value-type="float">
            <text:p>72.759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2.12" calcext:value-type="float">
            <text:p>1722.12</text:p>
          </table:table-cell>
          <table:table-cell office:value-type="float" office:value="94.3594" calcext:value-type="float">
            <text:p>94.35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4.93" calcext:value-type="float">
            <text:p>1744.93</text:p>
          </table:table-cell>
          <table:table-cell office:value-type="float" office:value="82.06" calcext:value-type="float">
            <text:p>82.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0.26" calcext:value-type="float">
            <text:p>1730.26</text:p>
          </table:table-cell>
          <table:table-cell office:value-type="float" office:value="143.598" calcext:value-type="float">
            <text:p>143.59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18.89" calcext:value-type="float">
            <text:p>1718.89</text:p>
          </table:table-cell>
          <table:table-cell office:value-type="float" office:value="73.5903" calcext:value-type="float">
            <text:p>73.590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7.49" calcext:value-type="float">
            <text:p>1727.49</text:p>
          </table:table-cell>
          <table:table-cell office:value-type="float" office:value="129.427" calcext:value-type="float">
            <text:p>129.42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9.21" calcext:value-type="float">
            <text:p>1749.21</text:p>
          </table:table-cell>
          <table:table-cell office:value-type="float" office:value="122.359" calcext:value-type="float">
            <text:p>122.3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19.8" calcext:value-type="float">
            <text:p>1719.8</text:p>
          </table:table-cell>
          <table:table-cell office:value-type="float" office:value="124.169" calcext:value-type="float">
            <text:p>124.1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5.91" calcext:value-type="float">
            <text:p>1735.91</text:p>
          </table:table-cell>
          <table:table-cell office:value-type="float" office:value="87.2375" calcext:value-type="float">
            <text:p>87.23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68.43" calcext:value-type="float">
            <text:p>1768.43</text:p>
          </table:table-cell>
          <table:table-cell office:value-type="float" office:value="115.722" calcext:value-type="float">
            <text:p>115.72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012.62" calcext:value-type="float">
            <text:p>2012.62</text:p>
          </table:table-cell>
          <table:table-cell office:value-type="float" office:value="157.872" calcext:value-type="float">
            <text:p>157.87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987.49" calcext:value-type="float">
            <text:p>1987.49</text:p>
          </table:table-cell>
          <table:table-cell office:value-type="float" office:value="118.747" calcext:value-type="float">
            <text:p>118.7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016.78" calcext:value-type="float">
            <text:p>2016.78</text:p>
          </table:table-cell>
          <table:table-cell office:value-type="float" office:value="109.303" calcext:value-type="float">
            <text:p>109.30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903.07" calcext:value-type="float">
            <text:p>1903.07</text:p>
          </table:table-cell>
          <table:table-cell office:value-type="float" office:value="107.471" calcext:value-type="float">
            <text:p>107.4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0.32" calcext:value-type="float">
            <text:p>1740.32</text:p>
          </table:table-cell>
          <table:table-cell office:value-type="float" office:value="97.5802" calcext:value-type="float">
            <text:p>97.580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5.87" calcext:value-type="float">
            <text:p>1745.87</text:p>
          </table:table-cell>
          <table:table-cell office:value-type="float" office:value="108.064" calcext:value-type="float">
            <text:p>108.06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16.8" calcext:value-type="float">
            <text:p>1716.8</text:p>
          </table:table-cell>
          <table:table-cell office:value-type="float" office:value="90.7989" calcext:value-type="float">
            <text:p>90.79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0.93" calcext:value-type="float">
            <text:p>1740.93</text:p>
          </table:table-cell>
          <table:table-cell office:value-type="float" office:value="163.71" calcext:value-type="float">
            <text:p>163.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2.75" calcext:value-type="float">
            <text:p>1732.75</text:p>
          </table:table-cell>
          <table:table-cell office:value-type="float" office:value="92.624" calcext:value-type="float">
            <text:p>92.6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5.09" calcext:value-type="float">
            <text:p>1725.09</text:p>
          </table:table-cell>
          <table:table-cell office:value-type="float" office:value="151.183" calcext:value-type="float">
            <text:p>151.1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5.49" calcext:value-type="float">
            <text:p>1745.49</text:p>
          </table:table-cell>
          <table:table-cell office:value-type="float" office:value="117.334" calcext:value-type="float">
            <text:p>117.33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57.5" calcext:value-type="float">
            <text:p>1757.5</text:p>
          </table:table-cell>
          <table:table-cell office:value-type="float" office:value="107.12" calcext:value-type="float">
            <text:p>107.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9.95" calcext:value-type="float">
            <text:p>1729.95</text:p>
          </table:table-cell>
          <table:table-cell office:value-type="float" office:value="159.064" calcext:value-type="float">
            <text:p>159.06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9.43" calcext:value-type="float">
            <text:p>1739.43</text:p>
          </table:table-cell>
          <table:table-cell office:value-type="float" office:value="81.829" calcext:value-type="float">
            <text:p>81.82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14.38" calcext:value-type="float">
            <text:p>1714.38</text:p>
          </table:table-cell>
          <table:table-cell office:value-type="float" office:value="151.874" calcext:value-type="float">
            <text:p>151.87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5.69" calcext:value-type="float">
            <text:p>1735.69</text:p>
          </table:table-cell>
          <table:table-cell office:value-type="float" office:value="96.7083" calcext:value-type="float">
            <text:p>96.70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6.77" calcext:value-type="float">
            <text:p>1726.77</text:p>
          </table:table-cell>
          <table:table-cell office:value-type="float" office:value="148.476" calcext:value-type="float">
            <text:p>148.47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6.59" calcext:value-type="float">
            <text:p>1726.59</text:p>
          </table:table-cell>
          <table:table-cell office:value-type="float" office:value="98.0794" calcext:value-type="float">
            <text:p>98.07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2.67" calcext:value-type="float">
            <text:p>1732.67</text:p>
          </table:table-cell>
          <table:table-cell office:value-type="float" office:value="178.944" calcext:value-type="float">
            <text:p>178.9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9.06" calcext:value-type="float">
            <text:p>1739.06</text:p>
          </table:table-cell>
          <table:table-cell office:value-type="float" office:value="181.882" calcext:value-type="float">
            <text:p>181.88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5.58" calcext:value-type="float">
            <text:p>1725.58</text:p>
          </table:table-cell>
          <table:table-cell office:value-type="float" office:value="129.978" calcext:value-type="float">
            <text:p>129.9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7.47" calcext:value-type="float">
            <text:p>1727.47</text:p>
          </table:table-cell>
          <table:table-cell office:value-type="float" office:value="101.877" calcext:value-type="float">
            <text:p>101.87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0.88" calcext:value-type="float">
            <text:p>1730.88</text:p>
          </table:table-cell>
          <table:table-cell office:value-type="float" office:value="113.828" calcext:value-type="float">
            <text:p>113.8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4.76" calcext:value-type="float">
            <text:p>1744.76</text:p>
          </table:table-cell>
          <table:table-cell office:value-type="float" office:value="137.574" calcext:value-type="float">
            <text:p>137.57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5.24" calcext:value-type="float">
            <text:p>1725.24</text:p>
          </table:table-cell>
          <table:table-cell office:value-type="float" office:value="94.3461" calcext:value-type="float">
            <text:p>94.34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8.11" calcext:value-type="float">
            <text:p>1728.11</text:p>
          </table:table-cell>
          <table:table-cell office:value-type="float" office:value="148.069" calcext:value-type="float">
            <text:p>148.0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5.66" calcext:value-type="float">
            <text:p>1735.66</text:p>
          </table:table-cell>
          <table:table-cell office:value-type="float" office:value="96.5281" calcext:value-type="float">
            <text:p>96.52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8.71" calcext:value-type="float">
            <text:p>1728.71</text:p>
          </table:table-cell>
          <table:table-cell office:value-type="float" office:value="138.638" calcext:value-type="float">
            <text:p>138.63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8.32" calcext:value-type="float">
            <text:p>1728.32</text:p>
          </table:table-cell>
          <table:table-cell office:value-type="float" office:value="141.542" calcext:value-type="float">
            <text:p>141.54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8.9" calcext:value-type="float">
            <text:p>1738.9</text:p>
          </table:table-cell>
          <table:table-cell office:value-type="float" office:value="151.31" calcext:value-type="float">
            <text:p>151.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65.33" calcext:value-type="float">
            <text:p>1765.33</text:p>
          </table:table-cell>
          <table:table-cell office:value-type="float" office:value="134.899" calcext:value-type="float">
            <text:p>134.8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57.35" calcext:value-type="float">
            <text:p>1757.35</text:p>
          </table:table-cell>
          <table:table-cell office:value-type="float" office:value="141.033" calcext:value-type="float">
            <text:p>141.03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3.37" calcext:value-type="float">
            <text:p>1733.37</text:p>
          </table:table-cell>
          <table:table-cell office:value-type="float" office:value="148.715" calcext:value-type="float">
            <text:p>148.71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7.06" calcext:value-type="float">
            <text:p>1727.06</text:p>
          </table:table-cell>
          <table:table-cell office:value-type="float" office:value="141.177" calcext:value-type="float">
            <text:p>141.17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7.54" calcext:value-type="float">
            <text:p>1737.54</text:p>
          </table:table-cell>
          <table:table-cell office:value-type="float" office:value="88.5733" calcext:value-type="float">
            <text:p>88.573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7.52" calcext:value-type="float">
            <text:p>1747.52</text:p>
          </table:table-cell>
          <table:table-cell office:value-type="float" office:value="101.799" calcext:value-type="float">
            <text:p>101.7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2.85" calcext:value-type="float">
            <text:p>1722.85</text:p>
          </table:table-cell>
          <table:table-cell office:value-type="float" office:value="162.484" calcext:value-type="float">
            <text:p>162.48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5.09" calcext:value-type="float">
            <text:p>1735.09</text:p>
          </table:table-cell>
          <table:table-cell office:value-type="float" office:value="137.65" calcext:value-type="float">
            <text:p>137.6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9.13" calcext:value-type="float">
            <text:p>1729.13</text:p>
          </table:table-cell>
          <table:table-cell office:value-type="float" office:value="99.3769" calcext:value-type="float">
            <text:p>99.37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6.7" calcext:value-type="float">
            <text:p>1746.7</text:p>
          </table:table-cell>
          <table:table-cell office:value-type="float" office:value="108.339" calcext:value-type="float">
            <text:p>108.33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53.77" calcext:value-type="float">
            <text:p>1753.77</text:p>
          </table:table-cell>
          <table:table-cell office:value-type="float" office:value="80.272" calcext:value-type="float">
            <text:p>80.27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2.17" calcext:value-type="float">
            <text:p>1742.17</text:p>
          </table:table-cell>
          <table:table-cell office:value-type="float" office:value="119.635" calcext:value-type="float">
            <text:p>119.63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54.46" calcext:value-type="float">
            <text:p>1754.46</text:p>
          </table:table-cell>
          <table:table-cell office:value-type="float" office:value="169.351" calcext:value-type="float">
            <text:p>169.3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4.86" calcext:value-type="float">
            <text:p>1744.86</text:p>
          </table:table-cell>
          <table:table-cell office:value-type="float" office:value="80.9254" calcext:value-type="float">
            <text:p>80.925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3.45" calcext:value-type="float">
            <text:p>1743.45</text:p>
          </table:table-cell>
          <table:table-cell office:value-type="float" office:value="89.9059" calcext:value-type="float">
            <text:p>89.90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5.74" calcext:value-type="float">
            <text:p>1745.74</text:p>
          </table:table-cell>
          <table:table-cell office:value-type="float" office:value="128.549" calcext:value-type="float">
            <text:p>128.5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2.77" calcext:value-type="float">
            <text:p>1732.77</text:p>
          </table:table-cell>
          <table:table-cell office:value-type="float" office:value="106.919" calcext:value-type="float">
            <text:p>106.91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5.31" calcext:value-type="float">
            <text:p>1745.31</text:p>
          </table:table-cell>
          <table:table-cell office:value-type="float" office:value="95.1103" calcext:value-type="float">
            <text:p>95.110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54.74" calcext:value-type="float">
            <text:p>1754.74</text:p>
          </table:table-cell>
          <table:table-cell office:value-type="float" office:value="154.113" calcext:value-type="float">
            <text:p>154.1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59.43" calcext:value-type="float">
            <text:p>1759.43</text:p>
          </table:table-cell>
          <table:table-cell office:value-type="float" office:value="144.807" calcext:value-type="float">
            <text:p>144.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6.57" calcext:value-type="float">
            <text:p>1726.57</text:p>
          </table:table-cell>
          <table:table-cell office:value-type="float" office:value="167.069" calcext:value-type="float">
            <text:p>167.0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3.61" calcext:value-type="float">
            <text:p>1723.61</text:p>
          </table:table-cell>
          <table:table-cell office:value-type="float" office:value="137.408" calcext:value-type="float">
            <text:p>137.40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5.77" calcext:value-type="float">
            <text:p>1745.77</text:p>
          </table:table-cell>
          <table:table-cell office:value-type="float" office:value="144.505" calcext:value-type="float">
            <text:p>144.5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6.95" calcext:value-type="float">
            <text:p>1726.95</text:p>
          </table:table-cell>
          <table:table-cell office:value-type="float" office:value="101.501" calcext:value-type="float">
            <text:p>101.50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9.46" calcext:value-type="float">
            <text:p>1739.46</text:p>
          </table:table-cell>
          <table:table-cell office:value-type="float" office:value="153.597" calcext:value-type="float">
            <text:p>153.5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5.84" calcext:value-type="float">
            <text:p>1725.84</text:p>
          </table:table-cell>
          <table:table-cell office:value-type="float" office:value="111.056" calcext:value-type="float">
            <text:p>111.0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2.26" calcext:value-type="float">
            <text:p>1742.26</text:p>
          </table:table-cell>
          <table:table-cell office:value-type="float" office:value="104.387" calcext:value-type="float">
            <text:p>104.3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8.16" calcext:value-type="float">
            <text:p>1738.16</text:p>
          </table:table-cell>
          <table:table-cell office:value-type="float" office:value="120.741" calcext:value-type="float">
            <text:p>120.74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1.44" calcext:value-type="float">
            <text:p>1731.44</text:p>
          </table:table-cell>
          <table:table-cell office:value-type="float" office:value="89.7694" calcext:value-type="float">
            <text:p>89.76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51.69" calcext:value-type="float">
            <text:p>1751.69</text:p>
          </table:table-cell>
          <table:table-cell office:value-type="float" office:value="95.0278" calcext:value-type="float">
            <text:p>95.02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4.67" calcext:value-type="float">
            <text:p>1724.67</text:p>
          </table:table-cell>
          <table:table-cell office:value-type="float" office:value="87.3378" calcext:value-type="float">
            <text:p>87.33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9.81" calcext:value-type="float">
            <text:p>1739.81</text:p>
          </table:table-cell>
          <table:table-cell office:value-type="float" office:value="90.0609" calcext:value-type="float">
            <text:p>90.06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7.94" calcext:value-type="float">
            <text:p>1747.94</text:p>
          </table:table-cell>
          <table:table-cell office:value-type="float" office:value="108.721" calcext:value-type="float">
            <text:p>108.7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2.97" calcext:value-type="float">
            <text:p>1722.97</text:p>
          </table:table-cell>
          <table:table-cell office:value-type="float" office:value="113.033" calcext:value-type="float">
            <text:p>113.03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867.82" calcext:value-type="float">
            <text:p>1867.82</text:p>
          </table:table-cell>
          <table:table-cell office:value-type="float" office:value="149.786" calcext:value-type="float">
            <text:p>149.7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942.22" calcext:value-type="float">
            <text:p>1942.22</text:p>
          </table:table-cell>
          <table:table-cell office:value-type="float" office:value="117.629" calcext:value-type="float">
            <text:p>117.62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115.36" calcext:value-type="float">
            <text:p>2115.36</text:p>
          </table:table-cell>
          <table:table-cell office:value-type="float" office:value="84.2889" calcext:value-type="float">
            <text:p>84.28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891.74" calcext:value-type="float">
            <text:p>1891.74</text:p>
          </table:table-cell>
          <table:table-cell office:value-type="float" office:value="103.324" calcext:value-type="float">
            <text:p>103.3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086.32" calcext:value-type="float">
            <text:p>2086.32</text:p>
          </table:table-cell>
          <table:table-cell office:value-type="float" office:value="124.339" calcext:value-type="float">
            <text:p>124.33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095.87" calcext:value-type="float">
            <text:p>2095.87</text:p>
          </table:table-cell>
          <table:table-cell office:value-type="float" office:value="115.885" calcext:value-type="float">
            <text:p>115.8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004.4" calcext:value-type="float">
            <text:p>2004.4</text:p>
          </table:table-cell>
          <table:table-cell office:value-type="float" office:value="103.489" calcext:value-type="float">
            <text:p>103.4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964.01" calcext:value-type="float">
            <text:p>1964.01</text:p>
          </table:table-cell>
          <table:table-cell office:value-type="float" office:value="122.393" calcext:value-type="float">
            <text:p>122.3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79.97" calcext:value-type="float">
            <text:p>1779.97</text:p>
          </table:table-cell>
          <table:table-cell office:value-type="float" office:value="167.017" calcext:value-type="float">
            <text:p>167.0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56.23" calcext:value-type="float">
            <text:p>1756.23</text:p>
          </table:table-cell>
          <table:table-cell office:value-type="float" office:value="115.401" calcext:value-type="float">
            <text:p>115.40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1.57" calcext:value-type="float">
            <text:p>1741.57</text:p>
          </table:table-cell>
          <table:table-cell office:value-type="float" office:value="145.416" calcext:value-type="float">
            <text:p>145.4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8.94" calcext:value-type="float">
            <text:p>1738.94</text:p>
          </table:table-cell>
          <table:table-cell office:value-type="float" office:value="99.1221" calcext:value-type="float">
            <text:p>99.12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0.48" calcext:value-type="float">
            <text:p>1720.48</text:p>
          </table:table-cell>
          <table:table-cell office:value-type="float" office:value="102.443" calcext:value-type="float">
            <text:p>102.44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2.57" calcext:value-type="float">
            <text:p>1732.57</text:p>
          </table:table-cell>
          <table:table-cell office:value-type="float" office:value="128.363" calcext:value-type="float">
            <text:p>128.36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19.8" calcext:value-type="float">
            <text:p>1719.8</text:p>
          </table:table-cell>
          <table:table-cell office:value-type="float" office:value="105.941" calcext:value-type="float">
            <text:p>105.94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9.73" calcext:value-type="float">
            <text:p>1729.73</text:p>
          </table:table-cell>
          <table:table-cell office:value-type="float" office:value="126.457" calcext:value-type="float">
            <text:p>126.45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7.33" calcext:value-type="float">
            <text:p>1747.33</text:p>
          </table:table-cell>
          <table:table-cell office:value-type="float" office:value="103.827" calcext:value-type="float">
            <text:p>103.82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7.72" calcext:value-type="float">
            <text:p>1747.72</text:p>
          </table:table-cell>
          <table:table-cell office:value-type="float" office:value="120.01" calcext:value-type="float">
            <text:p>120.0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51.12" calcext:value-type="float">
            <text:p>1751.12</text:p>
          </table:table-cell>
          <table:table-cell office:value-type="float" office:value="137.528" calcext:value-type="float">
            <text:p>137.5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0.09" calcext:value-type="float">
            <text:p>1730.09</text:p>
          </table:table-cell>
          <table:table-cell office:value-type="float" office:value="175.295" calcext:value-type="float">
            <text:p>175.2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5.98" calcext:value-type="float">
            <text:p>1735.98</text:p>
          </table:table-cell>
          <table:table-cell office:value-type="float" office:value="120.313" calcext:value-type="float">
            <text:p>120.3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50.58" calcext:value-type="float">
            <text:p>1750.58</text:p>
          </table:table-cell>
          <table:table-cell office:value-type="float" office:value="138.147" calcext:value-type="float">
            <text:p>138.1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5.01" calcext:value-type="float">
            <text:p>1735.01</text:p>
          </table:table-cell>
          <table:table-cell office:value-type="float" office:value="108.281" calcext:value-type="float">
            <text:p>108.2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42.21" calcext:value-type="float">
            <text:p>1742.21</text:p>
          </table:table-cell>
          <table:table-cell office:value-type="float" office:value="84.4563" calcext:value-type="float">
            <text:p>84.456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6.35" calcext:value-type="float">
            <text:p>1736.35</text:p>
          </table:table-cell>
          <table:table-cell office:value-type="float" office:value="134.476" calcext:value-type="float">
            <text:p>134.47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32.85" calcext:value-type="float">
            <text:p>1732.85</text:p>
          </table:table-cell>
          <table:table-cell office:value-type="float" office:value="151.247" calcext:value-type="float">
            <text:p>151.2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20.6" calcext:value-type="float">
            <text:p>1720.6</text:p>
          </table:table-cell>
          <table:table-cell office:value-type="float" office:value="106.651" calcext:value-type="float">
            <text:p>106.65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15.95" calcext:value-type="float">
            <text:p>1715.95</text:p>
          </table:table-cell>
          <table:table-cell office:value-type="float" office:value="100.643" calcext:value-type="float">
            <text:p>100.64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3.67" calcext:value-type="float">
            <text:p>1733.67</text:p>
          </table:table-cell>
          <table:table-cell office:value-type="float" office:value="115.473" calcext:value-type="float">
            <text:p>115.47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6.64" calcext:value-type="float">
            <text:p>1726.64</text:p>
          </table:table-cell>
          <table:table-cell office:value-type="float" office:value="115.356" calcext:value-type="float">
            <text:p>115.3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5.66" calcext:value-type="float">
            <text:p>1725.66</text:p>
          </table:table-cell>
          <table:table-cell office:value-type="float" office:value="69.4666" calcext:value-type="float">
            <text:p>69.466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1.29" calcext:value-type="float">
            <text:p>1731.29</text:p>
          </table:table-cell>
          <table:table-cell office:value-type="float" office:value="83.8859" calcext:value-type="float">
            <text:p>83.88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6.36" calcext:value-type="float">
            <text:p>1736.36</text:p>
          </table:table-cell>
          <table:table-cell office:value-type="float" office:value="78.1252" calcext:value-type="float">
            <text:p>78.125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1.21" calcext:value-type="float">
            <text:p>1741.21</text:p>
          </table:table-cell>
          <table:table-cell office:value-type="float" office:value="102.855" calcext:value-type="float">
            <text:p>102.85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5.16" calcext:value-type="float">
            <text:p>1745.16</text:p>
          </table:table-cell>
          <table:table-cell office:value-type="float" office:value="70.3384" calcext:value-type="float">
            <text:p>70.338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6.78" calcext:value-type="float">
            <text:p>1736.78</text:p>
          </table:table-cell>
          <table:table-cell office:value-type="float" office:value="104.552" calcext:value-type="float">
            <text:p>104.55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3.33" calcext:value-type="float">
            <text:p>1743.33</text:p>
          </table:table-cell>
          <table:table-cell office:value-type="float" office:value="64.8619" calcext:value-type="float">
            <text:p>64.861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52.71" calcext:value-type="float">
            <text:p>1752.71</text:p>
          </table:table-cell>
          <table:table-cell office:value-type="float" office:value="141.526" calcext:value-type="float">
            <text:p>141.5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1.22" calcext:value-type="float">
            <text:p>1731.22</text:p>
          </table:table-cell>
          <table:table-cell office:value-type="float" office:value="71.7978" calcext:value-type="float">
            <text:p>71.79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55.5" calcext:value-type="float">
            <text:p>1755.5</text:p>
          </table:table-cell>
          <table:table-cell office:value-type="float" office:value="74.7516" calcext:value-type="float">
            <text:p>74.75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4.36" calcext:value-type="float">
            <text:p>1734.36</text:p>
          </table:table-cell>
          <table:table-cell office:value-type="float" office:value="129.322" calcext:value-type="float">
            <text:p>129.32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0.72" calcext:value-type="float">
            <text:p>1720.72</text:p>
          </table:table-cell>
          <table:table-cell office:value-type="float" office:value="79.5467" calcext:value-type="float">
            <text:p>79.546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2.03" calcext:value-type="float">
            <text:p>1722.03</text:p>
          </table:table-cell>
          <table:table-cell office:value-type="float" office:value="103.958" calcext:value-type="float">
            <text:p>103.9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54.02" calcext:value-type="float">
            <text:p>1754.02</text:p>
          </table:table-cell>
          <table:table-cell office:value-type="float" office:value="119.07" calcext:value-type="float">
            <text:p>119.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0.2" calcext:value-type="float">
            <text:p>1740.2</text:p>
          </table:table-cell>
          <table:table-cell office:value-type="float" office:value="152.138" calcext:value-type="float">
            <text:p>152.13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70.31" calcext:value-type="float">
            <text:p>1770.31</text:p>
          </table:table-cell>
          <table:table-cell office:value-type="float" office:value="76.0797" calcext:value-type="float">
            <text:p>76.07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021.84" calcext:value-type="float">
            <text:p>2021.84</text:p>
          </table:table-cell>
          <table:table-cell office:value-type="float" office:value="67.0309" calcext:value-type="float">
            <text:p>67.03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022.85" calcext:value-type="float">
            <text:p>2022.85</text:p>
          </table:table-cell>
          <table:table-cell office:value-type="float" office:value="68.3495" calcext:value-type="float">
            <text:p>68.34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921.29" calcext:value-type="float">
            <text:p>1921.29</text:p>
          </table:table-cell>
          <table:table-cell office:value-type="float" office:value="122.517" calcext:value-type="float">
            <text:p>122.5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005.02" calcext:value-type="float">
            <text:p>2005.02</text:p>
          </table:table-cell>
          <table:table-cell office:value-type="float" office:value="101.18" calcext:value-type="float">
            <text:p>101.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979.23" calcext:value-type="float">
            <text:p>1979.23</text:p>
          </table:table-cell>
          <table:table-cell office:value-type="float" office:value="90.9877" calcext:value-type="float">
            <text:p>90.987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988.28" calcext:value-type="float">
            <text:p>1988.28</text:p>
          </table:table-cell>
          <table:table-cell office:value-type="float" office:value="90.5853" calcext:value-type="float">
            <text:p>90.585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054.76" calcext:value-type="float">
            <text:p>2054.76</text:p>
          </table:table-cell>
          <table:table-cell office:value-type="float" office:value="167.796" calcext:value-type="float">
            <text:p>167.79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003.13" calcext:value-type="float">
            <text:p>2003.13</text:p>
          </table:table-cell>
          <table:table-cell office:value-type="float" office:value="142.718" calcext:value-type="float">
            <text:p>142.7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876.49" calcext:value-type="float">
            <text:p>1876.49</text:p>
          </table:table-cell>
          <table:table-cell office:value-type="float" office:value="87.7021" calcext:value-type="float">
            <text:p>87.70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89.59" calcext:value-type="float">
            <text:p>1789.59</text:p>
          </table:table-cell>
          <table:table-cell office:value-type="float" office:value="74.7694" calcext:value-type="float">
            <text:p>74.76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7.3" calcext:value-type="float">
            <text:p>1737.3</text:p>
          </table:table-cell>
          <table:table-cell office:value-type="float" office:value="81.841" calcext:value-type="float">
            <text:p>81.84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2.63" calcext:value-type="float">
            <text:p>1722.63</text:p>
          </table:table-cell>
          <table:table-cell office:value-type="float" office:value="70.0806" calcext:value-type="float">
            <text:p>70.08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8.33" calcext:value-type="float">
            <text:p>1748.33</text:p>
          </table:table-cell>
          <table:table-cell office:value-type="float" office:value="73.8846" calcext:value-type="float">
            <text:p>73.884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0.93" calcext:value-type="float">
            <text:p>1740.93</text:p>
          </table:table-cell>
          <table:table-cell office:value-type="float" office:value="75.8654" calcext:value-type="float">
            <text:p>75.865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8.64" calcext:value-type="float">
            <text:p>1738.64</text:p>
          </table:table-cell>
          <table:table-cell office:value-type="float" office:value="193.403" calcext:value-type="float">
            <text:p>193.40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7.43" calcext:value-type="float">
            <text:p>1747.43</text:p>
          </table:table-cell>
          <table:table-cell office:value-type="float" office:value="75.0746" calcext:value-type="float">
            <text:p>75.074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9.37" calcext:value-type="float">
            <text:p>1729.37</text:p>
          </table:table-cell>
          <table:table-cell office:value-type="float" office:value="132.638" calcext:value-type="float">
            <text:p>132.63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8.98" calcext:value-type="float">
            <text:p>1748.98</text:p>
          </table:table-cell>
          <table:table-cell office:value-type="float" office:value="168.393" calcext:value-type="float">
            <text:p>168.3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5.59" calcext:value-type="float">
            <text:p>1735.59</text:p>
          </table:table-cell>
          <table:table-cell office:value-type="float" office:value="76.79" calcext:value-type="float">
            <text:p>76.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3.11" calcext:value-type="float">
            <text:p>1743.11</text:p>
          </table:table-cell>
          <table:table-cell office:value-type="float" office:value="109.137" calcext:value-type="float">
            <text:p>109.13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1.23" calcext:value-type="float">
            <text:p>1731.23</text:p>
          </table:table-cell>
          <table:table-cell office:value-type="float" office:value="98.5654" calcext:value-type="float">
            <text:p>98.565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0.68" calcext:value-type="float">
            <text:p>1740.68</text:p>
          </table:table-cell>
          <table:table-cell office:value-type="float" office:value="74.9151" calcext:value-type="float">
            <text:p>74.91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60.97" calcext:value-type="float">
            <text:p>1760.97</text:p>
          </table:table-cell>
          <table:table-cell office:value-type="float" office:value="111.144" calcext:value-type="float">
            <text:p>111.1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52.49" calcext:value-type="float">
            <text:p>1752.49</text:p>
          </table:table-cell>
          <table:table-cell office:value-type="float" office:value="91.4406" calcext:value-type="float">
            <text:p>91.44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1.71" calcext:value-type="float">
            <text:p>1721.71</text:p>
          </table:table-cell>
          <table:table-cell office:value-type="float" office:value="88.3381" calcext:value-type="float">
            <text:p>88.33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1.36" calcext:value-type="float">
            <text:p>1731.36</text:p>
          </table:table-cell>
          <table:table-cell office:value-type="float" office:value="85.1531" calcext:value-type="float">
            <text:p>85.15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8.95" calcext:value-type="float">
            <text:p>1748.95</text:p>
          </table:table-cell>
          <table:table-cell office:value-type="float" office:value="87.8787" calcext:value-type="float">
            <text:p>87.87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51.91" calcext:value-type="float">
            <text:p>1751.91</text:p>
          </table:table-cell>
          <table:table-cell office:value-type="float" office:value="115.64" calcext:value-type="float">
            <text:p>115.6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6.39" calcext:value-type="float">
            <text:p>1746.39</text:p>
          </table:table-cell>
          <table:table-cell office:value-type="float" office:value="159.247" calcext:value-type="float">
            <text:p>159.2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62.04" calcext:value-type="float">
            <text:p>1762.04</text:p>
          </table:table-cell>
          <table:table-cell office:value-type="float" office:value="130.625" calcext:value-type="float">
            <text:p>130.62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2.13" calcext:value-type="float">
            <text:p>1732.13</text:p>
          </table:table-cell>
          <table:table-cell office:value-type="float" office:value="129.195" calcext:value-type="float">
            <text:p>129.1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2.77" calcext:value-type="float">
            <text:p>1742.77</text:p>
          </table:table-cell>
          <table:table-cell office:value-type="float" office:value="80.2181" calcext:value-type="float">
            <text:p>80.21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3.96" calcext:value-type="float">
            <text:p>1723.96</text:p>
          </table:table-cell>
          <table:table-cell office:value-type="float" office:value="110.923" calcext:value-type="float">
            <text:p>110.9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1.71" calcext:value-type="float">
            <text:p>1731.71</text:p>
          </table:table-cell>
          <table:table-cell office:value-type="float" office:value="93.0136" calcext:value-type="float">
            <text:p>93.013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4.87" calcext:value-type="float">
            <text:p>1734.87</text:p>
          </table:table-cell>
          <table:table-cell office:value-type="float" office:value="129.711" calcext:value-type="float">
            <text:p>129.7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5.01" calcext:value-type="float">
            <text:p>1745.01</text:p>
          </table:table-cell>
          <table:table-cell office:value-type="float" office:value="65.9629" calcext:value-type="float">
            <text:p>65.962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5.06" calcext:value-type="float">
            <text:p>1725.06</text:p>
          </table:table-cell>
          <table:table-cell office:value-type="float" office:value="74.1705" calcext:value-type="float">
            <text:p>74.17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3.43" calcext:value-type="float">
            <text:p>1733.43</text:p>
          </table:table-cell>
          <table:table-cell office:value-type="float" office:value="119.197" calcext:value-type="float">
            <text:p>119.1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62.94" calcext:value-type="float">
            <text:p>1762.94</text:p>
          </table:table-cell>
          <table:table-cell office:value-type="float" office:value="74.9437" calcext:value-type="float">
            <text:p>74.943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54.56" calcext:value-type="float">
            <text:p>1754.56</text:p>
          </table:table-cell>
          <table:table-cell office:value-type="float" office:value="89.0904" calcext:value-type="float">
            <text:p>89.090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1.72" calcext:value-type="float">
            <text:p>1721.72</text:p>
          </table:table-cell>
          <table:table-cell office:value-type="float" office:value="69.0344" calcext:value-type="float">
            <text:p>69.03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9.88" calcext:value-type="float">
            <text:p>1749.88</text:p>
          </table:table-cell>
          <table:table-cell office:value-type="float" office:value="77.7783" calcext:value-type="float">
            <text:p>77.77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9.78" calcext:value-type="float">
            <text:p>1749.78</text:p>
          </table:table-cell>
          <table:table-cell office:value-type="float" office:value="127.417" calcext:value-type="float">
            <text:p>127.4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5.7" calcext:value-type="float">
            <text:p>1735.7</text:p>
          </table:table-cell>
          <table:table-cell office:value-type="float" office:value="142.213" calcext:value-type="float">
            <text:p>142.2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71.48" calcext:value-type="float">
            <text:p>1771.48</text:p>
          </table:table-cell>
          <table:table-cell office:value-type="float" office:value="83.1593" calcext:value-type="float">
            <text:p>83.15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4.3" calcext:value-type="float">
            <text:p>1734.3</text:p>
          </table:table-cell>
          <table:table-cell office:value-type="float" office:value="75.7329" calcext:value-type="float">
            <text:p>75.732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50.17" calcext:value-type="float">
            <text:p>1750.17</text:p>
          </table:table-cell>
          <table:table-cell office:value-type="float" office:value="122.441" calcext:value-type="float">
            <text:p>122.44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2.52" calcext:value-type="float">
            <text:p>1732.52</text:p>
          </table:table-cell>
          <table:table-cell office:value-type="float" office:value="212.524" calcext:value-type="float">
            <text:p>212.5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8.76" calcext:value-type="float">
            <text:p>1738.76</text:p>
          </table:table-cell>
          <table:table-cell office:value-type="float" office:value="121.775" calcext:value-type="float">
            <text:p>121.7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68.45" calcext:value-type="float">
            <text:p>1768.45</text:p>
          </table:table-cell>
          <table:table-cell office:value-type="float" office:value="134.812" calcext:value-type="float">
            <text:p>134.8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4.62" calcext:value-type="float">
            <text:p>1724.62</text:p>
          </table:table-cell>
          <table:table-cell office:value-type="float" office:value="91.7591" calcext:value-type="float">
            <text:p>91.75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8.35" calcext:value-type="float">
            <text:p>1738.35</text:p>
          </table:table-cell>
          <table:table-cell office:value-type="float" office:value="114.628" calcext:value-type="float">
            <text:p>114.6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2.03" calcext:value-type="float">
            <text:p>1732.03</text:p>
          </table:table-cell>
          <table:table-cell office:value-type="float" office:value="84.8352" calcext:value-type="float">
            <text:p>84.835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2.01" calcext:value-type="float">
            <text:p>1742.01</text:p>
          </table:table-cell>
          <table:table-cell office:value-type="float" office:value="122.101" calcext:value-type="float">
            <text:p>122.10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3.03" calcext:value-type="float">
            <text:p>1743.03</text:p>
          </table:table-cell>
          <table:table-cell office:value-type="float" office:value="133.985" calcext:value-type="float">
            <text:p>133.9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8.04" calcext:value-type="float">
            <text:p>1748.04</text:p>
          </table:table-cell>
          <table:table-cell office:value-type="float" office:value="118.489" calcext:value-type="float">
            <text:p>118.4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7.34" calcext:value-type="float">
            <text:p>1747.34</text:p>
          </table:table-cell>
          <table:table-cell office:value-type="float" office:value="75.7485" calcext:value-type="float">
            <text:p>75.74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8.05" calcext:value-type="float">
            <text:p>1748.05</text:p>
          </table:table-cell>
          <table:table-cell office:value-type="float" office:value="98.0496" calcext:value-type="float">
            <text:p>98.049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50.18" calcext:value-type="float">
            <text:p>1750.18</text:p>
          </table:table-cell>
          <table:table-cell office:value-type="float" office:value="107.106" calcext:value-type="float">
            <text:p>107.1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5.15" calcext:value-type="float">
            <text:p>1725.15</text:p>
          </table:table-cell>
          <table:table-cell office:value-type="float" office:value="120.288" calcext:value-type="float">
            <text:p>120.28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51.74" calcext:value-type="float">
            <text:p>1751.74</text:p>
          </table:table-cell>
          <table:table-cell office:value-type="float" office:value="156.026" calcext:value-type="float">
            <text:p>156.0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5.16" calcext:value-type="float">
            <text:p>1735.16</text:p>
          </table:table-cell>
          <table:table-cell office:value-type="float" office:value="72.8783" calcext:value-type="float">
            <text:p>72.87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23.12" calcext:value-type="float">
            <text:p>1723.12</text:p>
          </table:table-cell>
          <table:table-cell office:value-type="float" office:value="158.487" calcext:value-type="float">
            <text:p>158.4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9.38" calcext:value-type="float">
            <text:p>1739.38</text:p>
          </table:table-cell>
          <table:table-cell office:value-type="float" office:value="148.768" calcext:value-type="float">
            <text:p>148.76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56.1" calcext:value-type="float">
            <text:p>1756.1</text:p>
          </table:table-cell>
          <table:table-cell office:value-type="float" office:value="69.4493" calcext:value-type="float">
            <text:p>69.44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37.67" calcext:value-type="float">
            <text:p>1737.67</text:p>
          </table:table-cell>
          <table:table-cell office:value-type="float" office:value="153.736" calcext:value-type="float">
            <text:p>153.73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740.09" calcext:value-type="float">
            <text:p>1740.09</text:p>
          </table:table-cell>
          <table:table-cell office:value-type="float" office:value="119.394" calcext:value-type="float">
            <text:p>119.3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844.38" calcext:value-type="float">
            <text:p>1844.38</text:p>
          </table:table-cell>
          <table:table-cell office:value-type="float" office:value="61.7254" calcext:value-type="float">
            <text:p>61.725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907.21" calcext:value-type="float">
            <text:p>1907.21</text:p>
          </table:table-cell>
          <table:table-cell office:value-type="float" office:value="78.2242" calcext:value-type="float">
            <text:p>78.224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048.87" calcext:value-type="float">
            <text:p>2048.87</text:p>
          </table:table-cell>
          <table:table-cell office:value-type="float" office:value="97.3727" calcext:value-type="float">
            <text:p>97.372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079.08" calcext:value-type="float">
            <text:p>2079.08</text:p>
          </table:table-cell>
          <table:table-cell office:value-type="float" office:value="107.51" calcext:value-type="float">
            <text:p>107.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080.73" calcext:value-type="float">
            <text:p>2080.73</text:p>
          </table:table-cell>
          <table:table-cell office:value-type="float" office:value="162.926" calcext:value-type="float">
            <text:p>162.9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809.26" calcext:value-type="float">
            <text:p>1809.26</text:p>
          </table:table-cell>
          <table:table-cell office:value-type="float" office:value="82.7409" calcext:value-type="float">
            <text:p>82.74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268.36" calcext:value-type="float">
            <text:p>2268.36</text:p>
          </table:table-cell>
          <table:table-cell office:value-type="float" office:value="98.2167" calcext:value-type="float">
            <text:p>98.216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191.37" calcext:value-type="float">
            <text:p>2191.37</text:p>
          </table:table-cell>
          <table:table-cell office:value-type="float" office:value="151.717" calcext:value-type="float">
            <text:p>151.7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175.01" calcext:value-type="float">
            <text:p>2175.01</text:p>
          </table:table-cell>
          <table:table-cell office:value-type="float" office:value="88.4867" calcext:value-type="float">
            <text:p>88.486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924.46" calcext:value-type="float">
            <text:p>1924.46</text:p>
          </table:table-cell>
          <table:table-cell office:value-type="float" office:value="89.1612" calcext:value-type="float">
            <text:p>89.16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846.52" calcext:value-type="float">
            <text:p>1846.52</text:p>
          </table:table-cell>
          <table:table-cell office:value-type="float" office:value="104.735" calcext:value-type="float">
            <text:p>104.73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862.84" calcext:value-type="float">
            <text:p>1862.84</text:p>
          </table:table-cell>
          <table:table-cell office:value-type="float" office:value="111.058" calcext:value-type="float">
            <text:p>111.0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862.75" calcext:value-type="float">
            <text:p>1862.75</text:p>
          </table:table-cell>
          <table:table-cell office:value-type="float" office:value="107.276" calcext:value-type="float">
            <text:p>107.27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824.13" calcext:value-type="float">
            <text:p>1824.13</text:p>
          </table:table-cell>
          <table:table-cell office:value-type="float" office:value="68.6908" calcext:value-type="float">
            <text:p>68.690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3.47" calcext:value-type="float">
            <text:p>1733.47</text:p>
          </table:table-cell>
          <table:table-cell office:value-type="float" office:value="78.1882" calcext:value-type="float">
            <text:p>78.188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4.54" calcext:value-type="float">
            <text:p>1744.54</text:p>
          </table:table-cell>
          <table:table-cell office:value-type="float" office:value="121.233" calcext:value-type="float">
            <text:p>121.23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7.72" calcext:value-type="float">
            <text:p>1747.72</text:p>
          </table:table-cell>
          <table:table-cell office:value-type="float" office:value="123.259" calcext:value-type="float">
            <text:p>123.2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8.3" calcext:value-type="float">
            <text:p>1748.3</text:p>
          </table:table-cell>
          <table:table-cell office:value-type="float" office:value="94.5888" calcext:value-type="float">
            <text:p>94.588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13.23" calcext:value-type="float">
            <text:p>1713.23</text:p>
          </table:table-cell>
          <table:table-cell office:value-type="float" office:value="135.975" calcext:value-type="float">
            <text:p>135.9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8.09" calcext:value-type="float">
            <text:p>1748.09</text:p>
          </table:table-cell>
          <table:table-cell office:value-type="float" office:value="109.569" calcext:value-type="float">
            <text:p>109.5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0.94" calcext:value-type="float">
            <text:p>1740.94</text:p>
          </table:table-cell>
          <table:table-cell office:value-type="float" office:value="72.5595" calcext:value-type="float">
            <text:p>72.55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2.87" calcext:value-type="float">
            <text:p>1742.87</text:p>
          </table:table-cell>
          <table:table-cell office:value-type="float" office:value="73.6197" calcext:value-type="float">
            <text:p>73.61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22.28" calcext:value-type="float">
            <text:p>1722.28</text:p>
          </table:table-cell>
          <table:table-cell office:value-type="float" office:value="111.528" calcext:value-type="float">
            <text:p>111.5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1.35" calcext:value-type="float">
            <text:p>1741.35</text:p>
          </table:table-cell>
          <table:table-cell office:value-type="float" office:value="73.7228" calcext:value-type="float">
            <text:p>73.72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5.85" calcext:value-type="float">
            <text:p>1755.85</text:p>
          </table:table-cell>
          <table:table-cell office:value-type="float" office:value="127.494" calcext:value-type="float">
            <text:p>127.4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4.71" calcext:value-type="float">
            <text:p>1744.71</text:p>
          </table:table-cell>
          <table:table-cell office:value-type="float" office:value="101.056" calcext:value-type="float">
            <text:p>101.0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8.2" calcext:value-type="float">
            <text:p>1738.2</text:p>
          </table:table-cell>
          <table:table-cell office:value-type="float" office:value="92.4846" calcext:value-type="float">
            <text:p>92.484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7.79" calcext:value-type="float">
            <text:p>1757.79</text:p>
          </table:table-cell>
          <table:table-cell office:value-type="float" office:value="91.9085" calcext:value-type="float">
            <text:p>91.90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8.29" calcext:value-type="float">
            <text:p>1748.29</text:p>
          </table:table-cell>
          <table:table-cell office:value-type="float" office:value="77.9948" calcext:value-type="float">
            <text:p>77.994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0.28" calcext:value-type="float">
            <text:p>1730.28</text:p>
          </table:table-cell>
          <table:table-cell office:value-type="float" office:value="84.8711" calcext:value-type="float">
            <text:p>84.87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5.96" calcext:value-type="float">
            <text:p>1735.96</text:p>
          </table:table-cell>
          <table:table-cell office:value-type="float" office:value="77.3921" calcext:value-type="float">
            <text:p>77.39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4.35" calcext:value-type="float">
            <text:p>1734.35</text:p>
          </table:table-cell>
          <table:table-cell office:value-type="float" office:value="74.8703" calcext:value-type="float">
            <text:p>74.870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2.25" calcext:value-type="float">
            <text:p>1742.25</text:p>
          </table:table-cell>
          <table:table-cell office:value-type="float" office:value="74.8912" calcext:value-type="float">
            <text:p>74.89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6.43" calcext:value-type="float">
            <text:p>1736.43</text:p>
          </table:table-cell>
          <table:table-cell office:value-type="float" office:value="149.716" calcext:value-type="float">
            <text:p>149.7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9.5" calcext:value-type="float">
            <text:p>1739.5</text:p>
          </table:table-cell>
          <table:table-cell office:value-type="float" office:value="86.5865" calcext:value-type="float">
            <text:p>86.586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3.05" calcext:value-type="float">
            <text:p>1733.05</text:p>
          </table:table-cell>
          <table:table-cell office:value-type="float" office:value="124.254" calcext:value-type="float">
            <text:p>124.25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1.92" calcext:value-type="float">
            <text:p>1751.92</text:p>
          </table:table-cell>
          <table:table-cell office:value-type="float" office:value="88.9016" calcext:value-type="float">
            <text:p>88.90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4.57" calcext:value-type="float">
            <text:p>1744.57</text:p>
          </table:table-cell>
          <table:table-cell office:value-type="float" office:value="96.1848" calcext:value-type="float">
            <text:p>96.184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5.29" calcext:value-type="float">
            <text:p>1745.29</text:p>
          </table:table-cell>
          <table:table-cell office:value-type="float" office:value="114.816" calcext:value-type="float">
            <text:p>114.8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24.07" calcext:value-type="float">
            <text:p>1724.07</text:p>
          </table:table-cell>
          <table:table-cell office:value-type="float" office:value="74.1897" calcext:value-type="float">
            <text:p>74.18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1.89" calcext:value-type="float">
            <text:p>1731.89</text:p>
          </table:table-cell>
          <table:table-cell office:value-type="float" office:value="131.105" calcext:value-type="float">
            <text:p>131.1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3.32" calcext:value-type="float">
            <text:p>1743.32</text:p>
          </table:table-cell>
          <table:table-cell office:value-type="float" office:value="113.311" calcext:value-type="float">
            <text:p>113.3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9.9" calcext:value-type="float">
            <text:p>1759.9</text:p>
          </table:table-cell>
          <table:table-cell office:value-type="float" office:value="95.6395" calcext:value-type="float">
            <text:p>95.63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3.59" calcext:value-type="float">
            <text:p>1753.59</text:p>
          </table:table-cell>
          <table:table-cell office:value-type="float" office:value="110.569" calcext:value-type="float">
            <text:p>110.5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2.41" calcext:value-type="float">
            <text:p>1742.41</text:p>
          </table:table-cell>
          <table:table-cell office:value-type="float" office:value="183.265" calcext:value-type="float">
            <text:p>183.26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3.2" calcext:value-type="float">
            <text:p>1743.2</text:p>
          </table:table-cell>
          <table:table-cell office:value-type="float" office:value="80.2494" calcext:value-type="float">
            <text:p>80.24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9.26" calcext:value-type="float">
            <text:p>1739.26</text:p>
          </table:table-cell>
          <table:table-cell office:value-type="float" office:value="124.723" calcext:value-type="float">
            <text:p>124.7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8.54" calcext:value-type="float">
            <text:p>1738.54</text:p>
          </table:table-cell>
          <table:table-cell office:value-type="float" office:value="112.506" calcext:value-type="float">
            <text:p>112.5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4.97" calcext:value-type="float">
            <text:p>1744.97</text:p>
          </table:table-cell>
          <table:table-cell office:value-type="float" office:value="115.621" calcext:value-type="float">
            <text:p>115.6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6.74" calcext:value-type="float">
            <text:p>1736.74</text:p>
          </table:table-cell>
          <table:table-cell office:value-type="float" office:value="100.748" calcext:value-type="float">
            <text:p>100.74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5.03" calcext:value-type="float">
            <text:p>1745.03</text:p>
          </table:table-cell>
          <table:table-cell office:value-type="float" office:value="90.4291" calcext:value-type="float">
            <text:p>90.42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19.51" calcext:value-type="float">
            <text:p>1719.51</text:p>
          </table:table-cell>
          <table:table-cell office:value-type="float" office:value="142.545" calcext:value-type="float">
            <text:p>142.54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63.99" calcext:value-type="float">
            <text:p>1763.99</text:p>
          </table:table-cell>
          <table:table-cell office:value-type="float" office:value="86.0063" calcext:value-type="float">
            <text:p>86.006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60.51" calcext:value-type="float">
            <text:p>1760.51</text:p>
          </table:table-cell>
          <table:table-cell office:value-type="float" office:value="75.513" calcext:value-type="float">
            <text:p>75.5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2.19" calcext:value-type="float">
            <text:p>1742.19</text:p>
          </table:table-cell>
          <table:table-cell office:value-type="float" office:value="72.6496" calcext:value-type="float">
            <text:p>72.649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1.44" calcext:value-type="float">
            <text:p>1731.44</text:p>
          </table:table-cell>
          <table:table-cell office:value-type="float" office:value="210.139" calcext:value-type="float">
            <text:p>210.13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7.29" calcext:value-type="float">
            <text:p>1757.29</text:p>
          </table:table-cell>
          <table:table-cell office:value-type="float" office:value="74.0828" calcext:value-type="float">
            <text:p>74.08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9.17" calcext:value-type="float">
            <text:p>1739.17</text:p>
          </table:table-cell>
          <table:table-cell office:value-type="float" office:value="106.591" calcext:value-type="float">
            <text:p>106.5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5.03" calcext:value-type="float">
            <text:p>1745.03</text:p>
          </table:table-cell>
          <table:table-cell office:value-type="float" office:value="100.859" calcext:value-type="float">
            <text:p>100.8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7.1" calcext:value-type="float">
            <text:p>1757.1</text:p>
          </table:table-cell>
          <table:table-cell office:value-type="float" office:value="92.2361" calcext:value-type="float">
            <text:p>92.23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5.52" calcext:value-type="float">
            <text:p>1745.52</text:p>
          </table:table-cell>
          <table:table-cell office:value-type="float" office:value="76.0069" calcext:value-type="float">
            <text:p>76.00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8.71" calcext:value-type="float">
            <text:p>1738.71</text:p>
          </table:table-cell>
          <table:table-cell office:value-type="float" office:value="126.654" calcext:value-type="float">
            <text:p>126.65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2.75" calcext:value-type="float">
            <text:p>1752.75</text:p>
          </table:table-cell>
          <table:table-cell office:value-type="float" office:value="125.886" calcext:value-type="float">
            <text:p>125.8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5.74" calcext:value-type="float">
            <text:p>1755.74</text:p>
          </table:table-cell>
          <table:table-cell office:value-type="float" office:value="99.2221" calcext:value-type="float">
            <text:p>99.22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6.78" calcext:value-type="float">
            <text:p>1746.78</text:p>
          </table:table-cell>
          <table:table-cell office:value-type="float" office:value="97.1936" calcext:value-type="float">
            <text:p>97.193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2.32" calcext:value-type="float">
            <text:p>1752.32</text:p>
          </table:table-cell>
          <table:table-cell office:value-type="float" office:value="74.4544" calcext:value-type="float">
            <text:p>74.45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4.44" calcext:value-type="float">
            <text:p>1744.44</text:p>
          </table:table-cell>
          <table:table-cell office:value-type="float" office:value="141.488" calcext:value-type="float">
            <text:p>141.48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0.2" calcext:value-type="float">
            <text:p>1740.2</text:p>
          </table:table-cell>
          <table:table-cell office:value-type="float" office:value="86.5962" calcext:value-type="float">
            <text:p>86.596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0.71" calcext:value-type="float">
            <text:p>1740.71</text:p>
          </table:table-cell>
          <table:table-cell office:value-type="float" office:value="99.3609" calcext:value-type="float">
            <text:p>99.36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5.4" calcext:value-type="float">
            <text:p>1735.4</text:p>
          </table:table-cell>
          <table:table-cell office:value-type="float" office:value="131.997" calcext:value-type="float">
            <text:p>131.9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22.41" calcext:value-type="float">
            <text:p>1722.41</text:p>
          </table:table-cell>
          <table:table-cell office:value-type="float" office:value="121.307" calcext:value-type="float">
            <text:p>121.3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9.87" calcext:value-type="float">
            <text:p>1749.87</text:p>
          </table:table-cell>
          <table:table-cell office:value-type="float" office:value="80.5826" calcext:value-type="float">
            <text:p>80.58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8.67" calcext:value-type="float">
            <text:p>1758.67</text:p>
          </table:table-cell>
          <table:table-cell office:value-type="float" office:value="77.2263" calcext:value-type="float">
            <text:p>77.226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67.58" calcext:value-type="float">
            <text:p>1767.58</text:p>
          </table:table-cell>
          <table:table-cell office:value-type="float" office:value="109.91" calcext:value-type="float">
            <text:p>109.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9.72" calcext:value-type="float">
            <text:p>1759.72</text:p>
          </table:table-cell>
          <table:table-cell office:value-type="float" office:value="76.7424" calcext:value-type="float">
            <text:p>76.74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14.14" calcext:value-type="float">
            <text:p>1714.14</text:p>
          </table:table-cell>
          <table:table-cell office:value-type="float" office:value="114.971" calcext:value-type="float">
            <text:p>114.9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8.85" calcext:value-type="float">
            <text:p>1738.85</text:p>
          </table:table-cell>
          <table:table-cell office:value-type="float" office:value="115.549" calcext:value-type="float">
            <text:p>115.5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843.08" calcext:value-type="float">
            <text:p>1843.08</text:p>
          </table:table-cell>
          <table:table-cell office:value-type="float" office:value="176.186" calcext:value-type="float">
            <text:p>176.1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951.45" calcext:value-type="float">
            <text:p>1951.45</text:p>
          </table:table-cell>
          <table:table-cell office:value-type="float" office:value="90.4298" calcext:value-type="float">
            <text:p>90.429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125.4" calcext:value-type="float">
            <text:p>2125.4</text:p>
          </table:table-cell>
          <table:table-cell office:value-type="float" office:value="90.9845" calcext:value-type="float">
            <text:p>90.984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106.55" calcext:value-type="float">
            <text:p>2106.55</text:p>
          </table:table-cell>
          <table:table-cell office:value-type="float" office:value="75.969" calcext:value-type="float">
            <text:p>75.9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979.01" calcext:value-type="float">
            <text:p>1979.01</text:p>
          </table:table-cell>
          <table:table-cell office:value-type="float" office:value="99.4259" calcext:value-type="float">
            <text:p>99.42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095.71" calcext:value-type="float">
            <text:p>2095.71</text:p>
          </table:table-cell>
          <table:table-cell office:value-type="float" office:value="72.6094" calcext:value-type="float">
            <text:p>72.60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016.42" calcext:value-type="float">
            <text:p>2016.42</text:p>
          </table:table-cell>
          <table:table-cell office:value-type="float" office:value="73.2467" calcext:value-type="float">
            <text:p>73.246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058.43" calcext:value-type="float">
            <text:p>2058.43</text:p>
          </table:table-cell>
          <table:table-cell office:value-type="float" office:value="95.3756" calcext:value-type="float">
            <text:p>95.37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811.55" calcext:value-type="float">
            <text:p>1811.55</text:p>
          </table:table-cell>
          <table:table-cell office:value-type="float" office:value="107.086" calcext:value-type="float">
            <text:p>107.0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801.95" calcext:value-type="float">
            <text:p>1801.95</text:p>
          </table:table-cell>
          <table:table-cell office:value-type="float" office:value="96.6149" calcext:value-type="float">
            <text:p>96.61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811.56" calcext:value-type="float">
            <text:p>1811.56</text:p>
          </table:table-cell>
          <table:table-cell office:value-type="float" office:value="109.659" calcext:value-type="float">
            <text:p>109.6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9.03" calcext:value-type="float">
            <text:p>1739.03</text:p>
          </table:table-cell>
          <table:table-cell office:value-type="float" office:value="77.4269" calcext:value-type="float">
            <text:p>77.42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7.01" calcext:value-type="float">
            <text:p>1737.01</text:p>
          </table:table-cell>
          <table:table-cell office:value-type="float" office:value="103.574" calcext:value-type="float">
            <text:p>103.57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4.3" calcext:value-type="float">
            <text:p>1744.3</text:p>
          </table:table-cell>
          <table:table-cell office:value-type="float" office:value="73.166" calcext:value-type="float">
            <text:p>73.16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7.86" calcext:value-type="float">
            <text:p>1747.86</text:p>
          </table:table-cell>
          <table:table-cell office:value-type="float" office:value="72.5814" calcext:value-type="float">
            <text:p>72.58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7.68" calcext:value-type="float">
            <text:p>1747.68</text:p>
          </table:table-cell>
          <table:table-cell office:value-type="float" office:value="83.8843" calcext:value-type="float">
            <text:p>83.884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1.66" calcext:value-type="float">
            <text:p>1751.66</text:p>
          </table:table-cell>
          <table:table-cell office:value-type="float" office:value="79.3568" calcext:value-type="float">
            <text:p>79.356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3.14" calcext:value-type="float">
            <text:p>1733.14</text:p>
          </table:table-cell>
          <table:table-cell office:value-type="float" office:value="124.848" calcext:value-type="float">
            <text:p>124.84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5.91" calcext:value-type="float">
            <text:p>1755.91</text:p>
          </table:table-cell>
          <table:table-cell office:value-type="float" office:value="72.5431" calcext:value-type="float">
            <text:p>72.54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1.07" calcext:value-type="float">
            <text:p>1751.07</text:p>
          </table:table-cell>
          <table:table-cell office:value-type="float" office:value="160.4" calcext:value-type="float">
            <text:p>160.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1.92" calcext:value-type="float">
            <text:p>1741.92</text:p>
          </table:table-cell>
          <table:table-cell office:value-type="float" office:value="75.0488" calcext:value-type="float">
            <text:p>75.048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29.21" calcext:value-type="float">
            <text:p>1729.21</text:p>
          </table:table-cell>
          <table:table-cell office:value-type="float" office:value="83.4858" calcext:value-type="float">
            <text:p>83.48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25" calcext:value-type="float">
            <text:p>1725</text:p>
          </table:table-cell>
          <table:table-cell office:value-type="float" office:value="73.5061" calcext:value-type="float">
            <text:p>73.50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27.28" calcext:value-type="float">
            <text:p>1727.28</text:p>
          </table:table-cell>
          <table:table-cell office:value-type="float" office:value="97.2046" calcext:value-type="float">
            <text:p>97.204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6.28" calcext:value-type="float">
            <text:p>1736.28</text:p>
          </table:table-cell>
          <table:table-cell office:value-type="float" office:value="107.492" calcext:value-type="float">
            <text:p>107.49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27.15" calcext:value-type="float">
            <text:p>1727.15</text:p>
          </table:table-cell>
          <table:table-cell office:value-type="float" office:value="137.869" calcext:value-type="float">
            <text:p>137.8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6.06" calcext:value-type="float">
            <text:p>1736.06</text:p>
          </table:table-cell>
          <table:table-cell office:value-type="float" office:value="112.988" calcext:value-type="float">
            <text:p>112.98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3" calcext:value-type="float">
            <text:p>1733</text:p>
          </table:table-cell>
          <table:table-cell office:value-type="float" office:value="151.014" calcext:value-type="float">
            <text:p>151.0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7.67" calcext:value-type="float">
            <text:p>1747.67</text:p>
          </table:table-cell>
          <table:table-cell office:value-type="float" office:value="106.333" calcext:value-type="float">
            <text:p>106.33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46.59" calcext:value-type="float">
            <text:p>1746.59</text:p>
          </table:table-cell>
          <table:table-cell office:value-type="float" office:value="73.6505" calcext:value-type="float">
            <text:p>73.65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58.26" calcext:value-type="float">
            <text:p>1758.26</text:p>
          </table:table-cell>
          <table:table-cell office:value-type="float" office:value="105.637" calcext:value-type="float">
            <text:p>105.63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983.95" calcext:value-type="float">
            <text:p>1983.95</text:p>
          </table:table-cell>
          <table:table-cell office:value-type="float" office:value="98.6282" calcext:value-type="float">
            <text:p>98.628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907" calcext:value-type="float">
            <text:p>1907</text:p>
          </table:table-cell>
          <table:table-cell office:value-type="float" office:value="92.3413" calcext:value-type="float">
            <text:p>92.34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088.3" calcext:value-type="float">
            <text:p>2088.3</text:p>
          </table:table-cell>
          <table:table-cell office:value-type="float" office:value="77.0345" calcext:value-type="float">
            <text:p>77.034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043.14" calcext:value-type="float">
            <text:p>2043.14</text:p>
          </table:table-cell>
          <table:table-cell office:value-type="float" office:value="124.04" calcext:value-type="float">
            <text:p>124.0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872.39" calcext:value-type="float">
            <text:p>1872.39</text:p>
          </table:table-cell>
          <table:table-cell office:value-type="float" office:value="102.48" calcext:value-type="float">
            <text:p>102.4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-star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31.39" calcext:value-type="float">
            <text:p>1731.39</text:p>
          </table:table-cell>
          <table:table-cell office:value-type="float" office:value="94.9541" calcext:value-type="float">
            <text:p>94.9541</text:p>
          </table:table-cell>
        </table:table-row>
        <table:table-row table:style-name="ro1">
          <table:table-cell table:number-columns-repeated="6"/>
          <table:table-cell table:formula="of:=AVERAGE([.G1:.G508])" office:value-type="float" office:value="1769.2577" calcext:value-type="float">
            <text:p>1769.2577</text:p>
          </table:table-cell>
          <table:table-cell table:formula="of:=AVERAGE([.H1:.H508])" office:value-type="float" office:value="102.7141766" calcext:value-type="float">
            <text:p>102.7141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817.32" calcext:value-type="float">
            <text:p>2817.32</text:p>
          </table:table-cell>
          <table:table-cell office:value-type="float" office:value="517.796" calcext:value-type="float">
            <text:p>517.79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059.66" calcext:value-type="float">
            <text:p>2059.66</text:p>
          </table:table-cell>
          <table:table-cell office:value-type="float" office:value="1010.27" calcext:value-type="float">
            <text:p>1010.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862.05" calcext:value-type="float">
            <text:p>1862.05</text:p>
          </table:table-cell>
          <table:table-cell office:value-type="float" office:value="424.045" calcext:value-type="float">
            <text:p>424.04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805.58" calcext:value-type="float">
            <text:p>1805.58</text:p>
          </table:table-cell>
          <table:table-cell office:value-type="float" office:value="560.056" calcext:value-type="float">
            <text:p>560.0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808.69" calcext:value-type="float">
            <text:p>1808.69</text:p>
          </table:table-cell>
          <table:table-cell office:value-type="float" office:value="883.148" calcext:value-type="float">
            <text:p>883.1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44.49" calcext:value-type="float">
            <text:p>1744.49</text:p>
          </table:table-cell>
          <table:table-cell office:value-type="float" office:value="1086.19" calcext:value-type="float">
            <text:p>1086.1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02.28" calcext:value-type="float">
            <text:p>1702.28</text:p>
          </table:table-cell>
          <table:table-cell office:value-type="float" office:value="878.487" calcext:value-type="float">
            <text:p>878.48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3.04" calcext:value-type="float">
            <text:p>1693.04</text:p>
          </table:table-cell>
          <table:table-cell office:value-type="float" office:value="721.491" calcext:value-type="float">
            <text:p>721.4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2.15" calcext:value-type="float">
            <text:p>1692.15</text:p>
          </table:table-cell>
          <table:table-cell office:value-type="float" office:value="355.699" calcext:value-type="float">
            <text:p>355.6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2.64" calcext:value-type="float">
            <text:p>1692.64</text:p>
          </table:table-cell>
          <table:table-cell office:value-type="float" office:value="497.34" calcext:value-type="float">
            <text:p>497.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7.72" calcext:value-type="float">
            <text:p>1697.72</text:p>
          </table:table-cell>
          <table:table-cell office:value-type="float" office:value="493.362" calcext:value-type="float">
            <text:p>493.36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0.12" calcext:value-type="float">
            <text:p>1690.12</text:p>
          </table:table-cell>
          <table:table-cell office:value-type="float" office:value="508.854" calcext:value-type="float">
            <text:p>508.8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8.72" calcext:value-type="float">
            <text:p>1698.72</text:p>
          </table:table-cell>
          <table:table-cell office:value-type="float" office:value="881.449" calcext:value-type="float">
            <text:p>881.4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4.63" calcext:value-type="float">
            <text:p>1694.63</text:p>
          </table:table-cell>
          <table:table-cell office:value-type="float" office:value="414.667" calcext:value-type="float">
            <text:p>414.6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0.71" calcext:value-type="float">
            <text:p>1690.71</text:p>
          </table:table-cell>
          <table:table-cell office:value-type="float" office:value="415.959" calcext:value-type="float">
            <text:p>415.95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8.85" calcext:value-type="float">
            <text:p>1698.85</text:p>
          </table:table-cell>
          <table:table-cell office:value-type="float" office:value="470.711" calcext:value-type="float">
            <text:p>470.7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2.32" calcext:value-type="float">
            <text:p>1692.32</text:p>
          </table:table-cell>
          <table:table-cell office:value-type="float" office:value="1074.91" calcext:value-type="float">
            <text:p>1074.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0.14" calcext:value-type="float">
            <text:p>1690.14</text:p>
          </table:table-cell>
          <table:table-cell office:value-type="float" office:value="987.124" calcext:value-type="float">
            <text:p>987.12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3.85" calcext:value-type="float">
            <text:p>1693.85</text:p>
          </table:table-cell>
          <table:table-cell office:value-type="float" office:value="953.537" calcext:value-type="float">
            <text:p>953.53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7.92" calcext:value-type="float">
            <text:p>1687.92</text:p>
          </table:table-cell>
          <table:table-cell office:value-type="float" office:value="840.173" calcext:value-type="float">
            <text:p>840.17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9.17" calcext:value-type="float">
            <text:p>1699.17</text:p>
          </table:table-cell>
          <table:table-cell office:value-type="float" office:value="460.066" calcext:value-type="float">
            <text:p>460.06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5.15" calcext:value-type="float">
            <text:p>1695.15</text:p>
          </table:table-cell>
          <table:table-cell office:value-type="float" office:value="1030.51" calcext:value-type="float">
            <text:p>1030.5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03.34" calcext:value-type="float">
            <text:p>1703.34</text:p>
          </table:table-cell>
          <table:table-cell office:value-type="float" office:value="461.877" calcext:value-type="float">
            <text:p>461.8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3.75" calcext:value-type="float">
            <text:p>1693.75</text:p>
          </table:table-cell>
          <table:table-cell office:value-type="float" office:value="452.115" calcext:value-type="float">
            <text:p>452.11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7.49" calcext:value-type="float">
            <text:p>1687.49</text:p>
          </table:table-cell>
          <table:table-cell office:value-type="float" office:value="358.741" calcext:value-type="float">
            <text:p>358.7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79.91" calcext:value-type="float">
            <text:p>1679.91</text:p>
          </table:table-cell>
          <table:table-cell office:value-type="float" office:value="451.22" calcext:value-type="float">
            <text:p>451.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06.78" calcext:value-type="float">
            <text:p>1706.78</text:p>
          </table:table-cell>
          <table:table-cell office:value-type="float" office:value="392.875" calcext:value-type="float">
            <text:p>392.87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24.13" calcext:value-type="float">
            <text:p>1724.13</text:p>
          </table:table-cell>
          <table:table-cell office:value-type="float" office:value="548.67" calcext:value-type="float">
            <text:p>548.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847.58" calcext:value-type="float">
            <text:p>1847.58</text:p>
          </table:table-cell>
          <table:table-cell office:value-type="float" office:value="465.37" calcext:value-type="float">
            <text:p>465.3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44.6" calcext:value-type="float">
            <text:p>1744.6</text:p>
          </table:table-cell>
          <table:table-cell office:value-type="float" office:value="495.981" calcext:value-type="float">
            <text:p>495.9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49.36" calcext:value-type="float">
            <text:p>1749.36</text:p>
          </table:table-cell>
          <table:table-cell office:value-type="float" office:value="461.261" calcext:value-type="float">
            <text:p>461.26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26.04" calcext:value-type="float">
            <text:p>1726.04</text:p>
          </table:table-cell>
          <table:table-cell office:value-type="float" office:value="494.499" calcext:value-type="float">
            <text:p>494.4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73.94" calcext:value-type="float">
            <text:p>1773.94</text:p>
          </table:table-cell>
          <table:table-cell office:value-type="float" office:value="570.898" calcext:value-type="float">
            <text:p>570.89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826.68" calcext:value-type="float">
            <text:p>1826.68</text:p>
          </table:table-cell>
          <table:table-cell office:value-type="float" office:value="1221.02" calcext:value-type="float">
            <text:p>1221.0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862.42" calcext:value-type="float">
            <text:p>1862.42</text:p>
          </table:table-cell>
          <table:table-cell office:value-type="float" office:value="397.706" calcext:value-type="float">
            <text:p>397.7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94.74" calcext:value-type="float">
            <text:p>1794.74</text:p>
          </table:table-cell>
          <table:table-cell office:value-type="float" office:value="496.745" calcext:value-type="float">
            <text:p>496.74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0.7" calcext:value-type="float">
            <text:p>1690.7</text:p>
          </table:table-cell>
          <table:table-cell office:value-type="float" office:value="476.392" calcext:value-type="float">
            <text:p>476.3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2.11" calcext:value-type="float">
            <text:p>1692.11</text:p>
          </table:table-cell>
          <table:table-cell office:value-type="float" office:value="543.075" calcext:value-type="float">
            <text:p>543.07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5.65" calcext:value-type="float">
            <text:p>1695.65</text:p>
          </table:table-cell>
          <table:table-cell office:value-type="float" office:value="491.166" calcext:value-type="float">
            <text:p>491.16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5.64" calcext:value-type="float">
            <text:p>1695.64</text:p>
          </table:table-cell>
          <table:table-cell office:value-type="float" office:value="991.342" calcext:value-type="float">
            <text:p>991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1.2" calcext:value-type="float">
            <text:p>1691.2</text:p>
          </table:table-cell>
          <table:table-cell office:value-type="float" office:value="787.556" calcext:value-type="float">
            <text:p>787.5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00.72" calcext:value-type="float">
            <text:p>1700.72</text:p>
          </table:table-cell>
          <table:table-cell office:value-type="float" office:value="558.941" calcext:value-type="float">
            <text:p>558.9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2.28" calcext:value-type="float">
            <text:p>1692.28</text:p>
          </table:table-cell>
          <table:table-cell office:value-type="float" office:value="695.358" calcext:value-type="float">
            <text:p>695.35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9.15" calcext:value-type="float">
            <text:p>1699.15</text:p>
          </table:table-cell>
          <table:table-cell office:value-type="float" office:value="1147.04" calcext:value-type="float">
            <text:p>1147.0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3.98" calcext:value-type="float">
            <text:p>1693.98</text:p>
          </table:table-cell>
          <table:table-cell office:value-type="float" office:value="490.922" calcext:value-type="float">
            <text:p>490.9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9.94" calcext:value-type="float">
            <text:p>1689.94</text:p>
          </table:table-cell>
          <table:table-cell office:value-type="float" office:value="550.454" calcext:value-type="float">
            <text:p>550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0.71" calcext:value-type="float">
            <text:p>1690.71</text:p>
          </table:table-cell>
          <table:table-cell office:value-type="float" office:value="418.925" calcext:value-type="float">
            <text:p>418.92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3.68" calcext:value-type="float">
            <text:p>1693.68</text:p>
          </table:table-cell>
          <table:table-cell office:value-type="float" office:value="690.541" calcext:value-type="float">
            <text:p>690.5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3.2" calcext:value-type="float">
            <text:p>1683.2</text:p>
          </table:table-cell>
          <table:table-cell office:value-type="float" office:value="415.183" calcext:value-type="float">
            <text:p>415.1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4.82" calcext:value-type="float">
            <text:p>1694.82</text:p>
          </table:table-cell>
          <table:table-cell office:value-type="float" office:value="707.9" calcext:value-type="float">
            <text:p>707.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8.28" calcext:value-type="float">
            <text:p>1688.28</text:p>
          </table:table-cell>
          <table:table-cell office:value-type="float" office:value="651.378" calcext:value-type="float">
            <text:p>651.37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4.13" calcext:value-type="float">
            <text:p>1684.13</text:p>
          </table:table-cell>
          <table:table-cell office:value-type="float" office:value="662.437" calcext:value-type="float">
            <text:p>662.43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6.43" calcext:value-type="float">
            <text:p>1696.43</text:p>
          </table:table-cell>
          <table:table-cell office:value-type="float" office:value="566.083" calcext:value-type="float">
            <text:p>566.0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0.72" calcext:value-type="float">
            <text:p>1690.72</text:p>
          </table:table-cell>
          <table:table-cell office:value-type="float" office:value="376.8" calcext:value-type="float">
            <text:p>376.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3.3" calcext:value-type="float">
            <text:p>1693.3</text:p>
          </table:table-cell>
          <table:table-cell office:value-type="float" office:value="389.179" calcext:value-type="float">
            <text:p>389.1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7.05" calcext:value-type="float">
            <text:p>1687.05</text:p>
          </table:table-cell>
          <table:table-cell office:value-type="float" office:value="389.42" calcext:value-type="float">
            <text:p>389.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14.84" calcext:value-type="float">
            <text:p>1714.84</text:p>
          </table:table-cell>
          <table:table-cell office:value-type="float" office:value="1082.9" calcext:value-type="float">
            <text:p>1082.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19.95" calcext:value-type="float">
            <text:p>1719.95</text:p>
          </table:table-cell>
          <table:table-cell office:value-type="float" office:value="415.161" calcext:value-type="float">
            <text:p>415.16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6.45" calcext:value-type="float">
            <text:p>1696.45</text:p>
          </table:table-cell>
          <table:table-cell office:value-type="float" office:value="601.34" calcext:value-type="float">
            <text:p>601.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8.13" calcext:value-type="float">
            <text:p>1698.13</text:p>
          </table:table-cell>
          <table:table-cell office:value-type="float" office:value="525.57" calcext:value-type="float">
            <text:p>525.5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1.7" calcext:value-type="float">
            <text:p>1681.7</text:p>
          </table:table-cell>
          <table:table-cell office:value-type="float" office:value="519.153" calcext:value-type="float">
            <text:p>519.15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3.73" calcext:value-type="float">
            <text:p>1693.73</text:p>
          </table:table-cell>
          <table:table-cell office:value-type="float" office:value="400.73" calcext:value-type="float">
            <text:p>400.7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78.94" calcext:value-type="float">
            <text:p>1678.94</text:p>
          </table:table-cell>
          <table:table-cell office:value-type="float" office:value="1209.5" calcext:value-type="float">
            <text:p>1209.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0.34" calcext:value-type="float">
            <text:p>1690.34</text:p>
          </table:table-cell>
          <table:table-cell office:value-type="float" office:value="853.006" calcext:value-type="float">
            <text:p>853.0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79.98" calcext:value-type="float">
            <text:p>1679.98</text:p>
          </table:table-cell>
          <table:table-cell office:value-type="float" office:value="1227.44" calcext:value-type="float">
            <text:p>1227.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01.65" calcext:value-type="float">
            <text:p>1701.65</text:p>
          </table:table-cell>
          <table:table-cell office:value-type="float" office:value="511.792" calcext:value-type="float">
            <text:p>511.7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1.3" calcext:value-type="float">
            <text:p>1691.3</text:p>
          </table:table-cell>
          <table:table-cell office:value-type="float" office:value="572.912" calcext:value-type="float">
            <text:p>572.9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6.65" calcext:value-type="float">
            <text:p>1686.65</text:p>
          </table:table-cell>
          <table:table-cell office:value-type="float" office:value="659.7" calcext:value-type="float">
            <text:p>659.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2.01" calcext:value-type="float">
            <text:p>1692.01</text:p>
          </table:table-cell>
          <table:table-cell office:value-type="float" office:value="465.455" calcext:value-type="float">
            <text:p>465.45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9.9" calcext:value-type="float">
            <text:p>1689.9</text:p>
          </table:table-cell>
          <table:table-cell office:value-type="float" office:value="443.306" calcext:value-type="float">
            <text:p>443.3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7.26" calcext:value-type="float">
            <text:p>1697.26</text:p>
          </table:table-cell>
          <table:table-cell office:value-type="float" office:value="578.157" calcext:value-type="float">
            <text:p>578.15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9.17" calcext:value-type="float">
            <text:p>1699.17</text:p>
          </table:table-cell>
          <table:table-cell office:value-type="float" office:value="735.801" calcext:value-type="float">
            <text:p>735.80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78.94" calcext:value-type="float">
            <text:p>1678.94</text:p>
          </table:table-cell>
          <table:table-cell office:value-type="float" office:value="750.499" calcext:value-type="float">
            <text:p>750.4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1.98" calcext:value-type="float">
            <text:p>1691.98</text:p>
          </table:table-cell>
          <table:table-cell office:value-type="float" office:value="728.532" calcext:value-type="float">
            <text:p>728.53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7.08" calcext:value-type="float">
            <text:p>1697.08</text:p>
          </table:table-cell>
          <table:table-cell office:value-type="float" office:value="397.709" calcext:value-type="float">
            <text:p>397.7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7.3" calcext:value-type="float">
            <text:p>1687.3</text:p>
          </table:table-cell>
          <table:table-cell office:value-type="float" office:value="993.9" calcext:value-type="float">
            <text:p>993.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5.27" calcext:value-type="float">
            <text:p>1685.27</text:p>
          </table:table-cell>
          <table:table-cell office:value-type="float" office:value="597.25" calcext:value-type="float">
            <text:p>597.2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4.23" calcext:value-type="float">
            <text:p>1694.23</text:p>
          </table:table-cell>
          <table:table-cell office:value-type="float" office:value="560.595" calcext:value-type="float">
            <text:p>560.5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6.42" calcext:value-type="float">
            <text:p>1696.42</text:p>
          </table:table-cell>
          <table:table-cell office:value-type="float" office:value="569.805" calcext:value-type="float">
            <text:p>569.80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00.05" calcext:value-type="float">
            <text:p>1700.05</text:p>
          </table:table-cell>
          <table:table-cell office:value-type="float" office:value="783.915" calcext:value-type="float">
            <text:p>783.91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6.37" calcext:value-type="float">
            <text:p>1696.37</text:p>
          </table:table-cell>
          <table:table-cell office:value-type="float" office:value="954.803" calcext:value-type="float">
            <text:p>954.80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9.7" calcext:value-type="float">
            <text:p>1699.7</text:p>
          </table:table-cell>
          <table:table-cell office:value-type="float" office:value="468.827" calcext:value-type="float">
            <text:p>468.8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6.58" calcext:value-type="float">
            <text:p>1686.58</text:p>
          </table:table-cell>
          <table:table-cell office:value-type="float" office:value="459.274" calcext:value-type="float">
            <text:p>459.27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02.4" calcext:value-type="float">
            <text:p>1702.4</text:p>
          </table:table-cell>
          <table:table-cell office:value-type="float" office:value="700.999" calcext:value-type="float">
            <text:p>700.9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06.37" calcext:value-type="float">
            <text:p>1706.37</text:p>
          </table:table-cell>
          <table:table-cell office:value-type="float" office:value="490.736" calcext:value-type="float">
            <text:p>490.73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5.96" calcext:value-type="float">
            <text:p>1685.96</text:p>
          </table:table-cell>
          <table:table-cell office:value-type="float" office:value="1029.32" calcext:value-type="float">
            <text:p>1029.3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7.89" calcext:value-type="float">
            <text:p>1687.89</text:p>
          </table:table-cell>
          <table:table-cell office:value-type="float" office:value="1307.46" calcext:value-type="float">
            <text:p>1307.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2.01" calcext:value-type="float">
            <text:p>1692.01</text:p>
          </table:table-cell>
          <table:table-cell office:value-type="float" office:value="527.854" calcext:value-type="float">
            <text:p>527.8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08.83" calcext:value-type="float">
            <text:p>1708.83</text:p>
          </table:table-cell>
          <table:table-cell office:value-type="float" office:value="617.726" calcext:value-type="float">
            <text:p>617.72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701.91" calcext:value-type="float">
            <text:p>1701.91</text:p>
          </table:table-cell>
          <table:table-cell office:value-type="float" office:value="966.487" calcext:value-type="float">
            <text:p>966.48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9.22" calcext:value-type="float">
            <text:p>1689.22</text:p>
          </table:table-cell>
          <table:table-cell office:value-type="float" office:value="366.965" calcext:value-type="float">
            <text:p>366.96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76.82" calcext:value-type="float">
            <text:p>1676.82</text:p>
          </table:table-cell>
          <table:table-cell office:value-type="float" office:value="462.159" calcext:value-type="float">
            <text:p>462.15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77.98" calcext:value-type="float">
            <text:p>1677.98</text:p>
          </table:table-cell>
          <table:table-cell office:value-type="float" office:value="559.529" calcext:value-type="float">
            <text:p>559.52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3.13" calcext:value-type="float">
            <text:p>1683.13</text:p>
          </table:table-cell>
          <table:table-cell office:value-type="float" office:value="510.81" calcext:value-type="float">
            <text:p>510.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7.65" calcext:value-type="float">
            <text:p>1697.65</text:p>
          </table:table-cell>
          <table:table-cell office:value-type="float" office:value="429.995" calcext:value-type="float">
            <text:p>429.9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1.1" calcext:value-type="float">
            <text:p>1691.1</text:p>
          </table:table-cell>
          <table:table-cell office:value-type="float" office:value="368.279" calcext:value-type="float">
            <text:p>368.2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1.01" calcext:value-type="float">
            <text:p>1691.01</text:p>
          </table:table-cell>
          <table:table-cell office:value-type="float" office:value="361.369" calcext:value-type="float">
            <text:p>361.3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3.28" calcext:value-type="float">
            <text:p>1693.28</text:p>
          </table:table-cell>
          <table:table-cell office:value-type="float" office:value="464.38" calcext:value-type="float">
            <text:p>464.3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96.83" calcext:value-type="float">
            <text:p>1696.83</text:p>
          </table:table-cell>
          <table:table-cell office:value-type="float" office:value="551.079" calcext:value-type="float">
            <text:p>551.0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81.76" calcext:value-type="float">
            <text:p>1681.76</text:p>
          </table:table-cell>
          <table:table-cell office:value-type="float" office:value="691.498" calcext:value-type="float">
            <text:p>691.49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6.41" calcext:value-type="float">
            <text:p>1696.41</text:p>
          </table:table-cell>
          <table:table-cell office:value-type="float" office:value="994.934" calcext:value-type="float">
            <text:p>994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3.12" calcext:value-type="float">
            <text:p>1693.12</text:p>
          </table:table-cell>
          <table:table-cell office:value-type="float" office:value="857.594" calcext:value-type="float">
            <text:p>857.5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4.01" calcext:value-type="float">
            <text:p>1694.01</text:p>
          </table:table-cell>
          <table:table-cell office:value-type="float" office:value="608.914" calcext:value-type="float">
            <text:p>608.9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89.42" calcext:value-type="float">
            <text:p>1689.42</text:p>
          </table:table-cell>
          <table:table-cell office:value-type="float" office:value="623.53" calcext:value-type="float">
            <text:p>623.5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1.41" calcext:value-type="float">
            <text:p>1691.41</text:p>
          </table:table-cell>
          <table:table-cell office:value-type="float" office:value="720.052" calcext:value-type="float">
            <text:p>720.05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1.37" calcext:value-type="float">
            <text:p>1701.37</text:p>
          </table:table-cell>
          <table:table-cell office:value-type="float" office:value="657.618" calcext:value-type="float">
            <text:p>657.61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4.4" calcext:value-type="float">
            <text:p>1694.4</text:p>
          </table:table-cell>
          <table:table-cell office:value-type="float" office:value="635.013" calcext:value-type="float">
            <text:p>635.01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9.71" calcext:value-type="float">
            <text:p>1699.71</text:p>
          </table:table-cell>
          <table:table-cell office:value-type="float" office:value="744.077" calcext:value-type="float">
            <text:p>744.0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6.76" calcext:value-type="float">
            <text:p>1696.76</text:p>
          </table:table-cell>
          <table:table-cell office:value-type="float" office:value="562.125" calcext:value-type="float">
            <text:p>562.12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9.87" calcext:value-type="float">
            <text:p>1699.87</text:p>
          </table:table-cell>
          <table:table-cell office:value-type="float" office:value="531.049" calcext:value-type="float">
            <text:p>531.0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8.76" calcext:value-type="float">
            <text:p>1698.76</text:p>
          </table:table-cell>
          <table:table-cell office:value-type="float" office:value="944.092" calcext:value-type="float">
            <text:p>944.0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6.9" calcext:value-type="float">
            <text:p>1696.9</text:p>
          </table:table-cell>
          <table:table-cell office:value-type="float" office:value="545.729" calcext:value-type="float">
            <text:p>545.72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86.99" calcext:value-type="float">
            <text:p>1686.99</text:p>
          </table:table-cell>
          <table:table-cell office:value-type="float" office:value="1007.03" calcext:value-type="float">
            <text:p>1007.0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0.15" calcext:value-type="float">
            <text:p>1690.15</text:p>
          </table:table-cell>
          <table:table-cell office:value-type="float" office:value="662.028" calcext:value-type="float">
            <text:p>662.02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6.98" calcext:value-type="float">
            <text:p>1696.98</text:p>
          </table:table-cell>
          <table:table-cell office:value-type="float" office:value="562.061" calcext:value-type="float">
            <text:p>562.06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10.32" calcext:value-type="float">
            <text:p>1710.32</text:p>
          </table:table-cell>
          <table:table-cell office:value-type="float" office:value="548.12" calcext:value-type="float">
            <text:p>548.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0.47" calcext:value-type="float">
            <text:p>1700.47</text:p>
          </table:table-cell>
          <table:table-cell office:value-type="float" office:value="588.369" calcext:value-type="float">
            <text:p>588.3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7.18" calcext:value-type="float">
            <text:p>1697.18</text:p>
          </table:table-cell>
          <table:table-cell office:value-type="float" office:value="687.198" calcext:value-type="float">
            <text:p>687.19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2.49" calcext:value-type="float">
            <text:p>1692.49</text:p>
          </table:table-cell>
          <table:table-cell office:value-type="float" office:value="786.508" calcext:value-type="float">
            <text:p>786.50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14.34" calcext:value-type="float">
            <text:p>1714.34</text:p>
          </table:table-cell>
          <table:table-cell office:value-type="float" office:value="600.724" calcext:value-type="float">
            <text:p>600.72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16.58" calcext:value-type="float">
            <text:p>1716.58</text:p>
          </table:table-cell>
          <table:table-cell office:value-type="float" office:value="817.679" calcext:value-type="float">
            <text:p>817.6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8.96" calcext:value-type="float">
            <text:p>1708.96</text:p>
          </table:table-cell>
          <table:table-cell office:value-type="float" office:value="587.861" calcext:value-type="float">
            <text:p>587.86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0.85" calcext:value-type="float">
            <text:p>1700.85</text:p>
          </table:table-cell>
          <table:table-cell office:value-type="float" office:value="643.823" calcext:value-type="float">
            <text:p>643.8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8.7" calcext:value-type="float">
            <text:p>1698.7</text:p>
          </table:table-cell>
          <table:table-cell office:value-type="float" office:value="718.743" calcext:value-type="float">
            <text:p>718.74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5.34" calcext:value-type="float">
            <text:p>1695.34</text:p>
          </table:table-cell>
          <table:table-cell office:value-type="float" office:value="519.586" calcext:value-type="float">
            <text:p>519.5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86.5" calcext:value-type="float">
            <text:p>1686.5</text:p>
          </table:table-cell>
          <table:table-cell office:value-type="float" office:value="539.602" calcext:value-type="float">
            <text:p>539.60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0.78" calcext:value-type="float">
            <text:p>1690.78</text:p>
          </table:table-cell>
          <table:table-cell office:value-type="float" office:value="563.81" calcext:value-type="float">
            <text:p>563.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89.2" calcext:value-type="float">
            <text:p>1689.2</text:p>
          </table:table-cell>
          <table:table-cell office:value-type="float" office:value="648.671" calcext:value-type="float">
            <text:p>648.67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81.78" calcext:value-type="float">
            <text:p>1681.78</text:p>
          </table:table-cell>
          <table:table-cell office:value-type="float" office:value="761.711" calcext:value-type="float">
            <text:p>761.7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0.09" calcext:value-type="float">
            <text:p>1690.09</text:p>
          </table:table-cell>
          <table:table-cell office:value-type="float" office:value="540.837" calcext:value-type="float">
            <text:p>540.83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7.72" calcext:value-type="float">
            <text:p>1697.72</text:p>
          </table:table-cell>
          <table:table-cell office:value-type="float" office:value="662.669" calcext:value-type="float">
            <text:p>662.6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1.18" calcext:value-type="float">
            <text:p>1701.18</text:p>
          </table:table-cell>
          <table:table-cell office:value-type="float" office:value="697.504" calcext:value-type="float">
            <text:p>697.50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8.48" calcext:value-type="float">
            <text:p>1708.48</text:p>
          </table:table-cell>
          <table:table-cell office:value-type="float" office:value="800.676" calcext:value-type="float">
            <text:p>800.6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8.61" calcext:value-type="float">
            <text:p>1698.61</text:p>
          </table:table-cell>
          <table:table-cell office:value-type="float" office:value="536.041" calcext:value-type="float">
            <text:p>536.0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89.76" calcext:value-type="float">
            <text:p>1689.76</text:p>
          </table:table-cell>
          <table:table-cell office:value-type="float" office:value="640.93" calcext:value-type="float">
            <text:p>640.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1.02" calcext:value-type="float">
            <text:p>1691.02</text:p>
          </table:table-cell>
          <table:table-cell office:value-type="float" office:value="591.343" calcext:value-type="float">
            <text:p>591.34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2.04" calcext:value-type="float">
            <text:p>1692.04</text:p>
          </table:table-cell>
          <table:table-cell office:value-type="float" office:value="1067.6" calcext:value-type="float">
            <text:p>1067.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5.74" calcext:value-type="float">
            <text:p>1695.74</text:p>
          </table:table-cell>
          <table:table-cell office:value-type="float" office:value="633.733" calcext:value-type="float">
            <text:p>633.73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4.03" calcext:value-type="float">
            <text:p>1704.03</text:p>
          </table:table-cell>
          <table:table-cell office:value-type="float" office:value="557.93" calcext:value-type="float">
            <text:p>557.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2.21" calcext:value-type="float">
            <text:p>1692.21</text:p>
          </table:table-cell>
          <table:table-cell office:value-type="float" office:value="725.189" calcext:value-type="float">
            <text:p>725.18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9.19" calcext:value-type="float">
            <text:p>1699.19</text:p>
          </table:table-cell>
          <table:table-cell office:value-type="float" office:value="512.283" calcext:value-type="float">
            <text:p>512.2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0.92" calcext:value-type="float">
            <text:p>1700.92</text:p>
          </table:table-cell>
          <table:table-cell office:value-type="float" office:value="518.051" calcext:value-type="float">
            <text:p>518.05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87.19" calcext:value-type="float">
            <text:p>1687.19</text:p>
          </table:table-cell>
          <table:table-cell office:value-type="float" office:value="817.862" calcext:value-type="float">
            <text:p>817.86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4.11" calcext:value-type="float">
            <text:p>1704.11</text:p>
          </table:table-cell>
          <table:table-cell office:value-type="float" office:value="549.093" calcext:value-type="float">
            <text:p>549.0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3.68" calcext:value-type="float">
            <text:p>1693.68</text:p>
          </table:table-cell>
          <table:table-cell office:value-type="float" office:value="597.355" calcext:value-type="float">
            <text:p>597.35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5.76" calcext:value-type="float">
            <text:p>1695.76</text:p>
          </table:table-cell>
          <table:table-cell office:value-type="float" office:value="726.038" calcext:value-type="float">
            <text:p>726.03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0.62" calcext:value-type="float">
            <text:p>1700.62</text:p>
          </table:table-cell>
          <table:table-cell office:value-type="float" office:value="753.933" calcext:value-type="float">
            <text:p>753.93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6.5" calcext:value-type="float">
            <text:p>1696.5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8.94" calcext:value-type="float">
            <text:p>1698.94</text:p>
          </table:table-cell>
          <table:table-cell office:value-type="float" office:value="651.535" calcext:value-type="float">
            <text:p>651.53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5.35" calcext:value-type="float">
            <text:p>1695.35</text:p>
          </table:table-cell>
          <table:table-cell office:value-type="float" office:value="630.444" calcext:value-type="float">
            <text:p>630.4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4.23" calcext:value-type="float">
            <text:p>1704.23</text:p>
          </table:table-cell>
          <table:table-cell office:value-type="float" office:value="544.627" calcext:value-type="float">
            <text:p>544.6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8.14" calcext:value-type="float">
            <text:p>1698.14</text:p>
          </table:table-cell>
          <table:table-cell office:value-type="float" office:value="555.391" calcext:value-type="float">
            <text:p>555.3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3.8" calcext:value-type="float">
            <text:p>1693.8</text:p>
          </table:table-cell>
          <table:table-cell office:value-type="float" office:value="737.281" calcext:value-type="float">
            <text:p>737.2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8.23" calcext:value-type="float">
            <text:p>1708.23</text:p>
          </table:table-cell>
          <table:table-cell office:value-type="float" office:value="828.632" calcext:value-type="float">
            <text:p>828.63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4.4" calcext:value-type="float">
            <text:p>1704.4</text:p>
          </table:table-cell>
          <table:table-cell office:value-type="float" office:value="686.015" calcext:value-type="float">
            <text:p>686.01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699.36" calcext:value-type="float">
            <text:p>1699.36</text:p>
          </table:table-cell>
          <table:table-cell office:value-type="float" office:value="573.517" calcext:value-type="float">
            <text:p>573.51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6.38" calcext:value-type="float">
            <text:p>1706.38</text:p>
          </table:table-cell>
          <table:table-cell office:value-type="float" office:value="669.902" calcext:value-type="float">
            <text:p>669.90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9.46" calcext:value-type="float">
            <text:p>1709.46</text:p>
          </table:table-cell>
          <table:table-cell office:value-type="float" office:value="860.531" calcext:value-type="float">
            <text:p>860.5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8.32" calcext:value-type="float">
            <text:p>1708.32</text:p>
          </table:table-cell>
          <table:table-cell office:value-type="float" office:value="552.403" calcext:value-type="float">
            <text:p>552.40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08.54" calcext:value-type="float">
            <text:p>1708.54</text:p>
          </table:table-cell>
          <table:table-cell office:value-type="float" office:value="553.139" calcext:value-type="float">
            <text:p>553.1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35.82" calcext:value-type="float">
            <text:p>1735.82</text:p>
          </table:table-cell>
          <table:table-cell office:value-type="float" office:value="525.08" calcext:value-type="float">
            <text:p>525.0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502.11" calcext:value-type="float">
            <text:p>2502.11</text:p>
          </table:table-cell>
          <table:table-cell office:value-type="float" office:value="737.266" calcext:value-type="float">
            <text:p>737.26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397.53" calcext:value-type="float">
            <text:p>2397.53</text:p>
          </table:table-cell>
          <table:table-cell office:value-type="float" office:value="647.407" calcext:value-type="float">
            <text:p>647.40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928.31" calcext:value-type="float">
            <text:p>1928.31</text:p>
          </table:table-cell>
          <table:table-cell office:value-type="float" office:value="613.932" calcext:value-type="float">
            <text:p>613.93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934.34" calcext:value-type="float">
            <text:p>1934.34</text:p>
          </table:table-cell>
          <table:table-cell office:value-type="float" office:value="646.395" calcext:value-type="float">
            <text:p>646.3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257.75" calcext:value-type="float">
            <text:p>2257.75</text:p>
          </table:table-cell>
          <table:table-cell office:value-type="float" office:value="583.178" calcext:value-type="float">
            <text:p>583.17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091.13" calcext:value-type="float">
            <text:p>2091.13</text:p>
          </table:table-cell>
          <table:table-cell office:value-type="float" office:value="570.21" calcext:value-type="float">
            <text:p>570.2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366.13" calcext:value-type="float">
            <text:p>2366.13</text:p>
          </table:table-cell>
          <table:table-cell office:value-type="float" office:value="595.447" calcext:value-type="float">
            <text:p>595.44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303.47" calcext:value-type="float">
            <text:p>2303.47</text:p>
          </table:table-cell>
          <table:table-cell office:value-type="float" office:value="952.776" calcext:value-type="float">
            <text:p>952.7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940.67" calcext:value-type="float">
            <text:p>1940.67</text:p>
          </table:table-cell>
          <table:table-cell office:value-type="float" office:value="839.368" calcext:value-type="float">
            <text:p>839.3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60.77" calcext:value-type="float">
            <text:p>1860.77</text:p>
          </table:table-cell>
          <table:table-cell office:value-type="float" office:value="620.204" calcext:value-type="float">
            <text:p>620.20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18.05" calcext:value-type="float">
            <text:p>1818.05</text:p>
          </table:table-cell>
          <table:table-cell office:value-type="float" office:value="526.957" calcext:value-type="float">
            <text:p>526.95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81.01" calcext:value-type="float">
            <text:p>1881.01</text:p>
          </table:table-cell>
          <table:table-cell office:value-type="float" office:value="569.075" calcext:value-type="float">
            <text:p>569.07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317.62" calcext:value-type="float">
            <text:p>2317.62</text:p>
          </table:table-cell>
          <table:table-cell office:value-type="float" office:value="875.644" calcext:value-type="float">
            <text:p>875.6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94.4" calcext:value-type="float">
            <text:p>1894.4</text:p>
          </table:table-cell>
          <table:table-cell office:value-type="float" office:value="938.056" calcext:value-type="float">
            <text:p>938.0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56.94" calcext:value-type="float">
            <text:p>1856.94</text:p>
          </table:table-cell>
          <table:table-cell office:value-type="float" office:value="625.265" calcext:value-type="float">
            <text:p>625.26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05.16" calcext:value-type="float">
            <text:p>1805.16</text:p>
          </table:table-cell>
          <table:table-cell office:value-type="float" office:value="496.83" calcext:value-type="float">
            <text:p>496.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939.79" calcext:value-type="float">
            <text:p>1939.79</text:p>
          </table:table-cell>
          <table:table-cell office:value-type="float" office:value="794.917" calcext:value-type="float">
            <text:p>794.91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87.08" calcext:value-type="float">
            <text:p>1787.08</text:p>
          </table:table-cell>
          <table:table-cell office:value-type="float" office:value="914.086" calcext:value-type="float">
            <text:p>914.0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47.54" calcext:value-type="float">
            <text:p>1747.54</text:p>
          </table:table-cell>
          <table:table-cell office:value-type="float" office:value="636.627" calcext:value-type="float">
            <text:p>636.6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33.79" calcext:value-type="float">
            <text:p>1833.79</text:p>
          </table:table-cell>
          <table:table-cell office:value-type="float" office:value="607.776" calcext:value-type="float">
            <text:p>607.7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01.63" calcext:value-type="float">
            <text:p>1801.63</text:p>
          </table:table-cell>
          <table:table-cell office:value-type="float" office:value="995.421" calcext:value-type="float">
            <text:p>995.42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09.12" calcext:value-type="float">
            <text:p>1809.12</text:p>
          </table:table-cell>
          <table:table-cell office:value-type="float" office:value="647.063" calcext:value-type="float">
            <text:p>647.06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15.63" calcext:value-type="float">
            <text:p>1815.63</text:p>
          </table:table-cell>
          <table:table-cell office:value-type="float" office:value="665.582" calcext:value-type="float">
            <text:p>665.58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87.1" calcext:value-type="float">
            <text:p>1887.1</text:p>
          </table:table-cell>
          <table:table-cell office:value-type="float" office:value="723.014" calcext:value-type="float">
            <text:p>723.0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127.71" calcext:value-type="float">
            <text:p>2127.71</text:p>
          </table:table-cell>
          <table:table-cell office:value-type="float" office:value="520.749" calcext:value-type="float">
            <text:p>520.7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90.38" calcext:value-type="float">
            <text:p>1890.38</text:p>
          </table:table-cell>
          <table:table-cell office:value-type="float" office:value="555.661" calcext:value-type="float">
            <text:p>555.66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85.58" calcext:value-type="float">
            <text:p>1885.58</text:p>
          </table:table-cell>
          <table:table-cell office:value-type="float" office:value="1018.64" calcext:value-type="float">
            <text:p>1018.6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80.2" calcext:value-type="float">
            <text:p>1880.2</text:p>
          </table:table-cell>
          <table:table-cell office:value-type="float" office:value="650.722" calcext:value-type="float">
            <text:p>650.7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99.73" calcext:value-type="float">
            <text:p>1799.73</text:p>
          </table:table-cell>
          <table:table-cell office:value-type="float" office:value="709.672" calcext:value-type="float">
            <text:p>709.67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552.53" calcext:value-type="float">
            <text:p>2552.53</text:p>
          </table:table-cell>
          <table:table-cell office:value-type="float" office:value="730.841" calcext:value-type="float">
            <text:p>730.8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945.18" calcext:value-type="float">
            <text:p>1945.18</text:p>
          </table:table-cell>
          <table:table-cell office:value-type="float" office:value="630.168" calcext:value-type="float">
            <text:p>630.1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23.04" calcext:value-type="float">
            <text:p>1823.04</text:p>
          </table:table-cell>
          <table:table-cell office:value-type="float" office:value="544.961" calcext:value-type="float">
            <text:p>544.96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07.27" calcext:value-type="float">
            <text:p>1807.27</text:p>
          </table:table-cell>
          <table:table-cell office:value-type="float" office:value="753.556" calcext:value-type="float">
            <text:p>753.5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04.59" calcext:value-type="float">
            <text:p>1804.59</text:p>
          </table:table-cell>
          <table:table-cell office:value-type="float" office:value="607.584" calcext:value-type="float">
            <text:p>607.58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89.87" calcext:value-type="float">
            <text:p>1889.87</text:p>
          </table:table-cell>
          <table:table-cell office:value-type="float" office:value="722.846" calcext:value-type="float">
            <text:p>722.8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771.26" calcext:value-type="float">
            <text:p>1771.26</text:p>
          </table:table-cell>
          <table:table-cell office:value-type="float" office:value="816.949" calcext:value-type="float">
            <text:p>816.9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70.14" calcext:value-type="float">
            <text:p>1870.14</text:p>
          </table:table-cell>
          <table:table-cell office:value-type="float" office:value="700.204" calcext:value-type="float">
            <text:p>700.20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812.98" calcext:value-type="float">
            <text:p>1812.98</text:p>
          </table:table-cell>
          <table:table-cell office:value-type="float" office:value="668.93" calcext:value-type="float">
            <text:p>668.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984.81" calcext:value-type="float">
            <text:p>1984.81</text:p>
          </table:table-cell>
          <table:table-cell office:value-type="float" office:value="554.128" calcext:value-type="float">
            <text:p>554.12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90.41" calcext:value-type="float">
            <text:p>1890.41</text:p>
          </table:table-cell>
          <table:table-cell office:value-type="float" office:value="223.933" calcext:value-type="float">
            <text:p>223.93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41.48" calcext:value-type="float">
            <text:p>1941.48</text:p>
          </table:table-cell>
          <table:table-cell office:value-type="float" office:value="880.28" calcext:value-type="float">
            <text:p>880.2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69.41" calcext:value-type="float">
            <text:p>1869.41</text:p>
          </table:table-cell>
          <table:table-cell office:value-type="float" office:value="449.093" calcext:value-type="float">
            <text:p>449.0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19.77" calcext:value-type="float">
            <text:p>1919.77</text:p>
          </table:table-cell>
          <table:table-cell office:value-type="float" office:value="353.667" calcext:value-type="float">
            <text:p>353.6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36.01" calcext:value-type="float">
            <text:p>1836.01</text:p>
          </table:table-cell>
          <table:table-cell office:value-type="float" office:value="205.611" calcext:value-type="float">
            <text:p>205.6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237.5" calcext:value-type="float">
            <text:p>2237.5</text:p>
          </table:table-cell>
          <table:table-cell office:value-type="float" office:value="243.648" calcext:value-type="float">
            <text:p>243.6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9.58" calcext:value-type="float">
            <text:p>1809.58</text:p>
          </table:table-cell>
          <table:table-cell office:value-type="float" office:value="380.975" calcext:value-type="float">
            <text:p>380.97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216.45" calcext:value-type="float">
            <text:p>2216.45</text:p>
          </table:table-cell>
          <table:table-cell office:value-type="float" office:value="230.655" calcext:value-type="float">
            <text:p>230.65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74.37" calcext:value-type="float">
            <text:p>1974.37</text:p>
          </table:table-cell>
          <table:table-cell office:value-type="float" office:value="335.548" calcext:value-type="float">
            <text:p>335.5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27.79" calcext:value-type="float">
            <text:p>1927.79</text:p>
          </table:table-cell>
          <table:table-cell office:value-type="float" office:value="699.363" calcext:value-type="float">
            <text:p>699.36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07.64" calcext:value-type="float">
            <text:p>1907.64</text:p>
          </table:table-cell>
          <table:table-cell office:value-type="float" office:value="480.829" calcext:value-type="float">
            <text:p>480.82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20.02" calcext:value-type="float">
            <text:p>1820.02</text:p>
          </table:table-cell>
          <table:table-cell office:value-type="float" office:value="224.476" calcext:value-type="float">
            <text:p>224.4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45.55" calcext:value-type="float">
            <text:p>1845.55</text:p>
          </table:table-cell>
          <table:table-cell office:value-type="float" office:value="374.784" calcext:value-type="float">
            <text:p>374.78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9.6" calcext:value-type="float">
            <text:p>1809.6</text:p>
          </table:table-cell>
          <table:table-cell office:value-type="float" office:value="797.169" calcext:value-type="float">
            <text:p>797.1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52.61" calcext:value-type="float">
            <text:p>1752.61</text:p>
          </table:table-cell>
          <table:table-cell office:value-type="float" office:value="505.599" calcext:value-type="float">
            <text:p>505.5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289.61" calcext:value-type="float">
            <text:p>2289.61</text:p>
          </table:table-cell>
          <table:table-cell office:value-type="float" office:value="814.488" calcext:value-type="float">
            <text:p>814.48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452.62" calcext:value-type="float">
            <text:p>2452.62</text:p>
          </table:table-cell>
          <table:table-cell office:value-type="float" office:value="248.811" calcext:value-type="float">
            <text:p>248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040.34" calcext:value-type="float">
            <text:p>2040.34</text:p>
          </table:table-cell>
          <table:table-cell office:value-type="float" office:value="357.262" calcext:value-type="float">
            <text:p>357.26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49.57" calcext:value-type="float">
            <text:p>1949.57</text:p>
          </table:table-cell>
          <table:table-cell office:value-type="float" office:value="259.592" calcext:value-type="float">
            <text:p>259.5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066.16" calcext:value-type="float">
            <text:p>2066.16</text:p>
          </table:table-cell>
          <table:table-cell office:value-type="float" office:value="356.724" calcext:value-type="float">
            <text:p>356.72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135.97" calcext:value-type="float">
            <text:p>2135.97</text:p>
          </table:table-cell>
          <table:table-cell office:value-type="float" office:value="633.193" calcext:value-type="float">
            <text:p>633.1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116.53" calcext:value-type="float">
            <text:p>2116.53</text:p>
          </table:table-cell>
          <table:table-cell office:value-type="float" office:value="672.014" calcext:value-type="float">
            <text:p>672.0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070.94" calcext:value-type="float">
            <text:p>2070.94</text:p>
          </table:table-cell>
          <table:table-cell office:value-type="float" office:value="727.869" calcext:value-type="float">
            <text:p>727.8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70.17" calcext:value-type="float">
            <text:p>1870.17</text:p>
          </table:table-cell>
          <table:table-cell office:value-type="float" office:value="215.536" calcext:value-type="float">
            <text:p>215.53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23.53" calcext:value-type="float">
            <text:p>1923.53</text:p>
          </table:table-cell>
          <table:table-cell office:value-type="float" office:value="390.651" calcext:value-type="float">
            <text:p>390.65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39.91" calcext:value-type="float">
            <text:p>1839.91</text:p>
          </table:table-cell>
          <table:table-cell office:value-type="float" office:value="513.95" calcext:value-type="float">
            <text:p>513.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120.9" calcext:value-type="float">
            <text:p>2120.9</text:p>
          </table:table-cell>
          <table:table-cell office:value-type="float" office:value="391.551" calcext:value-type="float">
            <text:p>391.55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279.32" calcext:value-type="float">
            <text:p>2279.32</text:p>
          </table:table-cell>
          <table:table-cell office:value-type="float" office:value="428.052" calcext:value-type="float">
            <text:p>428.05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492.3" calcext:value-type="float">
            <text:p>2492.3</text:p>
          </table:table-cell>
          <table:table-cell office:value-type="float" office:value="204.746" calcext:value-type="float">
            <text:p>204.7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57.27" calcext:value-type="float">
            <text:p>1757.27</text:p>
          </table:table-cell>
          <table:table-cell office:value-type="float" office:value="597.819" calcext:value-type="float">
            <text:p>597.81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61.72" calcext:value-type="float">
            <text:p>1961.72</text:p>
          </table:table-cell>
          <table:table-cell office:value-type="float" office:value="705.354" calcext:value-type="float">
            <text:p>705.3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58.78" calcext:value-type="float">
            <text:p>1858.78</text:p>
          </table:table-cell>
          <table:table-cell office:value-type="float" office:value="298.66" calcext:value-type="float">
            <text:p>298.6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75.79" calcext:value-type="float">
            <text:p>1975.79</text:p>
          </table:table-cell>
          <table:table-cell office:value-type="float" office:value="259.134" calcext:value-type="float">
            <text:p>259.1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00.39" calcext:value-type="float">
            <text:p>1700.39</text:p>
          </table:table-cell>
          <table:table-cell office:value-type="float" office:value="231.648" calcext:value-type="float">
            <text:p>231.6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62.12" calcext:value-type="float">
            <text:p>1762.12</text:p>
          </table:table-cell>
          <table:table-cell office:value-type="float" office:value="432.144" calcext:value-type="float">
            <text:p>432.1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0.36" calcext:value-type="float">
            <text:p>1800.36</text:p>
          </table:table-cell>
          <table:table-cell office:value-type="float" office:value="247.805" calcext:value-type="float">
            <text:p>247.80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63.17" calcext:value-type="float">
            <text:p>1863.17</text:p>
          </table:table-cell>
          <table:table-cell office:value-type="float" office:value="235.549" calcext:value-type="float">
            <text:p>235.5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05.95" calcext:value-type="float">
            <text:p>1705.95</text:p>
          </table:table-cell>
          <table:table-cell office:value-type="float" office:value="322.323" calcext:value-type="float">
            <text:p>322.3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50.7" calcext:value-type="float">
            <text:p>1750.7</text:p>
          </table:table-cell>
          <table:table-cell office:value-type="float" office:value="240.625" calcext:value-type="float">
            <text:p>240.62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2.43" calcext:value-type="float">
            <text:p>1802.43</text:p>
          </table:table-cell>
          <table:table-cell office:value-type="float" office:value="932.883" calcext:value-type="float">
            <text:p>932.8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85.89" calcext:value-type="float">
            <text:p>1885.89</text:p>
          </table:table-cell>
          <table:table-cell office:value-type="float" office:value="253.814" calcext:value-type="float">
            <text:p>253.8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19.24" calcext:value-type="float">
            <text:p>1919.24</text:p>
          </table:table-cell>
          <table:table-cell office:value-type="float" office:value="312.209" calcext:value-type="float">
            <text:p>312.2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78.4" calcext:value-type="float">
            <text:p>1878.4</text:p>
          </table:table-cell>
          <table:table-cell office:value-type="float" office:value="290.524" calcext:value-type="float">
            <text:p>290.52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22.01" calcext:value-type="float">
            <text:p>1922.01</text:p>
          </table:table-cell>
          <table:table-cell office:value-type="float" office:value="942.688" calcext:value-type="float">
            <text:p>942.68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87.01" calcext:value-type="float">
            <text:p>1887.01</text:p>
          </table:table-cell>
          <table:table-cell office:value-type="float" office:value="1119.82" calcext:value-type="float">
            <text:p>1119.8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002.86" calcext:value-type="float">
            <text:p>2002.86</text:p>
          </table:table-cell>
          <table:table-cell office:value-type="float" office:value="477.381" calcext:value-type="float">
            <text:p>477.3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34.22" calcext:value-type="float">
            <text:p>1934.22</text:p>
          </table:table-cell>
          <table:table-cell office:value-type="float" office:value="261.777" calcext:value-type="float">
            <text:p>261.7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783.66" calcext:value-type="float">
            <text:p>2783.66</text:p>
          </table:table-cell>
          <table:table-cell office:value-type="float" office:value="286.523" calcext:value-type="float">
            <text:p>286.5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44.13" calcext:value-type="float">
            <text:p>1844.13</text:p>
          </table:table-cell>
          <table:table-cell office:value-type="float" office:value="949.379" calcext:value-type="float">
            <text:p>949.3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37.68" calcext:value-type="float">
            <text:p>1737.68</text:p>
          </table:table-cell>
          <table:table-cell office:value-type="float" office:value="356.783" calcext:value-type="float">
            <text:p>356.7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68.6" calcext:value-type="float">
            <text:p>1768.6</text:p>
          </table:table-cell>
          <table:table-cell office:value-type="float" office:value="329.177" calcext:value-type="float">
            <text:p>329.1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64.1" calcext:value-type="float">
            <text:p>1764.1</text:p>
          </table:table-cell>
          <table:table-cell office:value-type="float" office:value="496.82" calcext:value-type="float">
            <text:p>496.8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34.12" calcext:value-type="float">
            <text:p>1734.12</text:p>
          </table:table-cell>
          <table:table-cell office:value-type="float" office:value="690.666" calcext:value-type="float">
            <text:p>690.66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30.88" calcext:value-type="float">
            <text:p>1830.88</text:p>
          </table:table-cell>
          <table:table-cell office:value-type="float" office:value="594.913" calcext:value-type="float">
            <text:p>594.91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20.35" calcext:value-type="float">
            <text:p>1920.35</text:p>
          </table:table-cell>
          <table:table-cell office:value-type="float" office:value="307.548" calcext:value-type="float">
            <text:p>307.5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20.86" calcext:value-type="float">
            <text:p>1820.86</text:p>
          </table:table-cell>
          <table:table-cell office:value-type="float" office:value="1100.93" calcext:value-type="float">
            <text:p>1100.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86.38" calcext:value-type="float">
            <text:p>1786.38</text:p>
          </table:table-cell>
          <table:table-cell office:value-type="float" office:value="261.164" calcext:value-type="float">
            <text:p>261.16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103.3" calcext:value-type="float">
            <text:p>2103.3</text:p>
          </table:table-cell>
          <table:table-cell office:value-type="float" office:value="395.723" calcext:value-type="float">
            <text:p>395.7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46.16" calcext:value-type="float">
            <text:p>1746.16</text:p>
          </table:table-cell>
          <table:table-cell office:value-type="float" office:value="1204.86" calcext:value-type="float">
            <text:p>1204.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31.35" calcext:value-type="float">
            <text:p>1831.35</text:p>
          </table:table-cell>
          <table:table-cell office:value-type="float" office:value="246.31" calcext:value-type="float">
            <text:p>246.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40.19" calcext:value-type="float">
            <text:p>1840.19</text:p>
          </table:table-cell>
          <table:table-cell office:value-type="float" office:value="279.277" calcext:value-type="float">
            <text:p>279.2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22.81" calcext:value-type="float">
            <text:p>1822.81</text:p>
          </table:table-cell>
          <table:table-cell office:value-type="float" office:value="815.333" calcext:value-type="float">
            <text:p>815.33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72.64" calcext:value-type="float">
            <text:p>1972.64</text:p>
          </table:table-cell>
          <table:table-cell office:value-type="float" office:value="987.306" calcext:value-type="float">
            <text:p>987.3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384.3" calcext:value-type="float">
            <text:p>2384.3</text:p>
          </table:table-cell>
          <table:table-cell office:value-type="float" office:value="507.425" calcext:value-type="float">
            <text:p>507.42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35.59" calcext:value-type="float">
            <text:p>1835.59</text:p>
          </table:table-cell>
          <table:table-cell office:value-type="float" office:value="625.151" calcext:value-type="float">
            <text:p>625.15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80.9" calcext:value-type="float">
            <text:p>1880.9</text:p>
          </table:table-cell>
          <table:table-cell office:value-type="float" office:value="282.177" calcext:value-type="float">
            <text:p>282.1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83.85" calcext:value-type="float">
            <text:p>1783.85</text:p>
          </table:table-cell>
          <table:table-cell office:value-type="float" office:value="419.598" calcext:value-type="float">
            <text:p>419.59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44.38" calcext:value-type="float">
            <text:p>1744.38</text:p>
          </table:table-cell>
          <table:table-cell office:value-type="float" office:value="734.704" calcext:value-type="float">
            <text:p>734.70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01.54" calcext:value-type="float">
            <text:p>1701.54</text:p>
          </table:table-cell>
          <table:table-cell office:value-type="float" office:value="198.384" calcext:value-type="float">
            <text:p>198.38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020.19" calcext:value-type="float">
            <text:p>2020.19</text:p>
          </table:table-cell>
          <table:table-cell office:value-type="float" office:value="520.942" calcext:value-type="float">
            <text:p>520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75.03" calcext:value-type="float">
            <text:p>1775.03</text:p>
          </table:table-cell>
          <table:table-cell office:value-type="float" office:value="591.457" calcext:value-type="float">
            <text:p>591.45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56.81" calcext:value-type="float">
            <text:p>1756.81</text:p>
          </table:table-cell>
          <table:table-cell office:value-type="float" office:value="808.36" calcext:value-type="float">
            <text:p>808.3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72.24" calcext:value-type="float">
            <text:p>1772.24</text:p>
          </table:table-cell>
          <table:table-cell office:value-type="float" office:value="279.636" calcext:value-type="float">
            <text:p>279.63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4.76" calcext:value-type="float">
            <text:p>1804.76</text:p>
          </table:table-cell>
          <table:table-cell office:value-type="float" office:value="241.589" calcext:value-type="float">
            <text:p>241.58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42.82" calcext:value-type="float">
            <text:p>1742.82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7.86" calcext:value-type="float">
            <text:p>1807.86</text:p>
          </table:table-cell>
          <table:table-cell office:value-type="float" office:value="417.821" calcext:value-type="float">
            <text:p>417.82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10.35" calcext:value-type="float">
            <text:p>1910.35</text:p>
          </table:table-cell>
          <table:table-cell office:value-type="float" office:value="220.241" calcext:value-type="float">
            <text:p>220.2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28.42" calcext:value-type="float">
            <text:p>1728.42</text:p>
          </table:table-cell>
          <table:table-cell office:value-type="float" office:value="235.602" calcext:value-type="float">
            <text:p>235.60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1.66" calcext:value-type="float">
            <text:p>1801.66</text:p>
          </table:table-cell>
          <table:table-cell office:value-type="float" office:value="225.491" calcext:value-type="float">
            <text:p>225.4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4.61" calcext:value-type="float">
            <text:p>1804.61</text:p>
          </table:table-cell>
          <table:table-cell office:value-type="float" office:value="654.711" calcext:value-type="float">
            <text:p>654.7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183.7" calcext:value-type="float">
            <text:p>2183.7</text:p>
          </table:table-cell>
          <table:table-cell office:value-type="float" office:value="800.876" calcext:value-type="float">
            <text:p>800.8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520.52" calcext:value-type="float">
            <text:p>2520.52</text:p>
          </table:table-cell>
          <table:table-cell office:value-type="float" office:value="590.891" calcext:value-type="float">
            <text:p>590.8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3.9" calcext:value-type="float">
            <text:p>1803.9</text:p>
          </table:table-cell>
          <table:table-cell office:value-type="float" office:value="537.131" calcext:value-type="float">
            <text:p>537.1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11.89" calcext:value-type="float">
            <text:p>1811.89</text:p>
          </table:table-cell>
          <table:table-cell office:value-type="float" office:value="1104.67" calcext:value-type="float">
            <text:p>1104.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68.33" calcext:value-type="float">
            <text:p>1868.33</text:p>
          </table:table-cell>
          <table:table-cell office:value-type="float" office:value="382.096" calcext:value-type="float">
            <text:p>382.09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5.15" calcext:value-type="float">
            <text:p>1805.15</text:p>
          </table:table-cell>
          <table:table-cell office:value-type="float" office:value="1001.16" calcext:value-type="float">
            <text:p>1001.1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42.97" calcext:value-type="float">
            <text:p>1742.97</text:p>
          </table:table-cell>
          <table:table-cell office:value-type="float" office:value="320.238" calcext:value-type="float">
            <text:p>320.23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57.82" calcext:value-type="float">
            <text:p>1857.82</text:p>
          </table:table-cell>
          <table:table-cell office:value-type="float" office:value="940.081" calcext:value-type="float">
            <text:p>940.0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6.24" calcext:value-type="float">
            <text:p>1806.24</text:p>
          </table:table-cell>
          <table:table-cell office:value-type="float" office:value="650.175" calcext:value-type="float">
            <text:p>650.17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091.56" calcext:value-type="float">
            <text:p>2091.56</text:p>
          </table:table-cell>
          <table:table-cell office:value-type="float" office:value="505.842" calcext:value-type="float">
            <text:p>505.8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98" calcext:value-type="float">
            <text:p>1898</text:p>
          </table:table-cell>
          <table:table-cell office:value-type="float" office:value="299.641" calcext:value-type="float">
            <text:p>299.6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61.01" calcext:value-type="float">
            <text:p>1861.01</text:p>
          </table:table-cell>
          <table:table-cell office:value-type="float" office:value="221.881" calcext:value-type="float">
            <text:p>221.8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32.58" calcext:value-type="float">
            <text:p>1932.58</text:p>
          </table:table-cell>
          <table:table-cell office:value-type="float" office:value="219.352" calcext:value-type="float">
            <text:p>219.35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5.5" calcext:value-type="float">
            <text:p>1805.5</text:p>
          </table:table-cell>
          <table:table-cell office:value-type="float" office:value="520.954" calcext:value-type="float">
            <text:p>520.9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74.41" calcext:value-type="float">
            <text:p>1774.41</text:p>
          </table:table-cell>
          <table:table-cell office:value-type="float" office:value="800.8" calcext:value-type="float">
            <text:p>800.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48.67" calcext:value-type="float">
            <text:p>1748.67</text:p>
          </table:table-cell>
          <table:table-cell office:value-type="float" office:value="451.1" calcext:value-type="float">
            <text:p>451.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41.32" calcext:value-type="float">
            <text:p>1741.32</text:p>
          </table:table-cell>
          <table:table-cell office:value-type="float" office:value="601.415" calcext:value-type="float">
            <text:p>601.41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27.54" calcext:value-type="float">
            <text:p>1827.54</text:p>
          </table:table-cell>
          <table:table-cell office:value-type="float" office:value="824.796" calcext:value-type="float">
            <text:p>824.79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05.74" calcext:value-type="float">
            <text:p>1805.74</text:p>
          </table:table-cell>
          <table:table-cell office:value-type="float" office:value="236.992" calcext:value-type="float">
            <text:p>236.9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828.09" calcext:value-type="float">
            <text:p>1828.09</text:p>
          </table:table-cell>
          <table:table-cell office:value-type="float" office:value="419.386" calcext:value-type="float">
            <text:p>419.38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92.05" calcext:value-type="float">
            <text:p>1792.05</text:p>
          </table:table-cell>
          <table:table-cell office:value-type="float" office:value="298.492" calcext:value-type="float">
            <text:p>298.4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57.21" calcext:value-type="float">
            <text:p>1757.21</text:p>
          </table:table-cell>
          <table:table-cell office:value-type="float" office:value="252.451" calcext:value-type="float">
            <text:p>252.45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35.18" calcext:value-type="float">
            <text:p>1735.18</text:p>
          </table:table-cell>
          <table:table-cell office:value-type="float" office:value="244.514" calcext:value-type="float">
            <text:p>244.5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98.96" calcext:value-type="float">
            <text:p>1798.96</text:p>
          </table:table-cell>
          <table:table-cell office:value-type="float" office:value="340.39" calcext:value-type="float">
            <text:p>340.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54.37" calcext:value-type="float">
            <text:p>1854.37</text:p>
          </table:table-cell>
          <table:table-cell office:value-type="float" office:value="395.833" calcext:value-type="float">
            <text:p>395.83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94.8" calcext:value-type="float">
            <text:p>1894.8</text:p>
          </table:table-cell>
          <table:table-cell office:value-type="float" office:value="345.268" calcext:value-type="float">
            <text:p>345.2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84.28" calcext:value-type="float">
            <text:p>1784.28</text:p>
          </table:table-cell>
          <table:table-cell office:value-type="float" office:value="458.443" calcext:value-type="float">
            <text:p>458.44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75.13" calcext:value-type="float">
            <text:p>1775.13</text:p>
          </table:table-cell>
          <table:table-cell office:value-type="float" office:value="318.855" calcext:value-type="float">
            <text:p>318.85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21.88" calcext:value-type="float">
            <text:p>1721.88</text:p>
          </table:table-cell>
          <table:table-cell office:value-type="float" office:value="384.643" calcext:value-type="float">
            <text:p>384.64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65.5" calcext:value-type="float">
            <text:p>1765.5</text:p>
          </table:table-cell>
          <table:table-cell office:value-type="float" office:value="425.152" calcext:value-type="float">
            <text:p>425.15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46.47" calcext:value-type="float">
            <text:p>1846.47</text:p>
          </table:table-cell>
          <table:table-cell office:value-type="float" office:value="243.323" calcext:value-type="float">
            <text:p>243.3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55.92" calcext:value-type="float">
            <text:p>1855.92</text:p>
          </table:table-cell>
          <table:table-cell office:value-type="float" office:value="324.86" calcext:value-type="float">
            <text:p>324.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03.26" calcext:value-type="float">
            <text:p>1903.26</text:p>
          </table:table-cell>
          <table:table-cell office:value-type="float" office:value="315.877" calcext:value-type="float">
            <text:p>315.8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149.18" calcext:value-type="float">
            <text:p>2149.18</text:p>
          </table:table-cell>
          <table:table-cell office:value-type="float" office:value="381.839" calcext:value-type="float">
            <text:p>381.8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016.49" calcext:value-type="float">
            <text:p>2016.49</text:p>
          </table:table-cell>
          <table:table-cell office:value-type="float" office:value="722.748" calcext:value-type="float">
            <text:p>722.7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93.54" calcext:value-type="float">
            <text:p>1793.54</text:p>
          </table:table-cell>
          <table:table-cell office:value-type="float" office:value="489.679" calcext:value-type="float">
            <text:p>489.6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85.4" calcext:value-type="float">
            <text:p>1785.4</text:p>
          </table:table-cell>
          <table:table-cell office:value-type="float" office:value="251.228" calcext:value-type="float">
            <text:p>251.22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28.28" calcext:value-type="float">
            <text:p>1928.28</text:p>
          </table:table-cell>
          <table:table-cell office:value-type="float" office:value="355.169" calcext:value-type="float">
            <text:p>355.1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56.61" calcext:value-type="float">
            <text:p>1856.61</text:p>
          </table:table-cell>
          <table:table-cell office:value-type="float" office:value="316.014" calcext:value-type="float">
            <text:p>316.0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07.56" calcext:value-type="float">
            <text:p>1907.56</text:p>
          </table:table-cell>
          <table:table-cell office:value-type="float" office:value="260.215" calcext:value-type="float">
            <text:p>260.21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24.05" calcext:value-type="float">
            <text:p>1824.05</text:p>
          </table:table-cell>
          <table:table-cell office:value-type="float" office:value="336.094" calcext:value-type="float">
            <text:p>336.0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81.58" calcext:value-type="float">
            <text:p>1781.58</text:p>
          </table:table-cell>
          <table:table-cell office:value-type="float" office:value="287.091" calcext:value-type="float">
            <text:p>287.0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001.04" calcext:value-type="float">
            <text:p>2001.04</text:p>
          </table:table-cell>
          <table:table-cell office:value-type="float" office:value="423.26" calcext:value-type="float">
            <text:p>423.2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92.32" calcext:value-type="float">
            <text:p>1892.32</text:p>
          </table:table-cell>
          <table:table-cell office:value-type="float" office:value="594.228" calcext:value-type="float">
            <text:p>594.22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32.51" calcext:value-type="float">
            <text:p>1832.51</text:p>
          </table:table-cell>
          <table:table-cell office:value-type="float" office:value="238.893" calcext:value-type="float">
            <text:p>238.8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64.7" calcext:value-type="float">
            <text:p>1764.7</text:p>
          </table:table-cell>
          <table:table-cell office:value-type="float" office:value="290.809" calcext:value-type="float">
            <text:p>290.8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26.27" calcext:value-type="float">
            <text:p>1826.27</text:p>
          </table:table-cell>
          <table:table-cell office:value-type="float" office:value="467.627" calcext:value-type="float">
            <text:p>467.6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60.42" calcext:value-type="float">
            <text:p>1860.42</text:p>
          </table:table-cell>
          <table:table-cell office:value-type="float" office:value="414.889" calcext:value-type="float">
            <text:p>414.88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08.15" calcext:value-type="float">
            <text:p>1708.15</text:p>
          </table:table-cell>
          <table:table-cell office:value-type="float" office:value="524.91" calcext:value-type="float">
            <text:p>524.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48.16" calcext:value-type="float">
            <text:p>1748.16</text:p>
          </table:table-cell>
          <table:table-cell office:value-type="float" office:value="728.021" calcext:value-type="float">
            <text:p>728.02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57.08" calcext:value-type="float">
            <text:p>1757.08</text:p>
          </table:table-cell>
          <table:table-cell office:value-type="float" office:value="584.206" calcext:value-type="float">
            <text:p>584.2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69.53" calcext:value-type="float">
            <text:p>1769.53</text:p>
          </table:table-cell>
          <table:table-cell office:value-type="float" office:value="288.378" calcext:value-type="float">
            <text:p>288.37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30.38" calcext:value-type="float">
            <text:p>1730.38</text:p>
          </table:table-cell>
          <table:table-cell office:value-type="float" office:value="360.904" calcext:value-type="float">
            <text:p>360.90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57.67" calcext:value-type="float">
            <text:p>1757.67</text:p>
          </table:table-cell>
          <table:table-cell office:value-type="float" office:value="421.767" calcext:value-type="float">
            <text:p>421.7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699.98" calcext:value-type="float">
            <text:p>1699.98</text:p>
          </table:table-cell>
          <table:table-cell office:value-type="float" office:value="691.119" calcext:value-type="float">
            <text:p>691.11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15.97" calcext:value-type="float">
            <text:p>1715.97</text:p>
          </table:table-cell>
          <table:table-cell office:value-type="float" office:value="329.603" calcext:value-type="float">
            <text:p>329.60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18.33" calcext:value-type="float">
            <text:p>1818.33</text:p>
          </table:table-cell>
          <table:table-cell office:value-type="float" office:value="394.25" calcext:value-type="float">
            <text:p>394.2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99.41" calcext:value-type="float">
            <text:p>1899.41</text:p>
          </table:table-cell>
          <table:table-cell office:value-type="float" office:value="312.032" calcext:value-type="float">
            <text:p>312.03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018.16" calcext:value-type="float">
            <text:p>2018.16</text:p>
          </table:table-cell>
          <table:table-cell office:value-type="float" office:value="258.685" calcext:value-type="float">
            <text:p>258.68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47.2" calcext:value-type="float">
            <text:p>1847.2</text:p>
          </table:table-cell>
          <table:table-cell office:value-type="float" office:value="340.362" calcext:value-type="float">
            <text:p>340.36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40.12" calcext:value-type="float">
            <text:p>1840.12</text:p>
          </table:table-cell>
          <table:table-cell office:value-type="float" office:value="241.222" calcext:value-type="float">
            <text:p>241.2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92.17" calcext:value-type="float">
            <text:p>1892.17</text:p>
          </table:table-cell>
          <table:table-cell office:value-type="float" office:value="298.78" calcext:value-type="float">
            <text:p>298.7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319.52" calcext:value-type="float">
            <text:p>2319.52</text:p>
          </table:table-cell>
          <table:table-cell office:value-type="float" office:value="364.406" calcext:value-type="float">
            <text:p>364.4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039.11" calcext:value-type="float">
            <text:p>2039.11</text:p>
          </table:table-cell>
          <table:table-cell office:value-type="float" office:value="381.072" calcext:value-type="float">
            <text:p>381.07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04.76" calcext:value-type="float">
            <text:p>1804.76</text:p>
          </table:table-cell>
          <table:table-cell office:value-type="float" office:value="278.475" calcext:value-type="float">
            <text:p>278.47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07.61" calcext:value-type="float">
            <text:p>1707.61</text:p>
          </table:table-cell>
          <table:table-cell office:value-type="float" office:value="388.904" calcext:value-type="float">
            <text:p>388.90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32" calcext:value-type="float">
            <text:p>1832</text:p>
          </table:table-cell>
          <table:table-cell office:value-type="float" office:value="268.272" calcext:value-type="float">
            <text:p>268.27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46.72" calcext:value-type="float">
            <text:p>1746.72</text:p>
          </table:table-cell>
          <table:table-cell office:value-type="float" office:value="381.266" calcext:value-type="float">
            <text:p>381.26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23.03" calcext:value-type="float">
            <text:p>1723.03</text:p>
          </table:table-cell>
          <table:table-cell office:value-type="float" office:value="311.61" calcext:value-type="float">
            <text:p>311.6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09.66" calcext:value-type="float">
            <text:p>1709.66</text:p>
          </table:table-cell>
          <table:table-cell office:value-type="float" office:value="390.315" calcext:value-type="float">
            <text:p>390.31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52.1" calcext:value-type="float">
            <text:p>1852.1</text:p>
          </table:table-cell>
          <table:table-cell office:value-type="float" office:value="277.548" calcext:value-type="float">
            <text:p>277.5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511.88" calcext:value-type="float">
            <text:p>2511.88</text:p>
          </table:table-cell>
          <table:table-cell office:value-type="float" office:value="249.261" calcext:value-type="float">
            <text:p>249.26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87.78" calcext:value-type="float">
            <text:p>1887.78</text:p>
          </table:table-cell>
          <table:table-cell office:value-type="float" office:value="834.572" calcext:value-type="float">
            <text:p>834.57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74.32" calcext:value-type="float">
            <text:p>1774.32</text:p>
          </table:table-cell>
          <table:table-cell office:value-type="float" office:value="396.785" calcext:value-type="float">
            <text:p>396.78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74.6" calcext:value-type="float">
            <text:p>1874.6</text:p>
          </table:table-cell>
          <table:table-cell office:value-type="float" office:value="373.195" calcext:value-type="float">
            <text:p>373.1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74.54" calcext:value-type="float">
            <text:p>1974.54</text:p>
          </table:table-cell>
          <table:table-cell office:value-type="float" office:value="417.825" calcext:value-type="float">
            <text:p>417.82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064.53" calcext:value-type="float">
            <text:p>2064.53</text:p>
          </table:table-cell>
          <table:table-cell office:value-type="float" office:value="435.5" calcext:value-type="float">
            <text:p>435.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25.57" calcext:value-type="float">
            <text:p>1925.57</text:p>
          </table:table-cell>
          <table:table-cell office:value-type="float" office:value="323.173" calcext:value-type="float">
            <text:p>323.17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46.75" calcext:value-type="float">
            <text:p>1746.75</text:p>
          </table:table-cell>
          <table:table-cell office:value-type="float" office:value="549.289" calcext:value-type="float">
            <text:p>549.28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32.19" calcext:value-type="float">
            <text:p>1832.19</text:p>
          </table:table-cell>
          <table:table-cell office:value-type="float" office:value="395.213" calcext:value-type="float">
            <text:p>395.21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89.88" calcext:value-type="float">
            <text:p>1989.88</text:p>
          </table:table-cell>
          <table:table-cell office:value-type="float" office:value="400.044" calcext:value-type="float">
            <text:p>400.0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44.28" calcext:value-type="float">
            <text:p>1944.28</text:p>
          </table:table-cell>
          <table:table-cell office:value-type="float" office:value="343.576" calcext:value-type="float">
            <text:p>343.5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46.53" calcext:value-type="float">
            <text:p>1846.53</text:p>
          </table:table-cell>
          <table:table-cell office:value-type="float" office:value="343.252" calcext:value-type="float">
            <text:p>343.25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00.71" calcext:value-type="float">
            <text:p>1900.71</text:p>
          </table:table-cell>
          <table:table-cell office:value-type="float" office:value="300.017" calcext:value-type="float">
            <text:p>300.01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64.15" calcext:value-type="float">
            <text:p>1964.15</text:p>
          </table:table-cell>
          <table:table-cell office:value-type="float" office:value="425.6" calcext:value-type="float">
            <text:p>425.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54.65" calcext:value-type="float">
            <text:p>1854.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84.04" calcext:value-type="float">
            <text:p>1784.04</text:p>
          </table:table-cell>
          <table:table-cell office:value-type="float" office:value="235.996" calcext:value-type="float">
            <text:p>235.99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24.78" calcext:value-type="float">
            <text:p>1824.78</text:p>
          </table:table-cell>
          <table:table-cell office:value-type="float" office:value="296.54" calcext:value-type="float">
            <text:p>296.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38.38" calcext:value-type="float">
            <text:p>1838.38</text:p>
          </table:table-cell>
          <table:table-cell office:value-type="float" office:value="285.411" calcext:value-type="float">
            <text:p>285.4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15.08" calcext:value-type="float">
            <text:p>1715.08</text:p>
          </table:table-cell>
          <table:table-cell office:value-type="float" office:value="257.566" calcext:value-type="float">
            <text:p>257.56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64.49" calcext:value-type="float">
            <text:p>1764.49</text:p>
          </table:table-cell>
          <table:table-cell office:value-type="float" office:value="527.034" calcext:value-type="float">
            <text:p>527.0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22.41" calcext:value-type="float">
            <text:p>1922.41</text:p>
          </table:table-cell>
          <table:table-cell office:value-type="float" office:value="725.458" calcext:value-type="float">
            <text:p>725.45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08.79" calcext:value-type="float">
            <text:p>1808.79</text:p>
          </table:table-cell>
          <table:table-cell office:value-type="float" office:value="483.48" calcext:value-type="float">
            <text:p>483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02.77" calcext:value-type="float">
            <text:p>1902.77</text:p>
          </table:table-cell>
          <table:table-cell office:value-type="float" office:value="278.841" calcext:value-type="float">
            <text:p>278.8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50.19" calcext:value-type="float">
            <text:p>1950.19</text:p>
          </table:table-cell>
          <table:table-cell office:value-type="float" office:value="298.957" calcext:value-type="float">
            <text:p>298.95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28.61" calcext:value-type="float">
            <text:p>1828.61</text:p>
          </table:table-cell>
          <table:table-cell office:value-type="float" office:value="303.569" calcext:value-type="float">
            <text:p>303.5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279.85" calcext:value-type="float">
            <text:p>2279.85</text:p>
          </table:table-cell>
          <table:table-cell office:value-type="float" office:value="415.462" calcext:value-type="float">
            <text:p>415.46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159.52" calcext:value-type="float">
            <text:p>2159.52</text:p>
          </table:table-cell>
          <table:table-cell office:value-type="float" office:value="400.926" calcext:value-type="float">
            <text:p>400.92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46.88" calcext:value-type="float">
            <text:p>1846.88</text:p>
          </table:table-cell>
          <table:table-cell office:value-type="float" office:value="280.417" calcext:value-type="float">
            <text:p>280.41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73.53" calcext:value-type="float">
            <text:p>1873.53</text:p>
          </table:table-cell>
          <table:table-cell office:value-type="float" office:value="303.454" calcext:value-type="float">
            <text:p>303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77.87" calcext:value-type="float">
            <text:p>1877.87</text:p>
          </table:table-cell>
          <table:table-cell office:value-type="float" office:value="293.117" calcext:value-type="float">
            <text:p>293.11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21.1" calcext:value-type="float">
            <text:p>1821.1</text:p>
          </table:table-cell>
          <table:table-cell office:value-type="float" office:value="309.784" calcext:value-type="float">
            <text:p>309.78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18.17" calcext:value-type="float">
            <text:p>1818.17</text:p>
          </table:table-cell>
          <table:table-cell office:value-type="float" office:value="377.491" calcext:value-type="float">
            <text:p>377.4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95.13" calcext:value-type="float">
            <text:p>1795.13</text:p>
          </table:table-cell>
          <table:table-cell office:value-type="float" office:value="345.206" calcext:value-type="float">
            <text:p>345.2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15" calcext:value-type="float">
            <text:p>1715</text:p>
          </table:table-cell>
          <table:table-cell office:value-type="float" office:value="266.711" calcext:value-type="float">
            <text:p>266.7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78.66" calcext:value-type="float">
            <text:p>1778.66</text:p>
          </table:table-cell>
          <table:table-cell office:value-type="float" office:value="324.699" calcext:value-type="float">
            <text:p>324.6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17.49" calcext:value-type="float">
            <text:p>1717.49</text:p>
          </table:table-cell>
          <table:table-cell office:value-type="float" office:value="833.285" calcext:value-type="float">
            <text:p>833.28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29.09" calcext:value-type="float">
            <text:p>1829.09</text:p>
          </table:table-cell>
          <table:table-cell office:value-type="float" office:value="322.147" calcext:value-type="float">
            <text:p>322.14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39.26" calcext:value-type="float">
            <text:p>1839.26</text:p>
          </table:table-cell>
          <table:table-cell office:value-type="float" office:value="252.988" calcext:value-type="float">
            <text:p>252.98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98.42" calcext:value-type="float">
            <text:p>1798.42</text:p>
          </table:table-cell>
          <table:table-cell office:value-type="float" office:value="354.201" calcext:value-type="float">
            <text:p>354.20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974.43" calcext:value-type="float">
            <text:p>1974.43</text:p>
          </table:table-cell>
          <table:table-cell office:value-type="float" office:value="306.18" calcext:value-type="float">
            <text:p>306.1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307.84" calcext:value-type="float">
            <text:p>2307.84</text:p>
          </table:table-cell>
          <table:table-cell office:value-type="float" office:value="312.354" calcext:value-type="float">
            <text:p>312.3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63.95" calcext:value-type="float">
            <text:p>1863.95</text:p>
          </table:table-cell>
          <table:table-cell office:value-type="float" office:value="360.781" calcext:value-type="float">
            <text:p>360.7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45.74" calcext:value-type="float">
            <text:p>1845.74</text:p>
          </table:table-cell>
          <table:table-cell office:value-type="float" office:value="275.472" calcext:value-type="float">
            <text:p>275.47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800.74" calcext:value-type="float">
            <text:p>1800.74</text:p>
          </table:table-cell>
          <table:table-cell office:value-type="float" office:value="349.35" calcext:value-type="float">
            <text:p>349.3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18.36" calcext:value-type="float">
            <text:p>1718.36</text:p>
          </table:table-cell>
          <table:table-cell office:value-type="float" office:value="414.054" calcext:value-type="float">
            <text:p>414.0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50.07" calcext:value-type="float">
            <text:p>1750.07</text:p>
          </table:table-cell>
          <table:table-cell office:value-type="float" office:value="640.23" calcext:value-type="float">
            <text:p>640.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392.39" calcext:value-type="float">
            <text:p>2392.39</text:p>
          </table:table-cell>
          <table:table-cell office:value-type="float" office:value="560.488" calcext:value-type="float">
            <text:p>560.48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15.7" calcext:value-type="float">
            <text:p>1715.7</text:p>
          </table:table-cell>
          <table:table-cell office:value-type="float" office:value="534.02" calcext:value-type="float">
            <text:p>534.0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751.42" calcext:value-type="float">
            <text:p>1751.42</text:p>
          </table:table-cell>
          <table:table-cell office:value-type="float" office:value="337.176" calcext:value-type="float">
            <text:p>337.17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88.38" calcext:value-type="float">
            <text:p>1788.38</text:p>
          </table:table-cell>
          <table:table-cell office:value-type="float" office:value="265.389" calcext:value-type="float">
            <text:p>265.38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61.06" calcext:value-type="float">
            <text:p>1761.06</text:p>
          </table:table-cell>
          <table:table-cell office:value-type="float" office:value="436.378" calcext:value-type="float">
            <text:p>436.37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25.69" calcext:value-type="float">
            <text:p>1825.69</text:p>
          </table:table-cell>
          <table:table-cell office:value-type="float" office:value="248.646" calcext:value-type="float">
            <text:p>248.6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87.71" calcext:value-type="float">
            <text:p>1787.71</text:p>
          </table:table-cell>
          <table:table-cell office:value-type="float" office:value="248.46" calcext:value-type="float">
            <text:p>248.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015.56" calcext:value-type="float">
            <text:p>2015.56</text:p>
          </table:table-cell>
          <table:table-cell office:value-type="float" office:value="271.909" calcext:value-type="float">
            <text:p>271.9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275.27" calcext:value-type="float">
            <text:p>2275.27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49.62" calcext:value-type="float">
            <text:p>1849.62</text:p>
          </table:table-cell>
          <table:table-cell office:value-type="float" office:value="443.912" calcext:value-type="float">
            <text:p>443.9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27.7" calcext:value-type="float">
            <text:p>1927.7</text:p>
          </table:table-cell>
          <table:table-cell office:value-type="float" office:value="252.315" calcext:value-type="float">
            <text:p>252.31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98.84" calcext:value-type="float">
            <text:p>1998.84</text:p>
          </table:table-cell>
          <table:table-cell office:value-type="float" office:value="534.107" calcext:value-type="float">
            <text:p>534.10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46.23" calcext:value-type="float">
            <text:p>1946.23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18.94" calcext:value-type="float">
            <text:p>1818.94</text:p>
          </table:table-cell>
          <table:table-cell office:value-type="float" office:value="253.358" calcext:value-type="float">
            <text:p>253.35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64.96" calcext:value-type="float">
            <text:p>1864.96</text:p>
          </table:table-cell>
          <table:table-cell office:value-type="float" office:value="243.32" calcext:value-type="float">
            <text:p>243.3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40.3" calcext:value-type="float">
            <text:p>1740.3</text:p>
          </table:table-cell>
          <table:table-cell office:value-type="float" office:value="245.189" calcext:value-type="float">
            <text:p>245.18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64.33" calcext:value-type="float">
            <text:p>1864.33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89.75" calcext:value-type="float">
            <text:p>1889.75</text:p>
          </table:table-cell>
          <table:table-cell office:value-type="float" office:value="244.974" calcext:value-type="float">
            <text:p>244.97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48.87" calcext:value-type="float">
            <text:p>1848.87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62.71" calcext:value-type="float">
            <text:p>1962.71</text:p>
          </table:table-cell>
          <table:table-cell office:value-type="float" office:value="271.898" calcext:value-type="float">
            <text:p>271.89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53.54" calcext:value-type="float">
            <text:p>1953.54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06.71" calcext:value-type="float">
            <text:p>1806.71</text:p>
          </table:table-cell>
          <table:table-cell office:value-type="float" office:value="241.364" calcext:value-type="float">
            <text:p>241.36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229.84" calcext:value-type="float">
            <text:p>2229.84</text:p>
          </table:table-cell>
          <table:table-cell office:value-type="float" office:value="252.881" calcext:value-type="float">
            <text:p>252.8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70.05" calcext:value-type="float">
            <text:p>1970.05</text:p>
          </table:table-cell>
          <table:table-cell office:value-type="float" office:value="257.542" calcext:value-type="float">
            <text:p>257.5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79.7" calcext:value-type="float">
            <text:p>1979.7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88.4" calcext:value-type="float">
            <text:p>1788.4</text:p>
          </table:table-cell>
          <table:table-cell office:value-type="float" office:value="248.34" calcext:value-type="float">
            <text:p>248.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27.87" calcext:value-type="float">
            <text:p>1827.87</text:p>
          </table:table-cell>
          <table:table-cell office:value-type="float" office:value="266.974" calcext:value-type="float">
            <text:p>266.97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142.01" calcext:value-type="float">
            <text:p>2142.01</text:p>
          </table:table-cell>
          <table:table-cell office:value-type="float" office:value="1149.4" calcext:value-type="float">
            <text:p>1149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40.59" calcext:value-type="float">
            <text:p>1940.59</text:p>
          </table:table-cell>
          <table:table-cell office:value-type="float" office:value="510.292" calcext:value-type="float">
            <text:p>510.2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32.48" calcext:value-type="float">
            <text:p>1932.48</text:p>
          </table:table-cell>
          <table:table-cell office:value-type="float" office:value="294.624" calcext:value-type="float">
            <text:p>294.62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418.3" calcext:value-type="float">
            <text:p>2418.3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034.47" calcext:value-type="float">
            <text:p>2034.47</text:p>
          </table:table-cell>
          <table:table-cell office:value-type="float" office:value="626.953" calcext:value-type="float">
            <text:p>626.95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73.73" calcext:value-type="float">
            <text:p>1773.73</text:p>
          </table:table-cell>
          <table:table-cell office:value-type="float" office:value="258.521" calcext:value-type="float">
            <text:p>258.52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63.11" calcext:value-type="float">
            <text:p>1863.11</text:p>
          </table:table-cell>
          <table:table-cell office:value-type="float" office:value="241.556" calcext:value-type="float">
            <text:p>241.5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99.7" calcext:value-type="float">
            <text:p>1999.7</text:p>
          </table:table-cell>
          <table:table-cell office:value-type="float" office:value="511.894" calcext:value-type="float">
            <text:p>511.8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207.44" calcext:value-type="float">
            <text:p>2207.44</text:p>
          </table:table-cell>
          <table:table-cell office:value-type="float" office:value="264.669" calcext:value-type="float">
            <text:p>264.6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162.23" calcext:value-type="float">
            <text:p>2162.23</text:p>
          </table:table-cell>
          <table:table-cell office:value-type="float" office:value="381.531" calcext:value-type="float">
            <text:p>381.5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13.86" calcext:value-type="float">
            <text:p>1813.86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57.53" calcext:value-type="float">
            <text:p>1757.53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76.75" calcext:value-type="float">
            <text:p>1776.75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63.33" calcext:value-type="float">
            <text:p>1863.33</text:p>
          </table:table-cell>
          <table:table-cell office:value-type="float" office:value="474.028" calcext:value-type="float">
            <text:p>474.02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188.66" calcext:value-type="float">
            <text:p>2188.66</text:p>
          </table:table-cell>
          <table:table-cell office:value-type="float" office:value="242.055" calcext:value-type="float">
            <text:p>242.05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94.16" calcext:value-type="float">
            <text:p>1794.16</text:p>
          </table:table-cell>
          <table:table-cell office:value-type="float" office:value="250.281" calcext:value-type="float">
            <text:p>250.2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59.88" calcext:value-type="float">
            <text:p>1759.88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83.08" calcext:value-type="float">
            <text:p>1783.08</text:p>
          </table:table-cell>
          <table:table-cell office:value-type="float" office:value="262.247" calcext:value-type="float">
            <text:p>262.24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81.3" calcext:value-type="float">
            <text:p>1781.3</text:p>
          </table:table-cell>
          <table:table-cell office:value-type="float" office:value="282.183" calcext:value-type="float">
            <text:p>282.1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34.65" calcext:value-type="float">
            <text:p>1834.65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132.7" calcext:value-type="float">
            <text:p>2132.7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163.27" calcext:value-type="float">
            <text:p>2163.27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05.09" calcext:value-type="float">
            <text:p>1905.09</text:p>
          </table:table-cell>
          <table:table-cell office:value-type="float" office:value="520.117" calcext:value-type="float">
            <text:p>520.11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90.8" calcext:value-type="float">
            <text:p>1790.8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065.64" calcext:value-type="float">
            <text:p>2065.64</text:p>
          </table:table-cell>
          <table:table-cell office:value-type="float" office:value="241.165" calcext:value-type="float">
            <text:p>241.16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43.7" calcext:value-type="float">
            <text:p>1843.7</text:p>
          </table:table-cell>
          <table:table-cell office:value-type="float" office:value="698.712" calcext:value-type="float">
            <text:p>698.7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13.39" calcext:value-type="float">
            <text:p>1813.39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45.71" calcext:value-type="float">
            <text:p>1845.71</text:p>
          </table:table-cell>
          <table:table-cell office:value-type="float" office:value="243.96" calcext:value-type="float">
            <text:p>243.9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79.36" calcext:value-type="float">
            <text:p>1879.36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066.11" calcext:value-type="float">
            <text:p>2066.11</text:p>
          </table:table-cell>
          <table:table-cell office:value-type="float" office:value="286.48" calcext:value-type="float">
            <text:p>286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94.3" calcext:value-type="float">
            <text:p>1894.3</text:p>
          </table:table-cell>
          <table:table-cell office:value-type="float" office:value="263.574" calcext:value-type="float">
            <text:p>263.57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86.28" calcext:value-type="float">
            <text:p>1986.28</text:p>
          </table:table-cell>
          <table:table-cell office:value-type="float" office:value="334.827" calcext:value-type="float">
            <text:p>334.8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28.63" calcext:value-type="float">
            <text:p>1828.63</text:p>
          </table:table-cell>
          <table:table-cell office:value-type="float" office:value="251.849" calcext:value-type="float">
            <text:p>251.8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238.18" calcext:value-type="float">
            <text:p>2238.18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88.72" calcext:value-type="float">
            <text:p>1788.72</text:p>
          </table:table-cell>
          <table:table-cell office:value-type="float" office:value="555.382" calcext:value-type="float">
            <text:p>555.38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76.04" calcext:value-type="float">
            <text:p>1776.04</text:p>
          </table:table-cell>
          <table:table-cell office:value-type="float" office:value="259.322" calcext:value-type="float">
            <text:p>259.3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56.42" calcext:value-type="float">
            <text:p>1756.42</text:p>
          </table:table-cell>
          <table:table-cell office:value-type="float" office:value="248.914" calcext:value-type="float">
            <text:p>248.9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12.05" calcext:value-type="float">
            <text:p>1812.05</text:p>
          </table:table-cell>
          <table:table-cell office:value-type="float" office:value="240.706" calcext:value-type="float">
            <text:p>240.7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336.05" calcext:value-type="float">
            <text:p>2336.05</text:p>
          </table:table-cell>
          <table:table-cell office:value-type="float" office:value="317.09" calcext:value-type="float">
            <text:p>317.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56.12" calcext:value-type="float">
            <text:p>1956.12</text:p>
          </table:table-cell>
          <table:table-cell office:value-type="float" office:value="311.341" calcext:value-type="float">
            <text:p>311.3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53.19" calcext:value-type="float">
            <text:p>1753.19</text:p>
          </table:table-cell>
          <table:table-cell office:value-type="float" office:value="327.082" calcext:value-type="float">
            <text:p>327.08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51.88" calcext:value-type="float">
            <text:p>1751.88</text:p>
          </table:table-cell>
          <table:table-cell office:value-type="float" office:value="286.911" calcext:value-type="float">
            <text:p>286.9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88.32" calcext:value-type="float">
            <text:p>1788.32</text:p>
          </table:table-cell>
          <table:table-cell office:value-type="float" office:value="330.39" calcext:value-type="float">
            <text:p>330.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46.95" calcext:value-type="float">
            <text:p>1746.95</text:p>
          </table:table-cell>
          <table:table-cell office:value-type="float" office:value="256.68" calcext:value-type="float">
            <text:p>256.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62.03" calcext:value-type="float">
            <text:p>1862.03</text:p>
          </table:table-cell>
          <table:table-cell office:value-type="float" office:value="265.011" calcext:value-type="float">
            <text:p>265.0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68.6" calcext:value-type="float">
            <text:p>1868.6</text:p>
          </table:table-cell>
          <table:table-cell office:value-type="float" office:value="241.623" calcext:value-type="float">
            <text:p>241.6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15.03" calcext:value-type="float">
            <text:p>1715.03</text:p>
          </table:table-cell>
          <table:table-cell office:value-type="float" office:value="299.151" calcext:value-type="float">
            <text:p>299.15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37.11" calcext:value-type="float">
            <text:p>1837.11</text:p>
          </table:table-cell>
          <table:table-cell office:value-type="float" office:value="258.499" calcext:value-type="float">
            <text:p>258.4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35.41" calcext:value-type="float">
            <text:p>1835.41</text:p>
          </table:table-cell>
          <table:table-cell office:value-type="float" office:value="275.792" calcext:value-type="float">
            <text:p>275.7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20.9" calcext:value-type="float">
            <text:p>1920.9</text:p>
          </table:table-cell>
          <table:table-cell office:value-type="float" office:value="243.202" calcext:value-type="float">
            <text:p>243.20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536.12" calcext:value-type="float">
            <text:p>2536.12</text:p>
          </table:table-cell>
          <table:table-cell office:value-type="float" office:value="361.01" calcext:value-type="float">
            <text:p>361.0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58.45" calcext:value-type="float">
            <text:p>1958.45</text:p>
          </table:table-cell>
          <table:table-cell office:value-type="float" office:value="678.244" calcext:value-type="float">
            <text:p>678.2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97.55" calcext:value-type="float">
            <text:p>1797.55</text:p>
          </table:table-cell>
          <table:table-cell office:value-type="float" office:value="318.358" calcext:value-type="float">
            <text:p>318.35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23.63" calcext:value-type="float">
            <text:p>1923.63</text:p>
          </table:table-cell>
          <table:table-cell office:value-type="float" office:value="282.887" calcext:value-type="float">
            <text:p>282.88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38.58" calcext:value-type="float">
            <text:p>1938.58</text:p>
          </table:table-cell>
          <table:table-cell office:value-type="float" office:value="273.474" calcext:value-type="float">
            <text:p>273.47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167.64" calcext:value-type="float">
            <text:p>2167.64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56.76" calcext:value-type="float">
            <text:p>1856.76</text:p>
          </table:table-cell>
          <table:table-cell office:value-type="float" office:value="422.793" calcext:value-type="float">
            <text:p>422.7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44.96" calcext:value-type="float">
            <text:p>1744.96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32.66" calcext:value-type="float">
            <text:p>1832.66</text:p>
          </table:table-cell>
          <table:table-cell office:value-type="float" office:value="280.193" calcext:value-type="float">
            <text:p>280.1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053.15" calcext:value-type="float">
            <text:p>2053.15</text:p>
          </table:table-cell>
          <table:table-cell office:value-type="float" office:value="821.552" calcext:value-type="float">
            <text:p>821.55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22.81" calcext:value-type="float">
            <text:p>1822.81</text:p>
          </table:table-cell>
          <table:table-cell office:value-type="float" office:value="313.773" calcext:value-type="float">
            <text:p>313.77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54.13" calcext:value-type="float">
            <text:p>1854.13</text:p>
          </table:table-cell>
          <table:table-cell office:value-type="float" office:value="419.528" calcext:value-type="float">
            <text:p>419.52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919.93" calcext:value-type="float">
            <text:p>1919.93</text:p>
          </table:table-cell>
          <table:table-cell office:value-type="float" office:value="312.285" calcext:value-type="float">
            <text:p>312.28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059.9" calcext:value-type="float">
            <text:p>2059.9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28.03" calcext:value-type="float">
            <text:p>1728.03</text:p>
          </table:table-cell>
          <table:table-cell office:value-type="float" office:value="297.473" calcext:value-type="float">
            <text:p>297.47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51.54" calcext:value-type="float">
            <text:p>1751.54</text:p>
          </table:table-cell>
          <table:table-cell office:value-type="float" office:value="263.098" calcext:value-type="float">
            <text:p>263.09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09.93" calcext:value-type="float">
            <text:p>1709.93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66.52" calcext:value-type="float">
            <text:p>1766.52</text:p>
          </table:table-cell>
          <table:table-cell office:value-type="float" office:value="245.143" calcext:value-type="float">
            <text:p>245.14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40.32" calcext:value-type="float">
            <text:p>1740.32</text:p>
          </table:table-cell>
          <table:table-cell office:value-type="float" office:value="259.147" calcext:value-type="float">
            <text:p>259.14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96.56" calcext:value-type="float">
            <text:p>1896.56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04.63" calcext:value-type="float">
            <text:p>1804.63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095.26" calcext:value-type="float">
            <text:p>2095.26</text:p>
          </table:table-cell>
          <table:table-cell office:value-type="float" office:value="240.669" calcext:value-type="float">
            <text:p>240.6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58.47" calcext:value-type="float">
            <text:p>1758.47</text:p>
          </table:table-cell>
          <table:table-cell office:value-type="float" office:value="242.393" calcext:value-type="float">
            <text:p>242.3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743.35" calcext:value-type="float">
            <text:p>1743.35</text:p>
          </table:table-cell>
          <table:table-cell office:value-type="float" office:value="543.627" calcext:value-type="float">
            <text:p>543.6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71.45" calcext:value-type="float">
            <text:p>1871.45</text:p>
          </table:table-cell>
          <table:table-cell office:value-type="float" office:value="265.48" calcext:value-type="float">
            <text:p>265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-star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818.25" calcext:value-type="float">
            <text:p>1818.25</text:p>
          </table:table-cell>
          <table:table-cell office:value-type="float" office:value="796.795" calcext:value-type="float">
            <text:p>796.795</text:p>
          </table:table-cell>
        </table:table-row>
        <table:table-row table:style-name="ro1">
          <table:table-cell table:number-columns-repeated="6"/>
          <table:table-cell table:formula="of:=AVERAGE([.G511:.G1018])" office:value-type="float" office:value="1840.7152" calcext:value-type="float">
            <text:p>1840.7152</text:p>
          </table:table-cell>
          <table:table-cell table:formula="of:=AVERAGE([.H511:.H1018])" office:value-type="float" office:value="499.059293999999" calcext:value-type="float">
            <text:p>499.0592939999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883.28" calcext:value-type="float">
            <text:p>2883.28</text:p>
          </table:table-cell>
          <table:table-cell office:value-type="float" office:value="1290.91" calcext:value-type="float">
            <text:p>1290.9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964.18" calcext:value-type="float">
            <text:p>1964.18</text:p>
          </table:table-cell>
          <table:table-cell office:value-type="float" office:value="1597.61" calcext:value-type="float">
            <text:p>1597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984.48" calcext:value-type="float">
            <text:p>1984.48</text:p>
          </table:table-cell>
          <table:table-cell office:value-type="float" office:value="985.213" calcext:value-type="float">
            <text:p>985.21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77.88" calcext:value-type="float">
            <text:p>1877.88</text:p>
          </table:table-cell>
          <table:table-cell office:value-type="float" office:value="1808.94" calcext:value-type="float">
            <text:p>1808.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56.62" calcext:value-type="float">
            <text:p>1856.62</text:p>
          </table:table-cell>
          <table:table-cell office:value-type="float" office:value="932.935" calcext:value-type="float">
            <text:p>932.93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45.53" calcext:value-type="float">
            <text:p>1845.53</text:p>
          </table:table-cell>
          <table:table-cell office:value-type="float" office:value="1540.87" calcext:value-type="float">
            <text:p>1540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55.1" calcext:value-type="float">
            <text:p>1855.1</text:p>
          </table:table-cell>
          <table:table-cell office:value-type="float" office:value="811.501" calcext:value-type="float">
            <text:p>811.5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910.8" calcext:value-type="float">
            <text:p>1910.8</text:p>
          </table:table-cell>
          <table:table-cell office:value-type="float" office:value="1479.75" calcext:value-type="float">
            <text:p>1479.7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70.86" calcext:value-type="float">
            <text:p>1870.86</text:p>
          </table:table-cell>
          <table:table-cell office:value-type="float" office:value="620.21" calcext:value-type="float">
            <text:p>620.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54.77" calcext:value-type="float">
            <text:p>1854.77</text:p>
          </table:table-cell>
          <table:table-cell office:value-type="float" office:value="669.984" calcext:value-type="float">
            <text:p>669.9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65.56" calcext:value-type="float">
            <text:p>1865.56</text:p>
          </table:table-cell>
          <table:table-cell office:value-type="float" office:value="963.019" calcext:value-type="float">
            <text:p>963.01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69.93" calcext:value-type="float">
            <text:p>1869.93</text:p>
          </table:table-cell>
          <table:table-cell office:value-type="float" office:value="862.612" calcext:value-type="float">
            <text:p>862.6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42.36" calcext:value-type="float">
            <text:p>1842.36</text:p>
          </table:table-cell>
          <table:table-cell office:value-type="float" office:value="1231.29" calcext:value-type="float">
            <text:p>1231.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68.3" calcext:value-type="float">
            <text:p>1868.3</text:p>
          </table:table-cell>
          <table:table-cell office:value-type="float" office:value="665.124" calcext:value-type="float">
            <text:p>665.1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84.58" calcext:value-type="float">
            <text:p>1884.58</text:p>
          </table:table-cell>
          <table:table-cell office:value-type="float" office:value="591.229" calcext:value-type="float">
            <text:p>591.2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57.73" calcext:value-type="float">
            <text:p>1857.73</text:p>
          </table:table-cell>
          <table:table-cell office:value-type="float" office:value="727.252" calcext:value-type="float">
            <text:p>727.2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87.24" calcext:value-type="float">
            <text:p>1887.24</text:p>
          </table:table-cell>
          <table:table-cell office:value-type="float" office:value="886.504" calcext:value-type="float">
            <text:p>886.50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79.66" calcext:value-type="float">
            <text:p>1879.66</text:p>
          </table:table-cell>
          <table:table-cell office:value-type="float" office:value="757.327" calcext:value-type="float">
            <text:p>757.32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53.46" calcext:value-type="float">
            <text:p>1853.46</text:p>
          </table:table-cell>
          <table:table-cell office:value-type="float" office:value="707.226" calcext:value-type="float">
            <text:p>707.2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67.8" calcext:value-type="float">
            <text:p>1867.8</text:p>
          </table:table-cell>
          <table:table-cell office:value-type="float" office:value="1409.55" calcext:value-type="float">
            <text:p>1409.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58.86" calcext:value-type="float">
            <text:p>1858.86</text:p>
          </table:table-cell>
          <table:table-cell office:value-type="float" office:value="814.336" calcext:value-type="float">
            <text:p>814.3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49.68" calcext:value-type="float">
            <text:p>1849.68</text:p>
          </table:table-cell>
          <table:table-cell office:value-type="float" office:value="1232.75" calcext:value-type="float">
            <text:p>1232.7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85.72" calcext:value-type="float">
            <text:p>1785.72</text:p>
          </table:table-cell>
          <table:table-cell office:value-type="float" office:value="1154.24" calcext:value-type="float">
            <text:p>1154.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0.62" calcext:value-type="float">
            <text:p>1730.62</text:p>
          </table:table-cell>
          <table:table-cell office:value-type="float" office:value="900.474" calcext:value-type="float">
            <text:p>900.47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1.37" calcext:value-type="float">
            <text:p>1741.37</text:p>
          </table:table-cell>
          <table:table-cell office:value-type="float" office:value="1693.05" calcext:value-type="float">
            <text:p>1693.0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8.14" calcext:value-type="float">
            <text:p>1748.14</text:p>
          </table:table-cell>
          <table:table-cell office:value-type="float" office:value="1643.46" calcext:value-type="float">
            <text:p>1643.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8.75" calcext:value-type="float">
            <text:p>1748.75</text:p>
          </table:table-cell>
          <table:table-cell office:value-type="float" office:value="965.337" calcext:value-type="float">
            <text:p>965.33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4.46" calcext:value-type="float">
            <text:p>1754.46</text:p>
          </table:table-cell>
          <table:table-cell office:value-type="float" office:value="955.373" calcext:value-type="float">
            <text:p>955.3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5.3" calcext:value-type="float">
            <text:p>1735.3</text:p>
          </table:table-cell>
          <table:table-cell office:value-type="float" office:value="737.082" calcext:value-type="float">
            <text:p>737.08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0.86" calcext:value-type="float">
            <text:p>1750.86</text:p>
          </table:table-cell>
          <table:table-cell office:value-type="float" office:value="2530.75" calcext:value-type="float">
            <text:p>2530.7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7.03" calcext:value-type="float">
            <text:p>1747.03</text:p>
          </table:table-cell>
          <table:table-cell office:value-type="float" office:value="733.62" calcext:value-type="float">
            <text:p>733.6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4.57" calcext:value-type="float">
            <text:p>1754.57</text:p>
          </table:table-cell>
          <table:table-cell office:value-type="float" office:value="1204.8" calcext:value-type="float">
            <text:p>1204.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9.53" calcext:value-type="float">
            <text:p>1749.53</text:p>
          </table:table-cell>
          <table:table-cell office:value-type="float" office:value="690.108" calcext:value-type="float">
            <text:p>690.1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68.34" calcext:value-type="float">
            <text:p>1768.34</text:p>
          </table:table-cell>
          <table:table-cell office:value-type="float" office:value="721.301" calcext:value-type="float">
            <text:p>721.3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3.32" calcext:value-type="float">
            <text:p>1743.32</text:p>
          </table:table-cell>
          <table:table-cell office:value-type="float" office:value="1794.02" calcext:value-type="float">
            <text:p>1794.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4.5" calcext:value-type="float">
            <text:p>1754.5</text:p>
          </table:table-cell>
          <table:table-cell office:value-type="float" office:value="759.896" calcext:value-type="float">
            <text:p>759.89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64.23" calcext:value-type="float">
            <text:p>1764.23</text:p>
          </table:table-cell>
          <table:table-cell office:value-type="float" office:value="715.485" calcext:value-type="float">
            <text:p>715.48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2.67" calcext:value-type="float">
            <text:p>1752.67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28.81" calcext:value-type="float">
            <text:p>1728.81</text:p>
          </table:table-cell>
          <table:table-cell office:value-type="float" office:value="2340.57" calcext:value-type="float">
            <text:p>2340.5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9.31" calcext:value-type="float">
            <text:p>1739.31</text:p>
          </table:table-cell>
          <table:table-cell office:value-type="float" office:value="741.815" calcext:value-type="float">
            <text:p>741.81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9.4" calcext:value-type="float">
            <text:p>1739.4</text:p>
          </table:table-cell>
          <table:table-cell office:value-type="float" office:value="1161.22" calcext:value-type="float">
            <text:p>1161.2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69.03" calcext:value-type="float">
            <text:p>1769.03</text:p>
          </table:table-cell>
          <table:table-cell office:value-type="float" office:value="1049.44" calcext:value-type="float">
            <text:p>1049.4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8.3" calcext:value-type="float">
            <text:p>1748.3</text:p>
          </table:table-cell>
          <table:table-cell office:value-type="float" office:value="869.009" calcext:value-type="float">
            <text:p>869.0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8.78" calcext:value-type="float">
            <text:p>1748.78</text:p>
          </table:table-cell>
          <table:table-cell office:value-type="float" office:value="1033.28" calcext:value-type="float">
            <text:p>1033.2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0.57" calcext:value-type="float">
            <text:p>1740.57</text:p>
          </table:table-cell>
          <table:table-cell office:value-type="float" office:value="1536.72" calcext:value-type="float">
            <text:p>1536.7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1.5" calcext:value-type="float">
            <text:p>1741.5</text:p>
          </table:table-cell>
          <table:table-cell office:value-type="float" office:value="1904.08" calcext:value-type="float">
            <text:p>1904.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3.98" calcext:value-type="float">
            <text:p>1733.98</text:p>
          </table:table-cell>
          <table:table-cell office:value-type="float" office:value="1684.53" calcext:value-type="float">
            <text:p>168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0.5" calcext:value-type="float">
            <text:p>1750.5</text:p>
          </table:table-cell>
          <table:table-cell office:value-type="float" office:value="1529.37" calcext:value-type="float">
            <text:p>1529.3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4.29" calcext:value-type="float">
            <text:p>1754.29</text:p>
          </table:table-cell>
          <table:table-cell office:value-type="float" office:value="735.67" calcext:value-type="float">
            <text:p>735.6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3.32" calcext:value-type="float">
            <text:p>1753.32</text:p>
          </table:table-cell>
          <table:table-cell office:value-type="float" office:value="957.515" calcext:value-type="float">
            <text:p>957.51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3.14" calcext:value-type="float">
            <text:p>1743.14</text:p>
          </table:table-cell>
          <table:table-cell office:value-type="float" office:value="1620.63" calcext:value-type="float">
            <text:p>1620.6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23.99" calcext:value-type="float">
            <text:p>1723.99</text:p>
          </table:table-cell>
          <table:table-cell office:value-type="float" office:value="1357.77" calcext:value-type="float">
            <text:p>1357.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8.26" calcext:value-type="float">
            <text:p>1758.26</text:p>
          </table:table-cell>
          <table:table-cell office:value-type="float" office:value="1272.97" calcext:value-type="float">
            <text:p>1272.9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65" calcext:value-type="float">
            <text:p>1765</text:p>
          </table:table-cell>
          <table:table-cell office:value-type="float" office:value="1483.58" calcext:value-type="float">
            <text:p>1483.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83.46" calcext:value-type="float">
            <text:p>1783.46</text:p>
          </table:table-cell>
          <table:table-cell office:value-type="float" office:value="837.569" calcext:value-type="float">
            <text:p>837.5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4.59" calcext:value-type="float">
            <text:p>1754.59</text:p>
          </table:table-cell>
          <table:table-cell office:value-type="float" office:value="1161.76" calcext:value-type="float">
            <text:p>1161.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1.11" calcext:value-type="float">
            <text:p>1751.11</text:p>
          </table:table-cell>
          <table:table-cell office:value-type="float" office:value="2212.23" calcext:value-type="float">
            <text:p>2212.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7.58" calcext:value-type="float">
            <text:p>1747.58</text:p>
          </table:table-cell>
          <table:table-cell office:value-type="float" office:value="811.73" calcext:value-type="float">
            <text:p>811.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2.6" calcext:value-type="float">
            <text:p>1742.6</text:p>
          </table:table-cell>
          <table:table-cell office:value-type="float" office:value="623.593" calcext:value-type="float">
            <text:p>623.5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7.27" calcext:value-type="float">
            <text:p>1747.27</text:p>
          </table:table-cell>
          <table:table-cell office:value-type="float" office:value="854.169" calcext:value-type="float">
            <text:p>854.1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5.67" calcext:value-type="float">
            <text:p>1735.67</text:p>
          </table:table-cell>
          <table:table-cell office:value-type="float" office:value="682.781" calcext:value-type="float">
            <text:p>682.7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8.48" calcext:value-type="float">
            <text:p>1738.48</text:p>
          </table:table-cell>
          <table:table-cell office:value-type="float" office:value="1070.45" calcext:value-type="float">
            <text:p>1070.4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0.66" calcext:value-type="float">
            <text:p>1740.66</text:p>
          </table:table-cell>
          <table:table-cell office:value-type="float" office:value="1706.58" calcext:value-type="float">
            <text:p>1706.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6.13" calcext:value-type="float">
            <text:p>1746.13</text:p>
          </table:table-cell>
          <table:table-cell office:value-type="float" office:value="1426.61" calcext:value-type="float">
            <text:p>1426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2.82" calcext:value-type="float">
            <text:p>1732.82</text:p>
          </table:table-cell>
          <table:table-cell office:value-type="float" office:value="1586.21" calcext:value-type="float">
            <text:p>1586.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3.33" calcext:value-type="float">
            <text:p>1743.33</text:p>
          </table:table-cell>
          <table:table-cell office:value-type="float" office:value="1016.01" calcext:value-type="float">
            <text:p>1016.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62.89" calcext:value-type="float">
            <text:p>1762.89</text:p>
          </table:table-cell>
          <table:table-cell office:value-type="float" office:value="652.53" calcext:value-type="float">
            <text:p>652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0.08" calcext:value-type="float">
            <text:p>1750.08</text:p>
          </table:table-cell>
          <table:table-cell office:value-type="float" office:value="927.269" calcext:value-type="float">
            <text:p>927.2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0.23" calcext:value-type="float">
            <text:p>1750.23</text:p>
          </table:table-cell>
          <table:table-cell office:value-type="float" office:value="1045.1" calcext:value-type="float">
            <text:p>1045.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4.54" calcext:value-type="float">
            <text:p>1734.54</text:p>
          </table:table-cell>
          <table:table-cell office:value-type="float" office:value="851.551" calcext:value-type="float">
            <text:p>851.5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1.3" calcext:value-type="float">
            <text:p>1741.3</text:p>
          </table:table-cell>
          <table:table-cell office:value-type="float" office:value="775.629" calcext:value-type="float">
            <text:p>775.6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5.66" calcext:value-type="float">
            <text:p>1745.66</text:p>
          </table:table-cell>
          <table:table-cell office:value-type="float" office:value="1942.55" calcext:value-type="float">
            <text:p>1942.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27.17" calcext:value-type="float">
            <text:p>1727.17</text:p>
          </table:table-cell>
          <table:table-cell office:value-type="float" office:value="1267.3" calcext:value-type="float">
            <text:p>1267.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0.36" calcext:value-type="float">
            <text:p>1740.36</text:p>
          </table:table-cell>
          <table:table-cell office:value-type="float" office:value="1004.93" calcext:value-type="float">
            <text:p>1004.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0.2" calcext:value-type="float">
            <text:p>1740.2</text:p>
          </table:table-cell>
          <table:table-cell office:value-type="float" office:value="1539.63" calcext:value-type="float">
            <text:p>1539.6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4.87" calcext:value-type="float">
            <text:p>1754.87</text:p>
          </table:table-cell>
          <table:table-cell office:value-type="float" office:value="577.243" calcext:value-type="float">
            <text:p>577.24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3.35" calcext:value-type="float">
            <text:p>1753.35</text:p>
          </table:table-cell>
          <table:table-cell office:value-type="float" office:value="1032.47" calcext:value-type="float">
            <text:p>1032.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6.36" calcext:value-type="float">
            <text:p>1746.36</text:p>
          </table:table-cell>
          <table:table-cell office:value-type="float" office:value="1038.09" calcext:value-type="float">
            <text:p>1038.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7.93" calcext:value-type="float">
            <text:p>1747.93</text:p>
          </table:table-cell>
          <table:table-cell office:value-type="float" office:value="927.14" calcext:value-type="float">
            <text:p>927.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2.46" calcext:value-type="float">
            <text:p>1742.46</text:p>
          </table:table-cell>
          <table:table-cell office:value-type="float" office:value="1423.71" calcext:value-type="float">
            <text:p>1423.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17.56" calcext:value-type="float">
            <text:p>1717.56</text:p>
          </table:table-cell>
          <table:table-cell office:value-type="float" office:value="1517.49" calcext:value-type="float">
            <text:p>1517.4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0.88" calcext:value-type="float">
            <text:p>1750.88</text:p>
          </table:table-cell>
          <table:table-cell office:value-type="float" office:value="627.355" calcext:value-type="float">
            <text:p>627.3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3.28" calcext:value-type="float">
            <text:p>1753.28</text:p>
          </table:table-cell>
          <table:table-cell office:value-type="float" office:value="1095.9" calcext:value-type="float">
            <text:p>1095.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9.03" calcext:value-type="float">
            <text:p>1759.03</text:p>
          </table:table-cell>
          <table:table-cell office:value-type="float" office:value="571.215" calcext:value-type="float">
            <text:p>571.21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8.7" calcext:value-type="float">
            <text:p>1758.7</text:p>
          </table:table-cell>
          <table:table-cell office:value-type="float" office:value="986.397" calcext:value-type="float">
            <text:p>986.39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1.55" calcext:value-type="float">
            <text:p>1741.55</text:p>
          </table:table-cell>
          <table:table-cell office:value-type="float" office:value="897.437" calcext:value-type="float">
            <text:p>897.43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034.29" calcext:value-type="float">
            <text:p>1034.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1.19" calcext:value-type="float">
            <text:p>1751.19</text:p>
          </table:table-cell>
          <table:table-cell office:value-type="float" office:value="1551.25" calcext:value-type="float">
            <text:p>1551.2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3.92" calcext:value-type="float">
            <text:p>1743.92</text:p>
          </table:table-cell>
          <table:table-cell office:value-type="float" office:value="846.22" calcext:value-type="float">
            <text:p>846.2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2" calcext:value-type="float">
            <text:p>1752</text:p>
          </table:table-cell>
          <table:table-cell office:value-type="float" office:value="1689.45" calcext:value-type="float">
            <text:p>1689.4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6.33" calcext:value-type="float">
            <text:p>1756.33</text:p>
          </table:table-cell>
          <table:table-cell office:value-type="float" office:value="799.965" calcext:value-type="float">
            <text:p>799.96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3.39" calcext:value-type="float">
            <text:p>1743.39</text:p>
          </table:table-cell>
          <table:table-cell office:value-type="float" office:value="1401.12" calcext:value-type="float">
            <text:p>1401.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9.6" calcext:value-type="float">
            <text:p>1759.6</text:p>
          </table:table-cell>
          <table:table-cell office:value-type="float" office:value="1228.1" calcext:value-type="float">
            <text:p>1228.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2.19" calcext:value-type="float">
            <text:p>1752.19</text:p>
          </table:table-cell>
          <table:table-cell office:value-type="float" office:value="1123.93" calcext:value-type="float">
            <text:p>1123.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50.72" calcext:value-type="float">
            <text:p>1750.72</text:p>
          </table:table-cell>
          <table:table-cell office:value-type="float" office:value="836.327" calcext:value-type="float">
            <text:p>836.32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8.87" calcext:value-type="float">
            <text:p>1748.87</text:p>
          </table:table-cell>
          <table:table-cell office:value-type="float" office:value="895.436" calcext:value-type="float">
            <text:p>895.4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9.84" calcext:value-type="float">
            <text:p>1749.84</text:p>
          </table:table-cell>
          <table:table-cell office:value-type="float" office:value="1848.14" calcext:value-type="float">
            <text:p>1848.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96.18" calcext:value-type="float">
            <text:p>1796.18</text:p>
          </table:table-cell>
          <table:table-cell office:value-type="float" office:value="709.756" calcext:value-type="float">
            <text:p>709.75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45.37" calcext:value-type="float">
            <text:p>1745.37</text:p>
          </table:table-cell>
          <table:table-cell office:value-type="float" office:value="662.872" calcext:value-type="float">
            <text:p>662.87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39.61" calcext:value-type="float">
            <text:p>1739.61</text:p>
          </table:table-cell>
          <table:table-cell office:value-type="float" office:value="1979.82" calcext:value-type="float">
            <text:p>1979.8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4.97" calcext:value-type="float">
            <text:p>1744.97</text:p>
          </table:table-cell>
          <table:table-cell office:value-type="float" office:value="748.841" calcext:value-type="float">
            <text:p>748.84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4.3" calcext:value-type="float">
            <text:p>1744.3</text:p>
          </table:table-cell>
          <table:table-cell office:value-type="float" office:value="1369.86" calcext:value-type="float">
            <text:p>1369.8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91.04" calcext:value-type="float">
            <text:p>1791.04</text:p>
          </table:table-cell>
          <table:table-cell office:value-type="float" office:value="948.166" calcext:value-type="float">
            <text:p>948.1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7.68" calcext:value-type="float">
            <text:p>1747.68</text:p>
          </table:table-cell>
          <table:table-cell office:value-type="float" office:value="963.184" calcext:value-type="float">
            <text:p>963.1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39.71" calcext:value-type="float">
            <text:p>1739.71</text:p>
          </table:table-cell>
          <table:table-cell office:value-type="float" office:value="1091.18" calcext:value-type="float">
            <text:p>1091.1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7.59" calcext:value-type="float">
            <text:p>1757.59</text:p>
          </table:table-cell>
          <table:table-cell office:value-type="float" office:value="1390.58" calcext:value-type="float">
            <text:p>1390.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6.96" calcext:value-type="float">
            <text:p>1756.96</text:p>
          </table:table-cell>
          <table:table-cell office:value-type="float" office:value="1203.84" calcext:value-type="float">
            <text:p>1203.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2.2" calcext:value-type="float">
            <text:p>1762.2</text:p>
          </table:table-cell>
          <table:table-cell office:value-type="float" office:value="1303.62" calcext:value-type="float">
            <text:p>1303.6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4.19" calcext:value-type="float">
            <text:p>1754.1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5.25" calcext:value-type="float">
            <text:p>1755.25</text:p>
          </table:table-cell>
          <table:table-cell office:value-type="float" office:value="528.776" calcext:value-type="float">
            <text:p>528.7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2.81" calcext:value-type="float">
            <text:p>1752.81</text:p>
          </table:table-cell>
          <table:table-cell office:value-type="float" office:value="664.392" calcext:value-type="float">
            <text:p>664.39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73.8" calcext:value-type="float">
            <text:p>1773.8</text:p>
          </table:table-cell>
          <table:table-cell office:value-type="float" office:value="1231.22" calcext:value-type="float">
            <text:p>1231.2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3.83" calcext:value-type="float">
            <text:p>1763.83</text:p>
          </table:table-cell>
          <table:table-cell office:value-type="float" office:value="559.569" calcext:value-type="float">
            <text:p>559.5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9.18" calcext:value-type="float">
            <text:p>1759.18</text:p>
          </table:table-cell>
          <table:table-cell office:value-type="float" office:value="866.059" calcext:value-type="float">
            <text:p>866.05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4.52" calcext:value-type="float">
            <text:p>1754.52</text:p>
          </table:table-cell>
          <table:table-cell office:value-type="float" office:value="614.187" calcext:value-type="float">
            <text:p>614.1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80.89" calcext:value-type="float">
            <text:p>1780.89</text:p>
          </table:table-cell>
          <table:table-cell office:value-type="float" office:value="691.908" calcext:value-type="float">
            <text:p>691.9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7.97" calcext:value-type="float">
            <text:p>1757.97</text:p>
          </table:table-cell>
          <table:table-cell office:value-type="float" office:value="853.003" calcext:value-type="float">
            <text:p>853.00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7.82" calcext:value-type="float">
            <text:p>1757.82</text:p>
          </table:table-cell>
          <table:table-cell office:value-type="float" office:value="1148.76" calcext:value-type="float">
            <text:p>1148.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75.97" calcext:value-type="float">
            <text:p>1775.97</text:p>
          </table:table-cell>
          <table:table-cell office:value-type="float" office:value="800.408" calcext:value-type="float">
            <text:p>800.4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3.69" calcext:value-type="float">
            <text:p>1753.69</text:p>
          </table:table-cell>
          <table:table-cell office:value-type="float" office:value="987.465" calcext:value-type="float">
            <text:p>987.46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2.74" calcext:value-type="float">
            <text:p>1762.74</text:p>
          </table:table-cell>
          <table:table-cell office:value-type="float" office:value="1135.05" calcext:value-type="float">
            <text:p>1135.0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6.45" calcext:value-type="float">
            <text:p>1746.45</text:p>
          </table:table-cell>
          <table:table-cell office:value-type="float" office:value="1152.29" calcext:value-type="float">
            <text:p>1152.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8.09" calcext:value-type="float">
            <text:p>1748.09</text:p>
          </table:table-cell>
          <table:table-cell office:value-type="float" office:value="1182.9" calcext:value-type="float">
            <text:p>1182.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5.87" calcext:value-type="float">
            <text:p>1755.87</text:p>
          </table:table-cell>
          <table:table-cell office:value-type="float" office:value="412.968" calcext:value-type="float">
            <text:p>412.96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9.85" calcext:value-type="float">
            <text:p>1749.85</text:p>
          </table:table-cell>
          <table:table-cell office:value-type="float" office:value="824.818" calcext:value-type="float">
            <text:p>824.81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2.89" calcext:value-type="float">
            <text:p>1742.89</text:p>
          </table:table-cell>
          <table:table-cell office:value-type="float" office:value="1892.08" calcext:value-type="float">
            <text:p>1892.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3.7" calcext:value-type="float">
            <text:p>1763.7</text:p>
          </table:table-cell>
          <table:table-cell office:value-type="float" office:value="591.335" calcext:value-type="float">
            <text:p>591.33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4.47" calcext:value-type="float">
            <text:p>1754.47</text:p>
          </table:table-cell>
          <table:table-cell office:value-type="float" office:value="877.881" calcext:value-type="float">
            <text:p>877.8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39.62" calcext:value-type="float">
            <text:p>1739.62</text:p>
          </table:table-cell>
          <table:table-cell office:value-type="float" office:value="677.36" calcext:value-type="float">
            <text:p>677.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2.71" calcext:value-type="float">
            <text:p>1752.71</text:p>
          </table:table-cell>
          <table:table-cell office:value-type="float" office:value="1381.79" calcext:value-type="float">
            <text:p>1381.7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0.16" calcext:value-type="float">
            <text:p>1760.16</text:p>
          </table:table-cell>
          <table:table-cell office:value-type="float" office:value="1139.93" calcext:value-type="float">
            <text:p>1139.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6.08" calcext:value-type="float">
            <text:p>1756.08</text:p>
          </table:table-cell>
          <table:table-cell office:value-type="float" office:value="1182.34" calcext:value-type="float">
            <text:p>1182.3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8.55" calcext:value-type="float">
            <text:p>1748.55</text:p>
          </table:table-cell>
          <table:table-cell office:value-type="float" office:value="925.236" calcext:value-type="float">
            <text:p>925.2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9.42" calcext:value-type="float">
            <text:p>1769.42</text:p>
          </table:table-cell>
          <table:table-cell office:value-type="float" office:value="648.42" calcext:value-type="float">
            <text:p>648.4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5.13" calcext:value-type="float">
            <text:p>1745.13</text:p>
          </table:table-cell>
          <table:table-cell office:value-type="float" office:value="770.296" calcext:value-type="float">
            <text:p>770.29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7.3" calcext:value-type="float">
            <text:p>1757.3</text:p>
          </table:table-cell>
          <table:table-cell office:value-type="float" office:value="730.246" calcext:value-type="float">
            <text:p>730.2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6.81" calcext:value-type="float">
            <text:p>1756.81</text:p>
          </table:table-cell>
          <table:table-cell office:value-type="float" office:value="1603.86" calcext:value-type="float">
            <text:p>1603.8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5.73" calcext:value-type="float">
            <text:p>1755.73</text:p>
          </table:table-cell>
          <table:table-cell office:value-type="float" office:value="2958.59" calcext:value-type="float">
            <text:p>2958.5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72.94" calcext:value-type="float">
            <text:p>1772.94</text:p>
          </table:table-cell>
          <table:table-cell office:value-type="float" office:value="994.124" calcext:value-type="float">
            <text:p>994.1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0.36" calcext:value-type="float">
            <text:p>1760.36</text:p>
          </table:table-cell>
          <table:table-cell office:value-type="float" office:value="1463.33" calcext:value-type="float">
            <text:p>1463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1.65" calcext:value-type="float">
            <text:p>1751.65</text:p>
          </table:table-cell>
          <table:table-cell office:value-type="float" office:value="565.628" calcext:value-type="float">
            <text:p>565.62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0.72" calcext:value-type="float">
            <text:p>1760.72</text:p>
          </table:table-cell>
          <table:table-cell office:value-type="float" office:value="780.923" calcext:value-type="float">
            <text:p>780.9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0.91" calcext:value-type="float">
            <text:p>1750.91</text:p>
          </table:table-cell>
          <table:table-cell office:value-type="float" office:value="607.648" calcext:value-type="float">
            <text:p>607.6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3.75" calcext:value-type="float">
            <text:p>1763.75</text:p>
          </table:table-cell>
          <table:table-cell office:value-type="float" office:value="760.993" calcext:value-type="float">
            <text:p>760.9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1.74" calcext:value-type="float">
            <text:p>1761.74</text:p>
          </table:table-cell>
          <table:table-cell office:value-type="float" office:value="1129.13" calcext:value-type="float">
            <text:p>1129.1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7.62" calcext:value-type="float">
            <text:p>1767.62</text:p>
          </table:table-cell>
          <table:table-cell office:value-type="float" office:value="757.209" calcext:value-type="float">
            <text:p>757.2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2.4" calcext:value-type="float">
            <text:p>1762.4</text:p>
          </table:table-cell>
          <table:table-cell office:value-type="float" office:value="552.066" calcext:value-type="float">
            <text:p>552.0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7.95" calcext:value-type="float">
            <text:p>1757.95</text:p>
          </table:table-cell>
          <table:table-cell office:value-type="float" office:value="1179.78" calcext:value-type="float">
            <text:p>1179.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1.53" calcext:value-type="float">
            <text:p>1751.53</text:p>
          </table:table-cell>
          <table:table-cell office:value-type="float" office:value="1301.19" calcext:value-type="float">
            <text:p>1301.1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6.36" calcext:value-type="float">
            <text:p>1756.36</text:p>
          </table:table-cell>
          <table:table-cell office:value-type="float" office:value="974.54" calcext:value-type="float">
            <text:p>974.5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9.29" calcext:value-type="float">
            <text:p>1759.29</text:p>
          </table:table-cell>
          <table:table-cell office:value-type="float" office:value="566.173" calcext:value-type="float">
            <text:p>566.1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3.7" calcext:value-type="float">
            <text:p>1753.7</text:p>
          </table:table-cell>
          <table:table-cell office:value-type="float" office:value="899.924" calcext:value-type="float">
            <text:p>899.9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3.48" calcext:value-type="float">
            <text:p>1763.48</text:p>
          </table:table-cell>
          <table:table-cell office:value-type="float" office:value="1100.11" calcext:value-type="float">
            <text:p>1100.1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6.04" calcext:value-type="float">
            <text:p>1766.04</text:p>
          </table:table-cell>
          <table:table-cell office:value-type="float" office:value="1266.55" calcext:value-type="float">
            <text:p>1266.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4.62" calcext:value-type="float">
            <text:p>1744.62</text:p>
          </table:table-cell>
          <table:table-cell office:value-type="float" office:value="871.489" calcext:value-type="float">
            <text:p>871.4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7.12" calcext:value-type="float">
            <text:p>1747.12</text:p>
          </table:table-cell>
          <table:table-cell office:value-type="float" office:value="1088.11" calcext:value-type="float">
            <text:p>1088.1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6.15" calcext:value-type="float">
            <text:p>1756.15</text:p>
          </table:table-cell>
          <table:table-cell office:value-type="float" office:value="1254.61" calcext:value-type="float">
            <text:p>1254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5.2" calcext:value-type="float">
            <text:p>1755.2</text:p>
          </table:table-cell>
          <table:table-cell office:value-type="float" office:value="707.581" calcext:value-type="float">
            <text:p>707.5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86.76" calcext:value-type="float">
            <text:p>1786.76</text:p>
          </table:table-cell>
          <table:table-cell office:value-type="float" office:value="1302.96" calcext:value-type="float">
            <text:p>1302.9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0.43" calcext:value-type="float">
            <text:p>1750.43</text:p>
          </table:table-cell>
          <table:table-cell office:value-type="float" office:value="2810.41" calcext:value-type="float">
            <text:p>2810.4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814.54" calcext:value-type="float">
            <text:p>1814.54</text:p>
          </table:table-cell>
          <table:table-cell office:value-type="float" office:value="646.183" calcext:value-type="float">
            <text:p>646.18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9.5" calcext:value-type="float">
            <text:p>1759.5</text:p>
          </table:table-cell>
          <table:table-cell office:value-type="float" office:value="1501.34" calcext:value-type="float">
            <text:p>1501.3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9.53" calcext:value-type="float">
            <text:p>1769.53</text:p>
          </table:table-cell>
          <table:table-cell office:value-type="float" office:value="629.954" calcext:value-type="float">
            <text:p>629.95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3.26" calcext:value-type="float">
            <text:p>1753.26</text:p>
          </table:table-cell>
          <table:table-cell office:value-type="float" office:value="543.902" calcext:value-type="float">
            <text:p>543.9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7.97" calcext:value-type="float">
            <text:p>1747.97</text:p>
          </table:table-cell>
          <table:table-cell office:value-type="float" office:value="1154.73" calcext:value-type="float">
            <text:p>1154.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7.41" calcext:value-type="float">
            <text:p>1767.41</text:p>
          </table:table-cell>
          <table:table-cell office:value-type="float" office:value="616.47" calcext:value-type="float">
            <text:p>616.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5.1" calcext:value-type="float">
            <text:p>1755.1</text:p>
          </table:table-cell>
          <table:table-cell office:value-type="float" office:value="821.312" calcext:value-type="float">
            <text:p>821.3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1.19" calcext:value-type="float">
            <text:p>1751.19</text:p>
          </table:table-cell>
          <table:table-cell office:value-type="float" office:value="570.502" calcext:value-type="float">
            <text:p>570.5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4.95" calcext:value-type="float">
            <text:p>1754.95</text:p>
          </table:table-cell>
          <table:table-cell office:value-type="float" office:value="1237.93" calcext:value-type="float">
            <text:p>1237.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2.62" calcext:value-type="float">
            <text:p>1762.62</text:p>
          </table:table-cell>
          <table:table-cell office:value-type="float" office:value="1625.24" calcext:value-type="float">
            <text:p>1625.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73.07" calcext:value-type="float">
            <text:p>1773.07</text:p>
          </table:table-cell>
          <table:table-cell office:value-type="float" office:value="1255.12" calcext:value-type="float">
            <text:p>1255.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7.87" calcext:value-type="float">
            <text:p>1757.87</text:p>
          </table:table-cell>
          <table:table-cell office:value-type="float" office:value="545.493" calcext:value-type="float">
            <text:p>545.4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6.51" calcext:value-type="float">
            <text:p>1746.51</text:p>
          </table:table-cell>
          <table:table-cell office:value-type="float" office:value="1221.66" calcext:value-type="float">
            <text:p>1221.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99.45" calcext:value-type="float">
            <text:p>1799.45</text:p>
          </table:table-cell>
          <table:table-cell office:value-type="float" office:value="721.962" calcext:value-type="float">
            <text:p>721.96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0.6" calcext:value-type="float">
            <text:p>1750.6</text:p>
          </table:table-cell>
          <table:table-cell office:value-type="float" office:value="658.266" calcext:value-type="float">
            <text:p>658.2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72.24" calcext:value-type="float">
            <text:p>1772.24</text:p>
          </table:table-cell>
          <table:table-cell office:value-type="float" office:value="576.468" calcext:value-type="float">
            <text:p>576.46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37.89" calcext:value-type="float">
            <text:p>1737.89</text:p>
          </table:table-cell>
          <table:table-cell office:value-type="float" office:value="1051.41" calcext:value-type="float">
            <text:p>1051.4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6.32" calcext:value-type="float">
            <text:p>1766.32</text:p>
          </table:table-cell>
          <table:table-cell office:value-type="float" office:value="935.249" calcext:value-type="float">
            <text:p>935.24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3.71" calcext:value-type="float">
            <text:p>1763.71</text:p>
          </table:table-cell>
          <table:table-cell office:value-type="float" office:value="669.072" calcext:value-type="float">
            <text:p>669.07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86.31" calcext:value-type="float">
            <text:p>1786.31</text:p>
          </table:table-cell>
          <table:table-cell office:value-type="float" office:value="781.987" calcext:value-type="float">
            <text:p>781.9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4.45" calcext:value-type="float">
            <text:p>1754.45</text:p>
          </table:table-cell>
          <table:table-cell office:value-type="float" office:value="1131.75" calcext:value-type="float">
            <text:p>1131.7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6.75" calcext:value-type="float">
            <text:p>1766.75</text:p>
          </table:table-cell>
          <table:table-cell office:value-type="float" office:value="559.039" calcext:value-type="float">
            <text:p>559.03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1.53" calcext:value-type="float">
            <text:p>1761.53</text:p>
          </table:table-cell>
          <table:table-cell office:value-type="float" office:value="867.531" calcext:value-type="float">
            <text:p>867.53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0.92" calcext:value-type="float">
            <text:p>1750.92</text:p>
          </table:table-cell>
          <table:table-cell office:value-type="float" office:value="747.314" calcext:value-type="float">
            <text:p>747.3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2.29" calcext:value-type="float">
            <text:p>1752.29</text:p>
          </table:table-cell>
          <table:table-cell office:value-type="float" office:value="552.98" calcext:value-type="float">
            <text:p>552.9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0.86" calcext:value-type="float">
            <text:p>1760.86</text:p>
          </table:table-cell>
          <table:table-cell office:value-type="float" office:value="761.401" calcext:value-type="float">
            <text:p>761.4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1.5" calcext:value-type="float">
            <text:p>1761.5</text:p>
          </table:table-cell>
          <table:table-cell office:value-type="float" office:value="673.836" calcext:value-type="float">
            <text:p>673.8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0.03" calcext:value-type="float">
            <text:p>1750.03</text:p>
          </table:table-cell>
          <table:table-cell office:value-type="float" office:value="865.687" calcext:value-type="float">
            <text:p>865.6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0.02" calcext:value-type="float">
            <text:p>1750.02</text:p>
          </table:table-cell>
          <table:table-cell office:value-type="float" office:value="1149.77" calcext:value-type="float">
            <text:p>1149.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1.58" calcext:value-type="float">
            <text:p>1751.58</text:p>
          </table:table-cell>
          <table:table-cell office:value-type="float" office:value="978.657" calcext:value-type="float">
            <text:p>978.65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6.44" calcext:value-type="float">
            <text:p>1756.44</text:p>
          </table:table-cell>
          <table:table-cell office:value-type="float" office:value="716.248" calcext:value-type="float">
            <text:p>716.2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2.13" calcext:value-type="float">
            <text:p>1762.13</text:p>
          </table:table-cell>
          <table:table-cell office:value-type="float" office:value="1774.12" calcext:value-type="float">
            <text:p>1774.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47.1" calcext:value-type="float">
            <text:p>1747.1</text:p>
          </table:table-cell>
          <table:table-cell office:value-type="float" office:value="858.462" calcext:value-type="float">
            <text:p>858.46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2.22" calcext:value-type="float">
            <text:p>1762.22</text:p>
          </table:table-cell>
          <table:table-cell office:value-type="float" office:value="831.297" calcext:value-type="float">
            <text:p>831.29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75.57" calcext:value-type="float">
            <text:p>1775.57</text:p>
          </table:table-cell>
          <table:table-cell office:value-type="float" office:value="904.082" calcext:value-type="float">
            <text:p>904.08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55.35" calcext:value-type="float">
            <text:p>1755.35</text:p>
          </table:table-cell>
          <table:table-cell office:value-type="float" office:value="509.964" calcext:value-type="float">
            <text:p>509.96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88.04" calcext:value-type="float">
            <text:p>1788.04</text:p>
          </table:table-cell>
          <table:table-cell office:value-type="float" office:value="1205.01" calcext:value-type="float">
            <text:p>1205.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80.46" calcext:value-type="float">
            <text:p>1780.46</text:p>
          </table:table-cell>
          <table:table-cell office:value-type="float" office:value="1146.49" calcext:value-type="float">
            <text:p>1146.4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70.78" calcext:value-type="float">
            <text:p>1770.78</text:p>
          </table:table-cell>
          <table:table-cell office:value-type="float" office:value="578.206" calcext:value-type="float">
            <text:p>578.2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765.03" calcext:value-type="float">
            <text:p>1765.03</text:p>
          </table:table-cell>
          <table:table-cell office:value-type="float" office:value="712.59" calcext:value-type="float">
            <text:p>712.5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2.87" calcext:value-type="float">
            <text:p>1742.87</text:p>
          </table:table-cell>
          <table:table-cell office:value-type="float" office:value="377.344" calcext:value-type="float">
            <text:p>377.34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95.87" calcext:value-type="float">
            <text:p>1795.87</text:p>
          </table:table-cell>
          <table:table-cell office:value-type="float" office:value="399.145" calcext:value-type="float">
            <text:p>399.14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02.09" calcext:value-type="float">
            <text:p>1802.09</text:p>
          </table:table-cell>
          <table:table-cell office:value-type="float" office:value="308.426" calcext:value-type="float">
            <text:p>308.4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33.12" calcext:value-type="float">
            <text:p>1833.12</text:p>
          </table:table-cell>
          <table:table-cell office:value-type="float" office:value="408.871" calcext:value-type="float">
            <text:p>408.8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93.86" calcext:value-type="float">
            <text:p>1793.86</text:p>
          </table:table-cell>
          <table:table-cell office:value-type="float" office:value="922.516" calcext:value-type="float">
            <text:p>922.51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65.98" calcext:value-type="float">
            <text:p>1765.98</text:p>
          </table:table-cell>
          <table:table-cell office:value-type="float" office:value="579.387" calcext:value-type="float">
            <text:p>579.3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66.77" calcext:value-type="float">
            <text:p>1866.77</text:p>
          </table:table-cell>
          <table:table-cell office:value-type="float" office:value="379.629" calcext:value-type="float">
            <text:p>379.6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12.84" calcext:value-type="float">
            <text:p>1812.84</text:p>
          </table:table-cell>
          <table:table-cell office:value-type="float" office:value="546.724" calcext:value-type="float">
            <text:p>546.7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21.49" calcext:value-type="float">
            <text:p>1821.49</text:p>
          </table:table-cell>
          <table:table-cell office:value-type="float" office:value="337.859" calcext:value-type="float">
            <text:p>337.85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30.87" calcext:value-type="float">
            <text:p>1830.87</text:p>
          </table:table-cell>
          <table:table-cell office:value-type="float" office:value="658.488" calcext:value-type="float">
            <text:p>658.48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54.09" calcext:value-type="float">
            <text:p>1854.09</text:p>
          </table:table-cell>
          <table:table-cell office:value-type="float" office:value="330.635" calcext:value-type="float">
            <text:p>330.63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94.39" calcext:value-type="float">
            <text:p>1794.39</text:p>
          </table:table-cell>
          <table:table-cell office:value-type="float" office:value="339.444" calcext:value-type="float">
            <text:p>339.44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53.85" calcext:value-type="float">
            <text:p>1753.85</text:p>
          </table:table-cell>
          <table:table-cell office:value-type="float" office:value="293.229" calcext:value-type="float">
            <text:p>293.2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72.4" calcext:value-type="float">
            <text:p>1872.4</text:p>
          </table:table-cell>
          <table:table-cell office:value-type="float" office:value="521.818" calcext:value-type="float">
            <text:p>521.81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002.79" calcext:value-type="float">
            <text:p>2002.79</text:p>
          </table:table-cell>
          <table:table-cell office:value-type="float" office:value="377.438" calcext:value-type="float">
            <text:p>377.43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86.76" calcext:value-type="float">
            <text:p>1886.76</text:p>
          </table:table-cell>
          <table:table-cell office:value-type="float" office:value="514.431" calcext:value-type="float">
            <text:p>514.43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057.37" calcext:value-type="float">
            <text:p>2057.37</text:p>
          </table:table-cell>
          <table:table-cell office:value-type="float" office:value="321.321" calcext:value-type="float">
            <text:p>321.3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935.22" calcext:value-type="float">
            <text:p>1935.22</text:p>
          </table:table-cell>
          <table:table-cell office:value-type="float" office:value="411.65" calcext:value-type="float">
            <text:p>411.6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38.18" calcext:value-type="float">
            <text:p>1838.18</text:p>
          </table:table-cell>
          <table:table-cell office:value-type="float" office:value="451.71" calcext:value-type="float">
            <text:p>451.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90.57" calcext:value-type="float">
            <text:p>1790.57</text:p>
          </table:table-cell>
          <table:table-cell office:value-type="float" office:value="380.439" calcext:value-type="float">
            <text:p>380.43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94.91" calcext:value-type="float">
            <text:p>1794.91</text:p>
          </table:table-cell>
          <table:table-cell office:value-type="float" office:value="1067.47" calcext:value-type="float">
            <text:p>1067.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64.48" calcext:value-type="float">
            <text:p>1864.48</text:p>
          </table:table-cell>
          <table:table-cell office:value-type="float" office:value="383.41" calcext:value-type="float">
            <text:p>383.4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93.53" calcext:value-type="float">
            <text:p>1893.53</text:p>
          </table:table-cell>
          <table:table-cell office:value-type="float" office:value="403.908" calcext:value-type="float">
            <text:p>403.9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60.84" calcext:value-type="float">
            <text:p>1860.84</text:p>
          </table:table-cell>
          <table:table-cell office:value-type="float" office:value="404.389" calcext:value-type="float">
            <text:p>404.3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62.98" calcext:value-type="float">
            <text:p>1862.98</text:p>
          </table:table-cell>
          <table:table-cell office:value-type="float" office:value="790.694" calcext:value-type="float">
            <text:p>790.6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76.73" calcext:value-type="float">
            <text:p>1776.73</text:p>
          </table:table-cell>
          <table:table-cell office:value-type="float" office:value="932.39" calcext:value-type="float">
            <text:p>932.3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73.17" calcext:value-type="float">
            <text:p>1773.17</text:p>
          </table:table-cell>
          <table:table-cell office:value-type="float" office:value="374.024" calcext:value-type="float">
            <text:p>374.0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18.29" calcext:value-type="float">
            <text:p>1818.29</text:p>
          </table:table-cell>
          <table:table-cell office:value-type="float" office:value="451.097" calcext:value-type="float">
            <text:p>451.09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5.33" calcext:value-type="float">
            <text:p>1745.33</text:p>
          </table:table-cell>
          <table:table-cell office:value-type="float" office:value="335.998" calcext:value-type="float">
            <text:p>335.99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3.76" calcext:value-type="float">
            <text:p>1743.76</text:p>
          </table:table-cell>
          <table:table-cell office:value-type="float" office:value="661.193" calcext:value-type="float">
            <text:p>661.1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7.45" calcext:value-type="float">
            <text:p>1737.45</text:p>
          </table:table-cell>
          <table:table-cell office:value-type="float" office:value="858.686" calcext:value-type="float">
            <text:p>858.68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4.4" calcext:value-type="float">
            <text:p>1734.4</text:p>
          </table:table-cell>
          <table:table-cell office:value-type="float" office:value="380.079" calcext:value-type="float">
            <text:p>380.07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52.95" calcext:value-type="float">
            <text:p>1752.95</text:p>
          </table:table-cell>
          <table:table-cell office:value-type="float" office:value="1155.85" calcext:value-type="float">
            <text:p>1155.8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98.22" calcext:value-type="float">
            <text:p>1798.22</text:p>
          </table:table-cell>
          <table:table-cell office:value-type="float" office:value="406.934" calcext:value-type="float">
            <text:p>406.93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50.75" calcext:value-type="float">
            <text:p>1750.75</text:p>
          </table:table-cell>
          <table:table-cell office:value-type="float" office:value="338.274" calcext:value-type="float">
            <text:p>338.27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0.52" calcext:value-type="float">
            <text:p>1730.52</text:p>
          </table:table-cell>
          <table:table-cell office:value-type="float" office:value="667.684" calcext:value-type="float">
            <text:p>667.6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0.8" calcext:value-type="float">
            <text:p>1730.8</text:p>
          </table:table-cell>
          <table:table-cell office:value-type="float" office:value="468.381" calcext:value-type="float">
            <text:p>468.3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12.4" calcext:value-type="float">
            <text:p>1812.4</text:p>
          </table:table-cell>
          <table:table-cell office:value-type="float" office:value="291.595" calcext:value-type="float">
            <text:p>291.59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947.91" calcext:value-type="float">
            <text:p>1947.91</text:p>
          </table:table-cell>
          <table:table-cell office:value-type="float" office:value="312.028" calcext:value-type="float">
            <text:p>312.02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71.14" calcext:value-type="float">
            <text:p>1771.14</text:p>
          </table:table-cell>
          <table:table-cell office:value-type="float" office:value="674.228" calcext:value-type="float">
            <text:p>674.22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6.64" calcext:value-type="float">
            <text:p>1746.64</text:p>
          </table:table-cell>
          <table:table-cell office:value-type="float" office:value="717.344" calcext:value-type="float">
            <text:p>717.34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27.76" calcext:value-type="float">
            <text:p>1727.76</text:p>
          </table:table-cell>
          <table:table-cell office:value-type="float" office:value="918.149" calcext:value-type="float">
            <text:p>918.14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0.31" calcext:value-type="float">
            <text:p>1740.31</text:p>
          </table:table-cell>
          <table:table-cell office:value-type="float" office:value="333.718" calcext:value-type="float">
            <text:p>333.71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27.42" calcext:value-type="float">
            <text:p>1727.42</text:p>
          </table:table-cell>
          <table:table-cell office:value-type="float" office:value="540.832" calcext:value-type="float">
            <text:p>540.83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11.66" calcext:value-type="float">
            <text:p>1711.66</text:p>
          </table:table-cell>
          <table:table-cell office:value-type="float" office:value="403.969" calcext:value-type="float">
            <text:p>403.9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7.36" calcext:value-type="float">
            <text:p>1737.36</text:p>
          </table:table-cell>
          <table:table-cell office:value-type="float" office:value="311.622" calcext:value-type="float">
            <text:p>311.62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7.8" calcext:value-type="float">
            <text:p>1737.8</text:p>
          </table:table-cell>
          <table:table-cell office:value-type="float" office:value="485.568" calcext:value-type="float">
            <text:p>485.56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6.03" calcext:value-type="float">
            <text:p>1736.03</text:p>
          </table:table-cell>
          <table:table-cell office:value-type="float" office:value="297.62" calcext:value-type="float">
            <text:p>297.6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10.17" calcext:value-type="float">
            <text:p>1710.17</text:p>
          </table:table-cell>
          <table:table-cell office:value-type="float" office:value="351.309" calcext:value-type="float">
            <text:p>351.3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9.22" calcext:value-type="float">
            <text:p>1739.22</text:p>
          </table:table-cell>
          <table:table-cell office:value-type="float" office:value="339.111" calcext:value-type="float">
            <text:p>339.11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0.8" calcext:value-type="float">
            <text:p>1740.8</text:p>
          </table:table-cell>
          <table:table-cell office:value-type="float" office:value="331.383" calcext:value-type="float">
            <text:p>331.38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2.46" calcext:value-type="float">
            <text:p>1732.46</text:p>
          </table:table-cell>
          <table:table-cell office:value-type="float" office:value="435.631" calcext:value-type="float">
            <text:p>435.63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6.71" calcext:value-type="float">
            <text:p>1746.71</text:p>
          </table:table-cell>
          <table:table-cell office:value-type="float" office:value="469.92" calcext:value-type="float">
            <text:p>469.9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1.61" calcext:value-type="float">
            <text:p>1731.61</text:p>
          </table:table-cell>
          <table:table-cell office:value-type="float" office:value="324.531" calcext:value-type="float">
            <text:p>324.53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13.99" calcext:value-type="float">
            <text:p>1713.99</text:p>
          </table:table-cell>
          <table:table-cell office:value-type="float" office:value="451.391" calcext:value-type="float">
            <text:p>451.39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7.57" calcext:value-type="float">
            <text:p>1737.57</text:p>
          </table:table-cell>
          <table:table-cell office:value-type="float" office:value="295.391" calcext:value-type="float">
            <text:p>295.39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398.96" calcext:value-type="float">
            <text:p>398.9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3.59" calcext:value-type="float">
            <text:p>1743.59</text:p>
          </table:table-cell>
          <table:table-cell office:value-type="float" office:value="489.139" calcext:value-type="float">
            <text:p>489.13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24.38" calcext:value-type="float">
            <text:p>1724.38</text:p>
          </table:table-cell>
          <table:table-cell office:value-type="float" office:value="538.307" calcext:value-type="float">
            <text:p>538.30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0.31" calcext:value-type="float">
            <text:p>1740.31</text:p>
          </table:table-cell>
          <table:table-cell office:value-type="float" office:value="311.489" calcext:value-type="float">
            <text:p>311.4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53.18" calcext:value-type="float">
            <text:p>1753.18</text:p>
          </table:table-cell>
          <table:table-cell office:value-type="float" office:value="584.122" calcext:value-type="float">
            <text:p>584.12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2.13" calcext:value-type="float">
            <text:p>1732.13</text:p>
          </table:table-cell>
          <table:table-cell office:value-type="float" office:value="430.403" calcext:value-type="float">
            <text:p>430.40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03.58" calcext:value-type="float">
            <text:p>1703.58</text:p>
          </table:table-cell>
          <table:table-cell office:value-type="float" office:value="408.087" calcext:value-type="float">
            <text:p>408.0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53.29" calcext:value-type="float">
            <text:p>1753.29</text:p>
          </table:table-cell>
          <table:table-cell office:value-type="float" office:value="906.008" calcext:value-type="float">
            <text:p>906.0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4.21" calcext:value-type="float">
            <text:p>1734.21</text:p>
          </table:table-cell>
          <table:table-cell office:value-type="float" office:value="373.616" calcext:value-type="float">
            <text:p>373.61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3.01" calcext:value-type="float">
            <text:p>1733.01</text:p>
          </table:table-cell>
          <table:table-cell office:value-type="float" office:value="344.121" calcext:value-type="float">
            <text:p>344.1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4.24" calcext:value-type="float">
            <text:p>1744.24</text:p>
          </table:table-cell>
          <table:table-cell office:value-type="float" office:value="339.524" calcext:value-type="float">
            <text:p>339.5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7.46" calcext:value-type="float">
            <text:p>1737.46</text:p>
          </table:table-cell>
          <table:table-cell office:value-type="float" office:value="343.075" calcext:value-type="float">
            <text:p>343.07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50.98" calcext:value-type="float">
            <text:p>1750.98</text:p>
          </table:table-cell>
          <table:table-cell office:value-type="float" office:value="564.133" calcext:value-type="float">
            <text:p>564.1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0.32" calcext:value-type="float">
            <text:p>1730.32</text:p>
          </table:table-cell>
          <table:table-cell office:value-type="float" office:value="321.595" calcext:value-type="float">
            <text:p>321.59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9.04" calcext:value-type="float">
            <text:p>1749.04</text:p>
          </table:table-cell>
          <table:table-cell office:value-type="float" office:value="410.417" calcext:value-type="float">
            <text:p>410.41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841.83" calcext:value-type="float">
            <text:p>1841.83</text:p>
          </table:table-cell>
          <table:table-cell office:value-type="float" office:value="444.184" calcext:value-type="float">
            <text:p>444.1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987.57" calcext:value-type="float">
            <text:p>1987.57</text:p>
          </table:table-cell>
          <table:table-cell office:value-type="float" office:value="389.321" calcext:value-type="float">
            <text:p>389.3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977.97" calcext:value-type="float">
            <text:p>1977.97</text:p>
          </table:table-cell>
          <table:table-cell office:value-type="float" office:value="986.207" calcext:value-type="float">
            <text:p>986.20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003.35" calcext:value-type="float">
            <text:p>2003.35</text:p>
          </table:table-cell>
          <table:table-cell office:value-type="float" office:value="494.746" calcext:value-type="float">
            <text:p>494.7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99.09" calcext:value-type="float">
            <text:p>1799.09</text:p>
          </table:table-cell>
          <table:table-cell office:value-type="float" office:value="344.853" calcext:value-type="float">
            <text:p>344.8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53" calcext:value-type="float">
            <text:p>1753</text:p>
          </table:table-cell>
          <table:table-cell office:value-type="float" office:value="310.819" calcext:value-type="float">
            <text:p>310.81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25.97" calcext:value-type="float">
            <text:p>1725.97</text:p>
          </table:table-cell>
          <table:table-cell office:value-type="float" office:value="422.322" calcext:value-type="float">
            <text:p>422.32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0.14" calcext:value-type="float">
            <text:p>1740.14</text:p>
          </table:table-cell>
          <table:table-cell office:value-type="float" office:value="530.613" calcext:value-type="float">
            <text:p>530.61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26.01" calcext:value-type="float">
            <text:p>1726.01</text:p>
          </table:table-cell>
          <table:table-cell office:value-type="float" office:value="539.237" calcext:value-type="float">
            <text:p>539.23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56.35" calcext:value-type="float">
            <text:p>1756.35</text:p>
          </table:table-cell>
          <table:table-cell office:value-type="float" office:value="415.054" calcext:value-type="float">
            <text:p>415.05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29.26" calcext:value-type="float">
            <text:p>1729.26</text:p>
          </table:table-cell>
          <table:table-cell office:value-type="float" office:value="294.913" calcext:value-type="float">
            <text:p>294.91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29.87" calcext:value-type="float">
            <text:p>1729.87</text:p>
          </table:table-cell>
          <table:table-cell office:value-type="float" office:value="342.542" calcext:value-type="float">
            <text:p>342.54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25.46" calcext:value-type="float">
            <text:p>1725.46</text:p>
          </table:table-cell>
          <table:table-cell office:value-type="float" office:value="641.055" calcext:value-type="float">
            <text:p>641.0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62.13" calcext:value-type="float">
            <text:p>1762.13</text:p>
          </table:table-cell>
          <table:table-cell office:value-type="float" office:value="679.804" calcext:value-type="float">
            <text:p>679.80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12.5" calcext:value-type="float">
            <text:p>1712.5</text:p>
          </table:table-cell>
          <table:table-cell office:value-type="float" office:value="630.019" calcext:value-type="float">
            <text:p>630.01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699.39" calcext:value-type="float">
            <text:p>1699.39</text:p>
          </table:table-cell>
          <table:table-cell office:value-type="float" office:value="293.779" calcext:value-type="float">
            <text:p>293.77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9.75" calcext:value-type="float">
            <text:p>1749.75</text:p>
          </table:table-cell>
          <table:table-cell office:value-type="float" office:value="423.669" calcext:value-type="float">
            <text:p>423.6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5.58" calcext:value-type="float">
            <text:p>1735.58</text:p>
          </table:table-cell>
          <table:table-cell office:value-type="float" office:value="578.25" calcext:value-type="float">
            <text:p>578.2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0.33" calcext:value-type="float">
            <text:p>1740.33</text:p>
          </table:table-cell>
          <table:table-cell office:value-type="float" office:value="439.969" calcext:value-type="float">
            <text:p>439.9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4.69" calcext:value-type="float">
            <text:p>1734.69</text:p>
          </table:table-cell>
          <table:table-cell office:value-type="float" office:value="512.998" calcext:value-type="float">
            <text:p>512.99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17.92" calcext:value-type="float">
            <text:p>1717.92</text:p>
          </table:table-cell>
          <table:table-cell office:value-type="float" office:value="562.522" calcext:value-type="float">
            <text:p>562.52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1.38" calcext:value-type="float">
            <text:p>1731.38</text:p>
          </table:table-cell>
          <table:table-cell office:value-type="float" office:value="501.367" calcext:value-type="float">
            <text:p>501.36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11.77" calcext:value-type="float">
            <text:p>1711.77</text:p>
          </table:table-cell>
          <table:table-cell office:value-type="float" office:value="413.48" calcext:value-type="float">
            <text:p>413.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7.65" calcext:value-type="float">
            <text:p>1747.65</text:p>
          </table:table-cell>
          <table:table-cell office:value-type="float" office:value="688.406" calcext:value-type="float">
            <text:p>688.4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3.54" calcext:value-type="float">
            <text:p>1743.54</text:p>
          </table:table-cell>
          <table:table-cell office:value-type="float" office:value="356.123" calcext:value-type="float">
            <text:p>356.1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0.45" calcext:value-type="float">
            <text:p>1730.45</text:p>
          </table:table-cell>
          <table:table-cell office:value-type="float" office:value="460.3" calcext:value-type="float">
            <text:p>460.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42.56" calcext:value-type="float">
            <text:p>1742.56</text:p>
          </table:table-cell>
          <table:table-cell office:value-type="float" office:value="942.173" calcext:value-type="float">
            <text:p>942.1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6.99" calcext:value-type="float">
            <text:p>1736.99</text:p>
          </table:table-cell>
          <table:table-cell office:value-type="float" office:value="869.073" calcext:value-type="float">
            <text:p>869.0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732.71" calcext:value-type="float">
            <text:p>1732.71</text:p>
          </table:table-cell>
          <table:table-cell office:value-type="float" office:value="505.085" calcext:value-type="float">
            <text:p>505.08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5.63" calcext:value-type="float">
            <text:p>1745.63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0.84" calcext:value-type="float">
            <text:p>1750.84</text:p>
          </table:table-cell>
          <table:table-cell office:value-type="float" office:value="285.784" calcext:value-type="float">
            <text:p>285.7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2.59" calcext:value-type="float">
            <text:p>1752.59</text:p>
          </table:table-cell>
          <table:table-cell office:value-type="float" office:value="455.851" calcext:value-type="float">
            <text:p>455.8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0.92" calcext:value-type="float">
            <text:p>1750.92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1.61" calcext:value-type="float">
            <text:p>1751.61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6.52" calcext:value-type="float">
            <text:p>1756.52</text:p>
          </table:table-cell>
          <table:table-cell office:value-type="float" office:value="331.123" calcext:value-type="float">
            <text:p>331.1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0.5" calcext:value-type="float">
            <text:p>1750.5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6.75" calcext:value-type="float">
            <text:p>1756.75</text:p>
          </table:table-cell>
          <table:table-cell office:value-type="float" office:value="571.56" calcext:value-type="float">
            <text:p>571.5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4.35" calcext:value-type="float">
            <text:p>1744.35</text:p>
          </table:table-cell>
          <table:table-cell office:value-type="float" office:value="552.049" calcext:value-type="float">
            <text:p>552.04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0.63" calcext:value-type="float">
            <text:p>1760.63</text:p>
          </table:table-cell>
          <table:table-cell office:value-type="float" office:value="364.389" calcext:value-type="float">
            <text:p>364.3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1.43" calcext:value-type="float">
            <text:p>1741.43</text:p>
          </table:table-cell>
          <table:table-cell office:value-type="float" office:value="403.202" calcext:value-type="float">
            <text:p>403.2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0.67" calcext:value-type="float">
            <text:p>1760.67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0.98" calcext:value-type="float">
            <text:p>1740.98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1.23" calcext:value-type="float">
            <text:p>1741.23</text:p>
          </table:table-cell>
          <table:table-cell office:value-type="float" office:value="312.029" calcext:value-type="float">
            <text:p>312.0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3.68" calcext:value-type="float">
            <text:p>1753.68</text:p>
          </table:table-cell>
          <table:table-cell office:value-type="float" office:value="637.959" calcext:value-type="float">
            <text:p>637.95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7.28" calcext:value-type="float">
            <text:p>1747.28</text:p>
          </table:table-cell>
          <table:table-cell office:value-type="float" office:value="933.421" calcext:value-type="float">
            <text:p>933.4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7.29" calcext:value-type="float">
            <text:p>1757.29</text:p>
          </table:table-cell>
          <table:table-cell office:value-type="float" office:value="739.146" calcext:value-type="float">
            <text:p>739.1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5.86" calcext:value-type="float">
            <text:p>1755.86</text:p>
          </table:table-cell>
          <table:table-cell office:value-type="float" office:value="380.767" calcext:value-type="float">
            <text:p>380.76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6.38" calcext:value-type="float">
            <text:p>1746.38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7.71" calcext:value-type="float">
            <text:p>1757.71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2.26" calcext:value-type="float">
            <text:p>1762.26</text:p>
          </table:table-cell>
          <table:table-cell office:value-type="float" office:value="451.784" calcext:value-type="float">
            <text:p>451.7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5.74" calcext:value-type="float">
            <text:p>1765.74</text:p>
          </table:table-cell>
          <table:table-cell office:value-type="float" office:value="765.652" calcext:value-type="float">
            <text:p>765.6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4.91" calcext:value-type="float">
            <text:p>1754.91</text:p>
          </table:table-cell>
          <table:table-cell office:value-type="float" office:value="401.095" calcext:value-type="float">
            <text:p>401.09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4.65" calcext:value-type="float">
            <text:p>1764.65</text:p>
          </table:table-cell>
          <table:table-cell office:value-type="float" office:value="470.226" calcext:value-type="float">
            <text:p>470.2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6.63" calcext:value-type="float">
            <text:p>1746.63</text:p>
          </table:table-cell>
          <table:table-cell office:value-type="float" office:value="494.353" calcext:value-type="float">
            <text:p>494.3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4.91" calcext:value-type="float">
            <text:p>1744.91</text:p>
          </table:table-cell>
          <table:table-cell office:value-type="float" office:value="492.932" calcext:value-type="float">
            <text:p>492.93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1.18" calcext:value-type="float">
            <text:p>1761.18</text:p>
          </table:table-cell>
          <table:table-cell office:value-type="float" office:value="526.289" calcext:value-type="float">
            <text:p>526.2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33.63" calcext:value-type="float">
            <text:p>1733.63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0.56" calcext:value-type="float">
            <text:p>1750.56</text:p>
          </table:table-cell>
          <table:table-cell office:value-type="float" office:value="687.926" calcext:value-type="float">
            <text:p>687.9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1.34" calcext:value-type="float">
            <text:p>1751.34</text:p>
          </table:table-cell>
          <table:table-cell office:value-type="float" office:value="298.335" calcext:value-type="float">
            <text:p>298.33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34.52" calcext:value-type="float">
            <text:p>1734.52</text:p>
          </table:table-cell>
          <table:table-cell office:value-type="float" office:value="665.384" calcext:value-type="float">
            <text:p>665.3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6.87" calcext:value-type="float">
            <text:p>1746.87</text:p>
          </table:table-cell>
          <table:table-cell office:value-type="float" office:value="358.341" calcext:value-type="float">
            <text:p>358.34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39.03" calcext:value-type="float">
            <text:p>1739.03</text:p>
          </table:table-cell>
          <table:table-cell office:value-type="float" office:value="547.862" calcext:value-type="float">
            <text:p>547.86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9.54" calcext:value-type="float">
            <text:p>1759.54</text:p>
          </table:table-cell>
          <table:table-cell office:value-type="float" office:value="263.176" calcext:value-type="float">
            <text:p>263.1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7.97" calcext:value-type="float">
            <text:p>1747.97</text:p>
          </table:table-cell>
          <table:table-cell office:value-type="float" office:value="395.02" calcext:value-type="float">
            <text:p>395.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3.78" calcext:value-type="float">
            <text:p>1753.78</text:p>
          </table:table-cell>
          <table:table-cell office:value-type="float" office:value="315.258" calcext:value-type="float">
            <text:p>315.2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7.9" calcext:value-type="float">
            <text:p>1757.9</text:p>
          </table:table-cell>
          <table:table-cell office:value-type="float" office:value="542.107" calcext:value-type="float">
            <text:p>542.10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3.27" calcext:value-type="float">
            <text:p>1743.27</text:p>
          </table:table-cell>
          <table:table-cell office:value-type="float" office:value="450.706" calcext:value-type="float">
            <text:p>450.7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5.18" calcext:value-type="float">
            <text:p>1755.18</text:p>
          </table:table-cell>
          <table:table-cell office:value-type="float" office:value="413.317" calcext:value-type="float">
            <text:p>413.31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7.61" calcext:value-type="float">
            <text:p>1747.61</text:p>
          </table:table-cell>
          <table:table-cell office:value-type="float" office:value="537.372" calcext:value-type="float">
            <text:p>537.37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77.34" calcext:value-type="float">
            <text:p>1777.34</text:p>
          </table:table-cell>
          <table:table-cell office:value-type="float" office:value="484.367" calcext:value-type="float">
            <text:p>484.36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0.37" calcext:value-type="float">
            <text:p>1750.37</text:p>
          </table:table-cell>
          <table:table-cell office:value-type="float" office:value="341.631" calcext:value-type="float">
            <text:p>341.63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8.35" calcext:value-type="float">
            <text:p>1748.35</text:p>
          </table:table-cell>
          <table:table-cell office:value-type="float" office:value="572.502" calcext:value-type="float">
            <text:p>572.5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34.95" calcext:value-type="float">
            <text:p>1734.95</text:p>
          </table:table-cell>
          <table:table-cell office:value-type="float" office:value="399.871" calcext:value-type="float">
            <text:p>399.8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4.29" calcext:value-type="float">
            <text:p>1754.29</text:p>
          </table:table-cell>
          <table:table-cell office:value-type="float" office:value="273.943" calcext:value-type="float">
            <text:p>273.94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8.7" calcext:value-type="float">
            <text:p>1758.7</text:p>
          </table:table-cell>
          <table:table-cell office:value-type="float" office:value="452.947" calcext:value-type="float">
            <text:p>452.9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6.34" calcext:value-type="float">
            <text:p>1746.34</text:p>
          </table:table-cell>
          <table:table-cell office:value-type="float" office:value="501.245" calcext:value-type="float">
            <text:p>501.24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2.82" calcext:value-type="float">
            <text:p>1762.82</text:p>
          </table:table-cell>
          <table:table-cell office:value-type="float" office:value="354.754" calcext:value-type="float">
            <text:p>354.75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4.37" calcext:value-type="float">
            <text:p>1754.37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5.97" calcext:value-type="float">
            <text:p>1745.97</text:p>
          </table:table-cell>
          <table:table-cell office:value-type="float" office:value="299.725" calcext:value-type="float">
            <text:p>299.72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9.9" calcext:value-type="float">
            <text:p>1749.9</text:p>
          </table:table-cell>
          <table:table-cell office:value-type="float" office:value="299.808" calcext:value-type="float">
            <text:p>299.8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2.89" calcext:value-type="float">
            <text:p>1742.89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3.09" calcext:value-type="float">
            <text:p>1753.09</text:p>
          </table:table-cell>
          <table:table-cell office:value-type="float" office:value="298.569" calcext:value-type="float">
            <text:p>298.5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0.04" calcext:value-type="float">
            <text:p>1750.04</text:p>
          </table:table-cell>
          <table:table-cell office:value-type="float" office:value="282.288" calcext:value-type="float">
            <text:p>282.28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8.01" calcext:value-type="float">
            <text:p>1748.01</text:p>
          </table:table-cell>
          <table:table-cell office:value-type="float" office:value="263.348" calcext:value-type="float">
            <text:p>263.3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39.63" calcext:value-type="float">
            <text:p>1739.63</text:p>
          </table:table-cell>
          <table:table-cell office:value-type="float" office:value="726.113" calcext:value-type="float">
            <text:p>726.11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0.27" calcext:value-type="float">
            <text:p>1760.27</text:p>
          </table:table-cell>
          <table:table-cell office:value-type="float" office:value="380.153" calcext:value-type="float">
            <text:p>380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5.35" calcext:value-type="float">
            <text:p>1745.35</text:p>
          </table:table-cell>
          <table:table-cell office:value-type="float" office:value="557.182" calcext:value-type="float">
            <text:p>557.18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27.95" calcext:value-type="float">
            <text:p>1727.95</text:p>
          </table:table-cell>
          <table:table-cell office:value-type="float" office:value="501.607" calcext:value-type="float">
            <text:p>501.60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6.55" calcext:value-type="float">
            <text:p>1766.55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8.29" calcext:value-type="float">
            <text:p>1768.29</text:p>
          </table:table-cell>
          <table:table-cell office:value-type="float" office:value="464.126" calcext:value-type="float">
            <text:p>464.1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3.52" calcext:value-type="float">
            <text:p>1743.52</text:p>
          </table:table-cell>
          <table:table-cell office:value-type="float" office:value="522.86" calcext:value-type="float">
            <text:p>522.8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0.5" calcext:value-type="float">
            <text:p>1760.5</text:p>
          </table:table-cell>
          <table:table-cell office:value-type="float" office:value="329.056" calcext:value-type="float">
            <text:p>329.05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1.4" calcext:value-type="float">
            <text:p>1751.4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2.89" calcext:value-type="float">
            <text:p>1762.89</text:p>
          </table:table-cell>
          <table:table-cell office:value-type="float" office:value="399.785" calcext:value-type="float">
            <text:p>399.78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3.69" calcext:value-type="float">
            <text:p>1753.69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8.61" calcext:value-type="float">
            <text:p>1748.61</text:p>
          </table:table-cell>
          <table:table-cell office:value-type="float" office:value="301.344" calcext:value-type="float">
            <text:p>301.34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7.7" calcext:value-type="float">
            <text:p>1747.7</text:p>
          </table:table-cell>
          <table:table-cell office:value-type="float" office:value="730.25" calcext:value-type="float">
            <text:p>730.2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7.36" calcext:value-type="float">
            <text:p>1757.36</text:p>
          </table:table-cell>
          <table:table-cell office:value-type="float" office:value="681.477" calcext:value-type="float">
            <text:p>681.4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0.09" calcext:value-type="float">
            <text:p>1750.09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3.22" calcext:value-type="float">
            <text:p>1743.22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0.99" calcext:value-type="float">
            <text:p>1750.99</text:p>
          </table:table-cell>
          <table:table-cell office:value-type="float" office:value="388.123" calcext:value-type="float">
            <text:p>388.1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63.45" calcext:value-type="float">
            <text:p>1763.45</text:p>
          </table:table-cell>
          <table:table-cell office:value-type="float" office:value="638.545" calcext:value-type="float">
            <text:p>638.54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6.54" calcext:value-type="float">
            <text:p>1756.54</text:p>
          </table:table-cell>
          <table:table-cell office:value-type="float" office:value="266.301" calcext:value-type="float">
            <text:p>266.3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78.08" calcext:value-type="float">
            <text:p>1778.08</text:p>
          </table:table-cell>
          <table:table-cell office:value-type="float" office:value="347.2" calcext:value-type="float">
            <text:p>347.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9.72" calcext:value-type="float">
            <text:p>1759.72</text:p>
          </table:table-cell>
          <table:table-cell office:value-type="float" office:value="299.978" calcext:value-type="float">
            <text:p>299.9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7.05" calcext:value-type="float">
            <text:p>1757.05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9.57" calcext:value-type="float">
            <text:p>1749.57</text:p>
          </table:table-cell>
          <table:table-cell office:value-type="float" office:value="327.026" calcext:value-type="float">
            <text:p>327.0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5.84" calcext:value-type="float">
            <text:p>1745.84</text:p>
          </table:table-cell>
          <table:table-cell office:value-type="float" office:value="367.835" calcext:value-type="float">
            <text:p>367.83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8.62" calcext:value-type="float">
            <text:p>1748.62</text:p>
          </table:table-cell>
          <table:table-cell office:value-type="float" office:value="487.516" calcext:value-type="float">
            <text:p>487.51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5.43" calcext:value-type="float">
            <text:p>1755.43</text:p>
          </table:table-cell>
          <table:table-cell office:value-type="float" office:value="324.204" calcext:value-type="float">
            <text:p>324.20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4.94" calcext:value-type="float">
            <text:p>1744.94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0.76" calcext:value-type="float">
            <text:p>1740.76</text:p>
          </table:table-cell>
          <table:table-cell office:value-type="float" office:value="724.216" calcext:value-type="float">
            <text:p>724.21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6.09" calcext:value-type="float">
            <text:p>1756.09</text:p>
          </table:table-cell>
          <table:table-cell office:value-type="float" office:value="349.371" calcext:value-type="float">
            <text:p>349.3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3.13" calcext:value-type="float">
            <text:p>1753.13</text:p>
          </table:table-cell>
          <table:table-cell office:value-type="float" office:value="430.771" calcext:value-type="float">
            <text:p>430.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0.06" calcext:value-type="float">
            <text:p>1750.06</text:p>
          </table:table-cell>
          <table:table-cell office:value-type="float" office:value="895.387" calcext:value-type="float">
            <text:p>895.3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3.37" calcext:value-type="float">
            <text:p>1753.37</text:p>
          </table:table-cell>
          <table:table-cell office:value-type="float" office:value="714.991" calcext:value-type="float">
            <text:p>714.99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5.31" calcext:value-type="float">
            <text:p>1755.31</text:p>
          </table:table-cell>
          <table:table-cell office:value-type="float" office:value="439.938" calcext:value-type="float">
            <text:p>439.93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4.34" calcext:value-type="float">
            <text:p>1754.34</text:p>
          </table:table-cell>
          <table:table-cell office:value-type="float" office:value="458.809" calcext:value-type="float">
            <text:p>458.8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35.89" calcext:value-type="float">
            <text:p>1735.89</text:p>
          </table:table-cell>
          <table:table-cell office:value-type="float" office:value="647.548" calcext:value-type="float">
            <text:p>647.5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37.82" calcext:value-type="float">
            <text:p>1737.82</text:p>
          </table:table-cell>
          <table:table-cell office:value-type="float" office:value="380.8" calcext:value-type="float">
            <text:p>380.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36.78" calcext:value-type="float">
            <text:p>1736.78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9.81" calcext:value-type="float">
            <text:p>1749.81</text:p>
          </table:table-cell>
          <table:table-cell office:value-type="float" office:value="396.903" calcext:value-type="float">
            <text:p>396.90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9.74" calcext:value-type="float">
            <text:p>1759.74</text:p>
          </table:table-cell>
          <table:table-cell office:value-type="float" office:value="313.527" calcext:value-type="float">
            <text:p>313.52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7.98" calcext:value-type="float">
            <text:p>1757.98</text:p>
          </table:table-cell>
          <table:table-cell office:value-type="float" office:value="452.927" calcext:value-type="float">
            <text:p>452.92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3.37" calcext:value-type="float">
            <text:p>1753.37</text:p>
          </table:table-cell>
          <table:table-cell office:value-type="float" office:value="298.788" calcext:value-type="float">
            <text:p>298.78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4" calcext:value-type="float">
            <text:p>1754</text:p>
          </table:table-cell>
          <table:table-cell office:value-type="float" office:value="500.903" calcext:value-type="float">
            <text:p>500.90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53.75" calcext:value-type="float">
            <text:p>1753.75</text:p>
          </table:table-cell>
          <table:table-cell office:value-type="float" office:value="473.331" calcext:value-type="float">
            <text:p>473.33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3.27" calcext:value-type="float">
            <text:p>1743.27</text:p>
          </table:table-cell>
          <table:table-cell office:value-type="float" office:value="381.782" calcext:value-type="float">
            <text:p>381.78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746.84" calcext:value-type="float">
            <text:p>1746.84</text:p>
          </table:table-cell>
          <table:table-cell office:value-type="float" office:value="497.711" calcext:value-type="float">
            <text:p>497.7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5.88" calcext:value-type="float">
            <text:p>1735.88</text:p>
          </table:table-cell>
          <table:table-cell office:value-type="float" office:value="497.066" calcext:value-type="float">
            <text:p>497.0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0.2" calcext:value-type="float">
            <text:p>1730.2</text:p>
          </table:table-cell>
          <table:table-cell office:value-type="float" office:value="761.55" calcext:value-type="float">
            <text:p>761.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4.54" calcext:value-type="float">
            <text:p>1754.54</text:p>
          </table:table-cell>
          <table:table-cell office:value-type="float" office:value="663.017" calcext:value-type="float">
            <text:p>663.01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0.09" calcext:value-type="float">
            <text:p>1750.09</text:p>
          </table:table-cell>
          <table:table-cell office:value-type="float" office:value="381.467" calcext:value-type="float">
            <text:p>381.46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9.66" calcext:value-type="float">
            <text:p>1739.66</text:p>
          </table:table-cell>
          <table:table-cell office:value-type="float" office:value="638.51" calcext:value-type="float">
            <text:p>638.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7.21" calcext:value-type="float">
            <text:p>1747.21</text:p>
          </table:table-cell>
          <table:table-cell office:value-type="float" office:value="591.8" calcext:value-type="float">
            <text:p>591.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3" calcext:value-type="float">
            <text:p>1743</text:p>
          </table:table-cell>
          <table:table-cell office:value-type="float" office:value="280.824" calcext:value-type="float">
            <text:p>280.8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5.87" calcext:value-type="float">
            <text:p>1735.87</text:p>
          </table:table-cell>
          <table:table-cell office:value-type="float" office:value="716.712" calcext:value-type="float">
            <text:p>716.7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8.56" calcext:value-type="float">
            <text:p>1738.56</text:p>
          </table:table-cell>
          <table:table-cell office:value-type="float" office:value="640.481" calcext:value-type="float">
            <text:p>640.4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6.33" calcext:value-type="float">
            <text:p>1746.33</text:p>
          </table:table-cell>
          <table:table-cell office:value-type="float" office:value="789.747" calcext:value-type="float">
            <text:p>789.7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8.43" calcext:value-type="float">
            <text:p>1738.43</text:p>
          </table:table-cell>
          <table:table-cell office:value-type="float" office:value="780.39" calcext:value-type="float">
            <text:p>780.3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5.23" calcext:value-type="float">
            <text:p>1735.23</text:p>
          </table:table-cell>
          <table:table-cell office:value-type="float" office:value="385.297" calcext:value-type="float">
            <text:p>385.29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9.15" calcext:value-type="float">
            <text:p>1759.15</text:p>
          </table:table-cell>
          <table:table-cell office:value-type="float" office:value="743.502" calcext:value-type="float">
            <text:p>743.5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1.52" calcext:value-type="float">
            <text:p>1751.52</text:p>
          </table:table-cell>
          <table:table-cell office:value-type="float" office:value="676.1" calcext:value-type="float">
            <text:p>676.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7.96" calcext:value-type="float">
            <text:p>1737.96</text:p>
          </table:table-cell>
          <table:table-cell office:value-type="float" office:value="613.446" calcext:value-type="float">
            <text:p>613.4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6.26" calcext:value-type="float">
            <text:p>1746.26</text:p>
          </table:table-cell>
          <table:table-cell office:value-type="float" office:value="680.748" calcext:value-type="float">
            <text:p>680.7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9.37" calcext:value-type="float">
            <text:p>1749.37</text:p>
          </table:table-cell>
          <table:table-cell office:value-type="float" office:value="542.371" calcext:value-type="float">
            <text:p>542.3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8.6" calcext:value-type="float">
            <text:p>1748.6</text:p>
          </table:table-cell>
          <table:table-cell office:value-type="float" office:value="263.307" calcext:value-type="float">
            <text:p>263.30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4.82" calcext:value-type="float">
            <text:p>1734.82</text:p>
          </table:table-cell>
          <table:table-cell office:value-type="float" office:value="771.251" calcext:value-type="float">
            <text:p>771.2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2.88" calcext:value-type="float">
            <text:p>1732.88</text:p>
          </table:table-cell>
          <table:table-cell office:value-type="float" office:value="830.543" calcext:value-type="float">
            <text:p>830.54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24.46" calcext:value-type="float">
            <text:p>1724.46</text:p>
          </table:table-cell>
          <table:table-cell office:value-type="float" office:value="682.827" calcext:value-type="float">
            <text:p>682.82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4.34" calcext:value-type="float">
            <text:p>1744.34</text:p>
          </table:table-cell>
          <table:table-cell office:value-type="float" office:value="834.249" calcext:value-type="float">
            <text:p>834.24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3.92" calcext:value-type="float">
            <text:p>1743.92</text:p>
          </table:table-cell>
          <table:table-cell office:value-type="float" office:value="336.745" calcext:value-type="float">
            <text:p>336.74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5.34" calcext:value-type="float">
            <text:p>1745.34</text:p>
          </table:table-cell>
          <table:table-cell office:value-type="float" office:value="269.939" calcext:value-type="float">
            <text:p>269.93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9.92" calcext:value-type="float">
            <text:p>1739.92</text:p>
          </table:table-cell>
          <table:table-cell office:value-type="float" office:value="516.575" calcext:value-type="float">
            <text:p>516.57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2.06" calcext:value-type="float">
            <text:p>1742.06</text:p>
          </table:table-cell>
          <table:table-cell office:value-type="float" office:value="752.598" calcext:value-type="float">
            <text:p>752.59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8.77" calcext:value-type="float">
            <text:p>1738.77</text:p>
          </table:table-cell>
          <table:table-cell office:value-type="float" office:value="583.407" calcext:value-type="float">
            <text:p>583.40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0.17" calcext:value-type="float">
            <text:p>1740.17</text:p>
          </table:table-cell>
          <table:table-cell office:value-type="float" office:value="490.512" calcext:value-type="float">
            <text:p>490.5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6.85" calcext:value-type="float">
            <text:p>1736.85</text:p>
          </table:table-cell>
          <table:table-cell office:value-type="float" office:value="405.783" calcext:value-type="float">
            <text:p>405.78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4.89" calcext:value-type="float">
            <text:p>1754.89</text:p>
          </table:table-cell>
          <table:table-cell office:value-type="float" office:value="320.418" calcext:value-type="float">
            <text:p>320.41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9.69" calcext:value-type="float">
            <text:p>1739.69</text:p>
          </table:table-cell>
          <table:table-cell office:value-type="float" office:value="704.84" calcext:value-type="float">
            <text:p>704.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4.96" calcext:value-type="float">
            <text:p>1734.96</text:p>
          </table:table-cell>
          <table:table-cell office:value-type="float" office:value="413.589" calcext:value-type="float">
            <text:p>413.5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7.39" calcext:value-type="float">
            <text:p>1737.39</text:p>
          </table:table-cell>
          <table:table-cell office:value-type="float" office:value="715.987" calcext:value-type="float">
            <text:p>715.9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29.08" calcext:value-type="float">
            <text:p>1729.08</text:p>
          </table:table-cell>
          <table:table-cell office:value-type="float" office:value="405.626" calcext:value-type="float">
            <text:p>405.6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6.05" calcext:value-type="float">
            <text:p>1736.05</text:p>
          </table:table-cell>
          <table:table-cell office:value-type="float" office:value="415.709" calcext:value-type="float">
            <text:p>415.7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0.38" calcext:value-type="float">
            <text:p>1740.38</text:p>
          </table:table-cell>
          <table:table-cell office:value-type="float" office:value="508.116" calcext:value-type="float">
            <text:p>508.11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7.07" calcext:value-type="float">
            <text:p>1747.07</text:p>
          </table:table-cell>
          <table:table-cell office:value-type="float" office:value="574.951" calcext:value-type="float">
            <text:p>574.9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9.99" calcext:value-type="float">
            <text:p>1749.99</text:p>
          </table:table-cell>
          <table:table-cell office:value-type="float" office:value="390.212" calcext:value-type="float">
            <text:p>390.2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29.25" calcext:value-type="float">
            <text:p>1729.25</text:p>
          </table:table-cell>
          <table:table-cell office:value-type="float" office:value="459.805" calcext:value-type="float">
            <text:p>459.80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5.6" calcext:value-type="float">
            <text:p>1735.6</text:p>
          </table:table-cell>
          <table:table-cell office:value-type="float" office:value="458.956" calcext:value-type="float">
            <text:p>458.95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7.97" calcext:value-type="float">
            <text:p>1737.97</text:p>
          </table:table-cell>
          <table:table-cell office:value-type="float" office:value="433.806" calcext:value-type="float">
            <text:p>433.8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6.67" calcext:value-type="float">
            <text:p>1746.67</text:p>
          </table:table-cell>
          <table:table-cell office:value-type="float" office:value="379.648" calcext:value-type="float">
            <text:p>379.6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3.01" calcext:value-type="float">
            <text:p>1753.01</text:p>
          </table:table-cell>
          <table:table-cell office:value-type="float" office:value="895.693" calcext:value-type="float">
            <text:p>895.6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7.82" calcext:value-type="float">
            <text:p>1747.82</text:p>
          </table:table-cell>
          <table:table-cell office:value-type="float" office:value="555.424" calcext:value-type="float">
            <text:p>555.4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0.99" calcext:value-type="float">
            <text:p>1740.99</text:p>
          </table:table-cell>
          <table:table-cell office:value-type="float" office:value="832.923" calcext:value-type="float">
            <text:p>832.9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0.82" calcext:value-type="float">
            <text:p>1750.82</text:p>
          </table:table-cell>
          <table:table-cell office:value-type="float" office:value="602.819" calcext:value-type="float">
            <text:p>602.81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2.17" calcext:value-type="float">
            <text:p>1742.17</text:p>
          </table:table-cell>
          <table:table-cell office:value-type="float" office:value="855.27" calcext:value-type="float">
            <text:p>855.2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7.07" calcext:value-type="float">
            <text:p>1747.07</text:p>
          </table:table-cell>
          <table:table-cell office:value-type="float" office:value="262.457" calcext:value-type="float">
            <text:p>262.45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4.22" calcext:value-type="float">
            <text:p>1744.22</text:p>
          </table:table-cell>
          <table:table-cell office:value-type="float" office:value="586.176" calcext:value-type="float">
            <text:p>586.1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3.19" calcext:value-type="float">
            <text:p>1743.19</text:p>
          </table:table-cell>
          <table:table-cell office:value-type="float" office:value="720.645" calcext:value-type="float">
            <text:p>720.64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9.28" calcext:value-type="float">
            <text:p>1739.28</text:p>
          </table:table-cell>
          <table:table-cell office:value-type="float" office:value="570.028" calcext:value-type="float">
            <text:p>570.02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9.86" calcext:value-type="float">
            <text:p>1749.86</text:p>
          </table:table-cell>
          <table:table-cell office:value-type="float" office:value="349.448" calcext:value-type="float">
            <text:p>349.4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7.42" calcext:value-type="float">
            <text:p>1747.42</text:p>
          </table:table-cell>
          <table:table-cell office:value-type="float" office:value="366.314" calcext:value-type="float">
            <text:p>366.3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5.68" calcext:value-type="float">
            <text:p>1735.68</text:p>
          </table:table-cell>
          <table:table-cell office:value-type="float" office:value="873.803" calcext:value-type="float">
            <text:p>873.80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0.87" calcext:value-type="float">
            <text:p>1730.87</text:p>
          </table:table-cell>
          <table:table-cell office:value-type="float" office:value="1076.88" calcext:value-type="float">
            <text:p>1076.8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6.19" calcext:value-type="float">
            <text:p>1736.19</text:p>
          </table:table-cell>
          <table:table-cell office:value-type="float" office:value="593.09" calcext:value-type="float">
            <text:p>593.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1.64" calcext:value-type="float">
            <text:p>1731.64</text:p>
          </table:table-cell>
          <table:table-cell office:value-type="float" office:value="641.373" calcext:value-type="float">
            <text:p>641.3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6" calcext:value-type="float">
            <text:p>1746</text:p>
          </table:table-cell>
          <table:table-cell office:value-type="float" office:value="675.983" calcext:value-type="float">
            <text:p>675.98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3.31" calcext:value-type="float">
            <text:p>1743.31</text:p>
          </table:table-cell>
          <table:table-cell office:value-type="float" office:value="433.478" calcext:value-type="float">
            <text:p>433.4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1.69" calcext:value-type="float">
            <text:p>1731.69</text:p>
          </table:table-cell>
          <table:table-cell office:value-type="float" office:value="972.338" calcext:value-type="float">
            <text:p>972.33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1.15" calcext:value-type="float">
            <text:p>1741.15</text:p>
          </table:table-cell>
          <table:table-cell office:value-type="float" office:value="434.143" calcext:value-type="float">
            <text:p>434.14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9.36" calcext:value-type="float">
            <text:p>1739.36</text:p>
          </table:table-cell>
          <table:table-cell office:value-type="float" office:value="566.977" calcext:value-type="float">
            <text:p>566.9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5.04" calcext:value-type="float">
            <text:p>1745.04</text:p>
          </table:table-cell>
          <table:table-cell office:value-type="float" office:value="665.18" calcext:value-type="float">
            <text:p>665.1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0.38" calcext:value-type="float">
            <text:p>1730.38</text:p>
          </table:table-cell>
          <table:table-cell office:value-type="float" office:value="537.759" calcext:value-type="float">
            <text:p>537.75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7.3" calcext:value-type="float">
            <text:p>1747.3</text:p>
          </table:table-cell>
          <table:table-cell office:value-type="float" office:value="695.515" calcext:value-type="float">
            <text:p>695.51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7" calcext:value-type="float">
            <text:p>1747</text:p>
          </table:table-cell>
          <table:table-cell office:value-type="float" office:value="410.917" calcext:value-type="float">
            <text:p>410.91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2.91" calcext:value-type="float">
            <text:p>1742.91</text:p>
          </table:table-cell>
          <table:table-cell office:value-type="float" office:value="742.886" calcext:value-type="float">
            <text:p>742.88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1.38" calcext:value-type="float">
            <text:p>1741.38</text:p>
          </table:table-cell>
          <table:table-cell office:value-type="float" office:value="773.603" calcext:value-type="float">
            <text:p>773.60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1.74" calcext:value-type="float">
            <text:p>1751.74</text:p>
          </table:table-cell>
          <table:table-cell office:value-type="float" office:value="298.635" calcext:value-type="float">
            <text:p>298.63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5.91" calcext:value-type="float">
            <text:p>1745.91</text:p>
          </table:table-cell>
          <table:table-cell office:value-type="float" office:value="1040.33" calcext:value-type="float">
            <text:p>1040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9.93" calcext:value-type="float">
            <text:p>1749.93</text:p>
          </table:table-cell>
          <table:table-cell office:value-type="float" office:value="550.421" calcext:value-type="float">
            <text:p>550.4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5.3" calcext:value-type="float">
            <text:p>1755.3</text:p>
          </table:table-cell>
          <table:table-cell office:value-type="float" office:value="875.555" calcext:value-type="float">
            <text:p>875.5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29.14" calcext:value-type="float">
            <text:p>1729.14</text:p>
          </table:table-cell>
          <table:table-cell office:value-type="float" office:value="974.923" calcext:value-type="float">
            <text:p>974.9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9.75" calcext:value-type="float">
            <text:p>1749.75</text:p>
          </table:table-cell>
          <table:table-cell office:value-type="float" office:value="382.063" calcext:value-type="float">
            <text:p>382.06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9.53" calcext:value-type="float">
            <text:p>1749.53</text:p>
          </table:table-cell>
          <table:table-cell office:value-type="float" office:value="255.617" calcext:value-type="float">
            <text:p>255.61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5.25" calcext:value-type="float">
            <text:p>1735.25</text:p>
          </table:table-cell>
          <table:table-cell office:value-type="float" office:value="1598.45" calcext:value-type="float">
            <text:p>1598.4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3.95" calcext:value-type="float">
            <text:p>1733.95</text:p>
          </table:table-cell>
          <table:table-cell office:value-type="float" office:value="651.754" calcext:value-type="float">
            <text:p>651.75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1.2" calcext:value-type="float">
            <text:p>1751.2</text:p>
          </table:table-cell>
          <table:table-cell office:value-type="float" office:value="596.072" calcext:value-type="float">
            <text:p>596.07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5.02" calcext:value-type="float">
            <text:p>1755.02</text:p>
          </table:table-cell>
          <table:table-cell office:value-type="float" office:value="464.478" calcext:value-type="float">
            <text:p>464.4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9.87" calcext:value-type="float">
            <text:p>1739.87</text:p>
          </table:table-cell>
          <table:table-cell office:value-type="float" office:value="451.677" calcext:value-type="float">
            <text:p>451.6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4.77" calcext:value-type="float">
            <text:p>1744.77</text:p>
          </table:table-cell>
          <table:table-cell office:value-type="float" office:value="825.7" calcext:value-type="float">
            <text:p>825.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0.22" calcext:value-type="float">
            <text:p>1740.22</text:p>
          </table:table-cell>
          <table:table-cell office:value-type="float" office:value="328.472" calcext:value-type="float">
            <text:p>328.47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7.16" calcext:value-type="float">
            <text:p>1747.16</text:p>
          </table:table-cell>
          <table:table-cell office:value-type="float" office:value="717.509" calcext:value-type="float">
            <text:p>717.5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3.79" calcext:value-type="float">
            <text:p>1753.79</text:p>
          </table:table-cell>
          <table:table-cell office:value-type="float" office:value="915.302" calcext:value-type="float">
            <text:p>915.3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6.38" calcext:value-type="float">
            <text:p>1736.38</text:p>
          </table:table-cell>
          <table:table-cell office:value-type="float" office:value="1091.28" calcext:value-type="float">
            <text:p>1091.2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4.36" calcext:value-type="float">
            <text:p>1734.36</text:p>
          </table:table-cell>
          <table:table-cell office:value-type="float" office:value="578.348" calcext:value-type="float">
            <text:p>578.3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8.3" calcext:value-type="float">
            <text:p>1748.3</text:p>
          </table:table-cell>
          <table:table-cell office:value-type="float" office:value="431.793" calcext:value-type="float">
            <text:p>431.7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7.72" calcext:value-type="float">
            <text:p>1737.72</text:p>
          </table:table-cell>
          <table:table-cell office:value-type="float" office:value="842.844" calcext:value-type="float">
            <text:p>842.84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3.81" calcext:value-type="float">
            <text:p>1753.81</text:p>
          </table:table-cell>
          <table:table-cell office:value-type="float" office:value="289.695" calcext:value-type="float">
            <text:p>289.69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7.11" calcext:value-type="float">
            <text:p>1737.11</text:p>
          </table:table-cell>
          <table:table-cell office:value-type="float" office:value="550.105" calcext:value-type="float">
            <text:p>550.10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1.9" calcext:value-type="float">
            <text:p>1741.9</text:p>
          </table:table-cell>
          <table:table-cell office:value-type="float" office:value="489.916" calcext:value-type="float">
            <text:p>489.91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3.25" calcext:value-type="float">
            <text:p>1743.25</text:p>
          </table:table-cell>
          <table:table-cell office:value-type="float" office:value="656.163" calcext:value-type="float">
            <text:p>656.16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6.47" calcext:value-type="float">
            <text:p>1746.47</text:p>
          </table:table-cell>
          <table:table-cell office:value-type="float" office:value="996.906" calcext:value-type="float">
            <text:p>996.9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3.38" calcext:value-type="float">
            <text:p>1743.38</text:p>
          </table:table-cell>
          <table:table-cell office:value-type="float" office:value="328.921" calcext:value-type="float">
            <text:p>328.9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1.82" calcext:value-type="float">
            <text:p>1741.82</text:p>
          </table:table-cell>
          <table:table-cell office:value-type="float" office:value="893.087" calcext:value-type="float">
            <text:p>893.0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40.87" calcext:value-type="float">
            <text:p>1740.87</text:p>
          </table:table-cell>
          <table:table-cell office:value-type="float" office:value="417.769" calcext:value-type="float">
            <text:p>417.7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8.65" calcext:value-type="float">
            <text:p>1738.65</text:p>
          </table:table-cell>
          <table:table-cell office:value-type="float" office:value="738.909" calcext:value-type="float">
            <text:p>738.9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1.88" calcext:value-type="float">
            <text:p>1751.88</text:p>
          </table:table-cell>
          <table:table-cell office:value-type="float" office:value="561.926" calcext:value-type="float">
            <text:p>561.9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32.6" calcext:value-type="float">
            <text:p>1732.6</text:p>
          </table:table-cell>
          <table:table-cell office:value-type="float" office:value="671.465" calcext:value-type="float">
            <text:p>671.46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-star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50.07" calcext:value-type="float">
            <text:p>1750.07</text:p>
          </table:table-cell>
          <table:table-cell office:value-type="float" office:value="482.321" calcext:value-type="float">
            <text:p>482.321</text:p>
          </table:table-cell>
        </table:table-row>
        <table:table-row table:style-name="ro1">
          <table:table-cell table:number-columns-repeated="6"/>
          <table:table-cell table:formula="of:=AVERAGE([.G1021:.G1528])" office:value-type="float" office:value="1763.5803" calcext:value-type="float">
            <text:p>1763.5803</text:p>
          </table:table-cell>
          <table:table-cell table:formula="of:=AVERAGE([.H1021:.H1528])" office:value-type="float" office:value="726.456048" calcext:value-type="float">
            <text:p>726.4560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705.99" calcext:value-type="float">
            <text:p>2705.99</text:p>
          </table:table-cell>
          <table:table-cell office:value-type="float" office:value="1692.87" calcext:value-type="float">
            <text:p>1692.8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79.36" calcext:value-type="float">
            <text:p>1979.36</text:p>
          </table:table-cell>
          <table:table-cell office:value-type="float" office:value="1689.09" calcext:value-type="float">
            <text:p>1689.0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98.79" calcext:value-type="float">
            <text:p>1998.79</text:p>
          </table:table-cell>
          <table:table-cell office:value-type="float" office:value="2561.31" calcext:value-type="float">
            <text:p>2561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35.18" calcext:value-type="float">
            <text:p>1935.18</text:p>
          </table:table-cell>
          <table:table-cell office:value-type="float" office:value="2709.03" calcext:value-type="float">
            <text:p>2709.0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33.36" calcext:value-type="float">
            <text:p>1933.36</text:p>
          </table:table-cell>
          <table:table-cell office:value-type="float" office:value="2377.09" calcext:value-type="float">
            <text:p>2377.0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22.1" calcext:value-type="float">
            <text:p>1922.1</text:p>
          </table:table-cell>
          <table:table-cell office:value-type="float" office:value="1548.33" calcext:value-type="float">
            <text:p>1548.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94.4" calcext:value-type="float">
            <text:p>1894.4</text:p>
          </table:table-cell>
          <table:table-cell office:value-type="float" office:value="1559.75" calcext:value-type="float">
            <text:p>1559.7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10.5" calcext:value-type="float">
            <text:p>1910.5</text:p>
          </table:table-cell>
          <table:table-cell office:value-type="float" office:value="2709.84" calcext:value-type="float">
            <text:p>2709.8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15.85" calcext:value-type="float">
            <text:p>1915.85</text:p>
          </table:table-cell>
          <table:table-cell office:value-type="float" office:value="1783.21" calcext:value-type="float">
            <text:p>1783.2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10.66" calcext:value-type="float">
            <text:p>1910.66</text:p>
          </table:table-cell>
          <table:table-cell office:value-type="float" office:value="2047.43" calcext:value-type="float">
            <text:p>2047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65.15" calcext:value-type="float">
            <text:p>1965.15</text:p>
          </table:table-cell>
          <table:table-cell office:value-type="float" office:value="1556.77" calcext:value-type="float">
            <text:p>1556.7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14.81" calcext:value-type="float">
            <text:p>1914.81</text:p>
          </table:table-cell>
          <table:table-cell office:value-type="float" office:value="2034.07" calcext:value-type="float">
            <text:p>2034.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28.44" calcext:value-type="float">
            <text:p>1928.44</text:p>
          </table:table-cell>
          <table:table-cell office:value-type="float" office:value="1801.05" calcext:value-type="float">
            <text:p>1801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12.96" calcext:value-type="float">
            <text:p>1912.96</text:p>
          </table:table-cell>
          <table:table-cell office:value-type="float" office:value="4675.3" calcext:value-type="float">
            <text:p>467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19.97" calcext:value-type="float">
            <text:p>1919.97</text:p>
          </table:table-cell>
          <table:table-cell office:value-type="float" office:value="1635.72" calcext:value-type="float">
            <text:p>1635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02.59" calcext:value-type="float">
            <text:p>1902.59</text:p>
          </table:table-cell>
          <table:table-cell office:value-type="float" office:value="2272.99" calcext:value-type="float">
            <text:p>2272.9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84.25" calcext:value-type="float">
            <text:p>1884.25</text:p>
          </table:table-cell>
          <table:table-cell office:value-type="float" office:value="4026.31" calcext:value-type="float">
            <text:p>4026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20.26" calcext:value-type="float">
            <text:p>1920.26</text:p>
          </table:table-cell>
          <table:table-cell office:value-type="float" office:value="1526.22" calcext:value-type="float">
            <text:p>1526.2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02.06" calcext:value-type="float">
            <text:p>1902.06</text:p>
          </table:table-cell>
          <table:table-cell office:value-type="float" office:value="1802.98" calcext:value-type="float">
            <text:p>1802.9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10.05" calcext:value-type="float">
            <text:p>1910.05</text:p>
          </table:table-cell>
          <table:table-cell office:value-type="float" office:value="1510.81" calcext:value-type="float">
            <text:p>1510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20.53" calcext:value-type="float">
            <text:p>1920.53</text:p>
          </table:table-cell>
          <table:table-cell office:value-type="float" office:value="1739.02" calcext:value-type="float">
            <text:p>173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01.99" calcext:value-type="float">
            <text:p>1901.99</text:p>
          </table:table-cell>
          <table:table-cell office:value-type="float" office:value="1626.22" calcext:value-type="float">
            <text:p>1626.2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4.46" calcext:value-type="float">
            <text:p>1804.46</text:p>
          </table:table-cell>
          <table:table-cell office:value-type="float" office:value="1804.75" calcext:value-type="float">
            <text:p>1804.7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8.6" calcext:value-type="float">
            <text:p>1798.6</text:p>
          </table:table-cell>
          <table:table-cell office:value-type="float" office:value="2225.66" calcext:value-type="float">
            <text:p>2225.6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2.91" calcext:value-type="float">
            <text:p>1802.91</text:p>
          </table:table-cell>
          <table:table-cell office:value-type="float" office:value="1612.03" calcext:value-type="float">
            <text:p>1612.0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4.77" calcext:value-type="float">
            <text:p>1794.77</text:p>
          </table:table-cell>
          <table:table-cell office:value-type="float" office:value="1586.46" calcext:value-type="float">
            <text:p>1586.4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6.94" calcext:value-type="float">
            <text:p>1816.94</text:p>
          </table:table-cell>
          <table:table-cell office:value-type="float" office:value="1851.12" calcext:value-type="float">
            <text:p>1851.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8.16" calcext:value-type="float">
            <text:p>1788.16</text:p>
          </table:table-cell>
          <table:table-cell office:value-type="float" office:value="1726.6" calcext:value-type="float">
            <text:p>1726.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5.56" calcext:value-type="float">
            <text:p>1795.56</text:p>
          </table:table-cell>
          <table:table-cell office:value-type="float" office:value="3578.87" calcext:value-type="float">
            <text:p>3578.8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6.84" calcext:value-type="float">
            <text:p>1816.84</text:p>
          </table:table-cell>
          <table:table-cell office:value-type="float" office:value="1580.94" calcext:value-type="float">
            <text:p>1580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4" calcext:value-type="float">
            <text:p>1784</text:p>
          </table:table-cell>
          <table:table-cell office:value-type="float" office:value="1964.84" calcext:value-type="float">
            <text:p>1964.8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23.4" calcext:value-type="float">
            <text:p>1823.4</text:p>
          </table:table-cell>
          <table:table-cell office:value-type="float" office:value="1744.31" calcext:value-type="float">
            <text:p>1744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4.61" calcext:value-type="float">
            <text:p>1814.61</text:p>
          </table:table-cell>
          <table:table-cell office:value-type="float" office:value="2710.26" calcext:value-type="float">
            <text:p>2710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9.01" calcext:value-type="float">
            <text:p>1799.01</text:p>
          </table:table-cell>
          <table:table-cell office:value-type="float" office:value="3111.02" calcext:value-type="float">
            <text:p>3111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9.8" calcext:value-type="float">
            <text:p>1799.8</text:p>
          </table:table-cell>
          <table:table-cell office:value-type="float" office:value="1518.01" calcext:value-type="float">
            <text:p>1518.0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0.4" calcext:value-type="float">
            <text:p>1810.4</text:p>
          </table:table-cell>
          <table:table-cell office:value-type="float" office:value="1923.67" calcext:value-type="float">
            <text:p>1923.6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2.54" calcext:value-type="float">
            <text:p>1812.54</text:p>
          </table:table-cell>
          <table:table-cell office:value-type="float" office:value="1773.94" calcext:value-type="float">
            <text:p>1773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7.92" calcext:value-type="float">
            <text:p>1807.92</text:p>
          </table:table-cell>
          <table:table-cell office:value-type="float" office:value="1500.97" calcext:value-type="float">
            <text:p>1500.9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9.86" calcext:value-type="float">
            <text:p>1799.86</text:p>
          </table:table-cell>
          <table:table-cell office:value-type="float" office:value="1594.75" calcext:value-type="float">
            <text:p>1594.7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5.2" calcext:value-type="float">
            <text:p>1785.2</text:p>
          </table:table-cell>
          <table:table-cell office:value-type="float" office:value="1747.84" calcext:value-type="float">
            <text:p>1747.8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4.54" calcext:value-type="float">
            <text:p>1794.54</text:p>
          </table:table-cell>
          <table:table-cell office:value-type="float" office:value="1563.49" calcext:value-type="float">
            <text:p>1563.4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6.19" calcext:value-type="float">
            <text:p>1806.19</text:p>
          </table:table-cell>
          <table:table-cell office:value-type="float" office:value="1857.1" calcext:value-type="float">
            <text:p>1857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6.42" calcext:value-type="float">
            <text:p>1816.42</text:p>
          </table:table-cell>
          <table:table-cell office:value-type="float" office:value="1620.05" calcext:value-type="float">
            <text:p>1620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0.96" calcext:value-type="float">
            <text:p>1800.96</text:p>
          </table:table-cell>
          <table:table-cell office:value-type="float" office:value="2119.35" calcext:value-type="float">
            <text:p>2119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4.07" calcext:value-type="float">
            <text:p>1794.07</text:p>
          </table:table-cell>
          <table:table-cell office:value-type="float" office:value="2124.83" calcext:value-type="float">
            <text:p>2124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7.74" calcext:value-type="float">
            <text:p>1797.74</text:p>
          </table:table-cell>
          <table:table-cell office:value-type="float" office:value="1771.68" calcext:value-type="float">
            <text:p>1771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6.12" calcext:value-type="float">
            <text:p>1806.12</text:p>
          </table:table-cell>
          <table:table-cell office:value-type="float" office:value="1468.26" calcext:value-type="float">
            <text:p>1468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8.71" calcext:value-type="float">
            <text:p>1798.71</text:p>
          </table:table-cell>
          <table:table-cell office:value-type="float" office:value="1721.07" calcext:value-type="float">
            <text:p>1721.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9.21" calcext:value-type="float">
            <text:p>1789.21</text:p>
          </table:table-cell>
          <table:table-cell office:value-type="float" office:value="1674.47" calcext:value-type="float">
            <text:p>1674.4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3.04" calcext:value-type="float">
            <text:p>1813.04</text:p>
          </table:table-cell>
          <table:table-cell office:value-type="float" office:value="1555.08" calcext:value-type="float">
            <text:p>1555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22.73" calcext:value-type="float">
            <text:p>1822.73</text:p>
          </table:table-cell>
          <table:table-cell office:value-type="float" office:value="1720.11" calcext:value-type="float">
            <text:p>1720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3.41" calcext:value-type="float">
            <text:p>1813.41</text:p>
          </table:table-cell>
          <table:table-cell office:value-type="float" office:value="1802.07" calcext:value-type="float">
            <text:p>1802.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9.67" calcext:value-type="float">
            <text:p>1809.67</text:p>
          </table:table-cell>
          <table:table-cell office:value-type="float" office:value="1613.27" calcext:value-type="float">
            <text:p>1613.2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27.41" calcext:value-type="float">
            <text:p>1827.41</text:p>
          </table:table-cell>
          <table:table-cell office:value-type="float" office:value="1757.84" calcext:value-type="float">
            <text:p>1757.8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3.35" calcext:value-type="float">
            <text:p>1803.35</text:p>
          </table:table-cell>
          <table:table-cell office:value-type="float" office:value="1849.2" calcext:value-type="float">
            <text:p>1849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7.18" calcext:value-type="float">
            <text:p>1807.18</text:p>
          </table:table-cell>
          <table:table-cell office:value-type="float" office:value="2112.86" calcext:value-type="float">
            <text:p>2112.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3.61" calcext:value-type="float">
            <text:p>1783.61</text:p>
          </table:table-cell>
          <table:table-cell office:value-type="float" office:value="1925.43" calcext:value-type="float">
            <text:p>1925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22.35" calcext:value-type="float">
            <text:p>1822.35</text:p>
          </table:table-cell>
          <table:table-cell office:value-type="float" office:value="2918.14" calcext:value-type="float">
            <text:p>2918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21.91" calcext:value-type="float">
            <text:p>1821.91</text:p>
          </table:table-cell>
          <table:table-cell office:value-type="float" office:value="2695.65" calcext:value-type="float">
            <text:p>2695.6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7.18" calcext:value-type="float">
            <text:p>1817.18</text:p>
          </table:table-cell>
          <table:table-cell office:value-type="float" office:value="1631.39" calcext:value-type="float">
            <text:p>1631.3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71.71" calcext:value-type="float">
            <text:p>1771.71</text:p>
          </table:table-cell>
          <table:table-cell office:value-type="float" office:value="2973.53" calcext:value-type="float">
            <text:p>2973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0.79" calcext:value-type="float">
            <text:p>1780.79</text:p>
          </table:table-cell>
          <table:table-cell office:value-type="float" office:value="4933.83" calcext:value-type="float">
            <text:p>4933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7.11" calcext:value-type="float">
            <text:p>1807.11</text:p>
          </table:table-cell>
          <table:table-cell office:value-type="float" office:value="2388.46" calcext:value-type="float">
            <text:p>2388.4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8.58" calcext:value-type="float">
            <text:p>1808.58</text:p>
          </table:table-cell>
          <table:table-cell office:value-type="float" office:value="2354.58" calcext:value-type="float">
            <text:p>2354.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28.7" calcext:value-type="float">
            <text:p>1828.7</text:p>
          </table:table-cell>
          <table:table-cell office:value-type="float" office:value="2551.1" calcext:value-type="float">
            <text:p>2551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20.14" calcext:value-type="float">
            <text:p>1820.14</text:p>
          </table:table-cell>
          <table:table-cell office:value-type="float" office:value="1971.13" calcext:value-type="float">
            <text:p>1971.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6.3" calcext:value-type="float">
            <text:p>1816.3</text:p>
          </table:table-cell>
          <table:table-cell office:value-type="float" office:value="2531.82" calcext:value-type="float">
            <text:p>2531.8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5.64" calcext:value-type="float">
            <text:p>1815.64</text:p>
          </table:table-cell>
          <table:table-cell office:value-type="float" office:value="1851.94" calcext:value-type="float">
            <text:p>1851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2.11" calcext:value-type="float">
            <text:p>1792.11</text:p>
          </table:table-cell>
          <table:table-cell office:value-type="float" office:value="3075.96" calcext:value-type="float">
            <text:p>3075.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6.22" calcext:value-type="float">
            <text:p>1786.22</text:p>
          </table:table-cell>
          <table:table-cell office:value-type="float" office:value="2113.61" calcext:value-type="float">
            <text:p>2113.6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1.88" calcext:value-type="float">
            <text:p>1801.88</text:p>
          </table:table-cell>
          <table:table-cell office:value-type="float" office:value="2633.44" calcext:value-type="float">
            <text:p>2633.4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75.92" calcext:value-type="float">
            <text:p>1775.92</text:p>
          </table:table-cell>
          <table:table-cell office:value-type="float" office:value="2255.03" calcext:value-type="float">
            <text:p>2255.0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2.47" calcext:value-type="float">
            <text:p>1782.47</text:p>
          </table:table-cell>
          <table:table-cell office:value-type="float" office:value="2167.15" calcext:value-type="float">
            <text:p>2167.1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5.65" calcext:value-type="float">
            <text:p>1795.65</text:p>
          </table:table-cell>
          <table:table-cell office:value-type="float" office:value="1674.33" calcext:value-type="float">
            <text:p>1674.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4.27" calcext:value-type="float">
            <text:p>1794.27</text:p>
          </table:table-cell>
          <table:table-cell office:value-type="float" office:value="1955.57" calcext:value-type="float">
            <text:p>1955.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2.04" calcext:value-type="float">
            <text:p>1802.04</text:p>
          </table:table-cell>
          <table:table-cell office:value-type="float" office:value="1680.15" calcext:value-type="float">
            <text:p>1680.1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6.02" calcext:value-type="float">
            <text:p>1806.02</text:p>
          </table:table-cell>
          <table:table-cell office:value-type="float" office:value="2550.58" calcext:value-type="float">
            <text:p>2550.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8.12" calcext:value-type="float">
            <text:p>1808.12</text:p>
          </table:table-cell>
          <table:table-cell office:value-type="float" office:value="2022.3" calcext:value-type="float">
            <text:p>2022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5.43" calcext:value-type="float">
            <text:p>1795.43</text:p>
          </table:table-cell>
          <table:table-cell office:value-type="float" office:value="2671.44" calcext:value-type="float">
            <text:p>2671.4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3.29" calcext:value-type="float">
            <text:p>1803.29</text:p>
          </table:table-cell>
          <table:table-cell office:value-type="float" office:value="1763.39" calcext:value-type="float">
            <text:p>1763.3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5.96" calcext:value-type="float">
            <text:p>1785.96</text:p>
          </table:table-cell>
          <table:table-cell office:value-type="float" office:value="1848.17" calcext:value-type="float">
            <text:p>1848.1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2.12" calcext:value-type="float">
            <text:p>1802.12</text:p>
          </table:table-cell>
          <table:table-cell office:value-type="float" office:value="2362.12" calcext:value-type="float">
            <text:p>2362.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75.94" calcext:value-type="float">
            <text:p>1775.94</text:p>
          </table:table-cell>
          <table:table-cell office:value-type="float" office:value="2272.47" calcext:value-type="float">
            <text:p>2272.4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3.16" calcext:value-type="float">
            <text:p>1783.16</text:p>
          </table:table-cell>
          <table:table-cell office:value-type="float" office:value="2208.38" calcext:value-type="float">
            <text:p>2208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93.78" calcext:value-type="float">
            <text:p>1793.78</text:p>
          </table:table-cell>
          <table:table-cell office:value-type="float" office:value="1975.95" calcext:value-type="float">
            <text:p>1975.9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8.53" calcext:value-type="float">
            <text:p>1788.53</text:p>
          </table:table-cell>
          <table:table-cell office:value-type="float" office:value="2595.81" calcext:value-type="float">
            <text:p>2595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21.94" calcext:value-type="float">
            <text:p>1821.94</text:p>
          </table:table-cell>
          <table:table-cell office:value-type="float" office:value="1632.06" calcext:value-type="float">
            <text:p>1632.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9.49" calcext:value-type="float">
            <text:p>1789.49</text:p>
          </table:table-cell>
          <table:table-cell office:value-type="float" office:value="1928.08" calcext:value-type="float">
            <text:p>1928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6.26" calcext:value-type="float">
            <text:p>1806.26</text:p>
          </table:table-cell>
          <table:table-cell office:value-type="float" office:value="2398.26" calcext:value-type="float">
            <text:p>2398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8.67" calcext:value-type="float">
            <text:p>1818.67</text:p>
          </table:table-cell>
          <table:table-cell office:value-type="float" office:value="1639.74" calcext:value-type="float">
            <text:p>1639.7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5.17" calcext:value-type="float">
            <text:p>1815.17</text:p>
          </table:table-cell>
          <table:table-cell office:value-type="float" office:value="1442.82" calcext:value-type="float">
            <text:p>1442.8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6.61" calcext:value-type="float">
            <text:p>1806.61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21.46" calcext:value-type="float">
            <text:p>1821.46</text:p>
          </table:table-cell>
          <table:table-cell office:value-type="float" office:value="1447.46" calcext:value-type="float">
            <text:p>1447.4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4.26" calcext:value-type="float">
            <text:p>1804.26</text:p>
          </table:table-cell>
          <table:table-cell office:value-type="float" office:value="2524.61" calcext:value-type="float">
            <text:p>2524.6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1.89" calcext:value-type="float">
            <text:p>1811.89</text:p>
          </table:table-cell>
          <table:table-cell office:value-type="float" office:value="1740.26" calcext:value-type="float">
            <text:p>1740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05.18" calcext:value-type="float">
            <text:p>1805.18</text:p>
          </table:table-cell>
          <table:table-cell office:value-type="float" office:value="1785.26" calcext:value-type="float">
            <text:p>1785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86.8" calcext:value-type="float">
            <text:p>1786.8</text:p>
          </table:table-cell>
          <table:table-cell office:value-type="float" office:value="3982.33" calcext:value-type="float">
            <text:p>3982.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4.02" calcext:value-type="float">
            <text:p>1814.02</text:p>
          </table:table-cell>
          <table:table-cell office:value-type="float" office:value="2183.02" calcext:value-type="float">
            <text:p>2183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21.21" calcext:value-type="float">
            <text:p>1821.21</text:p>
          </table:table-cell>
          <table:table-cell office:value-type="float" office:value="1868.71" calcext:value-type="float">
            <text:p>1868.7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3.91" calcext:value-type="float">
            <text:p>1813.91</text:p>
          </table:table-cell>
          <table:table-cell office:value-type="float" office:value="2247.31" calcext:value-type="float">
            <text:p>2247.3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3.36" calcext:value-type="float">
            <text:p>1813.36</text:p>
          </table:table-cell>
          <table:table-cell office:value-type="float" office:value="3998.96" calcext:value-type="float">
            <text:p>3998.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2.97" calcext:value-type="float">
            <text:p>1822.97</text:p>
          </table:table-cell>
          <table:table-cell office:value-type="float" office:value="2436.13" calcext:value-type="float">
            <text:p>2436.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7.03" calcext:value-type="float">
            <text:p>1807.03</text:p>
          </table:table-cell>
          <table:table-cell office:value-type="float" office:value="2389.03" calcext:value-type="float">
            <text:p>2389.0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4.24" calcext:value-type="float">
            <text:p>1804.24</text:p>
          </table:table-cell>
          <table:table-cell office:value-type="float" office:value="3139.25" calcext:value-type="float">
            <text:p>3139.2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34.55" calcext:value-type="float">
            <text:p>1834.55</text:p>
          </table:table-cell>
          <table:table-cell office:value-type="float" office:value="2235.7" calcext:value-type="float">
            <text:p>2235.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31.66" calcext:value-type="float">
            <text:p>1831.66</text:p>
          </table:table-cell>
          <table:table-cell office:value-type="float" office:value="2671.28" calcext:value-type="float">
            <text:p>2671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795.62" calcext:value-type="float">
            <text:p>1795.62</text:p>
          </table:table-cell>
          <table:table-cell office:value-type="float" office:value="3358.81" calcext:value-type="float">
            <text:p>3358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4.86" calcext:value-type="float">
            <text:p>1804.86</text:p>
          </table:table-cell>
          <table:table-cell office:value-type="float" office:value="2847.72" calcext:value-type="float">
            <text:p>2847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41.45" calcext:value-type="float">
            <text:p>1841.45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7.54" calcext:value-type="float">
            <text:p>1827.54</text:p>
          </table:table-cell>
          <table:table-cell office:value-type="float" office:value="2981.87" calcext:value-type="float">
            <text:p>2981.8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2.47" calcext:value-type="float">
            <text:p>1812.47</text:p>
          </table:table-cell>
          <table:table-cell office:value-type="float" office:value="2295.43" calcext:value-type="float">
            <text:p>2295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7.45" calcext:value-type="float">
            <text:p>1817.45</text:p>
          </table:table-cell>
          <table:table-cell office:value-type="float" office:value="3756.83" calcext:value-type="float">
            <text:p>3756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71.91" calcext:value-type="float">
            <text:p>1871.91</text:p>
          </table:table-cell>
          <table:table-cell office:value-type="float" office:value="3467.81" calcext:value-type="float">
            <text:p>3467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9.37" calcext:value-type="float">
            <text:p>1809.37</text:p>
          </table:table-cell>
          <table:table-cell office:value-type="float" office:value="4734.11" calcext:value-type="float">
            <text:p>4734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8.36" calcext:value-type="float">
            <text:p>1808.36</text:p>
          </table:table-cell>
          <table:table-cell office:value-type="float" office:value="2874.94" calcext:value-type="float">
            <text:p>2874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4.73" calcext:value-type="float">
            <text:p>1824.73</text:p>
          </table:table-cell>
          <table:table-cell office:value-type="float" office:value="2169.45" calcext:value-type="float">
            <text:p>2169.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4.24" calcext:value-type="float">
            <text:p>1824.24</text:p>
          </table:table-cell>
          <table:table-cell office:value-type="float" office:value="3450.48" calcext:value-type="float">
            <text:p>3450.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2.87" calcext:value-type="float">
            <text:p>1812.87</text:p>
          </table:table-cell>
          <table:table-cell office:value-type="float" office:value="2014.83" calcext:value-type="float">
            <text:p>2014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4.11" calcext:value-type="float">
            <text:p>1804.11</text:p>
          </table:table-cell>
          <table:table-cell office:value-type="float" office:value="2993.8" calcext:value-type="float">
            <text:p>2993.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8.89" calcext:value-type="float">
            <text:p>1808.89</text:p>
          </table:table-cell>
          <table:table-cell office:value-type="float" office:value="2733.77" calcext:value-type="float">
            <text:p>2733.7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7.06" calcext:value-type="float">
            <text:p>1827.06</text:p>
          </table:table-cell>
          <table:table-cell office:value-type="float" office:value="3335.2" calcext:value-type="float">
            <text:p>3335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3.44" calcext:value-type="float">
            <text:p>1803.44</text:p>
          </table:table-cell>
          <table:table-cell office:value-type="float" office:value="3121.99" calcext:value-type="float">
            <text:p>3121.9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30.47" calcext:value-type="float">
            <text:p>1830.47</text:p>
          </table:table-cell>
          <table:table-cell office:value-type="float" office:value="2261.82" calcext:value-type="float">
            <text:p>2261.8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4.21" calcext:value-type="float">
            <text:p>1814.21</text:p>
          </table:table-cell>
          <table:table-cell office:value-type="float" office:value="3232.8" calcext:value-type="float">
            <text:p>3232.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8.98" calcext:value-type="float">
            <text:p>1808.98</text:p>
          </table:table-cell>
          <table:table-cell office:value-type="float" office:value="2636.81" calcext:value-type="float">
            <text:p>2636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38.63" calcext:value-type="float">
            <text:p>1838.63</text:p>
          </table:table-cell>
          <table:table-cell office:value-type="float" office:value="4500.06" calcext:value-type="float">
            <text:p>4500.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6.38" calcext:value-type="float">
            <text:p>1806.38</text:p>
          </table:table-cell>
          <table:table-cell office:value-type="float" office:value="2907.76" calcext:value-type="float">
            <text:p>2907.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7.88" calcext:value-type="float">
            <text:p>1817.88</text:p>
          </table:table-cell>
          <table:table-cell office:value-type="float" office:value="2770.1" calcext:value-type="float">
            <text:p>2770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4.94" calcext:value-type="float">
            <text:p>1814.94</text:p>
          </table:table-cell>
          <table:table-cell office:value-type="float" office:value="2312.5" calcext:value-type="float">
            <text:p>2312.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1.35" calcext:value-type="float">
            <text:p>1811.35</text:p>
          </table:table-cell>
          <table:table-cell office:value-type="float" office:value="3268.47" calcext:value-type="float">
            <text:p>3268.4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5.19" calcext:value-type="float">
            <text:p>1805.19</text:p>
          </table:table-cell>
          <table:table-cell office:value-type="float" office:value="3055.14" calcext:value-type="float">
            <text:p>3055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798.89" calcext:value-type="float">
            <text:p>1798.89</text:p>
          </table:table-cell>
          <table:table-cell office:value-type="float" office:value="3123.59" calcext:value-type="float">
            <text:p>3123.5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9.07" calcext:value-type="float">
            <text:p>1809.07</text:p>
          </table:table-cell>
          <table:table-cell office:value-type="float" office:value="2567.05" calcext:value-type="float">
            <text:p>2567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5.62" calcext:value-type="float">
            <text:p>1815.62</text:p>
          </table:table-cell>
          <table:table-cell office:value-type="float" office:value="2443.79" calcext:value-type="float">
            <text:p>2443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5.82" calcext:value-type="float">
            <text:p>1805.82</text:p>
          </table:table-cell>
          <table:table-cell office:value-type="float" office:value="2587.92" calcext:value-type="float">
            <text:p>2587.9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6.39" calcext:value-type="float">
            <text:p>1806.39</text:p>
          </table:table-cell>
          <table:table-cell office:value-type="float" office:value="3464.04" calcext:value-type="float">
            <text:p>3464.0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7.21" calcext:value-type="float">
            <text:p>1827.21</text:p>
          </table:table-cell>
          <table:table-cell office:value-type="float" office:value="3092.33" calcext:value-type="float">
            <text:p>3092.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9.51" calcext:value-type="float">
            <text:p>1819.51</text:p>
          </table:table-cell>
          <table:table-cell office:value-type="float" office:value="2873.07" calcext:value-type="float">
            <text:p>2873.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798.58" calcext:value-type="float">
            <text:p>1798.58</text:p>
          </table:table-cell>
          <table:table-cell office:value-type="float" office:value="4002.11" calcext:value-type="float">
            <text:p>4002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8.77" calcext:value-type="float">
            <text:p>1818.77</text:p>
          </table:table-cell>
          <table:table-cell office:value-type="float" office:value="3458.72" calcext:value-type="float">
            <text:p>3458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7.54" calcext:value-type="float">
            <text:p>1807.54</text:p>
          </table:table-cell>
          <table:table-cell office:value-type="float" office:value="4060.03" calcext:value-type="float">
            <text:p>4060.0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0.06" calcext:value-type="float">
            <text:p>1810.06</text:p>
          </table:table-cell>
          <table:table-cell office:value-type="float" office:value="2027.73" calcext:value-type="float">
            <text:p>2027.7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5.56" calcext:value-type="float">
            <text:p>1825.56</text:p>
          </table:table-cell>
          <table:table-cell office:value-type="float" office:value="3924.82" calcext:value-type="float">
            <text:p>3924.8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8.8" calcext:value-type="float">
            <text:p>1818.8</text:p>
          </table:table-cell>
          <table:table-cell office:value-type="float" office:value="2744.08" calcext:value-type="float">
            <text:p>2744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0.7" calcext:value-type="float">
            <text:p>1810.7</text:p>
          </table:table-cell>
          <table:table-cell office:value-type="float" office:value="2578.54" calcext:value-type="float">
            <text:p>2578.5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1.68" calcext:value-type="float">
            <text:p>1801.68</text:p>
          </table:table-cell>
          <table:table-cell office:value-type="float" office:value="3190.24" calcext:value-type="float">
            <text:p>3190.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6.8" calcext:value-type="float">
            <text:p>1816.8</text:p>
          </table:table-cell>
          <table:table-cell office:value-type="float" office:value="2732.74" calcext:value-type="float">
            <text:p>2732.7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1.13" calcext:value-type="float">
            <text:p>1821.13</text:p>
          </table:table-cell>
          <table:table-cell office:value-type="float" office:value="4178.12" calcext:value-type="float">
            <text:p>4178.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3.43" calcext:value-type="float">
            <text:p>1813.43</text:p>
          </table:table-cell>
          <table:table-cell office:value-type="float" office:value="2181.18" calcext:value-type="float">
            <text:p>2181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0.2" calcext:value-type="float">
            <text:p>1800.2</text:p>
          </table:table-cell>
          <table:table-cell office:value-type="float" office:value="3217.38" calcext:value-type="float">
            <text:p>3217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787.67" calcext:value-type="float">
            <text:p>1787.67</text:p>
          </table:table-cell>
          <table:table-cell office:value-type="float" office:value="3650.99" calcext:value-type="float">
            <text:p>3650.9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0.27" calcext:value-type="float">
            <text:p>1820.27</text:p>
          </table:table-cell>
          <table:table-cell office:value-type="float" office:value="2853.97" calcext:value-type="float">
            <text:p>2853.9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8.44" calcext:value-type="float">
            <text:p>1808.44</text:p>
          </table:table-cell>
          <table:table-cell office:value-type="float" office:value="2180.91" calcext:value-type="float">
            <text:p>2180.9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31.02" calcext:value-type="float">
            <text:p>1831.02</text:p>
          </table:table-cell>
          <table:table-cell office:value-type="float" office:value="2862.89" calcext:value-type="float">
            <text:p>2862.8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9.58" calcext:value-type="float">
            <text:p>1829.58</text:p>
          </table:table-cell>
          <table:table-cell office:value-type="float" office:value="4541.87" calcext:value-type="float">
            <text:p>4541.8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1.42" calcext:value-type="float">
            <text:p>1821.42</text:p>
          </table:table-cell>
          <table:table-cell office:value-type="float" office:value="3944.86" calcext:value-type="float">
            <text:p>3944.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8.55" calcext:value-type="float">
            <text:p>1808.55</text:p>
          </table:table-cell>
          <table:table-cell office:value-type="float" office:value="3517.48" calcext:value-type="float">
            <text:p>3517.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2.38" calcext:value-type="float">
            <text:p>1802.38</text:p>
          </table:table-cell>
          <table:table-cell office:value-type="float" office:value="3500.67" calcext:value-type="float">
            <text:p>3500.6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1.22" calcext:value-type="float">
            <text:p>1801.22</text:p>
          </table:table-cell>
          <table:table-cell office:value-type="float" office:value="3237.53" calcext:value-type="float">
            <text:p>323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1.83" calcext:value-type="float">
            <text:p>1811.83</text:p>
          </table:table-cell>
          <table:table-cell office:value-type="float" office:value="2768.35" calcext:value-type="float">
            <text:p>2768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36.32" calcext:value-type="float">
            <text:p>1836.32</text:p>
          </table:table-cell>
          <table:table-cell office:value-type="float" office:value="3567.06" calcext:value-type="float">
            <text:p>3567.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6.76" calcext:value-type="float">
            <text:p>1816.76</text:p>
          </table:table-cell>
          <table:table-cell office:value-type="float" office:value="2744.92" calcext:value-type="float">
            <text:p>2744.9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9.37" calcext:value-type="float">
            <text:p>1809.37</text:p>
          </table:table-cell>
          <table:table-cell office:value-type="float" office:value="3592.75" calcext:value-type="float">
            <text:p>3592.7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0.21" calcext:value-type="float">
            <text:p>1810.21</text:p>
          </table:table-cell>
          <table:table-cell office:value-type="float" office:value="2727.47" calcext:value-type="float">
            <text:p>2727.4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0.9" calcext:value-type="float">
            <text:p>1820.9</text:p>
          </table:table-cell>
          <table:table-cell office:value-type="float" office:value="4090.08" calcext:value-type="float">
            <text:p>4090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0.17" calcext:value-type="float">
            <text:p>1820.17</text:p>
          </table:table-cell>
          <table:table-cell office:value-type="float" office:value="3826.28" calcext:value-type="float">
            <text:p>3826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794.68" calcext:value-type="float">
            <text:p>1794.68</text:p>
          </table:table-cell>
          <table:table-cell office:value-type="float" office:value="4987.3" calcext:value-type="float">
            <text:p>4987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3" calcext:value-type="float">
            <text:p>1813</text:p>
          </table:table-cell>
          <table:table-cell office:value-type="float" office:value="3705.49" calcext:value-type="float">
            <text:p>3705.4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9.34" calcext:value-type="float">
            <text:p>1829.34</text:p>
          </table:table-cell>
          <table:table-cell office:value-type="float" office:value="1890.28" calcext:value-type="float">
            <text:p>1890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1.94" calcext:value-type="float">
            <text:p>1811.94</text:p>
          </table:table-cell>
          <table:table-cell office:value-type="float" office:value="2522.62" calcext:value-type="float">
            <text:p>2522.6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0.05" calcext:value-type="float">
            <text:p>1820.05</text:p>
          </table:table-cell>
          <table:table-cell office:value-type="float" office:value="2643.76" calcext:value-type="float">
            <text:p>2643.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3.91" calcext:value-type="float">
            <text:p>1803.91</text:p>
          </table:table-cell>
          <table:table-cell office:value-type="float" office:value="2954.6" calcext:value-type="float">
            <text:p>2954.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0.88" calcext:value-type="float">
            <text:p>1800.88</text:p>
          </table:table-cell>
          <table:table-cell office:value-type="float" office:value="3449.83" calcext:value-type="float">
            <text:p>3449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63.87" calcext:value-type="float">
            <text:p>1863.87</text:p>
          </table:table-cell>
          <table:table-cell office:value-type="float" office:value="2939.06" calcext:value-type="float">
            <text:p>2939.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5.6" calcext:value-type="float">
            <text:p>1825.6</text:p>
          </table:table-cell>
          <table:table-cell office:value-type="float" office:value="3597.94" calcext:value-type="float">
            <text:p>3597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61.98" calcext:value-type="float">
            <text:p>1861.98</text:p>
          </table:table-cell>
          <table:table-cell office:value-type="float" office:value="2119.61" calcext:value-type="float">
            <text:p>2119.6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5.89" calcext:value-type="float">
            <text:p>1805.89</text:p>
          </table:table-cell>
          <table:table-cell office:value-type="float" office:value="3293.11" calcext:value-type="float">
            <text:p>3293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38.74" calcext:value-type="float">
            <text:p>1838.74</text:p>
          </table:table-cell>
          <table:table-cell office:value-type="float" office:value="3280.81" calcext:value-type="float">
            <text:p>3280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3.92" calcext:value-type="float">
            <text:p>1823.92</text:p>
          </table:table-cell>
          <table:table-cell office:value-type="float" office:value="2535.8" calcext:value-type="float">
            <text:p>2535.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3.47" calcext:value-type="float">
            <text:p>1823.47</text:p>
          </table:table-cell>
          <table:table-cell office:value-type="float" office:value="1919.18" calcext:value-type="float">
            <text:p>1919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4.34" calcext:value-type="float">
            <text:p>1824.34</text:p>
          </table:table-cell>
          <table:table-cell office:value-type="float" office:value="1882.23" calcext:value-type="float">
            <text:p>1882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9.01" calcext:value-type="float">
            <text:p>1819.01</text:p>
          </table:table-cell>
          <table:table-cell office:value-type="float" office:value="3114.38" calcext:value-type="float">
            <text:p>3114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797.07" calcext:value-type="float">
            <text:p>1797.07</text:p>
          </table:table-cell>
          <table:table-cell office:value-type="float" office:value="3364.84" calcext:value-type="float">
            <text:p>3364.8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32.3" calcext:value-type="float">
            <text:p>1832.3</text:p>
          </table:table-cell>
          <table:table-cell office:value-type="float" office:value="3211.21" calcext:value-type="float">
            <text:p>3211.2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3.39" calcext:value-type="float">
            <text:p>1823.39</text:p>
          </table:table-cell>
          <table:table-cell office:value-type="float" office:value="3338.63" calcext:value-type="float">
            <text:p>3338.6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6.84" calcext:value-type="float">
            <text:p>1816.84</text:p>
          </table:table-cell>
          <table:table-cell office:value-type="float" office:value="3769.13" calcext:value-type="float">
            <text:p>3769.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4.49" calcext:value-type="float">
            <text:p>1814.49</text:p>
          </table:table-cell>
          <table:table-cell office:value-type="float" office:value="3461.27" calcext:value-type="float">
            <text:p>3461.2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5.16" calcext:value-type="float">
            <text:p>1815.16</text:p>
          </table:table-cell>
          <table:table-cell office:value-type="float" office:value="2882.16" calcext:value-type="float">
            <text:p>2882.1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8.08" calcext:value-type="float">
            <text:p>1818.08</text:p>
          </table:table-cell>
          <table:table-cell office:value-type="float" office:value="3269.73" calcext:value-type="float">
            <text:p>3269.7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9.12" calcext:value-type="float">
            <text:p>1819.12</text:p>
          </table:table-cell>
          <table:table-cell office:value-type="float" office:value="3023.61" calcext:value-type="float">
            <text:p>3023.6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9.93" calcext:value-type="float">
            <text:p>1819.93</text:p>
          </table:table-cell>
          <table:table-cell office:value-type="float" office:value="2634.02" calcext:value-type="float">
            <text:p>2634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1.41" calcext:value-type="float">
            <text:p>1801.41</text:p>
          </table:table-cell>
          <table:table-cell office:value-type="float" office:value="3050.06" calcext:value-type="float">
            <text:p>3050.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792.9" calcext:value-type="float">
            <text:p>1792.9</text:p>
          </table:table-cell>
          <table:table-cell office:value-type="float" office:value="3191.43" calcext:value-type="float">
            <text:p>3191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794.84" calcext:value-type="float">
            <text:p>1794.84</text:p>
          </table:table-cell>
          <table:table-cell office:value-type="float" office:value="2171.35" calcext:value-type="float">
            <text:p>2171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05.62" calcext:value-type="float">
            <text:p>1805.62</text:p>
          </table:table-cell>
          <table:table-cell office:value-type="float" office:value="3342.89" calcext:value-type="float">
            <text:p>3342.8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38.05" calcext:value-type="float">
            <text:p>1838.05</text:p>
          </table:table-cell>
          <table:table-cell office:value-type="float" office:value="2671.69" calcext:value-type="float">
            <text:p>2671.6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4.46" calcext:value-type="float">
            <text:p>1814.46</text:p>
          </table:table-cell>
          <table:table-cell office:value-type="float" office:value="3011.82" calcext:value-type="float">
            <text:p>3011.8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12.47" calcext:value-type="float">
            <text:p>1812.47</text:p>
          </table:table-cell>
          <table:table-cell office:value-type="float" office:value="4146.51" calcext:value-type="float">
            <text:p>4146.5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799.83" calcext:value-type="float">
            <text:p>1799.83</text:p>
          </table:table-cell>
          <table:table-cell office:value-type="float" office:value="2317.68" calcext:value-type="float">
            <text:p>2317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23.17" calcext:value-type="float">
            <text:p>1823.17</text:p>
          </table:table-cell>
          <table:table-cell office:value-type="float" office:value="3199.74" calcext:value-type="float">
            <text:p>3199.7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3.49" calcext:value-type="float">
            <text:p>1803.49</text:p>
          </table:table-cell>
          <table:table-cell office:value-type="float" office:value="2683.67" calcext:value-type="float">
            <text:p>2683.6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85.83" calcext:value-type="float">
            <text:p>1785.83</text:p>
          </table:table-cell>
          <table:table-cell office:value-type="float" office:value="2230.01" calcext:value-type="float">
            <text:p>2230.0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1.65" calcext:value-type="float">
            <text:p>1791.65</text:p>
          </table:table-cell>
          <table:table-cell office:value-type="float" office:value="1748.97" calcext:value-type="float">
            <text:p>1748.9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5.24" calcext:value-type="float">
            <text:p>1815.24</text:p>
          </table:table-cell>
          <table:table-cell office:value-type="float" office:value="3421.55" calcext:value-type="float">
            <text:p>3421.5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80.71" calcext:value-type="float">
            <text:p>1780.71</text:p>
          </table:table-cell>
          <table:table-cell office:value-type="float" office:value="1846.22" calcext:value-type="float">
            <text:p>1846.2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1.84" calcext:value-type="float">
            <text:p>1791.84</text:p>
          </table:table-cell>
          <table:table-cell office:value-type="float" office:value="2212.69" calcext:value-type="float">
            <text:p>2212.6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1.62" calcext:value-type="float">
            <text:p>1801.62</text:p>
          </table:table-cell>
          <table:table-cell office:value-type="float" office:value="2834.02" calcext:value-type="float">
            <text:p>2834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86.82" calcext:value-type="float">
            <text:p>1786.82</text:p>
          </table:table-cell>
          <table:table-cell office:value-type="float" office:value="3851.01" calcext:value-type="float">
            <text:p>3851.0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2.1" calcext:value-type="float">
            <text:p>1802.1</text:p>
          </table:table-cell>
          <table:table-cell office:value-type="float" office:value="3027.1" calcext:value-type="float">
            <text:p>3027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8.83" calcext:value-type="float">
            <text:p>1808.83</text:p>
          </table:table-cell>
          <table:table-cell office:value-type="float" office:value="2820.43" calcext:value-type="float">
            <text:p>2820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0.81" calcext:value-type="float">
            <text:p>1800.81</text:p>
          </table:table-cell>
          <table:table-cell office:value-type="float" office:value="3089.19" calcext:value-type="float">
            <text:p>3089.1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6.97" calcext:value-type="float">
            <text:p>1816.97</text:p>
          </table:table-cell>
          <table:table-cell office:value-type="float" office:value="1939.83" calcext:value-type="float">
            <text:p>1939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0.63" calcext:value-type="float">
            <text:p>1800.63</text:p>
          </table:table-cell>
          <table:table-cell office:value-type="float" office:value="2269.02" calcext:value-type="float">
            <text:p>226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9.11" calcext:value-type="float">
            <text:p>1799.11</text:p>
          </table:table-cell>
          <table:table-cell office:value-type="float" office:value="2246.61" calcext:value-type="float">
            <text:p>2246.6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1.87" calcext:value-type="float">
            <text:p>1791.87</text:p>
          </table:table-cell>
          <table:table-cell office:value-type="float" office:value="3569.86" calcext:value-type="float">
            <text:p>3569.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0.76" calcext:value-type="float">
            <text:p>1800.76</text:p>
          </table:table-cell>
          <table:table-cell office:value-type="float" office:value="2582.54" calcext:value-type="float">
            <text:p>2582.5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2.25" calcext:value-type="float">
            <text:p>1802.25</text:p>
          </table:table-cell>
          <table:table-cell office:value-type="float" office:value="3489.27" calcext:value-type="float">
            <text:p>3489.2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5.55" calcext:value-type="float">
            <text:p>1815.55</text:p>
          </table:table-cell>
          <table:table-cell office:value-type="float" office:value="2102.06" calcext:value-type="float">
            <text:p>2102.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7.04" calcext:value-type="float">
            <text:p>1797.04</text:p>
          </table:table-cell>
          <table:table-cell office:value-type="float" office:value="2937.81" calcext:value-type="float">
            <text:p>2937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2.84" calcext:value-type="float">
            <text:p>1802.84</text:p>
          </table:table-cell>
          <table:table-cell office:value-type="float" office:value="2949.43" calcext:value-type="float">
            <text:p>2949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2.58" calcext:value-type="float">
            <text:p>1802.58</text:p>
          </table:table-cell>
          <table:table-cell office:value-type="float" office:value="2195.28" calcext:value-type="float">
            <text:p>2195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2.11" calcext:value-type="float">
            <text:p>1792.11</text:p>
          </table:table-cell>
          <table:table-cell office:value-type="float" office:value="3135.24" calcext:value-type="float">
            <text:p>3135.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9.38" calcext:value-type="float">
            <text:p>1809.38</text:p>
          </table:table-cell>
          <table:table-cell office:value-type="float" office:value="2074.18" calcext:value-type="float">
            <text:p>2074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0.3" calcext:value-type="float">
            <text:p>1790.3</text:p>
          </table:table-cell>
          <table:table-cell office:value-type="float" office:value="2775.35" calcext:value-type="float">
            <text:p>2775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8.19" calcext:value-type="float">
            <text:p>1808.19</text:p>
          </table:table-cell>
          <table:table-cell office:value-type="float" office:value="2795.85" calcext:value-type="float">
            <text:p>2795.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6.78" calcext:value-type="float">
            <text:p>1806.78</text:p>
          </table:table-cell>
          <table:table-cell office:value-type="float" office:value="3681.17" calcext:value-type="float">
            <text:p>3681.1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2.01" calcext:value-type="float">
            <text:p>1802.01</text:p>
          </table:table-cell>
          <table:table-cell office:value-type="float" office:value="2175.67" calcext:value-type="float">
            <text:p>2175.6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4.18" calcext:value-type="float">
            <text:p>1794.18</text:p>
          </table:table-cell>
          <table:table-cell office:value-type="float" office:value="2490.75" calcext:value-type="float">
            <text:p>2490.7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1.31" calcext:value-type="float">
            <text:p>1801.31</text:p>
          </table:table-cell>
          <table:table-cell office:value-type="float" office:value="2750.64" calcext:value-type="float">
            <text:p>2750.6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9.28" calcext:value-type="float">
            <text:p>1799.28</text:p>
          </table:table-cell>
          <table:table-cell office:value-type="float" office:value="3157.41" calcext:value-type="float">
            <text:p>3157.4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7.4" calcext:value-type="float">
            <text:p>1807.4</text:p>
          </table:table-cell>
          <table:table-cell office:value-type="float" office:value="2356.38" calcext:value-type="float">
            <text:p>2356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4.45" calcext:value-type="float">
            <text:p>1804.45</text:p>
          </table:table-cell>
          <table:table-cell office:value-type="float" office:value="1904.24" calcext:value-type="float">
            <text:p>1904.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2.82" calcext:value-type="float">
            <text:p>1792.82</text:p>
          </table:table-cell>
          <table:table-cell office:value-type="float" office:value="1597.71" calcext:value-type="float">
            <text:p>1597.7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39.55" calcext:value-type="float">
            <text:p>1839.55</text:p>
          </table:table-cell>
          <table:table-cell office:value-type="float" office:value="2208.22" calcext:value-type="float">
            <text:p>2208.2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0.67" calcext:value-type="float">
            <text:p>1800.67</text:p>
          </table:table-cell>
          <table:table-cell office:value-type="float" office:value="2021.52" calcext:value-type="float">
            <text:p>2021.5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6.54" calcext:value-type="float">
            <text:p>1816.54</text:p>
          </table:table-cell>
          <table:table-cell office:value-type="float" office:value="2071.04" calcext:value-type="float">
            <text:p>2071.0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1.36" calcext:value-type="float">
            <text:p>1801.36</text:p>
          </table:table-cell>
          <table:table-cell office:value-type="float" office:value="1793.7" calcext:value-type="float">
            <text:p>1793.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9.48" calcext:value-type="float">
            <text:p>1819.48</text:p>
          </table:table-cell>
          <table:table-cell office:value-type="float" office:value="1788.64" calcext:value-type="float">
            <text:p>1788.6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4.31" calcext:value-type="float">
            <text:p>1804.31</text:p>
          </table:table-cell>
          <table:table-cell office:value-type="float" office:value="2623.64" calcext:value-type="float">
            <text:p>2623.6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0.21" calcext:value-type="float">
            <text:p>1810.21</text:p>
          </table:table-cell>
          <table:table-cell office:value-type="float" office:value="2368.02" calcext:value-type="float">
            <text:p>2368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2.35" calcext:value-type="float">
            <text:p>1802.35</text:p>
          </table:table-cell>
          <table:table-cell office:value-type="float" office:value="2095.37" calcext:value-type="float">
            <text:p>2095.3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0.66" calcext:value-type="float">
            <text:p>1810.66</text:p>
          </table:table-cell>
          <table:table-cell office:value-type="float" office:value="1667.55" calcext:value-type="float">
            <text:p>1667.5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3.14" calcext:value-type="float">
            <text:p>1813.14</text:p>
          </table:table-cell>
          <table:table-cell office:value-type="float" office:value="1880.52" calcext:value-type="float">
            <text:p>1880.5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6.7" calcext:value-type="float">
            <text:p>1816.7</text:p>
          </table:table-cell>
          <table:table-cell office:value-type="float" office:value="2092.24" calcext:value-type="float">
            <text:p>2092.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85.64" calcext:value-type="float">
            <text:p>1785.64</text:p>
          </table:table-cell>
          <table:table-cell office:value-type="float" office:value="2716.99" calcext:value-type="float">
            <text:p>2716.9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5.49" calcext:value-type="float">
            <text:p>1805.49</text:p>
          </table:table-cell>
          <table:table-cell office:value-type="float" office:value="1490.1" calcext:value-type="float">
            <text:p>1490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9.95" calcext:value-type="float">
            <text:p>1799.95</text:p>
          </table:table-cell>
          <table:table-cell office:value-type="float" office:value="3192.56" calcext:value-type="float">
            <text:p>3192.5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35.05" calcext:value-type="float">
            <text:p>1835.05</text:p>
          </table:table-cell>
          <table:table-cell office:value-type="float" office:value="2526.08" calcext:value-type="float">
            <text:p>2526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0.99" calcext:value-type="float">
            <text:p>1800.99</text:p>
          </table:table-cell>
          <table:table-cell office:value-type="float" office:value="2721.93" calcext:value-type="float">
            <text:p>2721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5" calcext:value-type="float">
            <text:p>1815</text:p>
          </table:table-cell>
          <table:table-cell office:value-type="float" office:value="1619.43" calcext:value-type="float">
            <text:p>1619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20.2" calcext:value-type="float">
            <text:p>1820.2</text:p>
          </table:table-cell>
          <table:table-cell office:value-type="float" office:value="1692.65" calcext:value-type="float">
            <text:p>1692.6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3.1" calcext:value-type="float">
            <text:p>1793.1</text:p>
          </table:table-cell>
          <table:table-cell office:value-type="float" office:value="1859.57" calcext:value-type="float">
            <text:p>1859.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6.98" calcext:value-type="float">
            <text:p>1796.98</text:p>
          </table:table-cell>
          <table:table-cell office:value-type="float" office:value="2606.2" calcext:value-type="float">
            <text:p>2606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0.16" calcext:value-type="float">
            <text:p>1810.16</text:p>
          </table:table-cell>
          <table:table-cell office:value-type="float" office:value="2667.5" calcext:value-type="float">
            <text:p>2667.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26.54" calcext:value-type="float">
            <text:p>1826.54</text:p>
          </table:table-cell>
          <table:table-cell office:value-type="float" office:value="1605.11" calcext:value-type="float">
            <text:p>1605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36.65" calcext:value-type="float">
            <text:p>1836.65</text:p>
          </table:table-cell>
          <table:table-cell office:value-type="float" office:value="2640.73" calcext:value-type="float">
            <text:p>2640.7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28.17" calcext:value-type="float">
            <text:p>1828.17</text:p>
          </table:table-cell>
          <table:table-cell office:value-type="float" office:value="1612.29" calcext:value-type="float">
            <text:p>1612.2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5.76" calcext:value-type="float">
            <text:p>1815.76</text:p>
          </table:table-cell>
          <table:table-cell office:value-type="float" office:value="1836.49" calcext:value-type="float">
            <text:p>1836.4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3.87" calcext:value-type="float">
            <text:p>1813.87</text:p>
          </table:table-cell>
          <table:table-cell office:value-type="float" office:value="1733.08" calcext:value-type="float">
            <text:p>1733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84.66" calcext:value-type="float">
            <text:p>1784.66</text:p>
          </table:table-cell>
          <table:table-cell office:value-type="float" office:value="1643.7" calcext:value-type="float">
            <text:p>1643.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1.15" calcext:value-type="float">
            <text:p>1801.15</text:p>
          </table:table-cell>
          <table:table-cell office:value-type="float" office:value="2299.55" calcext:value-type="float">
            <text:p>2299.5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0.6" calcext:value-type="float">
            <text:p>1800.6</text:p>
          </table:table-cell>
          <table:table-cell office:value-type="float" office:value="1988.8" calcext:value-type="float">
            <text:p>1988.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1.44" calcext:value-type="float">
            <text:p>1811.44</text:p>
          </table:table-cell>
          <table:table-cell office:value-type="float" office:value="1700.58" calcext:value-type="float">
            <text:p>1700.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6.02" calcext:value-type="float">
            <text:p>1816.02</text:p>
          </table:table-cell>
          <table:table-cell office:value-type="float" office:value="2865.05" calcext:value-type="float">
            <text:p>286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0.26" calcext:value-type="float">
            <text:p>1790.26</text:p>
          </table:table-cell>
          <table:table-cell office:value-type="float" office:value="2368.57" calcext:value-type="float">
            <text:p>2368.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24.19" calcext:value-type="float">
            <text:p>1824.19</text:p>
          </table:table-cell>
          <table:table-cell office:value-type="float" office:value="2242.07" calcext:value-type="float">
            <text:p>2242.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3.9" calcext:value-type="float">
            <text:p>1813.9</text:p>
          </table:table-cell>
          <table:table-cell office:value-type="float" office:value="1473.4" calcext:value-type="float">
            <text:p>1473.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78.58" calcext:value-type="float">
            <text:p>1778.58</text:p>
          </table:table-cell>
          <table:table-cell office:value-type="float" office:value="4223.93" calcext:value-type="float">
            <text:p>4223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2719.63" calcext:value-type="float">
            <text:p>2719.6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5.67" calcext:value-type="float">
            <text:p>1805.67</text:p>
          </table:table-cell>
          <table:table-cell office:value-type="float" office:value="1749.13" calcext:value-type="float">
            <text:p>1749.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86.99" calcext:value-type="float">
            <text:p>1786.99</text:p>
          </table:table-cell>
          <table:table-cell office:value-type="float" office:value="1721.9" calcext:value-type="float">
            <text:p>1721.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1.72" calcext:value-type="float">
            <text:p>1811.72</text:p>
          </table:table-cell>
          <table:table-cell office:value-type="float" office:value="2156.09" calcext:value-type="float">
            <text:p>2156.0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36.48" calcext:value-type="float">
            <text:p>1836.48</text:p>
          </table:table-cell>
          <table:table-cell office:value-type="float" office:value="2359.48" calcext:value-type="float">
            <text:p>2359.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9.93" calcext:value-type="float">
            <text:p>1799.93</text:p>
          </table:table-cell>
          <table:table-cell office:value-type="float" office:value="1660.28" calcext:value-type="float">
            <text:p>1660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7.59" calcext:value-type="float">
            <text:p>1807.59</text:p>
          </table:table-cell>
          <table:table-cell office:value-type="float" office:value="2249.85" calcext:value-type="float">
            <text:p>2249.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3.14" calcext:value-type="float">
            <text:p>1813.14</text:p>
          </table:table-cell>
          <table:table-cell office:value-type="float" office:value="2111.2" calcext:value-type="float">
            <text:p>2111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1.87" calcext:value-type="float">
            <text:p>1811.87</text:p>
          </table:table-cell>
          <table:table-cell office:value-type="float" office:value="2778.31" calcext:value-type="float">
            <text:p>2778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5.16" calcext:value-type="float">
            <text:p>1815.16</text:p>
          </table:table-cell>
          <table:table-cell office:value-type="float" office:value="1892.36" calcext:value-type="float">
            <text:p>1892.3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1.69" calcext:value-type="float">
            <text:p>1811.69</text:p>
          </table:table-cell>
          <table:table-cell office:value-type="float" office:value="1804.38" calcext:value-type="float">
            <text:p>1804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3.99" calcext:value-type="float">
            <text:p>1813.99</text:p>
          </table:table-cell>
          <table:table-cell office:value-type="float" office:value="1801.93" calcext:value-type="float">
            <text:p>1801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4.53" calcext:value-type="float">
            <text:p>1804.53</text:p>
          </table:table-cell>
          <table:table-cell office:value-type="float" office:value="1572.34" calcext:value-type="float">
            <text:p>1572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2.52" calcext:value-type="float">
            <text:p>1792.52</text:p>
          </table:table-cell>
          <table:table-cell office:value-type="float" office:value="2736.82" calcext:value-type="float">
            <text:p>2736.8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29.85" calcext:value-type="float">
            <text:p>1829.85</text:p>
          </table:table-cell>
          <table:table-cell office:value-type="float" office:value="2623.22" calcext:value-type="float">
            <text:p>2623.2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3" calcext:value-type="float">
            <text:p>1813</text:p>
          </table:table-cell>
          <table:table-cell office:value-type="float" office:value="3457.28" calcext:value-type="float">
            <text:p>3457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3.5" calcext:value-type="float">
            <text:p>1793.5</text:p>
          </table:table-cell>
          <table:table-cell office:value-type="float" office:value="2417.98" calcext:value-type="float">
            <text:p>2417.9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20.03" calcext:value-type="float">
            <text:p>1820.03</text:p>
          </table:table-cell>
          <table:table-cell office:value-type="float" office:value="1971.28" calcext:value-type="float">
            <text:p>1971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80.43" calcext:value-type="float">
            <text:p>1780.43</text:p>
          </table:table-cell>
          <table:table-cell office:value-type="float" office:value="2378.19" calcext:value-type="float">
            <text:p>2378.1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24.93" calcext:value-type="float">
            <text:p>1824.93</text:p>
          </table:table-cell>
          <table:table-cell office:value-type="float" office:value="2037.3" calcext:value-type="float">
            <text:p>2037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3.17" calcext:value-type="float">
            <text:p>1803.17</text:p>
          </table:table-cell>
          <table:table-cell office:value-type="float" office:value="3921.6" calcext:value-type="float">
            <text:p>3921.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9.7" calcext:value-type="float">
            <text:p>1819.7</text:p>
          </table:table-cell>
          <table:table-cell office:value-type="float" office:value="2074.12" calcext:value-type="float">
            <text:p>2074.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7.89" calcext:value-type="float">
            <text:p>1807.89</text:p>
          </table:table-cell>
          <table:table-cell office:value-type="float" office:value="2761.52" calcext:value-type="float">
            <text:p>2761.5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23.02" calcext:value-type="float">
            <text:p>1823.02</text:p>
          </table:table-cell>
          <table:table-cell office:value-type="float" office:value="1857.22" calcext:value-type="float">
            <text:p>1857.2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4.43" calcext:value-type="float">
            <text:p>1814.43</text:p>
          </table:table-cell>
          <table:table-cell office:value-type="float" office:value="3718.06" calcext:value-type="float">
            <text:p>3718.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87.59" calcext:value-type="float">
            <text:p>1787.59</text:p>
          </table:table-cell>
          <table:table-cell office:value-type="float" office:value="1941.95" calcext:value-type="float">
            <text:p>1941.9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6.51" calcext:value-type="float">
            <text:p>1806.51</text:p>
          </table:table-cell>
          <table:table-cell office:value-type="float" office:value="2952.22" calcext:value-type="float">
            <text:p>2952.2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8" calcext:value-type="float">
            <text:p>1798</text:p>
          </table:table-cell>
          <table:table-cell office:value-type="float" office:value="2674.18" calcext:value-type="float">
            <text:p>2674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89.05" calcext:value-type="float">
            <text:p>1789.05</text:p>
          </table:table-cell>
          <table:table-cell office:value-type="float" office:value="1985.27" calcext:value-type="float">
            <text:p>1985.2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97.93" calcext:value-type="float">
            <text:p>1797.93</text:p>
          </table:table-cell>
          <table:table-cell office:value-type="float" office:value="2264.11" calcext:value-type="float">
            <text:p>2264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19.13" calcext:value-type="float">
            <text:p>1819.13</text:p>
          </table:table-cell>
          <table:table-cell office:value-type="float" office:value="2791.3" calcext:value-type="float">
            <text:p>2791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08.61" calcext:value-type="float">
            <text:p>1808.61</text:p>
          </table:table-cell>
          <table:table-cell office:value-type="float" office:value="2291.36" calcext:value-type="float">
            <text:p>2291.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5.61" calcext:value-type="float">
            <text:p>1815.61</text:p>
          </table:table-cell>
          <table:table-cell office:value-type="float" office:value="2993.05" calcext:value-type="float">
            <text:p>2993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1.26" calcext:value-type="float">
            <text:p>1811.26</text:p>
          </table:table-cell>
          <table:table-cell office:value-type="float" office:value="3671.15" calcext:value-type="float">
            <text:p>3671.1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88.8" calcext:value-type="float">
            <text:p>1788.8</text:p>
          </table:table-cell>
          <table:table-cell office:value-type="float" office:value="3849.49" calcext:value-type="float">
            <text:p>3849.4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4.33" calcext:value-type="float">
            <text:p>1814.33</text:p>
          </table:table-cell>
          <table:table-cell office:value-type="float" office:value="3299.43" calcext:value-type="float">
            <text:p>3299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9.49" calcext:value-type="float">
            <text:p>1829.49</text:p>
          </table:table-cell>
          <table:table-cell office:value-type="float" office:value="4264.61" calcext:value-type="float">
            <text:p>4264.6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0.01" calcext:value-type="float">
            <text:p>1790.01</text:p>
          </table:table-cell>
          <table:table-cell office:value-type="float" office:value="3495.29" calcext:value-type="float">
            <text:p>3495.2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5.44" calcext:value-type="float">
            <text:p>1825.44</text:p>
          </table:table-cell>
          <table:table-cell office:value-type="float" office:value="3312.95" calcext:value-type="float">
            <text:p>3312.9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4.15" calcext:value-type="float">
            <text:p>1794.15</text:p>
          </table:table-cell>
          <table:table-cell office:value-type="float" office:value="2827.23" calcext:value-type="float">
            <text:p>2827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0.21" calcext:value-type="float">
            <text:p>1820.21</text:p>
          </table:table-cell>
          <table:table-cell office:value-type="float" office:value="3049.71" calcext:value-type="float">
            <text:p>3049.7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2.52" calcext:value-type="float">
            <text:p>1792.52</text:p>
          </table:table-cell>
          <table:table-cell office:value-type="float" office:value="3340.67" calcext:value-type="float">
            <text:p>3340.6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0.14" calcext:value-type="float">
            <text:p>1800.14</text:p>
          </table:table-cell>
          <table:table-cell office:value-type="float" office:value="4701.12" calcext:value-type="float">
            <text:p>4701.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67.46" calcext:value-type="float">
            <text:p>1867.46</text:p>
          </table:table-cell>
          <table:table-cell office:value-type="float" office:value="5595.87" calcext:value-type="float">
            <text:p>5595.8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1.56" calcext:value-type="float">
            <text:p>1811.56</text:p>
          </table:table-cell>
          <table:table-cell office:value-type="float" office:value="3898.81" calcext:value-type="float">
            <text:p>3898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76.07" calcext:value-type="float">
            <text:p>1776.07</text:p>
          </table:table-cell>
          <table:table-cell office:value-type="float" office:value="4390.54" calcext:value-type="float">
            <text:p>4390.5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5.25" calcext:value-type="float">
            <text:p>1815.25</text:p>
          </table:table-cell>
          <table:table-cell office:value-type="float" office:value="4523.46" calcext:value-type="float">
            <text:p>4523.4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8.7" calcext:value-type="float">
            <text:p>1798.7</text:p>
          </table:table-cell>
          <table:table-cell office:value-type="float" office:value="3208.1" calcext:value-type="float">
            <text:p>3208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2.86" calcext:value-type="float">
            <text:p>1802.86</text:p>
          </table:table-cell>
          <table:table-cell office:value-type="float" office:value="3406.13" calcext:value-type="float">
            <text:p>3406.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44.77" calcext:value-type="float">
            <text:p>1844.77</text:p>
          </table:table-cell>
          <table:table-cell office:value-type="float" office:value="3444.74" calcext:value-type="float">
            <text:p>3444.7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1.36" calcext:value-type="float">
            <text:p>1811.36</text:p>
          </table:table-cell>
          <table:table-cell office:value-type="float" office:value="4272.11" calcext:value-type="float">
            <text:p>4272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33.78" calcext:value-type="float">
            <text:p>1833.78</text:p>
          </table:table-cell>
          <table:table-cell office:value-type="float" office:value="2876.76" calcext:value-type="float">
            <text:p>2876.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9.42" calcext:value-type="float">
            <text:p>1809.42</text:p>
          </table:table-cell>
          <table:table-cell office:value-type="float" office:value="3623.63" calcext:value-type="float">
            <text:p>3623.6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6.44" calcext:value-type="float">
            <text:p>1796.44</text:p>
          </table:table-cell>
          <table:table-cell office:value-type="float" office:value="3952.48" calcext:value-type="float">
            <text:p>3952.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89.59" calcext:value-type="float">
            <text:p>1789.59</text:p>
          </table:table-cell>
          <table:table-cell office:value-type="float" office:value="3333.58" calcext:value-type="float">
            <text:p>3333.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2.78" calcext:value-type="float">
            <text:p>1802.78</text:p>
          </table:table-cell>
          <table:table-cell office:value-type="float" office:value="3662.66" calcext:value-type="float">
            <text:p>3662.6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85.83" calcext:value-type="float">
            <text:p>1785.83</text:p>
          </table:table-cell>
          <table:table-cell office:value-type="float" office:value="4488.68" calcext:value-type="float">
            <text:p>4488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3.5" calcext:value-type="float">
            <text:p>1803.5</text:p>
          </table:table-cell>
          <table:table-cell office:value-type="float" office:value="3317.59" calcext:value-type="float">
            <text:p>3317.5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4.69" calcext:value-type="float">
            <text:p>1804.69</text:p>
          </table:table-cell>
          <table:table-cell office:value-type="float" office:value="4378.5" calcext:value-type="float">
            <text:p>4378.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0.78" calcext:value-type="float">
            <text:p>1820.78</text:p>
          </table:table-cell>
          <table:table-cell office:value-type="float" office:value="3000.21" calcext:value-type="float">
            <text:p>3000.2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87.56" calcext:value-type="float">
            <text:p>1787.56</text:p>
          </table:table-cell>
          <table:table-cell office:value-type="float" office:value="4361.06" calcext:value-type="float">
            <text:p>4361.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0" calcext:value-type="float">
            <text:p>1800</text:p>
          </table:table-cell>
          <table:table-cell office:value-type="float" office:value="3318.72" calcext:value-type="float">
            <text:p>3318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6.66" calcext:value-type="float">
            <text:p>1806.66</text:p>
          </table:table-cell>
          <table:table-cell office:value-type="float" office:value="3477.91" calcext:value-type="float">
            <text:p>3477.9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9.04" calcext:value-type="float">
            <text:p>1799.04</text:p>
          </table:table-cell>
          <table:table-cell office:value-type="float" office:value="3625.72" calcext:value-type="float">
            <text:p>3625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7.73" calcext:value-type="float">
            <text:p>1817.73</text:p>
          </table:table-cell>
          <table:table-cell office:value-type="float" office:value="4327.44" calcext:value-type="float">
            <text:p>4327.4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6.71" calcext:value-type="float">
            <text:p>1826.71</text:p>
          </table:table-cell>
          <table:table-cell office:value-type="float" office:value="3569.79" calcext:value-type="float">
            <text:p>3569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86.02" calcext:value-type="float">
            <text:p>1786.02</text:p>
          </table:table-cell>
          <table:table-cell office:value-type="float" office:value="4299.26" calcext:value-type="float">
            <text:p>4299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1.2" calcext:value-type="float">
            <text:p>1811.2</text:p>
          </table:table-cell>
          <table:table-cell office:value-type="float" office:value="4071.43" calcext:value-type="float">
            <text:p>4071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2.68" calcext:value-type="float">
            <text:p>1792.68</text:p>
          </table:table-cell>
          <table:table-cell office:value-type="float" office:value="4552.92" calcext:value-type="float">
            <text:p>4552.9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89.65" calcext:value-type="float">
            <text:p>1789.65</text:p>
          </table:table-cell>
          <table:table-cell office:value-type="float" office:value="2925.77" calcext:value-type="float">
            <text:p>2925.7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0.82" calcext:value-type="float">
            <text:p>1810.82</text:p>
          </table:table-cell>
          <table:table-cell office:value-type="float" office:value="3038.96" calcext:value-type="float">
            <text:p>3038.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1.1" calcext:value-type="float">
            <text:p>1801.1</text:p>
          </table:table-cell>
          <table:table-cell office:value-type="float" office:value="4720.99" calcext:value-type="float">
            <text:p>4720.9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87.74" calcext:value-type="float">
            <text:p>1787.74</text:p>
          </table:table-cell>
          <table:table-cell office:value-type="float" office:value="3767.12" calcext:value-type="float">
            <text:p>3767.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6.24" calcext:value-type="float">
            <text:p>1826.24</text:p>
          </table:table-cell>
          <table:table-cell office:value-type="float" office:value="4110.27" calcext:value-type="float">
            <text:p>4110.2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4.32" calcext:value-type="float">
            <text:p>1814.32</text:p>
          </table:table-cell>
          <table:table-cell office:value-type="float" office:value="4347.15" calcext:value-type="float">
            <text:p>4347.1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5.73" calcext:value-type="float">
            <text:p>1815.73</text:p>
          </table:table-cell>
          <table:table-cell office:value-type="float" office:value="2913.96" calcext:value-type="float">
            <text:p>2913.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8.54" calcext:value-type="float">
            <text:p>1808.54</text:p>
          </table:table-cell>
          <table:table-cell office:value-type="float" office:value="3873.53" calcext:value-type="float">
            <text:p>3873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89.92" calcext:value-type="float">
            <text:p>1789.92</text:p>
          </table:table-cell>
          <table:table-cell office:value-type="float" office:value="4054.69" calcext:value-type="float">
            <text:p>4054.6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51.36" calcext:value-type="float">
            <text:p>1851.36</text:p>
          </table:table-cell>
          <table:table-cell office:value-type="float" office:value="2910.32" calcext:value-type="float">
            <text:p>2910.3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0" calcext:value-type="float">
            <text:p>1800</text:p>
          </table:table-cell>
          <table:table-cell office:value-type="float" office:value="3286.32" calcext:value-type="float">
            <text:p>3286.3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9.08" calcext:value-type="float">
            <text:p>1819.08</text:p>
          </table:table-cell>
          <table:table-cell office:value-type="float" office:value="4050.04" calcext:value-type="float">
            <text:p>4050.0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53.01" calcext:value-type="float">
            <text:p>1853.01</text:p>
          </table:table-cell>
          <table:table-cell office:value-type="float" office:value="4161.68" calcext:value-type="float">
            <text:p>4161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2.36" calcext:value-type="float">
            <text:p>1792.36</text:p>
          </table:table-cell>
          <table:table-cell office:value-type="float" office:value="4599.28" calcext:value-type="float">
            <text:p>4599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2.55" calcext:value-type="float">
            <text:p>1802.55</text:p>
          </table:table-cell>
          <table:table-cell office:value-type="float" office:value="3867.46" calcext:value-type="float">
            <text:p>3867.4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7.59" calcext:value-type="float">
            <text:p>1797.59</text:p>
          </table:table-cell>
          <table:table-cell office:value-type="float" office:value="3441.3" calcext:value-type="float">
            <text:p>3441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2.69" calcext:value-type="float">
            <text:p>1802.69</text:p>
          </table:table-cell>
          <table:table-cell office:value-type="float" office:value="3784.97" calcext:value-type="float">
            <text:p>3784.9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0.22" calcext:value-type="float">
            <text:p>1810.22</text:p>
          </table:table-cell>
          <table:table-cell office:value-type="float" office:value="3855.21" calcext:value-type="float">
            <text:p>3855.2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4.26" calcext:value-type="float">
            <text:p>1824.26</text:p>
          </table:table-cell>
          <table:table-cell office:value-type="float" office:value="4620.19" calcext:value-type="float">
            <text:p>4620.1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8.29" calcext:value-type="float">
            <text:p>1808.29</text:p>
          </table:table-cell>
          <table:table-cell office:value-type="float" office:value="4223.48" calcext:value-type="float">
            <text:p>4223.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38.34" calcext:value-type="float">
            <text:p>1838.34</text:p>
          </table:table-cell>
          <table:table-cell office:value-type="float" office:value="3367.08" calcext:value-type="float">
            <text:p>3367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4.95" calcext:value-type="float">
            <text:p>1804.95</text:p>
          </table:table-cell>
          <table:table-cell office:value-type="float" office:value="2813.68" calcext:value-type="float">
            <text:p>2813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1.09" calcext:value-type="float">
            <text:p>1791.09</text:p>
          </table:table-cell>
          <table:table-cell office:value-type="float" office:value="5867.99" calcext:value-type="float">
            <text:p>5867.9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9.83" calcext:value-type="float">
            <text:p>1819.83</text:p>
          </table:table-cell>
          <table:table-cell office:value-type="float" office:value="4000.33" calcext:value-type="float">
            <text:p>4000.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8.91" calcext:value-type="float">
            <text:p>1798.91</text:p>
          </table:table-cell>
          <table:table-cell office:value-type="float" office:value="4280.37" calcext:value-type="float">
            <text:p>4280.3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77.42" calcext:value-type="float">
            <text:p>1777.42</text:p>
          </table:table-cell>
          <table:table-cell office:value-type="float" office:value="4407.08" calcext:value-type="float">
            <text:p>4407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6.79" calcext:value-type="float">
            <text:p>1816.79</text:p>
          </table:table-cell>
          <table:table-cell office:value-type="float" office:value="3656.81" calcext:value-type="float">
            <text:p>3656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2.02" calcext:value-type="float">
            <text:p>1822.02</text:p>
          </table:table-cell>
          <table:table-cell office:value-type="float" office:value="2873.38" calcext:value-type="float">
            <text:p>2873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75.36" calcext:value-type="float">
            <text:p>1775.36</text:p>
          </table:table-cell>
          <table:table-cell office:value-type="float" office:value="3478.34" calcext:value-type="float">
            <text:p>3478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1.1" calcext:value-type="float">
            <text:p>1811.1</text:p>
          </table:table-cell>
          <table:table-cell office:value-type="float" office:value="3600.24" calcext:value-type="float">
            <text:p>3600.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36.43" calcext:value-type="float">
            <text:p>1836.43</text:p>
          </table:table-cell>
          <table:table-cell office:value-type="float" office:value="4760.92" calcext:value-type="float">
            <text:p>4760.9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6.19" calcext:value-type="float">
            <text:p>1796.19</text:p>
          </table:table-cell>
          <table:table-cell office:value-type="float" office:value="3471.4" calcext:value-type="float">
            <text:p>3471.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8.86" calcext:value-type="float">
            <text:p>1808.86</text:p>
          </table:table-cell>
          <table:table-cell office:value-type="float" office:value="4029.98" calcext:value-type="float">
            <text:p>4029.9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2.79" calcext:value-type="float">
            <text:p>1822.79</text:p>
          </table:table-cell>
          <table:table-cell office:value-type="float" office:value="3229.78" calcext:value-type="float">
            <text:p>3229.7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8.04" calcext:value-type="float">
            <text:p>1798.04</text:p>
          </table:table-cell>
          <table:table-cell office:value-type="float" office:value="4251.55" calcext:value-type="float">
            <text:p>4251.5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89.38" calcext:value-type="float">
            <text:p>1789.38</text:p>
          </table:table-cell>
          <table:table-cell office:value-type="float" office:value="3744.55" calcext:value-type="float">
            <text:p>3744.5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9.8" calcext:value-type="float">
            <text:p>1829.8</text:p>
          </table:table-cell>
          <table:table-cell office:value-type="float" office:value="4326.14" calcext:value-type="float">
            <text:p>4326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3.11" calcext:value-type="float">
            <text:p>1813.11</text:p>
          </table:table-cell>
          <table:table-cell office:value-type="float" office:value="4706.9" calcext:value-type="float">
            <text:p>4706.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1.06" calcext:value-type="float">
            <text:p>1821.06</text:p>
          </table:table-cell>
          <table:table-cell office:value-type="float" office:value="3029.56" calcext:value-type="float">
            <text:p>3029.5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5.94" calcext:value-type="float">
            <text:p>1805.94</text:p>
          </table:table-cell>
          <table:table-cell office:value-type="float" office:value="5502.16" calcext:value-type="float">
            <text:p>5502.1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1.63" calcext:value-type="float">
            <text:p>1801.63</text:p>
          </table:table-cell>
          <table:table-cell office:value-type="float" office:value="4299.86" calcext:value-type="float">
            <text:p>4299.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0.48" calcext:value-type="float">
            <text:p>1800.48</text:p>
          </table:table-cell>
          <table:table-cell office:value-type="float" office:value="3794.83" calcext:value-type="float">
            <text:p>3794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40.48" calcext:value-type="float">
            <text:p>1840.48</text:p>
          </table:table-cell>
          <table:table-cell office:value-type="float" office:value="2839.07" calcext:value-type="float">
            <text:p>2839.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2.23" calcext:value-type="float">
            <text:p>1822.23</text:p>
          </table:table-cell>
          <table:table-cell office:value-type="float" office:value="3303.44" calcext:value-type="float">
            <text:p>3303.4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6.04" calcext:value-type="float">
            <text:p>1816.04</text:p>
          </table:table-cell>
          <table:table-cell office:value-type="float" office:value="3519.29" calcext:value-type="float">
            <text:p>3519.2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7.47" calcext:value-type="float">
            <text:p>1817.47</text:p>
          </table:table-cell>
          <table:table-cell office:value-type="float" office:value="4184.93" calcext:value-type="float">
            <text:p>4184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1.5" calcext:value-type="float">
            <text:p>1821.5</text:p>
          </table:table-cell>
          <table:table-cell office:value-type="float" office:value="3370.31" calcext:value-type="float">
            <text:p>3370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3412.65" calcext:value-type="float">
            <text:p>3412.6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5.8" calcext:value-type="float">
            <text:p>1815.8</text:p>
          </table:table-cell>
          <table:table-cell office:value-type="float" office:value="6776.88" calcext:value-type="float">
            <text:p>6776.8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8.39" calcext:value-type="float">
            <text:p>1818.39</text:p>
          </table:table-cell>
          <table:table-cell office:value-type="float" office:value="4809.77" calcext:value-type="float">
            <text:p>4809.7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5.54" calcext:value-type="float">
            <text:p>1805.54</text:p>
          </table:table-cell>
          <table:table-cell office:value-type="float" office:value="3967.13" calcext:value-type="float">
            <text:p>3967.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20.47" calcext:value-type="float">
            <text:p>1820.47</text:p>
          </table:table-cell>
          <table:table-cell office:value-type="float" office:value="3201.28" calcext:value-type="float">
            <text:p>3201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3.24" calcext:value-type="float">
            <text:p>1793.24</text:p>
          </table:table-cell>
          <table:table-cell office:value-type="float" office:value="3690.18" calcext:value-type="float">
            <text:p>3690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4.6" calcext:value-type="float">
            <text:p>1804.6</text:p>
          </table:table-cell>
          <table:table-cell office:value-type="float" office:value="2590.55" calcext:value-type="float">
            <text:p>2590.5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1.79" calcext:value-type="float">
            <text:p>1791.79</text:p>
          </table:table-cell>
          <table:table-cell office:value-type="float" office:value="3825.94" calcext:value-type="float">
            <text:p>3825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8.81" calcext:value-type="float">
            <text:p>1808.81</text:p>
          </table:table-cell>
          <table:table-cell office:value-type="float" office:value="3449.45" calcext:value-type="float">
            <text:p>3449.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19.53" calcext:value-type="float">
            <text:p>1819.53</text:p>
          </table:table-cell>
          <table:table-cell office:value-type="float" office:value="3391.75" calcext:value-type="float">
            <text:p>3391.7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2.33" calcext:value-type="float">
            <text:p>1792.33</text:p>
          </table:table-cell>
          <table:table-cell office:value-type="float" office:value="4283.53" calcext:value-type="float">
            <text:p>4283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96" calcext:value-type="float">
            <text:p>1796</text:p>
          </table:table-cell>
          <table:table-cell office:value-type="float" office:value="3449.07" calcext:value-type="float">
            <text:p>3449.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30.85" calcext:value-type="float">
            <text:p>1830.85</text:p>
          </table:table-cell>
          <table:table-cell office:value-type="float" office:value="2974.64" calcext:value-type="float">
            <text:p>2974.6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7.56" calcext:value-type="float">
            <text:p>1807.56</text:p>
          </table:table-cell>
          <table:table-cell office:value-type="float" office:value="3231.11" calcext:value-type="float">
            <text:p>3231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89.18" calcext:value-type="float">
            <text:p>1789.18</text:p>
          </table:table-cell>
          <table:table-cell office:value-type="float" office:value="3874.52" calcext:value-type="float">
            <text:p>3874.5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804.07" calcext:value-type="float">
            <text:p>1804.07</text:p>
          </table:table-cell>
          <table:table-cell office:value-type="float" office:value="4755.27" calcext:value-type="float">
            <text:p>4755.2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6.08" calcext:value-type="float">
            <text:p>1806.08</text:p>
          </table:table-cell>
          <table:table-cell office:value-type="float" office:value="752.845" calcext:value-type="float">
            <text:p>752.8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4.88" calcext:value-type="float">
            <text:p>1814.88</text:p>
          </table:table-cell>
          <table:table-cell office:value-type="float" office:value="571.901" calcext:value-type="float">
            <text:p>571.90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30.84" calcext:value-type="float">
            <text:p>1830.84</text:p>
          </table:table-cell>
          <table:table-cell office:value-type="float" office:value="572.413" calcext:value-type="float">
            <text:p>572.4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6.8" calcext:value-type="float">
            <text:p>1806.8</text:p>
          </table:table-cell>
          <table:table-cell office:value-type="float" office:value="567.345" calcext:value-type="float">
            <text:p>567.3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8.61" calcext:value-type="float">
            <text:p>1818.61</text:p>
          </table:table-cell>
          <table:table-cell office:value-type="float" office:value="2042.55" calcext:value-type="float">
            <text:p>2042.5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0.72" calcext:value-type="float">
            <text:p>1800.72</text:p>
          </table:table-cell>
          <table:table-cell office:value-type="float" office:value="1004.91" calcext:value-type="float">
            <text:p>1004.9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8.86" calcext:value-type="float">
            <text:p>1808.86</text:p>
          </table:table-cell>
          <table:table-cell office:value-type="float" office:value="572.192" calcext:value-type="float">
            <text:p>572.19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9.23" calcext:value-type="float">
            <text:p>1809.23</text:p>
          </table:table-cell>
          <table:table-cell office:value-type="float" office:value="755.906" calcext:value-type="float">
            <text:p>755.9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6.51" calcext:value-type="float">
            <text:p>1806.51</text:p>
          </table:table-cell>
          <table:table-cell office:value-type="float" office:value="1505.6" calcext:value-type="float">
            <text:p>1505.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4.34" calcext:value-type="float">
            <text:p>1814.34</text:p>
          </table:table-cell>
          <table:table-cell office:value-type="float" office:value="770.921" calcext:value-type="float">
            <text:p>770.92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4.98" calcext:value-type="float">
            <text:p>1824.98</text:p>
          </table:table-cell>
          <table:table-cell office:value-type="float" office:value="572.657" calcext:value-type="float">
            <text:p>572.6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8.26" calcext:value-type="float">
            <text:p>1818.26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9.75" calcext:value-type="float">
            <text:p>1819.75</text:p>
          </table:table-cell>
          <table:table-cell office:value-type="float" office:value="1094.53" calcext:value-type="float">
            <text:p>1094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3.73" calcext:value-type="float">
            <text:p>1803.73</text:p>
          </table:table-cell>
          <table:table-cell office:value-type="float" office:value="1252.19" calcext:value-type="float">
            <text:p>1252.1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1.36" calcext:value-type="float">
            <text:p>1801.36</text:p>
          </table:table-cell>
          <table:table-cell office:value-type="float" office:value="956.256" calcext:value-type="float">
            <text:p>956.25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799.52" calcext:value-type="float">
            <text:p>1799.52</text:p>
          </table:table-cell>
          <table:table-cell office:value-type="float" office:value="1054.7" calcext:value-type="float">
            <text:p>1054.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3.56" calcext:value-type="float">
            <text:p>1803.56</text:p>
          </table:table-cell>
          <table:table-cell office:value-type="float" office:value="675.098" calcext:value-type="float">
            <text:p>675.09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1.37" calcext:value-type="float">
            <text:p>1811.37</text:p>
          </table:table-cell>
          <table:table-cell office:value-type="float" office:value="695.59" calcext:value-type="float">
            <text:p>695.5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797.82" calcext:value-type="float">
            <text:p>1797.82</text:p>
          </table:table-cell>
          <table:table-cell office:value-type="float" office:value="614.664" calcext:value-type="float">
            <text:p>614.66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793.49" calcext:value-type="float">
            <text:p>1793.49</text:p>
          </table:table-cell>
          <table:table-cell office:value-type="float" office:value="653.533" calcext:value-type="float">
            <text:p>653.5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1.9" calcext:value-type="float">
            <text:p>1801.9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3.83" calcext:value-type="float">
            <text:p>1813.83</text:p>
          </table:table-cell>
          <table:table-cell office:value-type="float" office:value="567.829" calcext:value-type="float">
            <text:p>567.82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30.83" calcext:value-type="float">
            <text:p>1830.83</text:p>
          </table:table-cell>
          <table:table-cell office:value-type="float" office:value="584.728" calcext:value-type="float">
            <text:p>584.7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6.13" calcext:value-type="float">
            <text:p>1816.13</text:p>
          </table:table-cell>
          <table:table-cell office:value-type="float" office:value="1902.7" calcext:value-type="float">
            <text:p>1902.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5.74" calcext:value-type="float">
            <text:p>1805.74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5.99" calcext:value-type="float">
            <text:p>1825.99</text:p>
          </table:table-cell>
          <table:table-cell office:value-type="float" office:value="757.305" calcext:value-type="float">
            <text:p>757.3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1.78" calcext:value-type="float">
            <text:p>1821.78</text:p>
          </table:table-cell>
          <table:table-cell office:value-type="float" office:value="600.825" calcext:value-type="float">
            <text:p>600.82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5.11" calcext:value-type="float">
            <text:p>1815.11</text:p>
          </table:table-cell>
          <table:table-cell office:value-type="float" office:value="568.494" calcext:value-type="float">
            <text:p>568.4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4.51" calcext:value-type="float">
            <text:p>1814.51</text:p>
          </table:table-cell>
          <table:table-cell office:value-type="float" office:value="1575.81" calcext:value-type="float">
            <text:p>1575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9.51" calcext:value-type="float">
            <text:p>1809.51</text:p>
          </table:table-cell>
          <table:table-cell office:value-type="float" office:value="1537.72" calcext:value-type="float">
            <text:p>1537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31.54" calcext:value-type="float">
            <text:p>1831.54</text:p>
          </table:table-cell>
          <table:table-cell office:value-type="float" office:value="614.568" calcext:value-type="float">
            <text:p>614.5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8.3" calcext:value-type="float">
            <text:p>1808.3</text:p>
          </table:table-cell>
          <table:table-cell office:value-type="float" office:value="645.569" calcext:value-type="float">
            <text:p>645.56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3.27" calcext:value-type="float">
            <text:p>1803.27</text:p>
          </table:table-cell>
          <table:table-cell office:value-type="float" office:value="569.379" calcext:value-type="float">
            <text:p>569.3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568.726" calcext:value-type="float">
            <text:p>568.7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9.69" calcext:value-type="float">
            <text:p>1809.69</text:p>
          </table:table-cell>
          <table:table-cell office:value-type="float" office:value="710.009" calcext:value-type="float">
            <text:p>710.00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0.38" calcext:value-type="float">
            <text:p>1810.38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6.62" calcext:value-type="float">
            <text:p>1816.62</text:p>
          </table:table-cell>
          <table:table-cell office:value-type="float" office:value="567.174" calcext:value-type="float">
            <text:p>567.17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6.37" calcext:value-type="float">
            <text:p>1816.37</text:p>
          </table:table-cell>
          <table:table-cell office:value-type="float" office:value="721.767" calcext:value-type="float">
            <text:p>721.76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4.13" calcext:value-type="float">
            <text:p>1814.13</text:p>
          </table:table-cell>
          <table:table-cell office:value-type="float" office:value="1712.25" calcext:value-type="float">
            <text:p>1712.2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0.09" calcext:value-type="float">
            <text:p>1800.09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8.19" calcext:value-type="float">
            <text:p>1818.19</text:p>
          </table:table-cell>
          <table:table-cell office:value-type="float" office:value="1055.9" calcext:value-type="float">
            <text:p>1055.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791.93" calcext:value-type="float">
            <text:p>1791.93</text:p>
          </table:table-cell>
          <table:table-cell office:value-type="float" office:value="895.608" calcext:value-type="float">
            <text:p>895.6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8.91" calcext:value-type="float">
            <text:p>1818.91</text:p>
          </table:table-cell>
          <table:table-cell office:value-type="float" office:value="1520.74" calcext:value-type="float">
            <text:p>1520.7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8.22" calcext:value-type="float">
            <text:p>1808.22</text:p>
          </table:table-cell>
          <table:table-cell office:value-type="float" office:value="623.754" calcext:value-type="float">
            <text:p>623.75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3.51" calcext:value-type="float">
            <text:p>1813.51</text:p>
          </table:table-cell>
          <table:table-cell office:value-type="float" office:value="1760.32" calcext:value-type="float">
            <text:p>1760.3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1.6" calcext:value-type="float">
            <text:p>1801.6</text:p>
          </table:table-cell>
          <table:table-cell office:value-type="float" office:value="1123.38" calcext:value-type="float">
            <text:p>1123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9.35" calcext:value-type="float">
            <text:p>1819.35</text:p>
          </table:table-cell>
          <table:table-cell office:value-type="float" office:value="597.186" calcext:value-type="float">
            <text:p>597.1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2.11" calcext:value-type="float">
            <text:p>1812.11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0.06" calcext:value-type="float">
            <text:p>1800.06</text:p>
          </table:table-cell>
          <table:table-cell office:value-type="float" office:value="600.076" calcext:value-type="float">
            <text:p>600.0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5.8" calcext:value-type="float">
            <text:p>1805.8</text:p>
          </table:table-cell>
          <table:table-cell office:value-type="float" office:value="567.191" calcext:value-type="float">
            <text:p>567.19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1.89" calcext:value-type="float">
            <text:p>1821.89</text:p>
          </table:table-cell>
          <table:table-cell office:value-type="float" office:value="2048.1" calcext:value-type="float">
            <text:p>2048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1.45" calcext:value-type="float">
            <text:p>1801.45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9.15" calcext:value-type="float">
            <text:p>1819.15</text:p>
          </table:table-cell>
          <table:table-cell office:value-type="float" office:value="891.271" calcext:value-type="float">
            <text:p>891.27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32.63" calcext:value-type="float">
            <text:p>1832.63</text:p>
          </table:table-cell>
          <table:table-cell office:value-type="float" office:value="1539.35" calcext:value-type="float">
            <text:p>1539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1.53" calcext:value-type="float">
            <text:p>1811.53</text:p>
          </table:table-cell>
          <table:table-cell office:value-type="float" office:value="1292.08" calcext:value-type="float">
            <text:p>1292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7.73" calcext:value-type="float">
            <text:p>1807.73</text:p>
          </table:table-cell>
          <table:table-cell office:value-type="float" office:value="704.677" calcext:value-type="float">
            <text:p>704.67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797.01" calcext:value-type="float">
            <text:p>1797.01</text:p>
          </table:table-cell>
          <table:table-cell office:value-type="float" office:value="792.715" calcext:value-type="float">
            <text:p>792.71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3.88" calcext:value-type="float">
            <text:p>1803.88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5.06" calcext:value-type="float">
            <text:p>1825.06</text:p>
          </table:table-cell>
          <table:table-cell office:value-type="float" office:value="2017.96" calcext:value-type="float">
            <text:p>2017.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7.63" calcext:value-type="float">
            <text:p>1817.63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4.06" calcext:value-type="float">
            <text:p>1804.06</text:p>
          </table:table-cell>
          <table:table-cell office:value-type="float" office:value="1251.27" calcext:value-type="float">
            <text:p>1251.2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4.51" calcext:value-type="float">
            <text:p>1804.51</text:p>
          </table:table-cell>
          <table:table-cell office:value-type="float" office:value="572.237" calcext:value-type="float">
            <text:p>572.23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1.29" calcext:value-type="float">
            <text:p>1821.29</text:p>
          </table:table-cell>
          <table:table-cell office:value-type="float" office:value="567.691" calcext:value-type="float">
            <text:p>567.69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794.83" calcext:value-type="float">
            <text:p>1794.83</text:p>
          </table:table-cell>
          <table:table-cell office:value-type="float" office:value="820.384" calcext:value-type="float">
            <text:p>820.38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9.19" calcext:value-type="float">
            <text:p>1809.19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6.91" calcext:value-type="float">
            <text:p>1816.91</text:p>
          </table:table-cell>
          <table:table-cell office:value-type="float" office:value="1845.08" calcext:value-type="float">
            <text:p>1845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6.01" calcext:value-type="float">
            <text:p>1826.01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4.32" calcext:value-type="float">
            <text:p>1824.32</text:p>
          </table:table-cell>
          <table:table-cell office:value-type="float" office:value="569.835" calcext:value-type="float">
            <text:p>569.8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3.49" calcext:value-type="float">
            <text:p>1803.49</text:p>
          </table:table-cell>
          <table:table-cell office:value-type="float" office:value="645.662" calcext:value-type="float">
            <text:p>645.66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9.28" calcext:value-type="float">
            <text:p>1809.28</text:p>
          </table:table-cell>
          <table:table-cell office:value-type="float" office:value="2375.45" calcext:value-type="float">
            <text:p>2375.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2.48" calcext:value-type="float">
            <text:p>1822.48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30.46" calcext:value-type="float">
            <text:p>1830.46</text:p>
          </table:table-cell>
          <table:table-cell office:value-type="float" office:value="637.249" calcext:value-type="float">
            <text:p>637.24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9.72" calcext:value-type="float">
            <text:p>1809.72</text:p>
          </table:table-cell>
          <table:table-cell office:value-type="float" office:value="568.994" calcext:value-type="float">
            <text:p>568.9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9.38" calcext:value-type="float">
            <text:p>1819.38</text:p>
          </table:table-cell>
          <table:table-cell office:value-type="float" office:value="567.696" calcext:value-type="float">
            <text:p>567.6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0.58" calcext:value-type="float">
            <text:p>1820.58</text:p>
          </table:table-cell>
          <table:table-cell office:value-type="float" office:value="1578.12" calcext:value-type="float">
            <text:p>1578.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4.54" calcext:value-type="float">
            <text:p>1814.54</text:p>
          </table:table-cell>
          <table:table-cell office:value-type="float" office:value="656.607" calcext:value-type="float">
            <text:p>656.6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0.14" calcext:value-type="float">
            <text:p>1820.14</text:p>
          </table:table-cell>
          <table:table-cell office:value-type="float" office:value="2180.79" calcext:value-type="float">
            <text:p>2180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9.29" calcext:value-type="float">
            <text:p>1809.29</text:p>
          </table:table-cell>
          <table:table-cell office:value-type="float" office:value="573.52" calcext:value-type="float">
            <text:p>573.5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0.25" calcext:value-type="float">
            <text:p>1820.25</text:p>
          </table:table-cell>
          <table:table-cell office:value-type="float" office:value="642.573" calcext:value-type="float">
            <text:p>642.57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1.98" calcext:value-type="float">
            <text:p>1821.98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2.86" calcext:value-type="float">
            <text:p>1812.86</text:p>
          </table:table-cell>
          <table:table-cell office:value-type="float" office:value="568.417" calcext:value-type="float">
            <text:p>568.41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1.33" calcext:value-type="float">
            <text:p>1801.33</text:p>
          </table:table-cell>
          <table:table-cell office:value-type="float" office:value="620.458" calcext:value-type="float">
            <text:p>620.4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4.92" calcext:value-type="float">
            <text:p>1814.92</text:p>
          </table:table-cell>
          <table:table-cell office:value-type="float" office:value="569.679" calcext:value-type="float">
            <text:p>569.6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8.04" calcext:value-type="float">
            <text:p>1808.04</text:p>
          </table:table-cell>
          <table:table-cell office:value-type="float" office:value="586.762" calcext:value-type="float">
            <text:p>586.76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7.52" calcext:value-type="float">
            <text:p>1827.52</text:p>
          </table:table-cell>
          <table:table-cell office:value-type="float" office:value="567.406" calcext:value-type="float">
            <text:p>567.4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784.51" calcext:value-type="float">
            <text:p>1784.51</text:p>
          </table:table-cell>
          <table:table-cell office:value-type="float" office:value="684.008" calcext:value-type="float">
            <text:p>684.0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2.31" calcext:value-type="float">
            <text:p>1822.31</text:p>
          </table:table-cell>
          <table:table-cell office:value-type="float" office:value="801.394" calcext:value-type="float">
            <text:p>801.3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794.64" calcext:value-type="float">
            <text:p>1794.64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3.02" calcext:value-type="float">
            <text:p>1823.02</text:p>
          </table:table-cell>
          <table:table-cell office:value-type="float" office:value="1956.35" calcext:value-type="float">
            <text:p>1956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2.09" calcext:value-type="float">
            <text:p>1822.09</text:p>
          </table:table-cell>
          <table:table-cell office:value-type="float" office:value="588.494" calcext:value-type="float">
            <text:p>588.4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2.74" calcext:value-type="float">
            <text:p>1812.74</text:p>
          </table:table-cell>
          <table:table-cell office:value-type="float" office:value="567.465" calcext:value-type="float">
            <text:p>567.46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3.54" calcext:value-type="float">
            <text:p>1813.54</text:p>
          </table:table-cell>
          <table:table-cell office:value-type="float" office:value="569.799" calcext:value-type="float">
            <text:p>569.79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5.96" calcext:value-type="float">
            <text:p>1805.96</text:p>
          </table:table-cell>
          <table:table-cell office:value-type="float" office:value="1215.52" calcext:value-type="float">
            <text:p>1215.5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09.65" calcext:value-type="float">
            <text:p>1809.65</text:p>
          </table:table-cell>
          <table:table-cell office:value-type="float" office:value="1257.25" calcext:value-type="float">
            <text:p>1257.2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25.68" calcext:value-type="float">
            <text:p>1825.68</text:p>
          </table:table-cell>
          <table:table-cell office:value-type="float" office:value="567.085" calcext:value-type="float">
            <text:p>567.0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34.9" calcext:value-type="float">
            <text:p>1834.9</text:p>
          </table:table-cell>
          <table:table-cell office:value-type="float" office:value="567.196" calcext:value-type="float">
            <text:p>567.1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4.24" calcext:value-type="float">
            <text:p>1814.24</text:p>
          </table:table-cell>
          <table:table-cell office:value-type="float" office:value="847.518" calcext:value-type="float">
            <text:p>847.5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0.37" calcext:value-type="float">
            <text:p>1810.37</text:p>
          </table:table-cell>
          <table:table-cell office:value-type="float" office:value="568.164" calcext:value-type="float">
            <text:p>568.16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39.05" calcext:value-type="float">
            <text:p>1839.05</text:p>
          </table:table-cell>
          <table:table-cell office:value-type="float" office:value="992.486" calcext:value-type="float">
            <text:p>992.4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-star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813.08" calcext:value-type="float">
            <text:p>1813.08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table:number-columns-repeated="6"/>
          <table:table-cell table:formula="of:=AVERAGE([.G1531:.G2038])" office:value-type="float" office:value="1816.37644" calcext:value-type="float">
            <text:p>1816.37644</text:p>
          </table:table-cell>
          <table:table-cell table:formula="of:=AVERAGE([.H1531:.H2038])" office:value-type="float" office:value="2453.214622" calcext:value-type="float">
            <text:p>2453.214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0:53:16.084220097</dc:date>
    <meta:editing-duration>PT4M15S</meta:editing-duration>
    <meta:editing-cycles>1</meta:editing-cycles>
    <meta:document-statistic meta:table-count="1" meta:cell-count="16008" meta:object-count="0"/>
    <meta:generator>LibreOffice/6.0.7.3$Linux_X86_64 LibreOffice_project/00m0$Build-3</meta:generator>
  </office:meta>
</office:document-meta>
</file>